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04" style:family="table-column">
      <style:table-column-properties fo:break-before="auto" style:column-width="0.6965in"/>
    </style:style>
    <style:style style:name="co105" style:family="table-column">
      <style:table-column-properties fo:break-before="auto" style:column-width="0.9902in"/>
    </style:style>
    <style:style style:name="co106" style:family="table-column">
      <style:table-column-properties fo:break-before="auto" style:column-width="1.9591in"/>
    </style:style>
    <style:style style:name="co107" style:family="table-column">
      <style:table-column-properties fo:break-before="auto" style:column-width="0.8161in"/>
    </style:style>
    <style:style style:name="co108" style:family="table-column">
      <style:table-column-properties fo:break-before="auto" style:column-width="6.9866in"/>
    </style:style>
    <style:style style:name="co109" style:family="table-column">
      <style:table-column-properties fo:break-before="auto" style:column-width="2.4374in"/>
    </style:style>
    <style:style style:name="co110" style:family="table-column">
      <style:table-column-properties fo:break-before="auto" style:column-width="0.7835in"/>
    </style:style>
    <style:style style:name="co111" style:family="table-column">
      <style:table-column-properties fo:break-before="auto" style:column-width="1.1638in"/>
    </style:style>
    <style:style style:name="co112" style:family="table-column">
      <style:table-column-properties fo:break-before="auto" style:column-width="1.7083in"/>
    </style:style>
    <style:style style:name="co113" style:family="table-column">
      <style:table-column-properties fo:break-before="auto" style:column-width="0.889in"/>
    </style:style>
    <style:style style:name="co114" style:family="table-column">
      <style:table-column-properties fo:break-before="auto" style:column-width="8.2165in"/>
    </style:style>
    <style:style style:name="co115" style:family="table-column">
      <style:table-column-properties fo:break-before="auto" style:column-width="2.0783in"/>
    </style:style>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8925in"/>
    </style:style>
    <style:style style:name="co20" style:family="table-column">
      <style:table-column-properties fo:break-before="auto" style:column-width="0.702in"/>
    </style:style>
    <style:style style:name="co21" style:family="table-column">
      <style:table-column-properties fo:break-before="auto" style:column-width="0.678in"/>
    </style:style>
    <style:style style:name="co22" style:family="table-column">
      <style:table-column-properties fo:break-before="auto" style:column-width="2.1071in"/>
    </style:style>
    <style:style style:name="co23" style:family="table-column">
      <style:table-column-properties fo:break-before="auto" style:column-width="1.6346in"/>
    </style:style>
    <style:style style:name="co24" style:family="table-column">
      <style:table-column-properties fo:break-before="auto" style:column-width="5.4126in"/>
    </style:style>
    <style:style style:name="co116" style:family="table-column">
      <style:table-column-properties fo:break-before="auto" style:column-width="2.3811in"/>
    </style:style>
    <style:style style:name="co118" style:family="table-column">
      <style:table-column-properties fo:break-before="auto" style:column-width="0.6173in"/>
    </style:style>
    <style:style style:name="co119" style:family="table-column">
      <style:table-column-properties fo:break-before="auto" style:column-width="0.811in"/>
    </style:style>
    <style:style style:name="co28" style:family="table-column">
      <style:table-column-properties fo:break-before="auto" style:column-width="1.6583in"/>
    </style:style>
    <style:style style:name="co120" style:family="table-column">
      <style:table-column-properties fo:break-before="auto" style:column-width="1.4043in"/>
    </style:style>
    <style:style style:name="co121" style:family="table-column">
      <style:table-column-properties fo:break-before="auto" style:column-width="5.348in"/>
    </style:style>
    <style:style style:name="co122" style:family="table-column">
      <style:table-column-properties fo:break-before="auto" style:column-width="2.0728in"/>
    </style:style>
    <style:style style:name="co39" style:family="table-column">
      <style:table-column-properties fo:break-before="auto" style:column-width="0.7646in"/>
    </style:style>
    <style:style style:name="co40" style:family="table-column">
      <style:table-column-properties fo:break-before="auto" style:column-width="1.3in"/>
    </style:style>
    <style:style style:name="co41" style:family="table-column">
      <style:table-column-properties fo:break-before="auto" style:column-width="2.0209in"/>
    </style:style>
    <style:style style:name="co42" style:family="table-column">
      <style:table-column-properties fo:break-before="auto" style:column-width="1.1252in"/>
    </style:style>
    <style:style style:name="co43" style:family="table-column">
      <style:table-column-properties fo:break-before="auto" style:column-width="1.289in"/>
    </style:style>
    <style:style style:name="co44" style:family="table-column">
      <style:table-column-properties fo:break-before="auto" style:column-width="1.0484in"/>
    </style:style>
    <style:style style:name="co45" style:family="table-column">
      <style:table-column-properties fo:break-before="auto" style:column-width="1.8898in"/>
    </style:style>
    <style:style style:name="co46" style:family="table-column">
      <style:table-column-properties fo:break-before="auto" style:column-width="1.5402in"/>
    </style:style>
    <style:style style:name="co47" style:family="table-column">
      <style:table-column-properties fo:break-before="auto" style:column-width="1.4307in"/>
    </style:style>
    <style:style style:name="co48" style:family="table-column">
      <style:table-column-properties fo:break-before="auto" style:column-width="0.9937in"/>
    </style:style>
    <style:style style:name="co49" style:family="table-column">
      <style:table-column-properties fo:break-before="auto" style:column-width="1.4201in"/>
    </style:style>
    <style:style style:name="co50" style:family="table-column">
      <style:table-column-properties fo:break-before="auto" style:column-width="1.5291in"/>
    </style:style>
    <style:style style:name="co51" style:family="table-column">
      <style:table-column-properties fo:break-before="auto" style:column-width="1.3866in"/>
    </style:style>
    <style:style style:name="co52" style:family="table-column">
      <style:table-column-properties fo:break-before="auto" style:column-width="1.6055in"/>
    </style:style>
    <style:style style:name="co53" style:family="table-column">
      <style:table-column-properties fo:break-before="auto" style:column-width="0.6535in"/>
    </style:style>
    <style:style style:name="co54" style:family="table-column">
      <style:table-column-properties fo:break-before="auto" style:column-width="1.6102in"/>
    </style:style>
    <style:style style:name="co55" style:family="table-column">
      <style:table-column-properties fo:break-before="auto" style:column-width="1.2118in"/>
    </style:style>
    <style:style style:name="co56" style:family="table-column">
      <style:table-column-properties fo:break-before="auto" style:column-width="6.0925in"/>
    </style:style>
    <style:style style:name="co57" style:family="table-column">
      <style:table-column-properties fo:break-before="auto" style:column-width="1.5736in"/>
    </style:style>
    <style:style style:name="co58" style:family="table-column">
      <style:table-column-properties fo:break-before="auto" style:column-width="0.5736in"/>
    </style:style>
    <style:style style:name="co59" style:family="table-column">
      <style:table-column-properties fo:break-before="auto" style:column-width="0.5634in"/>
    </style:style>
    <style:style style:name="co60" style:family="table-column">
      <style:table-column-properties fo:break-before="auto" style:column-width="7.8256in"/>
    </style:style>
    <style:style style:name="co61" style:family="table-column">
      <style:table-column-properties fo:break-before="auto" style:column-width="0.6909in"/>
    </style:style>
    <style:style style:name="co62" style:family="table-column">
      <style:table-column-properties fo:break-before="auto" style:column-width="1.0098in"/>
    </style:style>
    <style:style style:name="co63" style:family="table-column">
      <style:table-column-properties fo:break-before="auto" style:column-width="1.648in"/>
    </style:style>
    <style:style style:name="co64" style:family="table-column">
      <style:table-column-properties fo:break-before="auto" style:column-width="6.5602in"/>
    </style:style>
    <style:style style:name="co65" style:family="table-column">
      <style:table-column-properties fo:break-before="auto" style:column-width="1.6689in"/>
    </style:style>
    <style:style style:name="co66" style:family="table-column">
      <style:table-column-properties fo:break-before="auto" style:column-width="0.6898in"/>
    </style:style>
    <style:style style:name="co67" style:family="table-column">
      <style:table-column-properties fo:break-before="auto" style:column-width="1.7673in"/>
    </style:style>
    <style:style style:name="co68" style:family="table-column">
      <style:table-column-properties fo:break-before="auto" style:column-width="4.8311in"/>
    </style:style>
    <style:style style:name="co69" style:family="table-column">
      <style:table-column-properties fo:break-before="auto" style:column-width="1.598in"/>
    </style:style>
    <style:style style:name="co70" style:family="table-column">
      <style:table-column-properties fo:break-before="auto" style:column-width="0.6417in"/>
    </style:style>
    <style:style style:name="co71" style:family="table-column">
      <style:table-column-properties fo:break-before="auto" style:column-width="1.7311in"/>
    </style:style>
    <style:style style:name="co72" style:family="table-column">
      <style:table-column-properties fo:break-before="auto" style:column-width="4.2016in"/>
    </style:style>
    <style:style style:name="co73" style:family="table-column">
      <style:table-column-properties fo:break-before="auto" style:column-width="1.7437in"/>
    </style:style>
    <style:style style:name="co74" style:family="table-column">
      <style:table-column-properties fo:break-before="auto" style:column-width="1.9252in"/>
    </style:style>
    <style:style style:name="co75" style:family="table-column">
      <style:table-column-properties fo:break-before="auto" style:column-width="2.0701in"/>
    </style:style>
    <style:style style:name="co76" style:family="table-column">
      <style:table-column-properties fo:break-before="auto" style:column-width="4.2866in"/>
    </style:style>
    <style:style style:name="co77" style:family="table-column">
      <style:table-column-properties fo:break-before="auto" style:column-width="2.022in"/>
    </style:style>
    <style:style style:name="co78" style:family="table-column">
      <style:table-column-properties fo:break-before="auto" style:column-width="5.328in"/>
    </style:style>
    <style:style style:name="co79" style:family="table-column">
      <style:table-column-properties fo:break-before="auto" style:column-width="1.5374in"/>
    </style:style>
    <style:style style:name="co80" style:family="table-column">
      <style:table-column-properties fo:break-before="auto" style:column-width="0.7228in"/>
    </style:style>
    <style:style style:name="co123" style:family="table-column">
      <style:table-column-properties fo:break-before="auto" style:column-width="1.4035in"/>
    </style:style>
    <style:style style:name="co124" style:family="table-column">
      <style:table-column-properties fo:break-before="auto" style:column-width="5.1252in"/>
    </style:style>
    <style:style style:name="co125" style:family="table-column">
      <style:table-column-properties fo:break-before="auto" style:column-width="2.7752in"/>
    </style:style>
    <style:style style:name="co84" style:family="table-column">
      <style:table-column-properties fo:break-before="auto" style:column-width="0.6374in"/>
    </style:style>
    <style:style style:name="co85" style:family="table-column">
      <style:table-column-properties fo:break-before="auto" style:column-width="0.6799in"/>
    </style:style>
    <style:style style:name="co86" style:family="table-column">
      <style:table-column-properties fo:break-before="auto" style:column-width="1.478in"/>
    </style:style>
    <style:style style:name="co87" style:family="table-column">
      <style:table-column-properties fo:break-before="auto" style:column-width="1.1055in"/>
    </style:style>
    <style:style style:name="co88" style:family="table-column">
      <style:table-column-properties fo:break-before="auto" style:column-width="6.4854in"/>
    </style:style>
    <style:style style:name="co89" style:family="table-column">
      <style:table-column-properties fo:break-before="auto" style:column-width="2.222in"/>
    </style:style>
    <style:style style:name="co90" style:family="table-column">
      <style:table-column-properties fo:break-before="auto" style:column-width="1.3398in"/>
    </style:style>
    <style:style style:name="co91" style:family="table-column">
      <style:table-column-properties fo:break-before="auto" style:column-width="4.2102in"/>
    </style:style>
    <style:style style:name="co92" style:family="table-column">
      <style:table-column-properties fo:break-before="auto" style:column-width="1.9984in"/>
    </style:style>
    <style:style style:name="co93" style:family="table-column">
      <style:table-column-properties fo:break-before="auto" style:column-width="3.0409in"/>
    </style:style>
    <style:style style:name="co117" style:family="table-column">
      <style:table-column-properties fo:break-before="auto" style:column-width="0.6693in"/>
    </style:style>
    <style:style style:name="co126" style:family="table-column">
      <style:table-column-properties fo:break-before="auto" style:column-width="1.4665in"/>
    </style:style>
    <style:style style:name="co127" style:family="table-column">
      <style:table-column-properties fo:break-before="auto" style:column-width="3.998in"/>
    </style:style>
    <style:style style:name="co128" style:family="table-column">
      <style:table-column-properties fo:break-before="auto" style:column-width="1.9772in"/>
    </style:style>
    <style:style style:name="co98" style:family="table-column">
      <style:table-column-properties fo:break-before="auto" style:column-width="0.7311in"/>
    </style:style>
    <style:style style:name="co99" style:family="table-column">
      <style:table-column-properties fo:break-before="auto" style:column-width="1.2453in"/>
    </style:style>
    <style:style style:name="co100" style:family="table-column">
      <style:table-column-properties fo:break-before="auto" style:column-width="0.7535in"/>
    </style:style>
    <style:style style:name="co101" style:family="table-column">
      <style:table-column-properties fo:break-before="auto" style:column-width="2.6in"/>
    </style:style>
    <style:style style:name="co102" style:family="table-column">
      <style:table-column-properties fo:break-before="auto" style:column-width="5.1339in"/>
    </style:style>
    <style:style style:name="co103" style:family="table-column">
      <style:table-column-properties fo:break-before="auto" style:column-width="1.5181in"/>
    </style:style>
    <style:style style:name="co129" style:family="table-column">
      <style:table-column-properties fo:break-before="auto" style:column-width="0.7016in"/>
    </style:style>
    <style:style style:name="co130" style:family="table-column">
      <style:table-column-properties fo:break-before="auto" style:column-width="0.5417in"/>
    </style:style>
    <style:style style:name="co131" style:family="table-column">
      <style:table-column-properties fo:break-before="auto" style:column-width="1.148in"/>
    </style:style>
    <style:style style:name="co132" style:family="table-column">
      <style:table-column-properties fo:break-before="auto" style:column-width="1.9154in"/>
    </style:style>
    <style:style style:name="co133" style:family="table-column">
      <style:table-column-properties fo:break-before="auto" style:column-width="0.9035in"/>
    </style:style>
    <style:style style:name="co134" style:family="table-column">
      <style:table-column-properties fo:break-before="auto" style:column-width="3.3063in"/>
    </style:style>
    <style:style style:name="co135" style:family="table-column">
      <style:table-column-properties fo:break-before="auto" style:column-width="1.4409in"/>
    </style:style>
    <style:style style:name="ro55"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798in" fo:break-before="auto" style:use-optimal-row-height="true"/>
    </style:style>
    <style:style style:name="ro2" style:family="table-row">
      <style:table-row-properties style:row-height="0.1756in" fo:break-before="auto" style:use-optimal-row-height="true"/>
    </style:style>
    <style:style style:name="ro7" style:family="table-row">
      <style:table-row-properties style:row-height="0.6425in" fo:break-before="auto" style:use-optimal-row-height="true"/>
    </style:style>
    <style:style style:name="ro56" style:family="table-row">
      <style:table-row-properties style:row-height="1.5752in" fo:break-before="auto" style:use-optimal-row-height="true"/>
    </style:style>
    <style:style style:name="ro47" style:family="table-row">
      <style:table-row-properties style:row-height="0.9736in" fo:break-before="auto" style:use-optimal-row-height="true"/>
    </style:style>
    <style:style style:name="ro9" style:family="table-row">
      <style:table-row-properties style:row-height="0.9535in" fo:break-before="auto" style:use-optimal-row-height="true"/>
    </style:style>
    <style:style style:name="ro16" style:family="table-row">
      <style:table-row-properties style:row-height="2.3528in" fo:break-before="auto" style:use-optimal-row-height="true"/>
    </style:style>
    <style:style style:name="ro59" style:family="table-row">
      <style:table-row-properties style:row-height="1.8862in" fo:break-before="auto" style:use-optimal-row-height="true"/>
    </style:style>
    <style:style style:name="ro60" style:family="table-row">
      <style:table-row-properties style:row-height="0.4866in" fo:break-before="auto" style:use-optimal-row-height="true"/>
    </style:style>
    <style:style style:name="ro61" style:family="table-row">
      <style:table-row-properties style:row-height="1.4193in" fo:break-before="auto" style:use-optimal-row-height="true"/>
    </style:style>
    <style:style style:name="ro90" style:family="table-row">
      <style:table-row-properties style:row-height="2.2799in" fo:break-before="auto" style:use-optimal-row-height="true"/>
    </style:style>
    <style:style style:name="ro91" style:family="table-row">
      <style:table-row-properties style:row-height="2.2382in" fo:break-before="auto" style:use-optimal-row-height="true"/>
    </style:style>
    <style:style style:name="ro12" style:family="table-row">
      <style:table-row-properties style:row-height="0.1701in" fo:break-before="auto" style:use-optimal-row-height="false"/>
    </style:style>
    <style:style style:name="ro4" style:family="table-row">
      <style:table-row-properties style:row-height="0.3311in" fo:break-before="auto" style:use-optimal-row-height="true"/>
    </style:style>
    <style:style style:name="ro13" style:family="table-row">
      <style:table-row-properties style:row-height="4.3736in" fo:break-before="auto" style:use-optimal-row-height="true"/>
    </style:style>
    <style:style style:name="ro14" style:family="table-row">
      <style:table-row-properties style:row-height="1.7307in" fo:break-before="auto" style:use-optimal-row-height="true"/>
    </style:style>
    <style:style style:name="ro67" style:family="table-row">
      <style:table-row-properties style:row-height="0.1791in" fo:break-before="auto" style:use-optimal-row-height="true"/>
    </style:style>
    <style:style style:name="ro57" style:family="table-row">
      <style:table-row-properties style:row-height="0.9535in" fo:break-before="auto" style:use-optimal-row-height="true"/>
    </style:style>
    <style:style style:name="ro68" style:family="table-row">
      <style:table-row-properties style:row-height="1.2638in" fo:break-before="auto" style:use-optimal-row-height="true"/>
    </style:style>
    <style:style style:name="ro69" style:family="table-row">
      <style:table-row-properties style:row-height="5.4618in" fo:break-before="auto" style:use-optimal-row-height="true"/>
    </style:style>
    <style:style style:name="ro70" style:family="table-row">
      <style:table-row-properties style:row-height="4.9957in" fo:break-before="auto" style:use-optimal-row-height="true"/>
    </style:style>
    <style:style style:name="ro71" style:family="table-row">
      <style:table-row-properties style:row-height="2.6634in" fo:break-before="auto" style:use-optimal-row-height="true"/>
    </style:style>
    <style:style style:name="ro72" style:family="table-row">
      <style:table-row-properties style:row-height="4.2181in" fo:break-before="auto" style:use-optimal-row-height="true"/>
    </style:style>
    <style:style style:name="ro73" style:family="table-row">
      <style:table-row-properties style:row-height="2.2693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3.7516in" fo:break-before="auto" style:use-optimal-row-height="true"/>
    </style:style>
    <style:style style:name="ro15" style:family="table-row">
      <style:table-row-properties style:row-height="0.1866in" fo:break-before="auto" style:use-optimal-row-height="true"/>
    </style:style>
    <style:style style:name="ro19" style:family="table-row">
      <style:table-row-properties style:row-height="1.3972in" fo:break-before="auto" style:use-optimal-row-height="true"/>
    </style:style>
    <style:style style:name="ro65" style:family="table-row">
      <style:table-row-properties style:row-height="0.6528in" fo:break-before="auto" style:use-optimal-row-height="true"/>
    </style:style>
    <style:style style:name="ro21" style:family="table-row">
      <style:table-row-properties style:row-height="1.0945in" fo:break-before="auto" style:use-optimal-row-height="true"/>
    </style:style>
    <style:style style:name="ro66" style:family="table-row">
      <style:table-row-properties style:row-height="2.5181in" fo:break-before="auto" style:use-optimal-row-height="true"/>
    </style:style>
    <style:style style:name="ro24" style:family="table-row">
      <style:table-row-properties style:row-height="2.0028in" fo:break-before="auto" style:use-optimal-row-height="true"/>
    </style:style>
    <style:style style:name="ro76" style:family="table-row">
      <style:table-row-properties style:row-height="2.2181in" fo:break-before="auto" style:use-optimal-row-height="true"/>
    </style:style>
    <style:style style:name="ro77" style:family="table-row">
      <style:table-row-properties style:row-height="1.0465in" fo:break-before="auto" style:use-optimal-row-height="true"/>
    </style:style>
    <style:style style:name="ro10" style:family="table-row">
      <style:table-row-properties style:row-height="2.5075in" fo:break-before="auto" style:use-optimal-row-height="true"/>
    </style:style>
    <style:style style:name="ro78" style:family="table-row">
      <style:table-row-properties style:row-height="2.1972in" fo:break-before="auto" style:use-optimal-row-height="true"/>
    </style:style>
    <style:style style:name="ro79" style:family="table-row">
      <style:table-row-properties style:row-height="1.5854in" fo:break-before="auto" style:use-optimal-row-height="true"/>
    </style:style>
    <style:style style:name="ro80" style:family="table-row">
      <style:table-row-properties style:row-height="0.9945in" fo:break-before="auto" style:use-optimal-row-height="true"/>
    </style:style>
    <style:style style:name="ro23" style:family="table-row">
      <style:table-row-properties style:row-height="1.7in" fo:break-before="auto" style:use-optimal-row-height="true"/>
    </style:style>
    <style:style style:name="ro81" style:family="table-row">
      <style:table-row-properties style:row-height="0.7252in" fo:break-before="auto" style:use-optimal-row-height="true"/>
    </style:style>
    <style:style style:name="ro34" style:family="table-row">
      <style:table-row-properties style:row-height="2.8189in" fo:break-before="auto" style:use-optimal-row-height="true"/>
    </style:style>
    <style:style style:name="ro82" style:family="table-row">
      <style:table-row-properties style:row-height="2.6736in" fo:break-before="auto" style:use-optimal-row-height="true"/>
    </style:style>
    <style:style style:name="ro83" style:family="table-row">
      <style:table-row-properties style:row-height="1.5134in" fo:break-before="auto" style:use-optimal-row-height="true"/>
    </style:style>
    <style:style style:name="ro84" style:family="table-row">
      <style:table-row-properties style:row-height="3.1299in" fo:break-before="auto" style:use-optimal-row-height="true"/>
    </style:style>
    <style:style style:name="ro38" style:family="table-row">
      <style:table-row-properties style:row-height="2.9744in" fo:break-before="auto" style:use-optimal-row-height="true"/>
    </style:style>
    <style:style style:name="ro11" style:family="table-row">
      <style:table-row-properties style:row-height="0.1866in" fo:break-before="auto" style:use-optimal-row-height="true"/>
    </style:style>
    <style:style style:name="ro8" style:family="table-row">
      <style:table-row-properties style:row-height="1.3972in" fo:break-before="auto" style:use-optimal-row-height="true"/>
    </style:style>
    <style:style style:name="ro41" style:family="table-row">
      <style:table-row-properties style:row-height="4.5291in" fo:break-before="auto" style:use-optimal-row-height="true"/>
    </style:style>
    <style:style style:name="ro42" style:family="table-row">
      <style:table-row-properties style:row-height="7.8665in" fo:break-before="auto" style:use-optimal-row-height="true"/>
    </style:style>
    <style:style style:name="ro43" style:family="table-row">
      <style:table-row-properties style:row-height="6.0839in" fo:break-before="auto" style:use-optimal-row-height="true"/>
    </style:style>
    <style:style style:name="ro44" style:family="table-row">
      <style:table-row-properties style:row-height="3.4409in" fo:break-before="auto" style:use-optimal-row-height="true"/>
    </style:style>
    <style:style style:name="ro45" style:family="table-row">
      <style:table-row-properties style:row-height="0.5075in" fo:break-before="auto" style:use-optimal-row-height="true"/>
    </style:style>
    <style:style style:name="ro46" style:family="table-row">
      <style:table-row-properties style:row-height="1.1291in" fo:break-before="auto" style:use-optimal-row-height="true"/>
    </style:style>
    <style:style style:name="ro48" style:family="table-row">
      <style:table-row-properties style:row-height="3.5965in" fo:break-before="auto" style:use-optimal-row-height="true"/>
    </style:style>
    <style:style style:name="ro1" style:family="table-row">
      <style:table-row-properties style:row-height="0.1681in" fo:break-before="auto" style:use-optimal-row-height="true"/>
    </style:style>
    <style:style style:name="ro39" style:family="table-row">
      <style:table-row-properties style:row-height="3.2854in" fo:break-before="auto" style:use-optimal-row-height="true"/>
    </style:style>
    <style:style style:name="ro85" style:family="table-row">
      <style:table-row-properties style:row-height="2.7673in" fo:break-before="auto" style:use-optimal-row-height="true"/>
    </style:style>
    <style:style style:name="ro94" style:family="table-row">
      <style:table-row-properties style:row-height="0.2165in" fo:break-before="auto" style:use-optimal-row-height="false"/>
    </style:style>
    <style:style style:name="ro95" style:family="table-row">
      <style:table-row-properties style:row-height="2.134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16" style:family="table-cell" style:parent-style-name="Default" style:data-style-name="N100">
      <style:table-cell-properties style:text-align-source="value-type" style:repeat-content="false" fo:wrap-option="wrap" fo:border="none" fo:padding-bottom="0.0193in" fo:padding-left="0.0138in" fo:padding-right="0.0138in" fo:padding-top="0.0193in"/>
      <style:text-properties style:text-position="" fo:font-weight="normal" style:font-weight-asian="normal" style:font-weight-complex="normal"/>
    </style:style>
    <style:style style:name="ce217" style:family="table-cell" style:parent-style-name="Default" style:data-style-name="N100">
      <style:table-cell-properties fo:wrap-option="wrap"/>
      <style:text-properties style:text-position=""/>
    </style:style>
    <style:style style:name="ce218" style:family="table-cell" style:parent-style-name="Default" style:data-style-name="N100">
      <style:table-cell-properties fo:wrap-option="wrap"/>
      <style:text-properties style:text-position="" fo:font-size="11pt" fo:language="en" fo:country="US" style:font-size-asian="11pt" style:language-asian="en" style:country-asian="US" style:font-size-complex="11pt" style:language-complex="en" style:country-complex="US"/>
    </style:style>
    <style:style style:name="ce219" style:family="table-cell" style:parent-style-name="Default" style:data-style-name="N100">
      <style:table-cell-properties fo:wrap-option="wrap"/>
      <style:text-properties style:text-position="" fo:font-weight="bold" style:font-weight-asian="bold" style:font-weight-complex="bold"/>
    </style:style>
    <style:style style:name="ce22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28" style:family="table-cell" style:parent-style-name="Default" style:data-style-name="N100">
      <style:table-cell-properties fo:wrap-option="wrap"/>
      <style:text-properties style:text-position=""/>
    </style: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 style:family="table-cell" style:parent-style-name="Default">
      <style:table-cell-properties fo:wrap-option="wrap"/>
      <style:text-properties style:text-position="" style:font-size-complex="5.65000009536743pt"/>
    </style:style>
    <style:style style:name="ce11" style:family="table-cell" style:parent-style-name="Default">
      <style:table-cell-properties fo:wrap-option="wrap"/>
      <style:text-properties style:text-position="" style:font-size-complex="5.69999980926514pt"/>
    </style:style>
    <style:style style:name="ce12"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text-position=""/>
    </style:style>
    <style:style style:name="ce15" style:family="table-cell" style:parent-style-name="Default">
      <style:table-cell-properties style:text-align-source="fix" style:repeat-content="false" fo:wrap-option="wrap"/>
      <style:paragraph-properties fo:text-align="start"/>
      <style:text-properties style:text-position=""/>
    </style:style>
    <style:style style:name="ce16" style:family="table-cell" style:parent-style-name="Default" style:data-style-name="N100">
      <style:table-cell-properties style:text-align-source="fix" style:repeat-content="false" fo:wrap-option="wrap"/>
      <style:paragraph-properties fo:text-align="center"/>
      <style:text-properties style:text-position=""/>
    </style:style>
    <style:style style:name="ce3" style:family="table-cell" style:parent-style-name="Default" style:data-style-name="N100">
      <style:table-cell-properties fo:wrap-option="wrap"/>
      <style:text-properties style:text-position=""/>
    </style:style>
    <style:style style:name="ce5" style:family="table-cell" style:parent-style-name="Default">
      <style:table-cell-properties fo:wrap-option="wrap"/>
      <style:text-properties style:text-position=""/>
    </style:style>
    <style:style style:name="ce6" style:family="table-cell" style:parent-style-name="Default" style:data-style-name="N100">
      <style:table-cell-properties style:text-align-source="fix" style:repeat-content="false" fo:wrap-option="wrap"/>
      <style:paragraph-properties fo:text-align="end"/>
      <style:text-properties style:text-position=""/>
    </style:style>
    <style:style style:name="ce7" style:family="table-cell" style:parent-style-name="Default" style:data-style-name="N100">
      <style:table-cell-properties fo:wrap-option="wrap"/>
      <style:text-properties style:text-position="" style:font-name="Arial" style:font-name-asian="Arial Unicode MS1" style:font-name-complex="Arial Unicode MS1"/>
    </style:style>
    <style:style style:name="ce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style:text-position=""/>
    </style:style>
    <style:style style:name="ce103" style:family="table-cell" style:parent-style-name="Default">
      <style:table-cell-properties fo:wrap-option="no-wrap"/>
      <style:text-properties style:text-position="" style:font-name="Arial" style:font-name-asian="Arial Unicode MS1" style:font-name-complex="Arial Unicode MS1"/>
    </style:style>
    <style:style style:name="ce104"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5" style:family="table-cell" style:parent-style-name="Default" style:data-style-name="N100">
      <style:text-properties style:text-position=""/>
    </style:style>
    <style:style style:name="ce106" style:family="table-cell" style:parent-style-name="Default" style:data-style-name="N100">
      <style:table-cell-properties fo:wrap-option="wrap"/>
      <style:text-properties style:text-position=""/>
    </style:style>
    <style:style style:name="ce107" style:family="table-cell" style:parent-style-name="Default" style:data-style-name="N100">
      <style:table-cell-properties style:text-align-source="fix" style:repeat-content="false"/>
      <style:paragraph-properties fo:text-align="end"/>
      <style:text-properties style:text-position=""/>
    </style:style>
    <style:style style:name="ce108"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9"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11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10pt"/>
    </style:style>
    <style:style style:name="ce113" style:family="table-cell" style:parent-style-name="Default" style:data-style-name="N100">
      <style:table-cell-properties style:text-align-source="fix" style:repeat-content="false" fo:wrap-option="wrap"/>
      <style:paragraph-properties fo:text-align="end"/>
      <style:text-properties style:text-position=""/>
    </style:style>
    <style:style style:name="ce114" style:family="table-cell" style:parent-style-name="Default">
      <style:table-cell-properties fo:wrap-option="wrap"/>
      <style:text-properties style:text-position=""/>
    </style:style>
    <style:style style:name="ce115"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7" style:family="table-cell" style:parent-style-name="Default">
      <style:table-cell-properties style:text-align-source="fix" style:repeat-content="false" fo:wrap-option="wrap"/>
      <style:paragraph-properties fo:text-align="end"/>
      <style:text-properties style:text-position=""/>
    </style:style>
    <style:style style:name="ce118" style:family="table-cell" style:parent-style-name="Default">
      <style:table-cell-properties fo:wrap-option="wrap" fo:padding-bottom="0.0193in" fo:padding-left="0.0138in" fo:padding-right="0.0138in" fo:padding-top="0.0193in"/>
      <style:text-properties style:text-position=""/>
    </style:style>
    <style:style style:name="ce119" style:family="table-cell" style:parent-style-name="Default">
      <style:table-cell-properties fo:wrap-option="wrap"/>
      <style:text-properties style:text-position="" style:font-size-complex="5.65000009536743pt"/>
    </style:style>
    <style:style style:name="ce120" style:family="table-cell" style:parent-style-name="Default" style:data-style-name="N100">
      <style:table-cell-properties fo:wrap-option="wrap"/>
      <style:text-properties style:text-position="" style:font-size-complex="5.69999980926514pt"/>
    </style:style>
    <style:style style:name="ce121" style:family="table-cell" style:parent-style-name="Default" style:data-style-name="N100">
      <style:table-cell-properties fo:wrap-option="wrap"/>
      <style:text-properties style:text-position="" style:font-size-complex="5.65000009536743pt"/>
    </style:style>
    <style:style style:name="ce122" style:family="table-cell" style:parent-style-name="Default">
      <style:table-cell-properties style:text-align-source="fix" style:repeat-content="false" fo:wrap-option="wrap"/>
      <style:paragraph-properties fo:text-align="start" fo:margin-left="0in"/>
      <style:text-properties style:text-position=""/>
    </style:style>
    <style:style style:name="ce12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124"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25"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26"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27" style:family="table-cell" style:parent-style-name="Default" style:data-style-name="N100">
      <style:table-cell-properties fo:wrap-option="wrap"/>
      <style:text-properties style:text-position="" fo:font-size="10pt" style:font-size-asian="10pt" style:font-size-complex="10pt"/>
    </style:style>
    <style:style style:name="ce128" style:family="table-cell" style:parent-style-name="Default">
      <style:table-cell-properties style:text-align-source="fix" style:repeat-content="false"/>
      <style:paragraph-properties fo:text-align="center"/>
      <style:text-properties style:text-position=""/>
    </style:style>
    <style:style style:name="ce129" style:family="table-cell" style:parent-style-name="Default" style:data-style-name="N100">
      <style:table-cell-properties style:text-align-source="fix" style:repeat-content="false" fo:wrap-option="wrap"/>
      <style:paragraph-properties fo:text-align="center"/>
      <style:text-properties style:text-position=""/>
    </style:style>
    <style:style style:name="ce30" style:family="table-cell" style:parent-style-name="Default" style:data-style-name="N100">
      <style:table-cell-properties fo:wrap-option="wrap"/>
      <style:text-properties style:text-position="" style:font-size-complex="5.65000009536743pt"/>
    </style:style>
    <style:style style:name="ce36" style:family="table-cell" style:parent-style-name="Default">
      <style:table-cell-properties style:text-align-source="fix" style:repeat-content="false"/>
      <style:paragraph-properties fo:text-align="center"/>
      <style:text-properties style:text-position=""/>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37"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139" style:family="table-cell" style:parent-style-name="Default">
      <style:table-cell-properties fo:wrap-option="wrap"/>
      <style:text-properties style:text-position=""/>
    </style:style>
    <style:style style:name="ce140" style:family="table-cell" style:parent-style-name="Default" style:data-style-name="N100">
      <style:table-cell-properties style:text-align-source="fix" style:repeat-content="false"/>
      <style:paragraph-properties fo:text-align="end"/>
      <style:text-properties style:text-position=""/>
    </style:style>
    <style:style style:name="ce141" style:family="table-cell" style:parent-style-name="Default" style:data-style-name="N100">
      <style:table-cell-properties fo:wrap-option="wrap"/>
      <style:text-properties style:text-position=""/>
    </style:style>
    <style:style style:name="ce142" style:family="table-cell" style:parent-style-name="Default" style:data-style-name="N100">
      <style:table-cell-properties style:text-align-source="fix" style:repeat-content="false" fo:wrap-option="wrap"/>
      <style:paragraph-properties fo:text-align="start"/>
      <style:text-properties style:text-position=""/>
    </style:style>
    <style:style style:name="ce14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145" style:family="table-cell" style:parent-style-name="Default" style:data-style-name="N100">
      <style:table-cell-properties style:text-align-source="fix" style:repeat-content="false" fo:wrap-option="wrap"/>
      <style:paragraph-properties fo:text-align="end"/>
      <style:text-properties style:text-position=""/>
    </style:style>
    <style:style style:name="ce146" style:family="table-cell" style:parent-style-name="Default" style:data-style-name="N100">
      <style:table-cell-properties style:text-align-source="fix" style:repeat-content="false" fo:wrap-option="wrap"/>
      <style:paragraph-properties fo:text-align="end"/>
      <style:text-properties style:text-position="" fo:language="en" fo:country="US" style:language-asian="en" style:country-asian="US" style:font-size-complex="5.65000009536743pt" style:language-complex="en" style:country-complex="US"/>
    </style:style>
    <style:style style:name="ce149"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151" style:family="table-cell" style:parent-style-name="Default" style:data-style-name="N100">
      <style:table-cell-properties style:text-align-source="fix" style:repeat-content="false" fo:wrap-option="wrap"/>
      <style:paragraph-properties fo:text-align="end"/>
      <style:text-properties style:text-position="" fo:font-size="11pt" style:font-size-asian="11pt" style:font-size-complex="11pt"/>
    </style:style>
    <style:style style:name="ce1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15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5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15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15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5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59"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6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16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162"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163" style:family="table-cell" style:parent-style-name="Default" style:data-style-name="N100">
      <style:table-cell-properties fo:wrap-option="wrap"/>
      <style:text-properties style:text-position="" style:font-size-complex="5.65000009536743pt"/>
    </style:style>
    <style:style style:name="ce164" style:family="table-cell" style:parent-style-name="Default" style:data-style-name="N100">
      <style:table-cell-properties fo:wrap-option="wrap"/>
      <style:text-properties style:text-position="" fo:font-size="10pt" style:font-size-asian="8pt" style:font-size-complex="4.55000019073486pt"/>
    </style:style>
    <style:style style:name="ce165" style:family="table-cell" style:parent-style-name="Default" style:data-style-name="N100">
      <style:table-cell-properties fo:wrap-option="wrap"/>
      <style:text-properties style:text-position="" fo:font-size="10pt" style:font-size-asian="6.5pt" style:font-size-complex="3.70000004768372pt"/>
    </style:style>
    <style:style style:name="ce166"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67"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168" style:family="table-cell" style:parent-style-name="Default" style:data-style-name="N100">
      <style:table-cell-properties fo:wrap-option="wrap"/>
      <style:text-properties style:text-position="" fo:font-size="10pt" style:font-size-asian="10pt" style:font-size-complex="10pt"/>
    </style:style>
    <style:style style:name="ce169"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170" style:family="table-cell" style:parent-style-name="Default" style:data-style-name="N100">
      <style:table-cell-properties style:text-align-source="fix" style:repeat-content="false" fo:wrap-option="wrap"/>
      <style:paragraph-properties fo:text-align="start"/>
      <style:text-properties style:text-position="" fo:font-size="11pt" style:font-size-asian="8pt" style:font-size-complex="4.55000019073486pt"/>
    </style:style>
    <style:style style:name="ce171" style:family="table-cell" style:parent-style-name="Default" style:data-style-name="N100">
      <style:table-cell-properties style:text-align-source="fix" style:repeat-content="false" fo:wrap-option="wrap"/>
      <style:paragraph-properties fo:text-align="start"/>
      <style:text-properties style:text-position="" fo:font-size="10.5pt" style:font-size-asian="10.5pt" style:font-size-complex="10.5pt"/>
    </style:style>
    <style:style style:name="ce17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normal" style:font-weight-complex="normal"/>
    </style:style>
    <style:style style:name="ce173" style:family="table-cell" style:parent-style-name="Default" style:data-style-name="N100">
      <style:table-cell-properties style:text-align-source="fix" style:repeat-content="false" fo:wrap-option="wrap"/>
      <style:paragraph-properties fo:text-align="start"/>
      <style:text-properties style:text-position="" fo:font-size="10.5pt" fo:language="en" fo:country="US" style:font-size-asian="4.5pt" style:language-asian="en" style:country-asian="US" style:font-size-complex="2.54999995231628pt" style:language-complex="en" style:country-complex="US"/>
    </style:style>
    <style:style style:name="ce174"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75" style:family="table-cell" style:parent-style-name="Default">
      <style:table-cell-properties style:text-align-source="fix" style:repeat-content="false"/>
      <style:paragraph-properties fo:text-align="center"/>
      <style:text-properties style:text-position=""/>
    </style:style>
    <style:style style:name="ce176"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19" style:family="table-cell" style:parent-style-name="Default" style:data-style-name="N100">
      <style:text-properties style:text-position=""/>
    </style:style>
    <style:style style:name="ce66" style:family="table-cell" style:parent-style-name="Default" style:data-style-name="N100">
      <style:table-cell-properties fo:wrap-option="no-wrap"/>
      <style:text-properties style:text-position=""/>
    </style:style>
    <style:style style:name="ce67" style:family="table-cell" style:parent-style-name="Default" style:data-style-name="N100">
      <style:table-cell-properties fo:border-bottom="0.0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68" style:family="table-cell" style:parent-style-name="Default" style:data-style-name="N100">
      <style:table-cell-properties fo:border-bottom="0.06pt solid #000000" fo:wrap-option="wrap" fo:border-left="none" fo:padding-bottom="0.0193in" fo:padding-left="0.0138in" fo:padding-right="0.0138in" fo:padding-top="0.0193in" fo:border-right="none" fo:border-top="none"/>
      <style:text-properties style:text-position="" fo:font-weight="bold" style:font-weight-asian="bold" style:font-weight-complex="bold"/>
    </style:style>
    <style:style style:name="ce69" style:family="table-cell" style:parent-style-name="Default" style:data-style-name="N100">
      <style:table-cell-properties style:text-align-source="fix" style:repeat-content="false" fo:padding-bottom="0.0193in" fo:padding-left="0.0138in" fo:padding-right="0.0138in" fo:padding-top="0.0193in"/>
      <style:paragraph-properties fo:text-align="start"/>
      <style:text-properties style:text-position=""/>
    </style:style>
    <style:style style:name="ce70" style:family="table-cell" style:parent-style-name="Default" style:data-style-name="N100">
      <style:table-cell-properties fo:border-bottom="0.06pt solid #000000" fo:wrap-option="wrap" fo:border-left="none" fo:padding-bottom="0.0193in" fo:padding-left="0.0138in" fo:padding-right="0.0138in" fo:padding-top="0.0193in" fo:border-right="0.06pt solid #000000" fo:border-top="none"/>
      <style:text-properties style:text-position="" fo:font-weight="bold" style:font-weight-asian="bold" style:font-weight-complex="bold"/>
    </style:style>
    <style:style style:name="ce20" style:family="table-cell" style:parent-style-name="Default" style:data-style-name="N100">
      <style:table-cell-properties style:text-align-source="fix" style:repeat-content="false"/>
      <style:paragraph-properties fo:text-align="end"/>
      <style:text-properties style:text-position=""/>
    </style:style>
    <style:style style:name="ce29" style:family="table-cell" style:parent-style-name="Default" style:data-style-name="N100">
      <style:table-cell-properties fo:wrap-option="wrap"/>
      <style:text-properties style:text-position="" style:font-size-complex="5.69999980926514pt"/>
    </style:style>
    <style:style style:name="ce35" style:family="table-cell" style:parent-style-name="Default" style:data-style-name="N100">
      <style:table-cell-properties fo:wrap-option="wrap"/>
      <style:text-properties style:text-position="" fo:font-size="10pt" style:font-size-asian="10pt" style:font-size-complex="10pt"/>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52" style:family="table-cell" style:parent-style-name="Default" style:data-style-name="N100">
      <style:table-cell-properties fo:wrap-option="wrap"/>
      <style:text-properties style:text-position="" fo:font-size="10pt" style:font-size-asian="8pt" style:font-size-complex="4.55000019073486pt"/>
    </style:style>
    <style:style style:name="ce53" style:family="table-cell" style:parent-style-name="Default" style:data-style-name="N100">
      <style:table-cell-properties fo:wrap-option="wrap"/>
      <style:text-properties style:text-position="" fo:font-size="10pt" style:font-size-asian="6.5pt" style:font-size-complex="3.70000004768372pt"/>
    </style:style>
    <style:style style:name="ce54"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71" style:family="table-cell" style:parent-style-name="Default" style:data-style-name="N100">
      <style:table-cell-properties fo:wrap-option="wrap"/>
      <style:text-properties style:text-position="" fo:font-weight="normal" style:font-weight-asian="normal" style:font-weight-complex="normal"/>
    </style:style>
    <style:style style:name="ce72" style:family="table-cell" style:parent-style-name="Default" style:data-style-name="N100">
      <style:table-cell-properties fo:wrap-option="wrap"/>
      <style:text-properties style:text-position="" fo:font-size="10pt" style:font-size-asian="8pt" style:font-size-complex="4.59999990463257pt"/>
    </style:style>
    <style:style style:name="ce73" style:family="table-cell" style:parent-style-name="Default" style:data-style-name="N100">
      <style:table-cell-properties fo:wrap-option="wrap"/>
      <style:text-properties style:text-position="" fo:font-size="8pt" style:font-size-asian="8pt" style:font-size-complex="8pt"/>
    </style:style>
    <style:style style:name="ce74"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75"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76" style:family="table-cell" style:parent-style-name="Default">
      <style:table-cell-properties style:text-align-source="fix" style:repeat-content="false"/>
      <style:paragraph-properties fo:text-align="end"/>
      <style:text-properties style:text-position=""/>
    </style:style>
    <style:style style:name="ce18"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2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7" style:family="table-cell" style:parent-style-name="Default">
      <style:table-cell-properties style:text-align-source="fix" style:repeat-content="false" fo:wrap-option="wrap"/>
      <style:paragraph-properties fo:text-align="end"/>
      <style:text-properties style:text-position=""/>
    </style:style>
    <style:style style:name="ce32"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42"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77" style:family="table-cell" style:parent-style-name="Default">
      <style:table-cell-properties fo:wrap-option="wrap" fo:padding-bottom="0.0193in" fo:padding-left="0.0138in" fo:padding-right="0.0138in" fo:padding-top="0.0193in"/>
      <style:text-properties style:text-position="" fo:font-size="10pt" style:font-size-asian="10pt" style:font-size-complex="5.65000009536743pt"/>
    </style:style>
    <style:style style:name="ce78"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2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6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8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bold" style:font-size-complex="5.65000009536743pt" style:font-weight-complex="bold"/>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bold" style:font-weight-asian="bold" style:font-weight-complex="bold"/>
    </style:style>
    <style:style style:name="ce85"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177" style:family="table-cell" style:parent-style-name="Default">
      <style:table-cell-properties fo:wrap-option="wrap"/>
      <style:text-properties style:text-position="" style:font-size-complex="5.65000009536743pt"/>
    </style:style>
    <style:style style:name="ce17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179" style:family="table-cell" style:parent-style-name="Default">
      <style:table-cell-properties fo:wrap-option="wrap"/>
      <style:text-properties style:text-position="" style:font-size-complex="5.69999980926514pt"/>
    </style:style>
    <style:style style:name="ce180"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86" style:family="table-cell" style:parent-style-name="Default" style:data-style-name="N100">
      <style:table-cell-properties fo:border-bottom="0.06pt solid #000000" style:text-align-source="value-type" style:repeat-content="false" fo:wrap-option="no-wrap" fo:border-left="none" fo:padding-bottom="0.0193in" fo:padding-left="0.0138in" fo:padding-right="0.0138in" fo:padding-top="0.0193in" fo:border-right="none" fo:border-top="none"/>
      <style:text-properties style:text-position="" fo:font-weight="normal" style:font-weight-asian="normal" style:font-weight-complex="normal"/>
    </style:style>
    <style:style style:name="ce87" style:family="table-cell" style:parent-style-name="Default">
      <style:table-cell-properties fo:wrap-option="wrap"/>
      <style:text-properties style:text-position="" fo:font-size="10pt" style:font-size-asian="10pt" style:font-size-complex="10pt"/>
    </style:style>
    <style:style style:name="ce88" style:family="table-cell" style:parent-style-name="Default">
      <style:text-properties style:text-position="" fo:font-weight="bold" style:font-weight-asian="bold" style:font-weight-complex="bold"/>
    </style:style>
    <style:style style:name="ce212"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13" style:family="table-cell" style:parent-style-name="Default">
      <style:table-cell-properties style:text-align-source="fix" style:repeat-content="false"/>
      <style:paragraph-properties fo:text-align="center"/>
      <style:text-properties style:text-position=""/>
    </style:style>
    <style:style style:name="ce214" style:family="table-cell" style:parent-style-name="Default">
      <style:table-cell-properties style:text-align-source="fix" style:repeat-content="false" fo:wrap-option="no-wrap"/>
      <style:paragraph-properties fo:text-align="center"/>
      <style:text-properties style:text-position=""/>
    </style:style>
    <style:style style:name="ce22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21" style:family="table-cell" style:parent-style-name="Default" style:data-style-name="N100">
      <style:table-cell-properties fo:wrap-option="wrap"/>
      <style:text-properties style:text-position=""/>
    </style:style>
    <style:style style:name="ce222"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223" style:family="table-cell" style:parent-style-name="Default" style:data-style-name="N100">
      <style:table-cell-properties fo:wrap-option="wrap"/>
      <style:text-properties style:text-position="" style:font-size-complex="5.65000009536743pt"/>
    </style:style>
    <style:style style:name="ce224" style:family="table-cell" style:parent-style-name="Default">
      <style:table-cell-properties fo:wrap-option="wrap"/>
      <style:text-properties style:use-window-font-color="true" style:text-outline="false" style:text-line-through-style="none" style:text-position=""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5"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9"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26"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29"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230" style:family="table-cell" style:parent-style-name="Default" style:data-style-name="N100">
      <style:table-cell-properties style:text-align-source="fix" style:repeat-content="false"/>
      <style:paragraph-properties fo:text-align="end"/>
    </style:style>
    <style:style style:name="ce231" style:family="table-cell" style:parent-style-name="Default" style:data-style-name="N100">
      <style:table-cell-properties style:text-align-source="fix" style:repeat-content="false" fo:wrap-option="wrap"/>
      <style:paragraph-properties fo:text-align="end"/>
    </style:style>
    <style:style style:name="ce232" style:family="table-cell" style:parent-style-name="Default" style:data-style-name="N100">
      <style:table-cell-properties style:text-align-source="value-type" style:repeat-content="false" fo:wrap-option="wrap"/>
    </style:style>
    <style:style style:name="ce23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34" style:family="table-cell" style:parent-style-name="Default" style:data-style-name="N100">
      <style:table-cell-properties fo:wrap-option="wrap"/>
    </style:style>
    <style:style style:name="ce235" style:family="table-cell" style:parent-style-name="Default">
      <style:table-cell-properties style:text-align-source="fix" style:repeat-content="false" fo:wrap-option="wrap"/>
      <style:paragraph-properties fo:text-align="end"/>
    </style:style>
    <style:style style:name="ce23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2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38" style:family="table-cell" style:parent-style-name="Default" style:data-style-name="N100">
      <style:table-cell-properties style:text-align-source="fix" style:repeat-content="false" fo:wrap-option="wrap"/>
      <style:paragraph-properties fo:text-align="start"/>
    </style:style>
    <style:style style:name="ce239"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240" style:family="table-cell" style:parent-style-name="Default">
      <style:table-cell-properties style:text-align-source="fix" style:repeat-content="false"/>
      <style:paragraph-properties fo:text-align="center"/>
    </style:style>
    <style:style style:name="ce241" style:family="table-cell" style:parent-style-name="Default" style:data-style-name="N100">
      <style:table-cell-properties style:text-align-source="fix" style:repeat-content="false" fo:wrap-option="wrap"/>
      <style:paragraph-properties fo:text-align="center"/>
    </style:style>
    <style:style style:name="ce24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243"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44" style:family="table-cell" style:parent-style-name="Default">
      <style:table-cell-properties fo:wrap-option="wrap"/>
      <style:text-properties style:font-size-complex="5.69999980926514pt"/>
    </style:style>
    <style:style style:name="ce245"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46"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247"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ce248" style:family="table-cell" style:parent-style-name="Default" style:data-style-name="N100">
      <style:table-cell-properties fo:wrap-option="wrap"/>
      <style:text-properties style:font-name="Arial" style:font-name-asian="Arial Unicode MS1" style:font-name-complex="Arial Unicode MS1"/>
    </style:style>
    <style:style style:name="ce249"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68" style:family="text">
      <style:text-properties fo:font-size="12pt" fo:font-weight="bold" style:font-size-asian="12pt" style:font-weight-asian="bold" style:font-size-complex="12pt" style:font-weight-complex="bold"/>
    </style:style>
    <style:style style:name="T69" style:family="text">
      <style:text-properties style:font-name="Liberation Sans" style:font-name-asian="WenQuanYi Zen Hei" style:font-name-complex="Lohit Hindi"/>
    </style:style>
    <style:style style:name="T70" style:family="text">
      <style:text-properties style:font-name="Liberation Sans" fo:font-weight="bold" style:font-name-asian="WenQuanYi Zen Hei" style:font-weight-asian="bold" style:font-name-complex="Lohit Hindi" style:font-weight-complex="bold"/>
    </style:style>
    <style:style style:name="T45" style:family="text">
      <style:text-properties style:font-size-asian="10pt" style:font-size-complex="10pt"/>
    </style:style>
    <style:style style:name="T60" style:family="text">
      <style:text-properties style:text-outline="false" style:text-line-through-style="none" style:font-name="Arial Unicode MS"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38" style:family="text">
      <style:text-properties fo:font-size="11pt" fo:font-weight="bold" style:font-size-asian="11pt" style:font-weight-asian="bold" style:font-size-complex="11pt" style:font-weight-complex="bold"/>
    </style:style>
    <style:style style:name="T3" style:family="text">
      <style:text-properties style:font-size-complex="5.69999980926514pt"/>
    </style:style>
    <style:style style:name="T4" style:family="text">
      <style:text-properties fo:font-size="10pt" style:font-size-asian="10pt" style:font-size-complex="5.69999980926514pt"/>
    </style:style>
    <style:style style:name="T5" style:family="text">
      <style:text-properties fo:font-weight="bold" style:font-weight-asian="bold" style:font-size-complex="5.69999980926514pt" style:font-weight-complex="bold"/>
    </style:style>
    <style:style style:name="T6" style:family="text">
      <style:text-properties fo:font-weight="normal" style:font-weight-asian="normal" style:font-size-complex="5.69999980926514pt" style:font-weight-complex="normal"/>
    </style:style>
    <style:style style:name="T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0" style:family="text">
      <style:text-properties fo:font-size="12pt" style:font-size-complex="5.69999980926514pt"/>
    </style:style>
    <style:style style:name="T63" style:family="text">
      <style:text-properties fo:font-size="12pt" fo:font-weight="bold" style:font-weight-asian="bold" style:font-size-complex="5.69999980926514pt" style:font-weight-complex="bold"/>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3" style:family="text">
      <style:text-properties style:font-size-asian="10pt" style:font-size-complex="5.69999980926514pt"/>
    </style:style>
    <style:style style:name="T49" style:family="text">
      <style:text-properties style:text-position="super 58%"/>
    </style:style>
    <style:style style:name="T50" style:family="text">
      <style:text-properties style:text-position="super 58%" style:font-size-complex="5.69999980926514pt"/>
    </style:style>
    <style:style style:name="T62"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1"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52"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8" style:family="text">
      <style:text-properties style:font-size-asian="8pt" style:font-size-complex="4.59999990463257pt"/>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53" style:family="text">
      <style:text-properties fo:font-size="10pt" style:font-size-asian="10pt" style:font-size-complex="10pt"/>
    </style:style>
    <style:style style:name="T54" style:family="text">
      <style:text-properties fo:font-size="10pt" fo:font-style="normal" fo:font-weight="bold" style:font-size-asian="10pt" style:font-style-asian="normal" style:font-weight-asian="bold" style:font-size-complex="10pt" style:font-style-complex="normal" style:font-weight-complex="bold"/>
    </style:style>
    <style:style style:name="T55" style:family="text">
      <style:text-properties fo:font-size="10pt" fo:font-weight="bold" style:font-size-asian="10pt" style:font-weight-asian="bold" style:font-size-complex="10pt" style:font-weight-complex="bold"/>
    </style:style>
    <style:style style:name="T32" style:family="text">
      <style:text-properties style:font-weight-asian="bold" style:font-size-complex="5.69999980926514pt" style:font-weight-complex="bold"/>
    </style:style>
    <style:style style:name="T6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65" style:family="text">
      <style:text-properties fo:font-size="8pt" style:font-size-asian="8pt" style:font-size-complex="4.59999990463257pt"/>
    </style:style>
    <style:style style:name="T66" style:family="text">
      <style:text-properties style:text-position="super 58%" fo:font-weight="bold" style:font-weight-asian="bold" style:font-size-complex="5.69999980926514pt" style:font-weight-complex="bold"/>
    </style:style>
    <style:style style:name="T67"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6" style:family="text">
      <style:text-properties fo:font-weight="bold" style:font-size-asian="10pt" style:font-weight-asian="bold" style:font-size-complex="10pt" style:font-weight-complex="bold"/>
    </style:style>
    <style:style style:name="T71"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72"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office:automatic-styles>
  <office:body>
    <office:spreadsheet>
      <table:table table:name="Day and Night" table:style-name="ta1">
        <table:table-column table:style-name="co104" table:default-cell-style-name="ce217"/>
        <table:table-column table:style-name="co105" table:default-cell-style-name="ce217"/>
        <table:table-column table:style-name="co106" table:default-cell-style-name="ce217"/>
        <table:table-column table:style-name="co107" table:default-cell-style-name="ce217"/>
        <table:table-column table:style-name="co108" table:default-cell-style-name="ce217"/>
        <table:table-column table:style-name="co109" table:default-cell-style-name="ce217"/>
        <table:table-column table:style-name="co109" table:number-columns-repeated="2" table:default-cell-style-name="Default"/>
        <table:table-row table:style-name="ro55">
          <table:table-cell table:style-name="Default" office:value-type="string">
            <text:p>This spreadsheet is a collection of times/moments where day and night (sunrise and sunset) are spoken of.</text:p>
          </table:table-cell>
          <table:table-cell table:style-name="Default" table:number-columns-repeated="5"/>
          <table:table-cell table:number-columns-repeated="2"/>
        </table:table-row>
        <table:table-row table:style-name="ro55">
          <table:table-cell table:style-name="Default" office:value-type="string">
            <text:p>This includes mentions of window, head, etc. <text:s/>I am trying to collect references to the lone star and Jonah cycle, which I think is related to these words.</text:p>
          </table:table-cell>
          <table:table-cell table:style-name="Default" table:number-columns-repeated="5"/>
          <table:table-cell table:number-columns-repeated="2"/>
        </table:table-row>
        <table:table-row table:style-name="ro55">
          <table:table-cell table:style-name="Default" office:value-type="string">
            <text:p>Also, “plan”.</text:p>
          </table:table-cell>
          <table:table-cell table:style-name="Default" table:number-columns-repeated="5"/>
          <table:table-cell table:number-columns-repeated="2"/>
        </table:table-row>
        <table:table-row table:style-name="ro55">
          <table:table-cell table:style-name="Default" office:value-type="string">
            <text:p>rluu 20130306: This spreadsheet is incomplete. <text:s/>There are a lot of instances of these words. <text:s/>I will try to continue later.</text:p>
          </table:table-cell>
          <table:table-cell table:style-name="Default" table:number-columns-repeated="5"/>
          <table:table-cell table:number-columns-repeated="2"/>
        </table:table-row>
        <table:table-row table:style-name="ro55">
          <table:table-cell table:style-name="Default" table:number-columns-repeated="6"/>
          <table:table-cell table:number-columns-repeated="2"/>
        </table:table-row>
        <table:table-row table:style-name="ro3">
          <table:table-cell table:style-name="ce215" office:value-type="string">
            <text:p>Chapter</text:p>
          </table:table-cell>
          <table:table-cell table:style-name="ce215" office:value-type="string">
            <text:p>Page</text:p>
          </table:table-cell>
          <table:table-cell table:style-name="ce215" office:value-type="string">
            <text:p>Timestamp given</text:p>
          </table:table-cell>
          <table:table-cell table:style-name="ce215" office:value-type="string">
            <text:p>Actual timestamp</text:p>
          </table:table-cell>
          <table:table-cell table:style-name="ce215" office:value-type="string">
            <text:p>Event</text:p>
          </table:table-cell>
          <table:table-cell table:style-name="ce215" office:value-type="string">
            <text:p>Notes/Comments</text:p>
          </table:table-cell>
          <table:table-cell table:number-columns-repeated="2"/>
        </table:table-row>
        <table:table-row table:style-name="ro3">
          <table:table-cell table:number-columns-repeated="2" table:style-name="ce216" office:value-type="string">
            <text:p>1</text:p>
          </table:table-cell>
          <table:table-cell table:style-name="ce216" table:number-columns-repeated="2"/>
          <table:table-cell table:style-name="ce216" office:value-type="string">
            <text:p>Calvin Gordon, the baby’s father, had been a Captain in the U.S. Army in Spain. He had won distinction for his cool courage and daring nerve, and after the close of the Spanish-American war, <text:span text:style-name="T1">moved from Tennessee to Texas.</text:span></text:p>
          </table:table-cell>
          <table:table-cell table:style-name="ce216"/>
          <table:table-cell table:number-columns-repeated="2"/>
        </table:table-row>
        <table:table-row table:style-name="ro5">
          <table:table-cell table:number-columns-repeated="2" office:value-type="string">
            <text:p>1</text:p>
          </table:table-cell>
          <table:table-cell office:value-type="string">
            <text:p>Sunday morning, June 10th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text:span text:style-name="T1">sunlight</text:span> streaming thru the window on the <text:span text:style-name="T1">head</text:span> of her new-born son. She had always <text:span text:style-name="T1">hoped</text:span>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text:span text:style-name="T1">happy</text:span> this Sunday morning when she looked at her bouncing baby boy, <text:span text:style-name="T1">dreamed</text:span> of his future, and thought of what his name should be. <text:s/></text:p>
          </table:table-cell>
          <table:table-cell office:value-type="string">
            <text:p>8 miles west of Texarkana.</text:p>
          </table:table-cell>
          <table:table-cell table:number-columns-repeated="2"/>
        </table:table-row>
        <table:table-row table:style-name="ro6">
          <table:table-cell/>
          <table:table-cell office:value-type="string">
            <text:p>6-7</text:p>
          </table:table-cell>
          <table:table-cell office:value-type="string">
            <text:p>A few months after Spring 1913.</text:p>
          </table:table-cell>
          <table:table-cell/>
          <table:table-cell office:value-type="string">
            <text:p>RG's father takes him to Spirit Lake. <text:s/>The spirit of the beautiful lady walked on the waters. <text:s/>The story has the following elements: Many <text:span text:style-name="T1">moonlight nights</text:span> spent rowing on the beautiful lake. <text:s/>They planned to elope one <text:span text:style-name="T1">night</text:span>, and a ladder was placed under the window. <text:s/><text:span text:style-name="T1">Days</text:span> searched for the body, and<text:span text:style-name="T1"> one moonlight night</text:span> they saw her walking on the water. <text:s/>Her body floats on the water. <text:s/>Fish always bites better at <text:span text:style-name="T1">full moon</text:span>. <text:s/>The spirit of this beautiful young lady walked on the water. <text:s/>These things happened in the days of miracles.</text:p>
          </table:table-cell>
          <table:table-cell table:number-columns-repeated="3"/>
        </table:table-row>
        <table:table-row table:style-name="ro2">
          <table:table-cell/>
          <table:table-cell office:value-type="string">
            <text:p>13</text:p>
          </table:table-cell>
          <table:table-cell office:value-type="string">
            <text:p>RG about 13 years of age</text:p>
          </table:table-cell>
          <table:table-cell/>
          <table:table-cell office:value-type="string">
            <text:p>RG sent away to Texarkana to school. <text:s/>RG meets Walter, and RG tells Water of his <text:span text:style-name="T1">plans</text:span> for the future.</text:p>
          </table:table-cell>
          <table:table-cell table:number-columns-repeated="3"/>
        </table:table-row>
        <table:table-row table:style-name="ro7">
          <table:table-cell/>
          <table:table-cell office:value-type="string">
            <text:p>16-17</text:p>
          </table:table-cell>
          <table:table-cell office:value-type="string">
            <text:p>None given, but it is around Spring and SUmmer of 1920.</text:p>
          </table:table-cell>
          <table:table-cell/>
          <table:table-cell office:value-type="string">
            <text:p>But she had great faith in young Robert because he clung so strongly to religion, believing in the Bible. Robert would spend <text:span text:style-name="T1">days and hours</text:span> reading the Bible and talking to his mother and asking her questions about it and its meaning. <text:s/>He had a great desire to travel and see the world and was always planning to visit strange places. While he showed great affection for his mother, his desire was to get away and see the world.</text:p>
          </table:table-cell>
          <table:table-cell table:number-columns-repeated="3"/>
        </table:table-row>
        <table:table-row table:style-name="ro3">
          <table:table-cell/>
          <table:table-cell office:value-type="string">
            <text:p>23</text:p>
          </table:table-cell>
          <table:table-cell office:value-type="string">
            <text:p>Fall 1921</text:p>
          </table:table-cell>
          <table:table-cell/>
          <table:table-cell office:value-type="string">
            <text:p>RG and Walter begin High School. <text:s/><text:span text:style-name="T1">Here is where his greatest work began</text:span> to show forth. <text:s/>He studied <text:span text:style-name="T1">day</text:span> and <text:span text:style-name="T1">night</text:span>. <text:s/></text:p>
          </table:table-cell>
          <table:table-cell table:number-columns-repeated="3"/>
        </table:table-row>
        <table:table-row table:style-name="ro56">
          <table:table-cell/>
          <table:table-cell office:value-type="string">
            <text:p>40</text:p>
          </table:table-cell>
          <table:table-cell office:value-type="string">
            <text:p>October 23, 1926. <text:s/>Saturday afternoon.</text:p>
          </table:table-cell>
          <table:table-cell/>
          <table:table-cell office:value-type="string">
            <text:p>RG on the train wending its way across the prairies for Sherman Texas. <text:s/><text:span text:style-name="T1">Window</text:span>. <text:s/>Face beaming. <text:s/>Meeting with Marie. <text:s/><text:span text:style-name="T2">RG arrives in Sherman that </text:span><text:span text:style-name="T1">night</text:span>. <text:s/>Marie welcomes him with <text:span text:style-name="T1">open arms</text:span>. <text:s/>They spend Saturday and Sunday together, and were <text:span text:style-name="T1">happier</text:span> than they had ever been before. <text:s/>He confided to Marie his future <text:span text:style-name="T1">plans</text:span>. Told her that he was working on an invention, and also planning to make some money speculating in Stocks and Commodities. That he hoped to make a lot of money and prove himself worthy of her, so that her father would consent to their marriage. That he would return with all the <text:span text:style-name="T1">hope</text:span> and <text:span text:style-name="T1">faith</text:span> a man could have in a woman, and with that faith and her love failure was impossible, as there wasn't anything in the couldn't do. Marie assured him of her <text:span text:style-name="T1">faith</text:span> and <text:span text:style-name="T1">confidence</text:span>. <text:s/>So long as he had that faith and her love, she knew he could do great things. Said she would willingly wait until he made a <text:span text:style-name="T1">success</text:span>. <text:s/>RG figured out from that a time of trouble would begin in 1927 and continue to 1932. <text:span text:style-name="T2">RG is </text:span><text:span text:style-name="T1">supremely happy</text:span>.</text:p>
          </table:table-cell>
          <table:table-cell office:value-type="string">
            <text:p>So count the money he makes to get to her. <text:s/><text:span text:style-name="T1">Supremely Happy.</text:span></text:p>
          </table:table-cell>
          <table:table-cell table:number-columns-repeated="2"/>
        </table:table-row>
        <table:table-row table:style-name="ro3">
          <table:table-cell/>
          <table:table-cell office:value-type="string">
            <text:p>42</text:p>
          </table:table-cell>
          <table:table-cell office:value-type="string">
            <text:p>Latter part of 1926.</text:p>
          </table:table-cell>
          <table:table-cell/>
          <table:table-cell office:value-type="string">
            <text:p>Many letters passed between Robert and Marie. <text:s/>Her letters of love and encouragement helped Robert make progress in his work. <text:s/>He saved his money and planned for their future. <text:s/></text:p>
          </table:table-cell>
          <table:table-cell table:number-columns-repeated="3"/>
        </table:table-row>
        <table:table-row table:style-name="ro3">
          <table:table-cell/>
          <table:table-cell office:value-type="string">
            <text:p>42</text:p>
          </table:table-cell>
          <table:table-cell office:value-type="string">
            <text:p>Christmas, 1926.</text:p>
          </table:table-cell>
          <table:table-cell/>
          <table:table-cell office:value-type="string">
            <text:p>RG happy. <text:s/>Buys Marie a beautiful <text:span text:style-name="T1">ring</text:span>. <text:s/>He saved his money in order to buy it. <text:s/>Diamond represented purity, firmness, and faith, and symbolized all those things in her and his great trust in her. <text:s/></text:p>
          </table:table-cell>
          <table:table-cell table:number-columns-repeated="3"/>
        </table:table-row>
        <table:table-row table:style-name="ro47">
          <table:table-cell/>
          <table:table-cell office:value-type="string">
            <text:p>45</text:p>
          </table:table-cell>
          <table:table-cell table:number-columns-repeated="2"/>
          <table:table-cell office:value-type="string">
            <text:p>Marie wrote him beautiful letters of encouragement, filled with love and admiration for the man that she was living for, -- her ideal. She told him that she was making great progress with her studies and hoped to graduate in a few years and be an honor to him and assist him in his work. She sent a little poem, entitled: "Act the Man and Face It Out." <text:s/>Marie wrote of her <text:span text:style-name="T1">plans</text:span> for the future. How she hoped to live to see him the greatest man in the world; how she wanted to <text:span text:style-name="T68">one day</text:span> bring him before her father and show him what her love and confidence in a poor boy had done for him.</text:p>
          </table:table-cell>
          <table:table-cell table:number-columns-repeated="3"/>
        </table:table-row>
        <table:table-row table:style-name="ro2">
          <table:table-cell/>
          <table:table-cell table:style-name="Default" office:value-type="float" office:value="48">
            <text:p>48</text:p>
          </table:table-cell>
          <table:table-cell table:style-name="Default" table:number-columns-repeated="2"/>
          <table:table-cell table:style-name="Default" office:value-type="string">
            <text:p>Marie continued to write him encouraging letters from <text:span text:style-name="T1">time to time.</text:span></text:p>
          </table:table-cell>
          <table:table-cell table:style-name="Default"/>
          <table:table-cell table:number-columns-repeated="2"/>
        </table:table-row>
        <table:table-row table:style-name="ro3">
          <table:table-cell/>
          <table:table-cell office:value-type="string">
            <text:p>50</text:p>
          </table:table-cell>
          <table:table-cell table:number-columns-repeated="2"/>
          <table:table-cell office:value-type="string">
            <text:p>Marie's love and devotion for Robert were bearing fruit. <text:s/>He studied the Bible <text:span text:style-name="T1">day and night</text:span>, worked on his <text:span text:style-name="T1">plans</text:span> for the future and continued his investigation of science.</text:p>
          </table:table-cell>
          <table:table-cell table:number-columns-repeated="3"/>
        </table:table-row>
        <table:table-row table:style-name="ro9">
          <table:table-cell/>
          <table:table-cell office:value-type="string">
            <text:p>62</text:p>
          </table:table-cell>
          <table:table-cell table:number-columns-repeated="2"/>
          <table:table-cell office:value-type="string">
            <text:p>Robert wrote to Walter in New York and told him about his <text:span text:style-name="T1">plans</text:span>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fact that his father had <text:span text:style-name="T1">confidence</text:span> in Robert. After he had worked out his cycle theory according to the Bible, and decided that he could forecast the markets and make money, he wrote to Mr. Kennelworth, his employer.</text:p>
          </table:table-cell>
          <table:table-cell table:number-columns-repeated="3"/>
        </table:table-row>
        <table:table-row table:style-name="ro3">
          <table:table-cell/>
          <table:table-cell office:value-type="string">
            <text:p>62</text:p>
          </table:table-cell>
          <table:table-cell office:value-type="string">
            <text:p>January 15, 1927.</text:p>
          </table:table-cell>
          <table:table-cell/>
          <table:table-cell office:value-type="string">
            <text:p>I have been studying the Bible <text:span text:style-name="T1">night and day </text:span>for many years, and I believe that I have found in it the key to all</text:p>
            <text:p>prophecy, -- the rules foretelling the events in the history of the country, the progress in invention, and also rules for forecasting the future of stocks and commodities. I</text:p>
          </table:table-cell>
          <table:table-cell table:number-columns-repeated="3"/>
        </table:table-row>
        <table:table-row table:style-name="ro16">
          <table:table-cell/>
          <table:table-cell office:value-type="string">
            <text:p>70-71</text:p>
          </table:table-cell>
          <table:table-cell office:value-type="string">
            <text:p>January 24, 1927.</text:p>
          </table:table-cell>
          <table:table-cell/>
          <table:table-cell office:value-type="string">
            <text:p>On the same night, January 24th, after Robert had received a telegram from his broker in New York, stating</text:p>
            <text:p>that he had bought 200 bales of July cotton at 13.80, Robert figured that this would margin him to 12.80. He was sure from his study that July cotton would never decline to 13.25. He sat down and wrote:</text:p>
            <text:p>MY DARLING MARIE:</text:p>
            <text:p>Love is the greatest thing in the world. It is all powerful, and your love for me is going to make me the greatest man in the world. <text:span text:style-name="T1">Today I have started</text:span> on the road to fame and fortune. <text:span text:style-name="T1">When we were together last</text:span>, I told you about my discoveries of the cycles from the Bible and said I was sure that I could figure out what the stock, cotton and grain markets were going to do; that I was going to start speculating as soon as I got the money. <text:s text:c="2"/><text:span text:style-name="T1">Ever since we made up last Fall</text:span>, and I was sure of you and your love, I have been very ambitious and have not wasted a minute, have studied<text:span text:style-name="T1"> day and night</text:span>. Wanted to prove to you that your faith in me was not to go unrewarded. I believe that the great success of many men has been because some good little woman placed a hand upon their shoulder and said: "I trust you and love you." I have read a great deal of the history of the men of great achievement, and every time I found back of the success the love of some good woman. It is the love of my mother and the love of you which has inspired me to greater things. I am sure that success is going to crown my efforts. Won't you give me your good wishes in my start on the road to success?</text:p>
          </table:table-cell>
          <table:table-cell table:number-columns-repeated="3"/>
        </table:table-row>
        <table:table-row table:style-name="ro2">
          <table:table-cell/>
          <table:table-cell office:value-type="string">
            <text:p>71</text:p>
          </table:table-cell>
          <table:table-cell office:value-type="string">
            <text:p>January 26, 1927</text:p>
          </table:table-cell>
          <table:table-cell/>
          <table:table-cell office:value-type="string">
            <text:p>Marie to RG: My <text:span text:style-name="T1">confidence</text:span> in you is <text:span text:style-name="T1">supreme</text:span></text:p>
          </table:table-cell>
          <table:table-cell table:style-name="ce219" office:value-type="string">
            <text:p>Supreme confidence.</text:p>
          </table:table-cell>
          <table:table-cell table:number-columns-repeated="2"/>
        </table:table-row>
        <table:table-row table:style-name="ro3">
          <table:table-cell/>
          <table:table-cell office:value-type="string">
            <text:p>92-93</text:p>
          </table:table-cell>
          <table:table-cell office:value-type="string">
            <text:p>Saturday night, February 5, 1927.</text:p>
          </table:table-cell>
          <table:table-cell/>
          <table:table-cell office:value-type="string">
            <text:p><text:s/>I [RG] am very happy on this <text:span text:style-name="T1">Saturday night</text:span>, and nothing could make me <text:span text:style-name="T1">happier</text:span> than to be with you [Marie]. <text:s/>I feel that I have won a great victory. <text:s/>Mr. K is a whole-hearted man. You [Marie] are my last thought when I go to<text:span text:style-name="T1"> sleep at night</text:span> and the first when I wake in the <text:span text:style-name="T1">morning</text:span>. <text:s/>Love and heart.</text:p>
          </table:table-cell>
          <table:table-cell table:number-columns-repeated="3"/>
        </table:table-row>
        <table:table-row table:style-name="ro3">
          <table:table-cell/>
          <table:table-cell office:value-type="string">
            <text:p>93</text:p>
          </table:table-cell>
          <table:table-cell office:value-type="string">
            <text:p>Monday February 7, 1927.</text:p>
          </table:table-cell>
          <table:table-cell/>
          <table:table-cell office:value-type="string">
            <text:p>Marie receives letter in the<text:span text:style-name="T1"> A.M.</text:span> <text:s/>It is the <text:span text:style-name="T1">happiest</text:span> Monday <text:span text:style-name="T1">morning</text:span> that [Marie] has ever had. <text:s/>It makes her very happy to know in all your plans for the future, you think of me. <text:s/>Noble. <text:s/>Heart of one little woman.</text:p>
          </table:table-cell>
          <table:table-cell table:number-columns-repeated="3"/>
        </table:table-row>
        <table:table-row table:style-name="ro9">
          <table:table-cell/>
          <table:table-cell office:value-type="string">
            <text:p>97-98</text:p>
          </table:table-cell>
          <table:table-cell office:value-type="string">
            <text:p>Letter is dated Sunday, May 1, 1927.</text:p>
          </table:table-cell>
          <table:table-cell/>
          <table:table-cell office:value-type="string">
            <text:p><text:span text:style-name="T69">Letter from Marie to Robert:</text:span></text:p>
            <text:p><text:span text:style-name="T69">I am going to tell you a </text:span><text:span text:style-name="T70">dream</text:span><text:span text:style-name="T69"> that I had </text:span><text:span text:style-name="T70">a few nights ago</text:span><text:span text:style-name="T69">. <text:s/>I saw you a great </text:span><text:span text:style-name="T70">success</text:span><text:span text:style-name="T69">.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text:span text:style-name="T70">dreams</text:span><text:span text:style-name="T69">, but somehow it has made a great </text:span><text:span text:style-name="T70">impression</text:span><text:span text:style-name="T69"> on me. <text:s/>[…] <text:s/>I want you to come over to see me </text:span><text:span text:style-name="T70">next Sunday</text:span><text:span text:style-name="T69">, so we can talk over all your future </text:span><text:span text:style-name="T70">plans</text:span><text:span text:style-name="T69">.</text:span></text:p>
          </table:table-cell>
          <table:table-cell office:value-type="string">
            <text:p>The dream of leaving Marie leaving RG.</text:p>
          </table:table-cell>
          <table:table-cell table:number-columns-repeated="2"/>
        </table:table-row>
        <table:table-row table:style-name="ro59">
          <table:table-cell/>
          <table:table-cell office:value-type="string">
            <text:p>99</text:p>
          </table:table-cell>
          <table:table-cell office:value-type="string">
            <text:p>Sunday, May 1, [1927].</text:p>
          </table:table-cell>
          <table:table-cell/>
          <table:table-cell office:value-type="string">
            <text:p>On Sunday, May 1st, <text:span text:style-name="T1">Robert went to visit his mother in the country.</text:span> He found that Mr. Kennelworth had been there and told her of Robert's success and his faith in him. Robert's mother was very happy when he told her that cotton was advancing and he was making money rapidly and Mr. Kennelworth was making money; that Marie had such great faith in him that she had put up her only $400.00 and bought 100 bales of cotton and now had a profit of about $1,000.00. <text:s/><text:span text:style-name="T1">Robert told his mother of his plans. </text:span>That he expected within a few months to go to New York, establish himself there, and speculate in order to make money so that he could build his great airplane according to Ezekiel's plan and prepare to help his country in time of war. Mrs. Gordon was very happy to learn of her boy's <text:span text:style-name="T1">success</text:span>. She was sad when he began to talk about war. Robert assured her that the Bible plainly foretold the great war which was to be fought in the air and that it was his duty to help protect his country. While his mother admired his patriotism, she again referred to the <text:span text:style-name="T1">dream</text:span> that she had had years before, about a great war which would come and in which she thought that Robert lost his life in San Francisco. <text:s/><text:span text:style-name="T1">She talked to Robert of his future </text:span>and told him she hoped he would be a preacher.</text:p>
          </table:table-cell>
          <table:table-cell office:value-type="string">
            <text:p>Connection to dream on pg. 9. <text:s/>(Note: Numbers 100 and 1000 are on the page, making 1100. <text:s/>This is page 99, so numbers 9, 11, and 99 are on this page). <text:s/></text:p>
          </table:table-cell>
          <table:table-cell table:number-columns-repeated="2"/>
        </table:table-row>
        <table:table-row table:style-name="ro60">
          <table:table-cell/>
          <table:table-cell office:value-type="string">
            <text:p>102</text:p>
          </table:table-cell>
          <table:table-cell office:value-type="string">
            <text:p>Saturday evening, [May 7, 1927].</text:p>
          </table:table-cell>
          <table:table-cell/>
          <table:table-cell office:value-type="string">
            <text:p>Robert arrived in Sherman, Texas, <text:span text:style-name="T1">Saturday evening</text:span>, and Marie met him at the train. She was overjoyed at Robert's <text:span text:style-name="T1">success</text:span>. They spent Saturday evening and Sunday together. It seemed to them the <text:span text:style-name="T1">happiest</text:span> days of their lives. Robert talked over his <text:span text:style-name="T1">plans</text:span> and Marie was enthusiastic about his future.</text:p>
          </table:table-cell>
          <table:table-cell table:number-columns-repeated="3"/>
        </table:table-row>
        <table:table-row table:style-name="ro61">
          <table:table-cell/>
          <table:table-cell office:value-type="string">
            <text:p>103</text:p>
          </table:table-cell>
          <table:table-cell office:value-type="string">
            <text:p>Sunday afternoon, May 8, [1927].</text:p>
          </table:table-cell>
          <table:table-cell/>
          <table:table-cell office:value-type="string">
            <text:p>She [Marie] knew her father would never consent to their marriage and the only way would be to elope. While she thought it best to finish her studies in school and join him in New York later, said if he insisted, she would go with him. <text:span text:style-name="T1">Robert left for Texarkana on Sunday afternoon, May 8th</text:span>, with Marie's promise that if he decided to go to New York within a few weeks, they would make arrangements to elope and be married in St. Louis on their arrival there. Robert had his Bible with him and on his way back home Sunday night, spent several hours reading it and going over the predictions by Ezekiel and the plans outlined by Ezekiel for an airplane, which Robert hoped and expected to build in the near future. <text:s/>During the next ten days, cotton was slow and reacted 40 to 50 points. But this in no wise discouraged Robert, as he felt sure that a big advance was coming the latter part of May and during the early June.</text:p>
          </table:table-cell>
          <table:table-cell table:number-columns-repeated="3"/>
        </table:table-row>
        <table:table-row table:style-name="ro56">
          <table:table-cell/>
          <table:table-cell office:value-type="string">
            <text:p>105</text:p>
          </table:table-cell>
          <table:table-cell office:value-type="string">
            <text:p>[Saturday], May 21, [1927].</text:p>
          </table:table-cell>
          <table:table-cell/>
          <table:table-cell office:value-type="string">
            <text:p>May 21st was a <text:span text:style-name="T1">red-letter day </text:span>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text:span text:style-name="T1">success</text:span> of Lindbergh's flight. The operator said that nothing had come over the wire yet, but there had been a report that Lindbergh had passed over Ireland <text:span text:style-name="T1">early that morning</text:span>. <text:s/>Robert waited in the <text:span text:style-name="T1">telegraph office </text:span>until about <text:span text:style-name="T1">5 P.M. </text:span><text:s/>when a flash came over the wire that Lindbergh had landed in Paris. This fired Robert's enthusiasm, and he was very much excited. Right then and there decided that he was going to New York in the very near future and start to build an airplane according to his own <text:span text:style-name="T1">plans</text:span>. He went immediately to the home of Mr. <text:s/>Kennelworth and told him about his <text:span text:style-name="T1">plans</text:span> and desire to go to New York just as soon as possible. <text:s/>RG tenders his resignation to Mr. K, effective May 31, 1927 (10 days later).</text:p>
          </table:table-cell>
          <table:table-cell table:number-columns-repeated="3"/>
        </table:table-row>
        <table:table-row table:style-name="ro90">
          <table:table-cell/>
          <table:table-cell office:value-type="string">
            <text:p>107-108 (“day” mentioned on pg. 108).</text:p>
          </table:table-cell>
          <table:table-cell table:style-name="ce218" office:value-type="string">
            <text:p><text:span text:style-name="T45">Saturday </text:span><text:span text:style-name="T60">afternoon </text:span><text:span text:style-name="T45">May 28, 1927 , to Monday night May 30.</text:span></text:p>
          </table:table-cell>
          <table:table-cell/>
          <table:table-cell office:value-type="string">
            <text:p>On the afternoon of May 28th, Robert boarded a train for Sherman, Texas, [Note: RG was last in Texarkana] with the lightest heart that he had ever experienced in his life. Now that his dream was really going to be realized, he was never so happy.</text:p>
            <text:p/>
            <text:p>As the train rolled across the plains of Texas and Robert watched the <text:span text:style-name="T38">sun setting </text:span>across the prairies on that Saturday afternoon, he dreamed of the<text:span text:style-name="T68"> day</text:span>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text:span text:style-name="T1">eagle</text:span> with wheel within a wheel, would <text:span text:style-name="T68">one day</text:span> become a reality. <text:s/><text:span text:style-name="T1">He could now see the possibilities of his dream being fulfilled and he was sure of success.</text:span></text:p>
            <text:p/>
            <text:p>Marie welcomed him with enthusiasm and <text:span text:style-name="T38">open arms</text:span>. <text:s/>She was so proud of him and so happy that he made good in the market.</text:p>
            <text:p/>
          </table:table-cell>
          <table:table-cell office:value-type="string">
            <text:p>Going from Texarkana to Sherman.</text:p>
          </table:table-cell>
          <table:table-cell table:number-columns-repeated="2"/>
        </table:table-row>
        <table:table-row table:style-name="ro91" table:number-rows-repeated="64">
          <table:table-cell table:number-columns-repeated="8"/>
        </table:table-row>
        <table:table-row table:style-name="ro91">
          <table:table-cell table:number-columns-repeated="8"/>
        </table:table-row>
      </table:table>
      <table:table table:name="Story line" table:style-name="ta1">
        <table:table-column table:style-name="co110" table:default-cell-style-name="ce228"/>
        <table:table-column table:style-name="co111" table:default-cell-style-name="ce228"/>
        <table:table-column table:style-name="co112" table:default-cell-style-name="ce228"/>
        <table:table-column table:style-name="co113" table:default-cell-style-name="ce228"/>
        <table:table-column table:style-name="co114" table:default-cell-style-name="ce228"/>
        <table:table-column table:style-name="co115" table:default-cell-style-name="ce228"/>
        <table:table-row table:style-name="ro55">
          <table:table-cell table:style-name="Default" office:value-type="string">
            <text:p>Basic elements of the story line.</text:p>
          </table:table-cell>
          <table:table-cell table:style-name="Default" table:number-columns-repeated="5"/>
        </table:table-row>
        <table:table-row table:style-name="ro55" table:number-rows-repeated="3">
          <table:table-cell table:style-name="Default" table:number-columns-repeated="6"/>
        </table:table-row>
        <table:table-row table:style-name="ro3">
          <table:table-cell table:style-name="ce227" office:value-type="string">
            <text:p>Chapter</text:p>
          </table:table-cell>
          <table:table-cell table:style-name="ce227" office:value-type="string">
            <text:p>Page</text:p>
          </table:table-cell>
          <table:table-cell table:style-name="ce227" office:value-type="string">
            <text:p>Timestamp given</text:p>
          </table:table-cell>
          <table:table-cell table:style-name="ce227" office:value-type="string">
            <text:p>Actual timestamp</text:p>
          </table:table-cell>
          <table:table-cell table:style-name="ce227" office:value-type="string">
            <text:p>Event</text:p>
          </table:table-cell>
          <table:table-cell table:style-name="ce227" office:value-type="string">
            <text:p>Notes/Comments</text:p>
          </table:table-cell>
        </table:table-row>
        <table:table-row table:style-name="ro2">
          <table:table-cell/>
          <table:table-cell office:value-type="float" office:value="1">
            <text:p>1</text:p>
          </table:table-cell>
          <table:table-cell table:number-columns-repeated="2"/>
          <table:table-cell office:value-type="string">
            <text:p>RG birth. <text:s/>RG's mother's dreaming of his future. <text:s/></text:p>
          </table:table-cell>
          <table:table-cell/>
        </table:table-row>
        <table:table-row table:style-name="ro2">
          <table:table-cell/>
          <table:table-cell office:value-type="float" office:value="2">
            <text:p>2</text:p>
          </table:table-cell>
          <table:table-cell table:number-columns-repeated="2"/>
          <table:table-cell office:value-type="string">
            <text:p>RG goes to Sunday School.</text:p>
          </table:table-cell>
          <table:table-cell/>
        </table:table-row>
        <table:table-row table:style-name="ro2">
          <table:table-cell/>
          <table:table-cell office:value-type="float" office:value="6">
            <text:p>6</text:p>
          </table:table-cell>
          <table:table-cell office:value-type="string">
            <text:p>Spring 1913.</text:p>
          </table:table-cell>
          <table:table-cell/>
          <table:table-cell office:value-type="string">
            <text:p>RG has severe illness.</text:p>
          </table:table-cell>
          <table:table-cell/>
        </table:table-row>
        <table:table-row table:style-name="ro3">
          <table:table-cell/>
          <table:table-cell office:value-type="float" office:value="6">
            <text:p>6</text:p>
          </table:table-cell>
          <table:table-cell office:value-type="string">
            <text:p>A few months after Spring 1913.</text:p>
          </table:table-cell>
          <table:table-cell/>
          <table:table-cell office:value-type="string">
            <text:p>RG's father takes him to Spirit Lake. <text:s/>Spirit Lake story about the spirit of the beautiful lady walking on the water at night. <text:s/>RG wants to build a water wicycle.</text:p>
          </table:table-cell>
          <table:table-cell/>
        </table:table-row>
        <table:table-row table:style-name="ro3">
          <table:table-cell/>
          <table:table-cell office:value-type="string">
            <text:p>9</text:p>
          </table:table-cell>
          <table:table-cell table:number-columns-repeated="2"/>
          <table:table-cell office:value-type="string">
            <text:p>RG is called “Cottonhead” by his brother. <text:s/>Bobbie is greatly impressed with his mother's dream and her hopes and ambitions for him.</text:p>
          </table:table-cell>
          <table:table-cell/>
        </table:table-row>
        <table:table-row table:style-name="ro2">
          <table:table-cell/>
          <table:table-cell office:value-type="string">
            <text:p>10-11</text:p>
          </table:table-cell>
          <table:table-cell table:number-columns-repeated="2"/>
          <table:table-cell office:value-type="string">
            <text:p>RG uses cedar wood and automobile inner tubes to build a bicycle that rides on water, around over the lake.</text:p>
          </table:table-cell>
          <table:table-cell/>
        </table:table-row>
        <table:table-row table:style-name="ro7">
          <table:table-cell/>
          <table:table-cell office:value-type="string">
            <text:p>11</text:p>
          </table:table-cell>
          <table:table-cell table:number-columns-repeated="2"/>
          <table:table-cell office:value-type="string">
            <text:p>RG is called “Fool Boobie” and “Mother's dream” by Ralph. <text:s/>RG tells his mother about a dream he has of a white-winged bird that flew across the ocean thru the air; that he was riding the bird and that he received a great triumph and reception when he visited the foreign countries, and how his own people received him in great glory when he returned. <text:s/>RG's father calls these “pipe dreams.”</text:p>
          </table:table-cell>
          <table:table-cell/>
        </table:table-row>
        <table:table-row table:style-name="ro2">
          <table:table-cell/>
          <table:table-cell office:value-type="string">
            <text:p>13</text:p>
          </table:table-cell>
          <table:table-cell office:value-type="string">
            <text:p>RG 13 years of age.</text:p>
          </table:table-cell>
          <table:table-cell/>
          <table:table-cell office:value-type="string">
            <text:p>RG goes to Texarkana to school. <text:s/>While in this school meets Walter Kennelworth. <text:s/>RG tells Walter his plans for the future.</text:p>
          </table:table-cell>
          <table:table-cell/>
        </table:table-row>
        <table:table-row table:style-name="ro2">
          <table:table-cell/>
          <table:table-cell office:value-type="string">
            <text:p>14</text:p>
          </table:table-cell>
          <table:table-cell table:number-columns-repeated="2"/>
          <table:table-cell office:value-type="string">
            <text:p>RG leaves school to go to the automobile factory.</text:p>
          </table:table-cell>
          <table:table-cell/>
        </table:table-row>
        <table:table-row table:style-name="ro2">
          <table:table-cell/>
          <table:table-cell office:value-type="string">
            <text:p>14</text:p>
          </table:table-cell>
          <table:table-cell office:value-type="string">
            <text:p>Summer of 1919</text:p>
          </table:table-cell>
          <table:table-cell/>
          <table:table-cell office:value-type="string">
            <text:p>RG takes a position in Mr. K's office during the summer moths.</text:p>
          </table:table-cell>
          <table:table-cell/>
        </table:table-row>
        <table:table-row table:style-name="ro2">
          <table:table-cell/>
          <table:table-cell office:value-type="string">
            <text:p>15</text:p>
          </table:table-cell>
          <table:table-cell office:value-type="string">
            <text:p>Fall 1919</text:p>
          </table:table-cell>
          <table:table-cell/>
          <table:table-cell office:value-type="string">
            <text:p>RG returns to <text:span text:style-name="T1">school</text:span>.</text:p>
          </table:table-cell>
          <table:table-cell/>
        </table:table-row>
        <table:table-row table:style-name="ro7">
          <table:table-cell/>
          <table:table-cell office:value-type="string">
            <text:p>16</text:p>
          </table:table-cell>
          <table:table-cell office:value-type="string">
            <text:p>Spring 1920</text:p>
          </table:table-cell>
          <table:table-cell/>
          <table:table-cell office:value-type="string">
            <text:p>RG tells his mother that on account of his brother, he would never live at home again; that he would continue to stay in Texarkana, and go to <text:span text:style-name="T1">school</text:span> until he had finished his education, and then he would go to work for Mr. Kennelwroth. <text:s/>His mother had great faith in him and told him that she knew everything would come out all right for him, and that he should study hard, make the most of his opportunities, and prepare for the position Mr. Kennelworth was going to give him upon completing his studies.</text:p>
          </table:table-cell>
          <table:table-cell/>
        </table:table-row>
        <table:table-row table:style-name="ro2">
          <table:table-cell/>
          <table:table-cell office:value-type="string">
            <text:p>18</text:p>
          </table:table-cell>
          <table:table-cell office:value-type="string">
            <text:p>Spring 1921.</text:p>
          </table:table-cell>
          <table:table-cell/>
          <table:table-cell office:value-type="string">
            <text:p>RG makes greater progress in his studies, which greatly encouraged his chum, Walter Kennelworth.</text:p>
          </table:table-cell>
          <table:table-cell/>
        </table:table-row>
        <table:table-row table:style-name="ro3">
          <table:table-cell/>
          <table:table-cell office:value-type="string">
            <text:p>18</text:p>
          </table:table-cell>
          <table:table-cell office:value-type="string">
            <text:p>Sunday in the early part of June, [1921].</text:p>
          </table:table-cell>
          <table:table-cell/>
          <table:table-cell office:value-type="string">
            <text:p>Sermon at church. <text:s/></text:p>
          </table:table-cell>
          <table:table-cell/>
        </table:table-row>
        <table:table-row table:style-name="ro7">
          <table:table-cell/>
          <table:table-cell office:value-type="string">
            <text:p>20</text:p>
          </table:table-cell>
          <table:table-cell office:value-type="string">
            <text:p>A few weeks after the minister preached this sermon on charity and love.</text:p>
          </table:table-cell>
          <table:table-cell/>
          <table:table-cell office:value-type="string">
            <text:p>Walter introduces Robert to Marie one morning, after Sunday School. <text:s/>Marie is 13 years of age, and has black eyes that are like diamonds.</text:p>
          </table:table-cell>
          <table:table-cell/>
        </table:table-row>
        <table:table-row table:style-name="ro2">
          <table:table-cell/>
          <table:table-cell office:value-type="string">
            <text:p>21</text:p>
          </table:table-cell>
          <table:table-cell office:value-type="string">
            <text:p>Wednesday Eve. </text:p>
          </table:table-cell>
          <table:table-cell/>
          <table:table-cell office:value-type="string">
            <text:p>Letter from RG to Marie.</text:p>
          </table:table-cell>
          <table:table-cell/>
        </table:table-row>
        <table:table-row table:style-name="ro3">
          <table:table-cell/>
          <table:table-cell office:value-type="string">
            <text:p>22-23</text:p>
          </table:table-cell>
          <table:table-cell office:value-type="string">
            <text:p>RG a little over 15 years old.</text:p>
          </table:table-cell>
          <table:table-cell/>
          <table:table-cell office:value-type="string">
            <text:p>Letter from Marie to Robert. <text:s/>RG's heart jumped right up in his throat. <text:s/>This is his first love. RG's mother says stick to your studies, and don't let your love for Marie interfere with your progress.</text:p>
          </table:table-cell>
          <table:table-cell/>
        </table:table-row>
        <table:table-row table:style-name="ro3">
          <table:table-cell/>
          <table:table-cell office:value-type="string">
            <text:p>23</text:p>
          </table:table-cell>
          <table:table-cell office:value-type="string">
            <text:p>June 1921</text:p>
          </table:table-cell>
          <table:table-cell/>
          <table:table-cell office:value-type="string">
            <text:p>RG and Walter graduate. <text:s/>Walter graduates at 14, while Robert graduates at the age of 15. <text:s/>Marie is 13 years of age, and graduates the following year.</text:p>
          </table:table-cell>
          <table:table-cell/>
        </table:table-row>
        <table:table-row table:style-name="ro3">
          <table:table-cell/>
          <table:table-cell office:value-type="string">
            <text:p>23</text:p>
          </table:table-cell>
          <table:table-cell office:value-type="string">
            <text:p>After RG graduates</text:p>
          </table:table-cell>
          <table:table-cell/>
          <table:table-cell office:value-type="string">
            <text:p>RG at first decided to secure a position and go to work, but after consulting with Walter, he decided it would be best ot enter High School and get thru as soon as possible. <text:s/></text:p>
          </table:table-cell>
          <table:table-cell/>
        </table:table-row>
        <table:table-row table:style-name="ro2">
          <table:table-cell/>
          <table:table-cell office:value-type="string">
            <text:p>23</text:p>
          </table:table-cell>
          <table:table-cell office:value-type="string">
            <text:p>Fall 1921.</text:p>
          </table:table-cell>
          <table:table-cell/>
          <table:table-cell office:value-type="string">
            <text:p>RG and Walter begin High School. <text:s/>Here is where his great work began to show forth. <text:s/></text:p>
          </table:table-cell>
          <table:table-cell/>
        </table:table-row>
        <table:table-row table:style-name="ro2">
          <table:table-cell/>
          <table:table-cell office:value-type="string">
            <text:p>24</text:p>
          </table:table-cell>
          <table:table-cell office:value-type="string">
            <text:p>1924</text:p>
          </table:table-cell>
          <table:table-cell/>
          <table:table-cell office:value-type="string">
            <text:p>RG and Walter graduate from High School in Texarkana with high honors.</text:p>
          </table:table-cell>
          <table:table-cell/>
        </table:table-row>
        <table:table-row table:style-name="ro60">
          <table:table-cell/>
          <table:table-cell office:value-type="string">
            <text:p>24</text:p>
          </table:table-cell>
          <table:table-cell office:value-type="string">
            <text:p>Fall 1924</text:p>
          </table:table-cell>
          <table:table-cell/>
          <table:table-cell office:value-type="string">
            <text:p>Walter to go to Columbia College in New York to begin his course. <text:s/>RG to go to work for Mr. K in his office. <text:s/>RG is a willing worker, an expert stenographer and secretary. <text:s/>Walter parts with Walter, and they talk of the future in New York, hoping that one day RG would join Walter there.</text:p>
          </table:table-cell>
          <table:table-cell/>
        </table:table-row>
        <table:table-row table:style-name="ro2">
          <table:table-cell/>
          <table:table-cell office:value-type="string">
            <text:p>24</text:p>
          </table:table-cell>
          <table:table-cell office:value-type="string">
            <text:p>1925</text:p>
          </table:table-cell>
          <table:table-cell/>
          <table:table-cell office:value-type="string">
            <text:p>Marie graduates from High School with the highest of honors.</text:p>
          </table:table-cell>
          <table:table-cell/>
        </table:table-row>
        <table:table-row table:style-name="ro60">
          <table:table-cell/>
          <table:table-cell office:value-type="string">
            <text:p>24</text:p>
          </table:table-cell>
          <table:table-cell office:value-type="string">
            <text:p>Soon after Marie's high School graduation.</text:p>
          </table:table-cell>
          <table:table-cell/>
          <table:table-cell office:value-type="string">
            <text:p>Soon after her graduation from High School, there was much talk about the College <text:span text:style-name="T1">Marie</text:span> should enter. Her father and mother finally decided that she should go to the <text:span text:style-name="T1">Kidd-Key College</text:span> at <text:span text:style-name="T1">Sherman, Texas</text:span>, as this was nearby and Marie could go home occasionally.</text:p>
          </table:table-cell>
          <table:table-cell/>
        </table:table-row>
        <table:table-row table:style-name="ro2">
          <table:table-cell/>
          <table:table-cell office:value-type="string">
            <text:p>25-26</text:p>
          </table:table-cell>
          <table:table-cell office:value-type="string">
            <text:p>1926 Spring.</text:p>
          </table:table-cell>
          <table:table-cell/>
          <table:table-cell office:value-type="string">
            <text:p>RG's father dies. <text:s/>RG goes back to the farm, and contracts malaria fever.</text:p>
          </table:table-cell>
          <table:table-cell/>
        </table:table-row>
        <table:table-row table:style-name="ro3">
          <table:table-cell/>
          <table:table-cell office:value-type="string">
            <text:p>26</text:p>
          </table:table-cell>
          <table:table-cell table:number-columns-repeated="2"/>
          <table:table-cell office:value-type="string">
            <text:p>Soon after [RG's illness?] RG returns to his position with Mr. K. <text:s/>RG meets with another automobile accident, breaking his right arm.</text:p>
          </table:table-cell>
          <table:table-cell/>
        </table:table-row>
        <table:table-row table:style-name="ro3">
          <table:table-cell/>
          <table:table-cell office:value-type="string">
            <text:p>26</text:p>
          </table:table-cell>
          <table:table-cell office:value-type="string">
            <text:p>Marie at 18 years old.</text:p>
          </table:table-cell>
          <table:table-cell/>
          <table:table-cell office:value-type="string">
            <text:p>Marie returns home for vacation. <text:s/>Walter suggests to his parents that they give a party in honor of Marie Stanton. <text:s/>RG becomes jealous.</text:p>
          </table:table-cell>
          <table:table-cell/>
        </table:table-row>
        <table:table-row table:style-name="ro2">
          <table:table-cell/>
          <table:table-cell office:value-type="string">
            <text:p>27</text:p>
          </table:table-cell>
          <table:table-cell office:value-type="string">
            <text:p>End of August [1926].</text:p>
          </table:table-cell>
          <table:table-cell/>
          <table:table-cell office:value-type="string">
            <text:p>RG gets anxious as he knew Marie was to return to school soon. <text:s/>He writes a letter with poems “Parting” and “Yesterday”.</text:p>
          </table:table-cell>
          <table:table-cell/>
        </table:table-row>
        <table:table-row table:style-name="ro60">
          <table:table-cell/>
          <table:table-cell office:value-type="string">
            <text:p>28</text:p>
          </table:table-cell>
          <table:table-cell office:value-type="string">
            <text:p>September, 1926</text:p>
          </table:table-cell>
          <table:table-cell/>
          <table:table-cell office:value-type="string">
            <text:p>Marie returns to school at Sherman Texas, leaving RG very much broken hearted because she refused to make up. <text:s/>Following her return, RG spends many long weeks of anxiety, becoming very blue and dejected. <text:s/>RG then sends his farewell letter. <text:s/>Then a few more letters back and forth between RG and Marie.</text:p>
          </table:table-cell>
          <table:table-cell/>
        </table:table-row>
        <table:table-row table:style-name="ro2">
          <table:table-cell/>
          <table:table-cell office:value-type="string">
            <text:p>36-37</text:p>
          </table:table-cell>
          <table:table-cell table:number-columns-repeated="2"/>
          <table:table-cell office:value-type="string">
            <text:p>The Garden Of Love poem.</text:p>
          </table:table-cell>
          <table:table-cell/>
        </table:table-row>
        <table:table-row table:style-name="ro60">
          <table:table-cell/>
          <table:table-cell office:value-type="string">
            <text:p>40</text:p>
          </table:table-cell>
          <table:table-cell office:value-type="string">
            <text:p>October 23, 1926.</text:p>
          </table:table-cell>
          <table:table-cell/>
          <table:table-cell office:value-type="string">
            <text:p>Beginning again. <text:s/>Beautiful sunshiny Saturday afternoon, train wended its way across the prairies for Sherman, Texas. <text:s/>His face beaming with smiles. They spend Saturday and Sunday together, supremely happy. <text:s/>After RG returns, he begins to study the Bible more than ever, to build an airplane.</text:p>
          </table:table-cell>
          <table:table-cell/>
        </table:table-row>
        <table:table-row table:style-name="ro2">
          <table:table-cell/>
          <table:table-cell office:value-type="string">
            <text:p>50-61</text:p>
          </table:table-cell>
          <table:table-cell table:number-columns-repeated="2"/>
          <table:table-cell office:value-type="string">
            <text:p>Ezekiel plans for the airplane that RG found in the bible.</text:p>
          </table:table-cell>
          <table:table-cell/>
        </table:table-row>
        <table:table-row table:style-name="ro2">
          <table:table-cell/>
          <table:table-cell office:value-type="string">
            <text:p>61-74</text:p>
          </table:table-cell>
          <table:table-cell table:number-columns-repeated="2"/>
          <table:table-cell office:value-type="string">
            <text:p>Letters to Mr. K (and others). <text:s/></text:p>
          </table:table-cell>
          <table:table-cell/>
        </table:table-row>
        <table:table-row table:style-name="ro3">
          <table:table-cell/>
          <table:table-cell office:value-type="string">
            <text:p>70</text:p>
          </table:table-cell>
          <table:table-cell office:value-type="string">
            <text:p>January 24, [1927].</text:p>
          </table:table-cell>
          <table:table-cell/>
          <table:table-cell office:value-type="string">
            <text:p>RG makes his first cotton trade. <text:s/>“Today I have started on the road to fame and fortune.” <text:s/>Reference to when RG and Marie were together last.</text:p>
          </table:table-cell>
          <table:table-cell/>
        </table:table-row>
        <table:table-row table:style-name="ro2">
          <table:table-cell/>
          <table:table-cell office:value-type="string">
            <text:p>75-84</text:p>
          </table:table-cell>
          <table:table-cell office:value-type="string">
            <text:p>January 28, 1927.</text:p>
          </table:table-cell>
          <table:table-cell/>
          <table:table-cell office:value-type="string">
            <text:p>Future Cycles article.</text:p>
          </table:table-cell>
          <table:table-cell/>
        </table:table-row>
        <table:table-row table:style-name="ro2">
          <table:table-cell/>
          <table:table-cell office:value-type="string">
            <text:p>85-89</text:p>
          </table:table-cell>
          <table:table-cell table:number-columns-repeated="2"/>
          <table:table-cell office:value-type="string">
            <text:p>Cycles of Transportation article.</text:p>
          </table:table-cell>
          <table:table-cell/>
        </table:table-row>
        <table:table-row table:style-name="ro3">
          <table:table-cell/>
          <table:table-cell office:value-type="string">
            <text:p>105</text:p>
          </table:table-cell>
          <table:table-cell office:value-type="string">
            <text:p>[Saturday], May 21 [1927].</text:p>
          </table:table-cell>
          <table:table-cell/>
          <table:table-cell office:value-type="string">
            <text:p>Red-letter day in the life of Robert Gordon. <text:s/>RG gives Mr. K his resignation letter, to take place on May 31, 1927. <text:s/>This is the greatest day in history. <text:s/>Lindbergh, the lone aviator, crossed the Atlantic and landed safely in Paris.</text:p>
          </table:table-cell>
          <table:table-cell/>
        </table:table-row>
        <table:table-row table:style-name="ro3" table:number-rows-repeated="28">
          <table:table-cell table:number-columns-repeated="6"/>
        </table:table-row>
        <table:table-row table:style-name="ro3">
          <table:table-cell table:number-columns-repeated="6"/>
        </table:table-row>
      </table:table>
      <table:table table:name="War before pg. 277" table:style-name="ta1" table:print="false">
        <table:table-column table:style-name="co13" table:default-cell-style-name="ce5"/>
        <table:table-column table:style-name="co14" table:default-cell-style-name="ce5"/>
        <table:table-column table:style-name="co15" table:default-cell-style-name="ce5"/>
        <table:table-column table:style-name="co16" table:default-cell-style-name="ce3"/>
        <table:table-column table:style-name="co17" table:default-cell-style-name="ce5"/>
        <table:table-column table:style-name="co18" table:default-cell-style-name="ce5"/>
        <table:table-column table:style-name="co19" table:number-columns-repeated="1018" table:default-cell-style-name="Default"/>
        <table:table-row table:style-name="ro1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8" office:value-type="string">
            <text:p><text:span text:style-name="T3">Calvin Gordon was a Captain in the US Army in Spain (Spanish-American war). <text:s/></text:span><text:span text:style-name="T4"><text:s/>Robert’s </text:span><text:span text:style-name="T3">own father went with Colonel Roosevelt and became a Captain in the Spanish-American War in 1898. <text:s/>Ralph born in 1898, after father went to war.</text:span></text:p>
          </table:table-cell>
          <table:table-cell table:number-columns-repeated="1019"/>
        </table:table-row>
        <table:table-row table:style-name="ro6">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2">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10" office:value-type="string">
            <text:p>Amelia's great-grandfather fought in War of 1812.</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table:number-columns-repeated="2"/>
          <table:table-cell table:style-name="ce10" office:value-type="string">
            <text:p><text:s/>Amelia talked of his grandfather, Colonel Robert Gordon, for whom he was named, and how he became famous during the Civil War</text:p>
          </table:table-cell>
          <table:table-cell table:number-columns-repeated="1019"/>
        </table:table-row>
        <table:table-row table:style-name="ro3">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7">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11"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6">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11" office:value-type="string">
            <text:p><text:span text:style-name="T3"><text:s/></text:span><text:span text:style-name="T3">His brother </text:span><text:span text:style-name="T5">Ralph had just returned from France, where he had met with many obstacles in the war</text:span><text:span text:style-name="T3">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7">
          <table:table-cell/>
          <table:table-cell office:value-type="float" office:value="70">
            <text:p>70</text:p>
          </table:table-cell>
          <table:table-cell office:value-type="string">
            <text:p>Letter is dated January 24, 1927.</text:p>
          </table:table-cell>
          <table:table-cell/>
          <table:table-cell table:style-name="ce11" office:value-type="string">
            <text:p><text:span text:style-name="T3"><text:s/></text:span><text:span text:style-name="T3">I have figured out the repetition of each cycle when </text:span><text:span text:style-name="T6">wars</text:span><text:span text:style-name="T3"> will come. I believe that the </text:span><text:span text:style-name="T5">wheat prices forecast coming wars</text:span><text:span text:style-name="T3">. Through my study of the Bible, I have determined the major and minor time factors which repeat in the history of nations, men and markets.</text:span></text:p>
          </table:table-cell>
          <table:table-cell table:number-columns-repeated="1019"/>
        </table:table-row>
        <table:table-row table:style-name="ro5">
          <table:table-cell/>
          <table:table-cell office:value-type="float" office:value="81">
            <text:p>81</text:p>
          </table:table-cell>
          <table:table-cell office:value-type="string">
            <text:p>Article is dated January 28, 1927.</text:p>
          </table:table-cell>
          <table:table-cell/>
          <table:table-cell table:style-name="ce11"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13">
          <table:table-cell office:value-type="float" office:value="14">
            <text:p>14</text:p>
          </table:table-cell>
          <table:table-cell office:value-type="string">
            <text:p>183, 184</text:p>
          </table:table-cell>
          <table:table-cell table:style-name="ce6" office:value-type="string">
            <text:p>Current date is June 11, 1927</text:p>
          </table:table-cell>
          <table:table-cell/>
          <table:table-cell table:style-name="ce10" office:value-type="string">
            <text:p><text:span text:style-name="T3"><text:s/></text:span><text:span text:style-name="T3">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3">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4"> by Russia, were fighting with their backs to the wall, </text:span><text:span text:style-name="T3">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3">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6" office:value-type="string">
            <text:p>15</text:p>
          </table:table-cell>
          <table:table-cell table:style-name="ce6" office:value-type="string">
            <text:p>189</text:p>
          </table:table-cell>
          <table:table-cell table:style-name="ce6" office:value-type="string">
            <text:p>Current date is June 13, 1927</text:p>
          </table:table-cell>
          <table:table-cell table:style-name="ce6"/>
          <table:table-cell table:style-name="ce12" office:value-type="string">
            <text:p><text:s/>Robert said when the world once realized the great power of Love, that jealousy, enmity, all accusations and the desire for personal gain, would pass away. That when Love alone dominated the hearts of men and women, <text:span text:style-name="T1">wars would be no more</text:span>, and that men would see no evil in their fellow-men as Eric saw no evil in Molly’s sacrifice but knew and understood that great love for him was the motive that prompted her actions.</text:p>
          </table:table-cell>
          <table:table-cell table:style-name="ce14"/>
          <table:table-cell table:style-name="ce16"/>
          <table:table-cell table:style-name="ce3" table:number-columns-repeated="1017"/>
        </table:table-row>
        <table:table-row table:style-name="ro9">
          <table:table-cell table:style-name="ce3" office:value-type="string">
            <text:p>19</text:p>
          </table:table-cell>
          <table:table-cell table:style-name="ce3" office:value-type="string">
            <text:p>234</text:p>
          </table:table-cell>
          <table:table-cell table:style-name="ce3" office:value-type="string">
            <text:p>Last date given was Fall 1928 when DOD invention was complete. <text:s/>Next date after this is early September 1928.</text:p>
          </table:table-cell>
          <table:table-cell/>
          <table:table-cell table:style-name="ce12" office:value-type="string">
            <text:p><text:s/>Robert and Walter were making money rapidly in the cotton market. The <text:span text:style-name="T1">war clouds were gathering and Europe was buying cotton</text:span>. It had had a big advance and they were playing the fast moves up and down, both on the buying and selling sides.</text:p>
          </table:table-cell>
          <table:table-cell table:style-name="ce3" office:value-type="string">
            <text:p>War connected to cotton?</text:p>
          </table:table-cell>
          <table:table-cell table:style-name="ce3" table:number-columns-repeated="1018"/>
        </table:table-row>
        <table:table-row table:style-name="ro14">
          <table:table-cell table:style-name="ce3" office:value-type="string">
            <text:p>20</text:p>
          </table:table-cell>
          <table:table-cell table:style-name="ce3" office:value-type="string">
            <text:p>243</text:p>
          </table:table-cell>
          <table:table-cell table:style-name="ce7" office:value-type="string">
            <text:p>Latter part of Feburary 1929</text:p>
          </table:table-cell>
          <table:table-cell/>
          <table:table-cell table:style-name="ce13" office:value-type="string">
            <text:p><text:span text:style-name="T3">RG at the Aviators' Costume Ball to take place in the Hotel Lafayette: </text:span><text:span text:style-name="T4"><text:s/>Aviators were there from all over the </text:span><text:span text:style-name="T3">world. They had come for the great convention. </text:span><text:span text:style-name="T5">Each country was competing for the grand prize for the most efficient airplane and the best one suited for war purposes. </text:span><text:span text:style-name="T3">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3" table:number-columns-repeated="1019"/>
        </table:table-row>
        <table:table-row table:style-name="ro12" table:number-rows-repeated="23">
          <table:table-cell table:style-name="ce3" table:number-columns-repeated="3"/>
          <table:table-cell/>
          <table:table-cell table:style-name="ce14"/>
          <table:table-cell table:style-name="ce3" table:number-columns-repeated="1019"/>
        </table:table-row>
        <table:table-row table:style-name="ro12" table:number-rows-repeated="4">
          <table:table-cell table:number-columns-repeated="4"/>
          <table:table-cell table:style-name="ce15"/>
          <table:table-cell table:number-columns-repeated="1019"/>
        </table:table-row>
        <table:table-row table:style-name="ro12" table:number-rows-repeated="1048534">
          <table:table-cell table:number-columns-repeated="1024"/>
        </table:table-row>
        <table:table-row table:style-name="ro12">
          <table:table-cell table:number-columns-repeated="1024"/>
        </table:table-row>
      </table:table>
      <table:table table:name="War events" table:style-name="ta1" table:print="false">
        <table:table-column table:style-name="co20" table:default-cell-style-name="ce107"/>
        <table:table-column table:style-name="co21" table:default-cell-style-name="ce107"/>
        <table:table-column table:style-name="co22" table:default-cell-style-name="ce113"/>
        <table:table-column table:style-name="co23" table:default-cell-style-name="ce117"/>
        <table:table-column table:style-name="co24" table:default-cell-style-name="ce106"/>
        <table:table-column table:style-name="co116" table:default-cell-style-name="ce114"/>
        <table:table-column table:style-name="co19" table:number-columns-repeated="1018" table:default-cell-style-name="Default"/>
        <table:table-row table:style-name="ro67">
          <table:table-cell table:style-name="ce103" office:value-type="string">
            <text:p>rluu: Note: Not all exact details about each date entry was included. <text:s/>This is because the text for each event was very dense and would have been like copying the book word-for-word. <text:s/></text:p>
          </table:table-cell>
          <table:table-cell table:style-name="ce108"/>
          <table:table-cell table:style-name="ce109"/>
          <table:table-cell table:style-name="ce115"/>
          <table:table-cell table:style-name="ce109"/>
          <table:table-cell table:style-name="ce115"/>
          <table:table-cell table:style-name="ce128" table:number-columns-repeated="1018"/>
        </table:table-row>
        <table:table-row table:style-name="ro67">
          <table:table-cell table:style-name="ce104" office:value-type="string">
            <text:p>Chapter</text:p>
          </table:table-cell>
          <table:table-cell table:style-name="ce104" office:value-type="string">
            <text:p>Page</text:p>
          </table:table-cell>
          <table:table-cell table:style-name="ce110" office:value-type="string">
            <text:p>Timestamp given</text:p>
          </table:table-cell>
          <table:table-cell table:style-name="ce116" office:value-type="string">
            <text:p>Actual timestamp</text:p>
          </table:table-cell>
          <table:table-cell table:style-name="ce110" office:value-type="string">
            <text:p>Event</text:p>
          </table:table-cell>
          <table:table-cell table:style-name="ce116" office:value-type="string">
            <text:p>Notes/Comments</text:p>
          </table:table-cell>
          <table:table-cell table:style-name="ce128" table:number-columns-repeated="1018"/>
        </table:table-row>
        <table:table-row table:style-name="ro6">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ce105"/>
          <table:table-cell table:style-name="ce118"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28" table:number-columns-repeated="1018"/>
        </table:table-row>
        <table:table-row table:style-name="ro3">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ce105"/>
          <table:table-cell table:style-name="ce114"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28" table:number-columns-repeated="1018"/>
        </table:table-row>
        <table:table-row table:style-name="ro56">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ce105"/>
          <table:table-cell table:style-name="ce119" office:value-type="string">
            <text:p><text:span text:style-name="T3">He read the 12th verse [of Daniel]:</text:span></text:p>
            <text:p><text:span text:style-name="T3">“</text:span><text:span text:style-name="T3">Blesseth is he that waiteth, and cometh to the thousand</text:span></text:p>
            <text:p><text:span text:style-name="T3">three hundred and five and thirty days.”</text:span></text:p>
            <text:p><text:span text:style-name="T3">Robert believed that he understood the cycle and knew the number of years, months and days referred to in Daniel’s prophecies. Calculated that from </text:span><text:span text:style-name="T5">March, 1931</text:span><text:span text:style-name="T3">, until the end of </text:span><text:span text:style-name="T5">June, 1932</text:span><text:span text:style-name="T3">,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28" table:number-columns-repeated="1018"/>
        </table:table-row>
        <table:table-row table:style-name="ro57">
          <table:table-cell table:style-name="ce105" office:value-type="string">
            <text:p>19</text:p>
          </table:table-cell>
          <table:table-cell table:style-name="ce105" office:value-type="string">
            <text:p>223</text:p>
          </table:table-cell>
          <table:table-cell table:style-name="ce111" office:value-type="string">
            <text:p>A few days before Christmas, 1927</text:p>
          </table:table-cell>
          <table:table-cell table:style-name="ce105"/>
          <table:table-cell table:style-name="ce120" office:value-type="string">
            <text:p><text:span text:style-name="T3"><text:s/></text:span><text:span text:style-name="T3">A few days before Christmas there was a big decline in the stock market. All kinds of unfavorable rumors were afloat. Business conditions were bad. </text:span><text:span text:style-name="T5">War clouds were gathering thick in Europe.</text:span><text:span text:style-name="T3"> Newspapers talked of the uncertainties in the new year due to the coming presidential election. The public had lost confidence and were selling stocks. Robert decided that this was the time to cash in so he covered a big line of </text:span><text:span text:style-name="T5">Shorts</text:span><text:span text:style-name="T3"> in Major Motors, Central Steel and others.</text:span></text:p>
          </table:table-cell>
          <table:table-cell office:value-type="string">
            <text:p>Note that 'Shorts' is capitalized in the text. <text:s/></text:p>
          </table:table-cell>
          <table:table-cell table:style-name="ce128" table:number-columns-repeated="1018"/>
        </table:table-row>
        <table:table-row table:style-name="ro6">
          <table:table-cell table:style-name="ce106" office:value-type="string">
            <text:p>19</text:p>
          </table:table-cell>
          <table:table-cell table:style-name="ce106" office:value-type="string">
            <text:p>224</text:p>
          </table:table-cell>
          <table:table-cell table:style-name="ce112" office:value-type="string">
            <text:p>The <text:span text:style-name="T7">early part of 1928 </text:span></text:p>
          </table:table-cell>
          <table:table-cell table:style-name="ce106"/>
          <table:table-cell table:style-name="ce120" office:value-type="string">
            <text:p><text:span text:style-name="T3"><text:s/></text:span><text:span text:style-name="T3">In the early part of 1928 Robert calculated that </text:span><text:span text:style-name="T5">war was inevitable between England and Russia</text:span><text:span text:style-name="T3">. He figured that the </text:span><text:span text:style-name="T5">war would start not later than the summer </text:span><text:span text:style-name="T3">and that many nations would be involved and that later an attack on the United States would come. His first airplane was now completed, -- a small one according to the plan laid down by Ezekiel in the Bible.</text:span></text:p>
          </table:table-cell>
          <table:table-cell table:style-name="ce106"/>
          <table:table-cell table:style-name="ce129" table:number-columns-repeated="1018"/>
        </table:table-row>
        <table:table-row table:style-name="ro68">
          <table:table-cell table:style-name="ce106" office:value-type="string">
            <text:p>20</text:p>
          </table:table-cell>
          <table:table-cell table:style-name="ce106" office:value-type="string">
            <text:p>237</text:p>
          </table:table-cell>
          <table:table-cell table:style-name="ce112" office:value-type="string">
            <text:p>Approaching the end of 1928</text:p>
          </table:table-cell>
          <table:table-cell table:style-name="ce106"/>
          <table:table-cell table:style-name="ce120" office:value-type="string">
            <text:p><text:span text:style-name="T3">As the end of 1928 neared, war was already raging in Europe. </text:span><text:span text:style-name="T5">England and Russia had already gone to war</text:span><text:span text:style-name="T3"> as Robert had predicted. </text:span><text:span text:style-name="T5">Complications were developing quick and fast and war clouds were gathering</text:span><text:span text:style-name="T3">. Robert knew that it was only a question of a short time when the United States with all of its gold supply, would be attacked and there would be a great battle in the air. Great progress had been made in aviation. </text:span><text:span text:style-name="T5">Airplanes were carrying mail at the rate of 300 miles per hour. </text:span><text:span text:style-name="T3">Passenger lines were now starting all over the United States. "Marie the Angel of Mercy," Robert's great ship, was rapidly nearing completion.</text:span></text:p>
          </table:table-cell>
          <table:table-cell table:style-name="ce106"/>
          <table:table-cell table:style-name="ce129" table:number-columns-repeated="1018"/>
        </table:table-row>
        <table:table-row table:style-name="ro16">
          <table:table-cell table:style-name="ce106" office:value-type="string">
            <text:p>25</text:p>
          </table:table-cell>
          <table:table-cell table:style-name="ce106" office:value-type="string">
            <text:p>276, 277</text:p>
          </table:table-cell>
          <table:table-cell table:style-name="ce112" office:value-type="string">
            <text:p>Fall of 1929</text:p>
          </table:table-cell>
          <table:table-cell table:style-name="ce106"/>
          <table:table-cell table:style-name="ce121" office:value-type="string">
            <text:p>The war clouds had begun to appear as Robert had predicted. <text:s/><text:span text:style-name="T4"><text:s/>Spain and Japan</text:span></text:p>
            <text:p><text:span text:style-name="T3">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5">working to improve on his Ezekiel plane</text:span><text:span text:style-name="T3">. He was keeping everything secret, sending out plans to different manufacturers and having the parts made, </text:span><text:span text:style-name="T5">Walter and himself secretly putting the machine together</text:span><text:span text:style-name="T3">. <text:s/></text:span><text:span text:style-name="T4"><text:s/>The Government realizing the </text:span><text:span text:style-name="T3">increased demand for gasoline on account of the large</text:span></text:p>
            <text:p><text:span text:style-name="T3">amount of airplanes used, knew that in time of war </text:span><text:span text:style-name="T5">their success would depend upon the supply of oil and gas</text:span><text:span text:style-name="T3">.</text:span></text:p>
          </table:table-cell>
          <table:table-cell table:style-name="ce106"/>
          <table:table-cell table:style-name="ce129" table:number-columns-repeated="1018"/>
        </table:table-row>
        <table:table-row table:style-name="ro3">
          <table:table-cell office:value-type="float" office:value="25">
            <text:p>25</text:p>
          </table:table-cell>
          <table:table-cell office:value-type="float" office:value="277">
            <text:p>277</text:p>
          </table:table-cell>
          <table:table-cell office:value-type="string">
            <text:p>April, 1930</text:p>
          </table:table-cell>
          <table:table-cell table:style-name="ce113" office:value-type="string">
            <text:p>April 21, 1930.</text:p>
          </table:table-cell>
          <table:table-cell office:value-type="string">
            <text:p><text:span text:style-name="T1">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69">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style-name="ce113"/>
          <table:table-cell table:style-name="ce121" office:value-type="string">
            <text:p><text:span text:style-name="T4">The United States Government fearing that Japan </text:span><text:span text:style-name="T3">would make the first attack on the </text:span><text:span text:style-name="T5">Pacific Coast either around Los Angeles or San Francisco, rushed the battle fleet to the Pacific</text:span><text:span text:style-name="T3">. This proved to be one of the greatest mistakes of the war. </text:span><text:span text:style-name="T5">As soon as the battleships cruised into the Pacific, Japan attacked from the air with their noiseless airplanes and began dropping deadly bombs from great heights.</text:span><text:span text:style-name="T3">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5">Japanese planes could rise more than twice the altitude of the United States planes. </text:span><text:span text:style-name="T3">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4"><text:s/>A council of war was held. The commanding officers </text:span><text:span text:style-name="T3">were called together. The President hastily summoned the Cabinet. There was no minimizing the danger for everyone knew that the ingenuity of </text:span><text:span text:style-name="T5">Japan had designed a superior fighting plane; that this was to be a war in the air and that all old methods and weapons of war were obsolete</text:span><text:span text:style-name="T3">; that the United States must move quick and fast to prevent destruction of the Pacific Coast cities. <text:s/></text:span><text:span text:style-name="T4"><text:s/>They decided to confiscate the large manufacturing </text:span><text:span text:style-name="T3">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5"> victory gained on the water</text:span><text:span text:style-name="T3"> by attacking Los Angeles from the air in the middle of May.</text:span></text:p>
          </table:table-cell>
          <table:table-cell table:style-name="ce126" office:value-type="string">
            <text:p><text:span text:style-name="T14">Summary: Japan attacks the Pacific Coast (around LA and SF) with noiseless airplanes. <text:s/>Destroys </text:span><text:span text:style-name="T15">many US battleships in the Pacific using bombs from noiseless airplanes at great heights. <text:s/>US defeat was swift and severe. <text:s/>This was a </text:span><text:span text:style-name="T16">Japan victory gained on water.</text:span></text:p>
          </table:table-cell>
          <table:table-cell table:number-columns-repeated="1018"/>
        </table:table-row>
        <table:table-row table:style-name="ro70">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style-name="ce113"/>
          <table:table-cell table:style-name="ce121" office:value-type="string">
            <text:p><text:span text:style-name="T3">Japan was quick to follow up her victory gained on the water by </text:span><text:span text:style-name="T5">attacking Los Angeles from the air</text:span><text:span text:style-name="T3"> in the middle of May. </text:span><text:span text:style-name="T5">Here again the great value of the silent motor was proved and the height to which the Japanese plane could rise. </text:span><text:span text:style-name="T3">As the enemy stole over the city in the silence of the night, not a sound could be heard from their motors at the great heights which they were sailing. Bombs began to fall in the business section</text:span><text:span text:style-name="T4"> and the skyscrapers crumbled to pieces. Every street </text:span><text:span text:style-name="T3">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5">Then the giant aircraft guns were trained on the enemy, but the distance was so great and the planes moving so swiftly, that they were unable to do much damage. They only succeeded in bringing down three of the bombing planes.</text:span><text:span text:style-name="T3"> </text:span><text:span text:style-name="T5">The United States scouting planes were sent out immediately, followed by the fighting planes carrying 6-inch guns. </text:span><text:span text:style-name="T3">They found that the</text:span><text:span text:style-name="T5"> Japanese planes were dropping bombs from a height of 60,000 to 80,000 feet </text:span><text:span text:style-name="T3">and the </text:span><text:span text:style-name="T5">United States planes were unable to rise high enough to attack them. </text:span><text:span text:style-name="T3">The battle waged thruout the night and when the sun rose the next morning, the beautiful city of Los Angeles was in ruins. </text:span><text:span text:style-name="T5">Thousands of people bad been killed </text:span><text:span text:style-name="T3">and the most of the important buildings had been destroyed. </text:span><text:span text:style-name="T5">The people of Los Angeles were more excited than they had ever been during earthquakes. </text:span><text:span text:style-name="T3">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4"><text:s/>that the enemy would follow this attack by more attacks </text:span><text:span text:style-name="T3">it was decided that to force the people to remain meant certain death and a destruction of the balance of the valuable property, so </text:span><text:span text:style-name="T5">the only thing to do was to move the people out as fast as possible and surrender the city. </text:span><text:span text:style-name="T3">After the commanders had held this council, news of their decision was conveyed to the subordinate officers.</text:span></text:p>
          </table:table-cell>
          <table:table-cell table:style-name="ce120" office:value-type="string">
            <text:p>Battle of Los Angeles, Japan attacked from the air. <text:s/>US to surrender. <text:s/>This was a night attack.</text:p>
          </table:table-cell>
          <table:table-cell table:number-columns-repeated="1018"/>
        </table:table-row>
        <table:table-row table:style-name="ro2">
          <table:table-cell office:value-type="string">
            <text:p>25</text:p>
          </table:table-cell>
          <table:table-cell office:value-type="string">
            <text:p>283</text:p>
          </table:table-cell>
          <table:table-cell office:value-type="string">
            <text:p>June 14, [1930]</text:p>
          </table:table-cell>
          <table:table-cell table:style-name="ce113"/>
          <table:table-cell office:value-type="string">
            <text:p><text:span text:style-name="T1">Los Angeles </text:span>was surrendered.</text:p>
          </table:table-cell>
          <table:table-cell office:value-type="string">
            <text:p>Los Angeles surrendered.</text:p>
          </table:table-cell>
          <table:table-cell table:number-columns-repeated="1018"/>
        </table:table-row>
        <table:table-row table:style-name="ro3">
          <table:table-cell office:value-type="string">
            <text:p>25</text:p>
          </table:table-cell>
          <table:table-cell office:value-type="string">
            <text:p>285</text:p>
          </table:table-cell>
          <table:table-cell office:value-type="string">
            <text:p>August 1, [1930]</text:p>
          </table:table-cell>
          <table:table-cell table:style-name="ce105"/>
          <table:table-cell table:style-name="ce122" office:value-type="string">
            <text:p>Enemy planes crossed the <text:span text:style-name="T1">Rio Grande</text:span> and dropped bombs all along from <text:span text:style-name="T1">Brownsville</text:span> to <text:span text:style-name="T1">El Paso</text:span>.</text:p>
          </table:table-cell>
          <table:table-cell office:value-type="string">
            <text:p>Attack along the Rio Grande (Brownsville to El Paso).</text:p>
          </table:table-cell>
          <table:table-cell table:number-columns-repeated="1018"/>
        </table:table-row>
        <table:table-row table:style-name="ro60">
          <table:table-cell office:value-type="string">
            <text:p>25</text:p>
          </table:table-cell>
          <table:table-cell office:value-type="string">
            <text:p>286</text:p>
          </table:table-cell>
          <table:table-cell office:value-type="string">
            <text:p>Morning of August 3, [1930]</text:p>
          </table:table-cell>
          <table:table-cell table:style-name="ce113"/>
          <table:table-cell office:value-type="string">
            <text:p>Captain Robert Gordon traveled across <text:span text:style-name="T1">Arizona</text:span> and<text:span text:style-name="T1"> New Mexico</text:span> and as he neared <text:span text:style-name="T1">El Paso</text:span>, saw the largest airship that he had ever seen before slowly drifting over<text:span text:style-name="T1"> El Pas</text:span>o. <text:s/>This is the “<text:span text:style-name="T1">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60">
          <table:table-cell office:value-type="string">
            <text:p>26</text:p>
          </table:table-cell>
          <table:table-cell office:value-type="string">
            <text:p>290</text:p>
          </table:table-cell>
          <table:table-cell office:value-type="string">
            <text:p>September, 1930</text:p>
          </table:table-cell>
          <table:table-cell table:style-name="ce113"/>
          <table:table-cell office:value-type="string">
            <text:p>Attack on <text:span text:style-name="T1">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2">
          <table:table-cell office:value-type="string">
            <text:p>27</text:p>
          </table:table-cell>
          <table:table-cell office:value-type="string">
            <text:p>300</text:p>
          </table:table-cell>
          <table:table-cell office:value-type="string">
            <text:p>1931</text:p>
          </table:table-cell>
          <table:table-cell table:style-name="ce113"/>
          <table:table-cell office:value-type="string">
            <text:p>RG says the war will get worse in 1931.</text:p>
          </table:table-cell>
          <table:table-cell table:number-columns-repeated="1019"/>
        </table:table-row>
        <table:table-row table:style-name="ro2">
          <table:table-cell office:value-type="string">
            <text:p>27</text:p>
          </table:table-cell>
          <table:table-cell office:value-type="string">
            <text:p>300</text:p>
          </table:table-cell>
          <table:table-cell office:value-type="string">
            <text:p>Summer or Fall 1932</text:p>
          </table:table-cell>
          <table:table-cell table:style-name="ce113"/>
          <table:table-cell office:value-type="string">
            <text:p>The end [of the war] will not come until the Summer or Fall of 1932.</text:p>
          </table:table-cell>
          <table:table-cell table:number-columns-repeated="1019"/>
        </table:table-row>
        <table:table-row table:style-name="ro2">
          <table:table-cell office:value-type="string">
            <text:p>27</text:p>
          </table:table-cell>
          <table:table-cell office:value-type="string">
            <text:p>301</text:p>
          </table:table-cell>
          <table:table-cell office:value-type="string">
            <text:p>Latter part of October 1930</text:p>
          </table:table-cell>
          <table:table-cell table:style-name="ce113"/>
          <table:table-cell office:value-type="string">
            <text:p>Robert <text:span text:style-name="T1">returned</text:span> to Denver, Colorado.</text:p>
          </table:table-cell>
          <table:table-cell table:number-columns-repeated="1019"/>
        </table:table-row>
        <table:table-row table:style-name="ro3">
          <table:table-cell office:value-type="string">
            <text:p>27</text:p>
          </table:table-cell>
          <table:table-cell office:value-type="string">
            <text:p>302</text:p>
          </table:table-cell>
          <table:table-cell office:value-type="string">
            <text:p>November 1930</text:p>
          </table:table-cell>
          <table:table-cell table:style-name="ce113"/>
          <table:table-cell office:value-type="string">
            <text:p>Robert Gordon was made Colonel. <text:s/>Walter Kennelworth was also promoted to Colonel.</text:p>
          </table:table-cell>
          <table:table-cell table:number-columns-repeated="1019"/>
        </table:table-row>
        <table:table-row table:style-name="ro60">
          <table:table-cell office:value-type="string">
            <text:p>27</text:p>
          </table:table-cell>
          <table:table-cell office:value-type="string">
            <text:p>303</text:p>
          </table:table-cell>
          <table:table-cell office:value-type="string">
            <text:p>December 1930</text:p>
          </table:table-cell>
          <table:table-cell table:style-name="ce113"/>
          <table:table-cell table:style-name="ce121" office:value-type="string">
            <text:p><text:s/>Complications came thick and fast, the enemy was landing more planes in Mexico, bringing up reinforcements. They moved part of their army from San Francisco north, and in December, 1930, after a short engagement, captured <text:span text:style-name="T1">Seattle</text:span> and <text:span text:style-name="T1">Portland</text:span>.</text:p>
          </table:table-cell>
          <table:table-cell office:value-type="string">
            <text:p>Enemy captures Seattle and Portland.</text:p>
          </table:table-cell>
          <table:table-cell table:number-columns-repeated="1018"/>
        </table:table-row>
        <table:table-row table:style-name="ro7">
          <table:table-cell office:value-type="string">
            <text:p>27</text:p>
          </table:table-cell>
          <table:table-cell office:value-type="string">
            <text:p>304</text:p>
          </table:table-cell>
          <table:table-cell office:value-type="string">
            <text:p>March 1931</text:p>
          </table:table-cell>
          <table:table-cell table:style-name="ce113"/>
          <table:table-cell office:value-type="string">
            <text:p>Sudden attack occurred in March. <text:s/>A large fleet of airplanes sailed up the Mississippi River and attacked <text:span text:style-name="T1">New Orleans</text:span>. <text:s/>Somewhere out in the Atlantic Ocean or in the Gulf of Mexico, there was a secret base o supplies and they suspected that England had already joined forces with the enemy. <text:s/><text:span text:style-name="T1">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56">
          <table:table-cell office:value-type="string">
            <text:p>27</text:p>
          </table:table-cell>
          <table:table-cell office:value-type="string">
            <text:p>306</text:p>
          </table:table-cell>
          <table:table-cell office:value-type="string">
            <text:p>After the fall of New Orleans.</text:p>
          </table:table-cell>
          <table:table-cell table:style-name="ce113"/>
          <table:table-cell office:value-type="string">
            <text:p>After the fall of New Orleans, the enemy continued their march up the <text:span text:style-name="T1">Mississippi valley</text:span>. One by one important cities were bombed. <text:span text:style-name="T1">Natchez</text:span>, <text:span text:style-name="T1">Vicksburg</text:span>, then <text:span text:style-name="T1">Memphis</text:span> fell under the fire of the enemy. The devastation was the greatest ever known. Not only were the buildings destroyed by bombs, but fire and poisoned gases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2">
          <table:table-cell office:value-type="string">
            <text:p>27</text:p>
          </table:table-cell>
          <table:table-cell office:value-type="string">
            <text:p>307</text:p>
          </table:table-cell>
          <table:table-cell office:value-type="string">
            <text:p>April 1931</text:p>
          </table:table-cell>
          <table:table-cell table:style-name="ce113"/>
          <table:table-cell office:value-type="string">
            <text:p>Colonel Gordon was permitted to sit at a conference of the War Council in April 1931.</text:p>
          </table:table-cell>
          <table:table-cell table:number-columns-repeated="1019"/>
        </table:table-row>
        <table:table-row table:style-name="ro60">
          <table:table-cell office:value-type="string">
            <text:p>27</text:p>
          </table:table-cell>
          <table:table-cell office:value-type="string">
            <text:p>307</text:p>
          </table:table-cell>
          <table:table-cell office:value-type="string">
            <text:p>One foggy night in the month of April 1931</text:p>
          </table:table-cell>
          <table:table-cell table:style-name="ce113"/>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60">
          <table:table-cell office:value-type="string">
            <text:p>27</text:p>
          </table:table-cell>
          <table:table-cell office:value-type="string">
            <text:p>308</text:p>
          </table:table-cell>
          <table:table-cell office:value-type="string">
            <text:p>May 1931</text:p>
          </table:table-cell>
          <table:table-cell table:style-name="ce113"/>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57">
          <table:table-cell office:value-type="string">
            <text:p>27</text:p>
          </table:table-cell>
          <table:table-cell office:value-type="string">
            <text:p>308</text:p>
          </table:table-cell>
          <table:table-cell office:value-type="string">
            <text:p>Latter part of May 1931</text:p>
          </table:table-cell>
          <table:table-cell table:style-name="ce113"/>
          <table:table-cell office:value-type="string">
            <text:p>England and the other allied enemy forces sailed across the Atlantic, bring their entire fleets on the water, escorted by thousands of modern airplanes. <text:s/>These were fast <text:span text:style-name="T2">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style-name="ce113"/>
          <table:table-cell office:value-type="string">
            <text:p>Enemy attacks <text:span text:style-name="T1">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7">
          <table:table-cell office:value-type="string">
            <text:p>27</text:p>
          </table:table-cell>
          <table:table-cell office:value-type="string">
            <text:p>311</text:p>
          </table:table-cell>
          <table:table-cell office:value-type="string">
            <text:p>End of June 1931</text:p>
          </table:table-cell>
          <table:table-cell table:style-name="ce113"/>
          <table:table-cell office:value-type="string">
            <text:p>After this disaster to the hydroplanes which had been marching up the Mississippi, the enemy air fleet ceased its attacks for awhile, but about the end of June, an air fleet swarmed over <text:span text:style-name="T1">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3">
          <table:table-cell office:value-type="string">
            <text:p>27</text:p>
          </table:table-cell>
          <table:table-cell office:value-type="string">
            <text:p>312</text:p>
          </table:table-cell>
          <table:table-cell office:value-type="string">
            <text:p>No date given, but around the end of June 1931 to shortly after.</text:p>
          </table:table-cell>
          <table:table-cell table:style-name="ce113"/>
          <table:table-cell office:value-type="string">
            <text:p>Support from France is good news for the U.S.</text:p>
          </table:table-cell>
          <table:table-cell table:number-columns-repeated="1019"/>
        </table:table-row>
        <table:table-row table:style-name="ro14">
          <table:table-cell office:value-type="string">
            <text:p>28</text:p>
          </table:table-cell>
          <table:table-cell office:value-type="string">
            <text:p>313, 314</text:p>
          </table:table-cell>
          <table:table-cell office:value-type="string">
            <text:p>July 4, 1931.</text:p>
          </table:table-cell>
          <table:table-cell table:style-name="ce113"/>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1">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2">
          <table:table-cell office:value-type="string">
            <text:p>28</text:p>
          </table:table-cell>
          <table:table-cell office:value-type="string">
            <text:p>315</text:p>
          </table:table-cell>
          <table:table-cell office:value-type="string">
            <text:p>Early part of August 1931</text:p>
          </table:table-cell>
          <table:table-cell table:style-name="ce113"/>
          <table:table-cell office:value-type="string">
            <text:p>Attack upon<text:span text:style-name="T1"> St. Louis</text:span> started.</text:p>
          </table:table-cell>
          <table:table-cell office:value-type="string">
            <text:p>Attack on St. Louis.</text:p>
          </table:table-cell>
          <table:table-cell table:number-columns-repeated="1018"/>
        </table:table-row>
        <table:table-row table:style-name="ro60">
          <table:table-cell office:value-type="string">
            <text:p>28</text:p>
          </table:table-cell>
          <table:table-cell office:value-type="string">
            <text:p>316</text:p>
          </table:table-cell>
          <table:table-cell office:value-type="string">
            <text:p>14 days after the attack on St. Louis begun.</text:p>
          </table:table-cell>
          <table:table-cell table:style-name="ce113"/>
          <table:table-cell office:value-type="string">
            <text:p><text:span text:style-name="T1">St. Louis</text:span> was surrendered. <text:s/>The food situation was acute thruout the country. <text:s/>Canada was not able to supply all of our needs and <text:span text:style-name="T1">we were blockaded on the South, East and West.</text:span></text:p>
          </table:table-cell>
          <table:table-cell office:value-type="string">
            <text:p>Surrender of St. Louis.</text:p>
          </table:table-cell>
          <table:table-cell table:number-columns-repeated="1018"/>
        </table:table-row>
        <table:table-row table:style-name="ro61">
          <table:table-cell office:value-type="string">
            <text:p>28</text:p>
          </table:table-cell>
          <table:table-cell office:value-type="string">
            <text:p>316, 317</text:p>
          </table:table-cell>
          <table:table-cell office:value-type="string">
            <text:p>Before the fall of St. Louis</text:p>
          </table:table-cell>
          <table:table-cell table:style-name="ce113"/>
          <table:table-cell office:value-type="string">
            <text:p><text:span text:style-name="T1">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4"><text:s/>Council after council </text:span><text:span text:style-name="T3">was held while the </text:span><text:span text:style-name="T5">fighting was going on around the Great Lakes</text:span><text:span text:style-name="T3">. The Government rushed reinforcements and the new long-range gun on our large cruising airships was able to do effective work for a long time in protecting Chicago. England lost heavily in the</text:span><text:span text:style-name="T5"> battle around the Great Lakes </text:span><text:span text:style-name="T3">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68">
          <table:table-cell office:value-type="string">
            <text:p>28</text:p>
          </table:table-cell>
          <table:table-cell office:value-type="string">
            <text:p>317</text:p>
          </table:table-cell>
          <table:table-cell office:value-type="string">
            <text:p>Early part of September 1931</text:p>
          </table:table-cell>
          <table:table-cell table:style-name="ce113"/>
          <table:table-cell table:style-name="ce121" office:value-type="string">
            <text:p><text:span text:style-name="T3"><text:s/></text:span><text:span text:style-name="T3">In the early part of September, 1931, it was plain from the skirmishes which had been taking place around the Great Lakes that </text:span><text:span text:style-name="T5">the enemy was trying to attack Chicago</text:span><text:span text:style-name="T3">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5">The United States War Council decided to urge France to attack England and Germany </text:span><text:span text:style-name="T3">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
          <table:table-cell office:value-type="string">
            <text:p>28</text:p>
          </table:table-cell>
          <table:table-cell office:value-type="string">
            <text:p>318</text:p>
          </table:table-cell>
          <table:table-cell office:value-type="string">
            <text:p>September 6, 1931</text:p>
          </table:table-cell>
          <table:table-cell table:style-name="ce113"/>
          <table:table-cell office:value-type="string">
            <text:p><text:span text:style-name="T1">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68">
          <table:table-cell office:value-type="string">
            <text:p>28</text:p>
          </table:table-cell>
          <table:table-cell office:value-type="string">
            <text:p>319</text:p>
          </table:table-cell>
          <table:table-cell office:value-type="string">
            <text:p>Night of October 1, 1931.</text:p>
          </table:table-cell>
          <table:table-cell table:style-name="ce113"/>
          <table:table-cell table:style-name="ce121" office:value-type="string">
            <text:p><text:span text:style-name="T3"><text:s/></text:span><text:span text:style-name="T3">The night of October 1st proved to be one of the worst so far of the war. </text:span><text:span text:style-name="T5">The enemy attacked Omaha, Kansas City, Denver, Cincinnati, Louisville, Milwaukee and St. Paul. The forces from Mexico attacked El Paso, San Antonio, Galveston and Houston.</text:span><text:span text:style-name="T3"> The greater part of the United States forces being concentrated around Chicago and the East, this scattered attack all over the South, West and North was disorganizing to our forces. There was great loss of life and property in all of these </text:span><text:span text:style-name="T4"><text:s/>cities because they were not properly prepared for the </text:span><text:span text:style-name="T3">attack which came suddenly and unexpectedly.</text:span></text:p>
          </table:table-cell>
          <table:table-cell table:number-columns-repeated="1019"/>
        </table:table-row>
        <table:table-row table:style-name="ro6">
          <table:table-cell office:value-type="string">
            <text:p>28</text:p>
          </table:table-cell>
          <table:table-cell office:value-type="string">
            <text:p>320</text:p>
          </table:table-cell>
          <table:table-cell office:value-type="string">
            <text:p>Morning of October 2, 1931</text:p>
          </table:table-cell>
          <table:table-cell table:style-name="ce113"/>
          <table:table-cell table:style-name="ce121"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2">
          <table:table-cell office:value-type="string">
            <text:p>28</text:p>
          </table:table-cell>
          <table:table-cell office:value-type="string">
            <text:p>320</text:p>
          </table:table-cell>
          <table:table-cell office:value-type="string">
            <text:p>Night of October 2, 1931</text:p>
          </table:table-cell>
          <table:table-cell table:style-name="ce113"/>
          <table:table-cell office:value-type="string">
            <text:p>Attack on <text:span text:style-name="T1">Chicago</text:span>. <text:s/></text:p>
          </table:table-cell>
          <table:table-cell office:value-type="string">
            <text:p>Attack on Chicago.</text:p>
          </table:table-cell>
          <table:table-cell table:number-columns-repeated="1018"/>
        </table:table-row>
        <table:table-row table:style-name="ro3">
          <table:table-cell office:value-type="string">
            <text:p>28</text:p>
          </table:table-cell>
          <table:table-cell office:value-type="string">
            <text:p>320</text:p>
          </table:table-cell>
          <table:table-cell office:value-type="string">
            <text:p>Sunrise on the morning of October 3, 1931</text:p>
          </table:table-cell>
          <table:table-cell table:style-name="ce113"/>
          <table:table-cell office:value-type="string">
            <text:p>Chicago's buildings were in ruins in every direction. <text:s/>As the sun rose<text:span text:style-name="T1">, the enemy's planes which had wreaked their vengeance, withdrew. <text:s/></text:span></text:p>
          </table:table-cell>
          <table:table-cell office:value-type="string">
            <text:p>Enemy withdraws their planes.</text:p>
          </table:table-cell>
          <table:table-cell table:number-columns-repeated="1018"/>
        </table:table-row>
        <table:table-row table:style-name="ro6">
          <table:table-cell office:value-type="string">
            <text:p>28</text:p>
          </table:table-cell>
          <table:table-cell office:value-type="string">
            <text:p>322</text:p>
          </table:table-cell>
          <table:table-cell office:value-type="string">
            <text:p>10:00 am [No date given, but it is <text:s/>likely still October 3, 1931].</text:p>
          </table:table-cell>
          <table:table-cell table:style-name="ce113"/>
          <table:table-cell office:value-type="string">
            <text:p><text:span text:style-name="T1">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1">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60">
          <table:table-cell office:value-type="string">
            <text:p>29</text:p>
          </table:table-cell>
          <table:table-cell office:value-type="string">
            <text:p>327, 328</text:p>
          </table:table-cell>
          <table:table-cell office:value-type="string">
            <text:p>3 days before the end of armistice [of 15 days]. </text:p>
          </table:table-cell>
          <table:table-cell table:style-name="ce113"/>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3">
          <table:table-cell office:value-type="string">
            <text:p>29</text:p>
          </table:table-cell>
          <table:table-cell office:value-type="string">
            <text:p>332</text:p>
          </table:table-cell>
          <table:table-cell office:value-type="string">
            <text:p>1927</text:p>
          </table:table-cell>
          <table:table-cell table:style-name="ce113"/>
          <table:table-cell office:value-type="string">
            <text:p>Reference to Holland Tunnel, which was opened from New York City under the Hudson River to the State of New Jersey.</text:p>
          </table:table-cell>
          <table:table-cell table:number-columns-repeated="1019"/>
        </table:table-row>
        <table:table-row table:style-name="ro3">
          <table:table-cell office:value-type="string">
            <text:p>29</text:p>
          </table:table-cell>
          <table:table-cell office:value-type="string">
            <text:p>333</text:p>
          </table:table-cell>
          <table:table-cell office:value-type="string">
            <text:p>3 days before the end of armistice [of 15 days]. </text:p>
          </table:table-cell>
          <table:table-cell table:style-name="ce113"/>
          <table:table-cell office:value-type="string">
            <text:p>RG plans to put a Tunnel from <text:span text:style-name="T1">New York City to London and Germany</text:span>. <text:s/>Tunnel from <text:span text:style-name="T1">Great Lakes to New Orleans and the Gulf of Mexico.</text:span> <text:s/></text:p>
          </table:table-cell>
          <table:table-cell table:number-columns-repeated="1019"/>
        </table:table-row>
        <table:table-row table:style-name="ro3">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office:value-type="string">
            <text:p>Reference to Jesus Christ.</text:p>
          </table:table-cell>
          <table:table-cell table:number-columns-repeated="1019"/>
        </table:table-row>
        <table:table-row table:style-name="ro71">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table:style-name="ce123" office:value-type="string">
            <text:p><text:span text:style-name="T3">Supreme Commander Gordon asks</text:span><text:span text:style-name="T4"> for the use of the largest building </text:span><text:span text:style-name="T3">in New York, </text:span><text:span text:style-name="T5">“The Mammouth” and wanted the entire top floor of this 110-story building at 42nd street and Broadway.</text:span><text:span text:style-name="T3"> </text:span><text:span text:style-name="T4"><text:s/>His wishes were immediately granted. <text:s text:c="2"/>Supreme Commander Gordon </text:span><text:span text:style-name="T8">departed from</text:span><text:span text:style-name="T4"> </text:span><text:span text:style-name="T8">Washington</text:span><text:span text:style-name="T4"> </text:span><text:span text:style-name="T8">that night </text:span><text:span text:style-name="T4">in the old </text:span><text:span text:style-name="T8">“St. Marie” </text:span><text:span text:style-name="T4">which he had ordered brought to </text:span><text:span text:style-name="T8">Washington</text:span><text:span text:style-name="T4"> to </text:span><text:span text:style-name="T8">convey him back, taking with him Colonel Walter Kennelworth. </text:span><text:span text:style-name="T4">He had instructed </text:span><text:span text:style-name="T8"><text:s/>Colonel Edna Kennelworth to meet him at the Mammouth Building in New York. </text:span><text:span text:style-name="T4">On arrival he proceeded at once to put the top floor in order for the “Demon of Death” to be moved in. Colonel Kennelworth and another assistant were sent at once to the </text:span><text:span text:style-name="T8">Adirondacks</text:span><text:span text:style-name="T4"> to the secret hiding of </text:span><text:span text:style-name="T9">“Marie the Angel of Mercy,” to test out this giant Ezekiel airplane, and bring it to</text:span><text:span text:style-name="T4"> </text:span><text:span text:style-name="T8">New York City</text:span><text:span text:style-name="T4">. The machine for distributing the sleeping gas which would reach a radius of 700 miles, was made in readiness on the top floor of the building.</text:span><text:span text:style-name="T8"> “Marie the Angel of Mercy” was in perfect working order, and arrived in New York ship-shape. <text:s text:c="2"/></text:span><text:span text:style-name="T9">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60">
          <table:table-cell office:value-type="string">
            <text:p>30</text:p>
          </table:table-cell>
          <table:table-cell office:value-type="string">
            <text:p>338</text:p>
          </table:table-cell>
          <table:table-cell office:value-type="string">
            <text:p>October 15, 1931</text:p>
          </table:table-cell>
          <table:table-cell table:style-name="ce113"/>
          <table:table-cell table:style-name="ce124" office:value-type="string">
            <text:p><text:span text:style-name="T3">Allied Enemy in </text:span><text:span text:style-name="T5">Chicago</text:span><text:span text:style-name="T3"> and</text:span><text:span text:style-name="T5"> St. Louis</text:span><text:span text:style-name="T3"> received the defiance reply signed by Supreme Commander Robert Gordon. <text:s/></text:span><text:span text:style-name="T4"><text:s/>The </text:span><text:span text:style-name="T3">English, German, Austrian, and Russians had never heard of this United States officer before.</text:span></text:p>
          </table:table-cell>
          <table:table-cell table:number-columns-repeated="1019"/>
        </table:table-row>
        <table:table-row table:style-name="ro61">
          <table:table-cell office:value-type="string">
            <text:p>30</text:p>
          </table:table-cell>
          <table:table-cell office:value-type="string">
            <text:p>338</text:p>
          </table:table-cell>
          <table:table-cell office:value-type="string">
            <text:p>October 21, 1931</text:p>
          </table:table-cell>
          <table:table-cell table:style-name="ce113"/>
          <table:table-cell office:value-type="string">
            <text:p>Enemy decided that the War Council should be held in the <text:span text:style-name="T1">City of Mexico</text:span>. <text:s/><text:span text:style-name="T4">It was decided that the commanding </text:span><text:span text:style-name="T3">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2">
          <table:table-cell office:value-type="string">
            <text:p>30</text:p>
          </table:table-cell>
          <table:table-cell office:value-type="string">
            <text:p>340</text:p>
          </table:table-cell>
          <table:table-cell office:value-type="string">
            <text:p>October 18, 1931</text:p>
          </table:table-cell>
          <table:table-cell table:style-name="ce113"/>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style-name="ce113"/>
          <table:table-cell table:style-name="ce12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5">
          <table:table-cell office:value-type="string">
            <text:p>30</text:p>
          </table:table-cell>
          <table:table-cell office:value-type="string">
            <text:p>341, 342</text:p>
          </table:table-cell>
          <table:table-cell office:value-type="string">
            <text:p>November 17, 1931</text:p>
          </table:table-cell>
          <table:table-cell table:style-name="ce113"/>
          <table:table-cell table:style-name="ce121" office:value-type="string">
            <text:p><text:span text:style-name="T3"><text:s/></text:span><text:span text:style-name="T3">Colonel Kennelworth arrived in Detroit on November 17th. The following day tested out the Tunnel machines; reported to Supreme Commander Gordon that </text:span><text:span text:style-name="T4"><text:s/>they were working in fine shape and producing results </text:span><text:span text:style-name="T3">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57">
          <table:table-cell office:value-type="string">
            <text:p>30</text:p>
          </table:table-cell>
          <table:table-cell office:value-type="string">
            <text:p>342</text:p>
          </table:table-cell>
          <table:table-cell office:value-type="string">
            <text:p>November 20, 1931</text:p>
          </table:table-cell>
          <table:table-cell table:style-name="ce113"/>
          <table:table-cell office:value-type="string">
            <text:p>Supreme Commander Gordon and Colonel Kennelworth tested the Tunnel machines over this long distance [SCG in Detroit and Colonel Kennelworth in Cincinnati]. <text:s/><text:span text:style-name="T4"><text:s/>The machines were set to produce </text:span><text:span text:style-name="T3">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3">
          <table:table-cell office:value-type="string">
            <text:p>30</text:p>
          </table:table-cell>
          <table:table-cell office:value-type="string">
            <text:p>342, 343</text:p>
          </table:table-cell>
          <table:table-cell office:value-type="string">
            <text:p>The night of November 19, 1931</text:p>
          </table:table-cell>
          <table:table-cell table:style-name="ce113"/>
          <table:table-cell table:style-name="ce121" office:value-type="string">
            <text:p><text:span text:style-name="T3"><text:s/></text:span><text:span text:style-name="T3">The Supreme War Council which had convened in Mexico City broke up and the commanding generals returned to their vari</text:span><text:span text:style-name="T4"> ous posts around St. Louis and Chicago. <text:s/></text:span></text:p>
          </table:table-cell>
          <table:table-cell table:number-columns-repeated="1019"/>
        </table:table-row>
        <table:table-row table:style-name="ro68">
          <table:table-cell office:value-type="string">
            <text:p>30</text:p>
          </table:table-cell>
          <table:table-cell office:value-type="string">
            <text:p>343</text:p>
          </table:table-cell>
          <table:table-cell office:value-type="string">
            <text:p>The morning of November 20, 1931</text:p>
          </table:table-cell>
          <table:table-cell table:style-name="ce113"/>
          <table:table-cell table:style-name="ce121"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Near Thanksgiving</text:p>
          </table:table-cell>
          <table:table-cell table:style-name="ce113"/>
          <table:table-cell office:value-type="string">
            <text:p>When it was near Thanksgiving, he [RG] had a great desire that the battle should start around that time. <text:s/>Large electric <text:span text:style-name="T1">sign</text:span> is built with letters 20 feet high, “Detroit is ready – won't you come and take us we want to be your Thanksgiving turKEY”. <text:s/><text:span text:style-name="T4"><text:s/>The</text:span></text:p>
            <text:p><text:span text:style-name="T5">sign</text:span><text:span text:style-name="T3"> was placed on an airplane and lighted. This plane passed in full view of the enemy's lines at St. Louis and Chicago. <text:s/></text:span><text:span text:style-name="T4"><text:s/>What the enemy thought of this, perhaps </text:span><text:span text:style-name="T3">no one will ever know. Colonel Manson later wrote that this electric sign put the fear of God in the heart of the enemy.</text:span></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Thanksgiving night, November 24, 1931</text:p>
          </table:table-cell>
          <table:table-cell table:style-name="ce113"/>
          <table:table-cell office:value-type="string">
            <text:p>Attack was ordered on <text:span text:style-name="T1">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72">
          <table:table-cell office:value-type="string">
            <text:p>30</text:p>
          </table:table-cell>
          <table:table-cell office:value-type="string">
            <text:p>345-346</text:p>
          </table:table-cell>
          <table:table-cell office:value-type="string">
            <text:p>Just before 10:00 [pm, on November 24, 1931].</text:p>
          </table:table-cell>
          <table:table-cell table:style-name="ce113"/>
          <table:table-cell table:style-name="ce121"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60">
          <table:table-cell office:value-type="string">
            <text:p>30</text:p>
          </table:table-cell>
          <table:table-cell office:value-type="string">
            <text:p>347</text:p>
          </table:table-cell>
          <table:table-cell office:value-type="string">
            <text:p>After 12:00 [am, on November 25, 1931].</text:p>
          </table:table-cell>
          <table:table-cell table:style-name="ce113"/>
          <table:table-cell table:style-name="ce121" office:value-type="string">
            <text:p><text:span text:style-name="T3"><text:s/></text:span><text:span text:style-name="T3">After waiting till after 12 o'clock for further attacks and finding the air clear with no signs of the enemy in sight, </text:span><text:span text:style-name="T4"><text:s/>he decided to retire and get some sleep. This was the </text:span><text:span text:style-name="T3">greatest day since the beginning of the war.</text:span></text:p>
          </table:table-cell>
          <table:table-cell table:number-columns-repeated="1019"/>
        </table:table-row>
        <table:table-row table:style-name="ro60">
          <table:table-cell office:value-type="string">
            <text:p>30</text:p>
          </table:table-cell>
          <table:table-cell office:value-type="string">
            <text:p>348</text:p>
          </table:table-cell>
          <table:table-cell office:value-type="string">
            <text:p>November 25, 1931</text:p>
          </table:table-cell>
          <table:table-cell table:style-name="ce113"/>
          <table:table-cell table:style-name="ce121" office:value-type="string">
            <text:p><text:span text:style-name="T1"><text:s/></text:span><text:span text:style-name="T2">November 25th, 1931, w</text:span>as a great day for the United States. They had more to be thankful for than any day since <text:span text:style-name="T1">November, 1918</text:span>, when the great World War had come to a close.</text:p>
          </table:table-cell>
          <table:table-cell table:number-columns-repeated="1019"/>
        </table:table-row>
        <table:table-row table:style-name="ro3">
          <table:table-cell office:value-type="string">
            <text:p>30</text:p>
          </table:table-cell>
          <table:table-cell office:value-type="string">
            <text:p>349</text:p>
          </table:table-cell>
          <table:table-cell office:value-type="string">
            <text:p>December 7, 1931</text:p>
          </table:table-cell>
          <table:table-cell table:style-name="ce113"/>
          <table:table-cell table:style-name="ce123"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73">
          <table:table-cell office:value-type="string">
            <text:p>30</text:p>
          </table:table-cell>
          <table:table-cell office:value-type="string">
            <text:p>349</text:p>
          </table:table-cell>
          <table:table-cell office:value-type="string">
            <text:p>About 3 o'clock in the afternoon [About 3:00 pm, December 7, 1931]</text:p>
          </table:table-cell>
          <table:table-cell table:style-name="ce113"/>
          <table:table-cell table:style-name="ce121" office:value-type="string">
            <text:p><text:span text:style-name="T3"><text:s/></text:span><text:span text:style-name="T3">About 3</text:span></text:p>
            <text:p><text:span text:style-name="T3">o'clock in the afternoon the enemy planes were seen approching [Detroit]</text:span></text:p>
            <text:p><text:span text:style-name="T4">from the East and West. <text:s/>He saw that this </text:span><text:span text:style-name="T10">was to be a gigantic attack because there was a larger number of planes than they had used at any time since the attack of Chicago. <text:s/></text:span><text:span text:style-name="T4"><text:s/>Before he could get the Tunnel </text:span><text:span text:style-name="T10">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63">in a few minutes </text:span><text:span text:style-name="T10">the Tunnel thru the Air was in working order and the enemy planes began to be drawn into it. </text:span><text:span text:style-name="T63">Within less than an hour</text:span><text:span text:style-name="T10"> more than 2500 planes had been captured.</text:span></text:p>
          </table:table-cell>
          <table:table-cell office:value-type="string">
            <text:p>Second attack on Detroit.</text:p>
          </table:table-cell>
          <table:table-cell table:number-columns-repeated="1018"/>
        </table:table-row>
        <table:table-row table:style-name="ro56">
          <table:table-cell office:value-type="string">
            <text:p>30</text:p>
          </table:table-cell>
          <table:table-cell office:value-type="string">
            <text:p>350</text:p>
          </table:table-cell>
          <table:table-cell office:value-type="string">
            <text:p>About 5 o'clock [About 5:00 pm, December 7, 1931]</text:p>
          </table:table-cell>
          <table:table-cell table:style-name="ce113"/>
          <table:table-cell table:style-name="ce123" office:value-type="string">
            <text:p><text:span text:style-name="T3"><text:s/></text:span><text:span text:style-name="T3">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4"><text:s/>Soon more than 10,000 of their planes had gone </text:span><text:span text:style-name="T3">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4">lowed by the balance of the invading fleet which had not </text:span><text:span text:style-name="T3">been captured. </text:span><text:span text:style-name="T4"><text:s/>United States had lost about 400 </text:span><text:span text:style-name="T3">of their best planes, but had captured more than 12,000 of the enemy planes.</text:span></text:p>
          </table:table-cell>
          <table:table-cell table:number-columns-repeated="1019"/>
        </table:table-row>
        <table:table-row table:style-name="ro3">
          <table:table-cell office:value-type="string">
            <text:p>30</text:p>
          </table:table-cell>
          <table:table-cell office:value-type="string">
            <text:p>352</text:p>
          </table:table-cell>
          <table:table-cell office:value-type="string">
            <text:p>Morning of December 8, 1931</text:p>
          </table:table-cell>
          <table:table-cell table:style-name="ce113"/>
          <table:table-cell office:value-type="string">
            <text:p>Newspapers carried thruout the United States carried big headlines [about the second attack on Detroit].</text:p>
          </table:table-cell>
          <table:table-cell table:number-columns-repeated="1019"/>
        </table:table-row>
        <table:table-row table:style-name="ro6">
          <table:table-cell office:value-type="string">
            <text:p>30</text:p>
          </table:table-cell>
          <table:table-cell office:value-type="string">
            <text:p>353</text:p>
          </table:table-cell>
          <table:table-cell office:value-type="string">
            <text:p>December 25, 1931</text:p>
          </table:table-cell>
          <table:table-cell table:style-name="ce113"/>
          <table:table-cell table:style-name="ce123" office:value-type="string">
            <text:p><text:span text:style-name="T3"><text:s/></text:span><text:span text:style-name="T3">December 25th, 1931, arrived and the United States had much to be thankful for. There was a great rejoicing and merry-making on Christmas. Supreme Commander Gordon had a great Christmas. <text:s/></text:span><text:span text:style-name="T4"><text:s/>The Major </text:span><text:span text:style-name="T3">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56">
          <table:table-cell office:value-type="string">
            <text:p>30</text:p>
          </table:table-cell>
          <table:table-cell office:value-type="string">
            <text:p>354</text:p>
          </table:table-cell>
          <table:table-cell office:value-type="string">
            <text:p>January 1, 1932</text:p>
          </table:table-cell>
          <table:table-cell table:style-name="ce113"/>
          <table:table-cell table:style-name="ce121"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
          <table:table-cell office:value-type="string">
            <text:p>30</text:p>
          </table:table-cell>
          <table:table-cell office:value-type="string">
            <text:p>355</text:p>
          </table:table-cell>
          <table:table-cell office:value-type="string">
            <text:p>February 15, 1932</text:p>
          </table:table-cell>
          <table:table-cell table:style-name="ce113"/>
          <table:table-cell table:style-name="ce123" office:value-type="string">
            <text:p><text:span text:style-name="T3"><text:s/></text:span><text:span text:style-name="T3">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4"><text:s/>Two more </text:span><text:span text:style-name="T3">"Demon of Death" machines were ready and ordered </text:span><text:span text:style-name="T4">sent to Washington and Boston.</text:span></text:p>
          </table:table-cell>
          <table:table-cell table:number-columns-repeated="1019"/>
        </table:table-row>
        <table:table-row table:style-name="ro59">
          <table:table-cell office:value-type="string">
            <text:p>31</text:p>
          </table:table-cell>
          <table:table-cell office:value-type="string">
            <text:p>357</text:p>
          </table:table-cell>
          <table:table-cell office:value-type="string">
            <text:p>April 1, 1932</text:p>
          </table:table-cell>
          <table:table-cell table:style-name="ce113"/>
          <table:table-cell table:style-name="ce123" office:value-type="string">
            <text:p><text:span text:style-name="T3">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4"><text:s/></text:span><text:span text:style-name="T3">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6">
          <table:table-cell office:value-type="string">
            <text:p>31</text:p>
          </table:table-cell>
          <table:table-cell office:value-type="string">
            <text:p>358</text:p>
          </table:table-cell>
          <table:table-cell office:value-type="string">
            <text:p>June 1932</text:p>
          </table:table-cell>
          <table:table-cell table:style-name="ce113"/>
          <table:table-cell table:style-name="ce121"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5">
          <table:table-cell office:value-type="string">
            <text:p>31</text:p>
          </table:table-cell>
          <table:table-cell office:value-type="string">
            <text:p>358</text:p>
          </table:table-cell>
          <table:table-cell office:value-type="string">
            <text:p>June 6, 1932</text:p>
          </table:table-cell>
          <table:table-cell table:style-name="ce113"/>
          <table:table-cell table:style-name="ce121"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6">
          <table:table-cell office:value-type="string">
            <text:p>31</text:p>
          </table:table-cell>
          <table:table-cell office:value-type="string">
            <text:p>359</text:p>
          </table:table-cell>
          <table:table-cell office:value-type="string">
            <text:p>Night of June 7, 1932</text:p>
          </table:table-cell>
          <table:table-cell table:style-name="ce113"/>
          <table:table-cell table:style-name="ce121" office:value-type="string">
            <text:p><text:span text:style-name="T3"><text:s/></text:span><text:span text:style-name="T3">On the night of June 7th, Supreme Commander Gordon had grown tired from his long vigil waiting for an attack upon New York. He placed Colonel Edna Kennelworth in charge of the "Demon of Death" while </text:span><text:span text:style-name="T4"><text:s/>he went to get a few hours' sleep. While he was sleeping, </text:span><text:span text:style-name="T3">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74">
          <table:table-cell office:value-type="string">
            <text:p>31</text:p>
          </table:table-cell>
          <table:table-cell office:value-type="string">
            <text:p>361</text:p>
          </table:table-cell>
          <table:table-cell office:value-type="string">
            <text:p>8 o'clock on the evening of June 8, [1932]</text:p>
          </table:table-cell>
          <table:table-cell table:style-name="ce113"/>
          <table:table-cell table:style-name="ce123" office:value-type="string">
            <text:p><text:span text:style-name="T3"><text:s/></text:span><text:span text:style-name="T3">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4">and that he awaited their coming with pleasure. Asked </text:span><text:span text:style-name="T3">them not to overlook the Mammouth Building which was 110 stories high; that he would he there alone, waiting for them to destroy the building.</text:span></text:p>
          </table:table-cell>
          <table:table-cell table:number-columns-repeated="1019"/>
        </table:table-row>
        <table:table-row table:style-name="ro59">
          <table:table-cell office:value-type="string">
            <text:p>31</text:p>
          </table:table-cell>
          <table:table-cell office:value-type="string">
            <text:p>362</text:p>
          </table:table-cell>
          <table:table-cell office:value-type="string">
            <text:p>10 minutes after 10 o'clock [pm, June 8, 1932]</text:p>
          </table:table-cell>
          <table:table-cell table:style-name="ce113"/>
          <table:table-cell table:style-name="ce121"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5">
          <table:table-cell office:value-type="string">
            <text:p>31</text:p>
          </table:table-cell>
          <table:table-cell office:value-type="string">
            <text:p>362</text:p>
          </table:table-cell>
          <table:table-cell office:value-type="string">
            <text:p>A few minutes after the Northern army was wiped out [June 8, 1932]</text:p>
          </table:table-cell>
          <table:table-cell table:style-name="ce113"/>
          <table:table-cell table:style-name="ce123" office:value-type="string">
            <text:p><text:span text:style-name="T3"><text:s/></text:span><text:span text:style-name="T3">A few minutes after the Northern army was wiped out, the signal came that a great fleet of airplanes was making its way across Long Island Sound. Supreme </text:span><text:span text:style-name="T4">Commander Gordon swung the "Demon of Death" </text:span><text:span text:style-name="T3">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4"><text:s/></text:span></text:p>
          </table:table-cell>
          <table:table-cell office:value-type="string">
            <text:p>Attack on NYC, wave 2 (East).</text:p>
          </table:table-cell>
          <table:table-cell table:number-columns-repeated="1018"/>
        </table:table-row>
        <table:table-row table:style-name="ro61">
          <table:table-cell office:value-type="string">
            <text:p>31</text:p>
          </table:table-cell>
          <table:table-cell table:style-name="Default" office:value-type="float" office:value="362">
            <text:p>362</text:p>
          </table:table-cell>
          <table:table-cell table:style-name="ce114" office:value-type="string">
            <text:p>A little while later [no timestamp given, but it is after 10:10 pm, on June 8, 1932].</text:p>
          </table:table-cell>
          <table:table-cell table:style-name="ce105"/>
          <table:table-cell table:style-name="ce126" office:value-type="string">
            <text:p><text:span text:style-name="T7">He watched a little while longer and saw across </text:span><text:span text:style-name="T12">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16">
          <table:table-cell office:value-type="string">
            <text:p>31</text:p>
          </table:table-cell>
          <table:table-cell office:value-type="string">
            <text:p>365</text:p>
          </table:table-cell>
          <table:table-cell office:value-type="string">
            <text:p>About 12 o'clock [am, June 9, 1932]</text:p>
          </table:table-cell>
          <table:table-cell table:style-name="ce113"/>
          <table:table-cell table:style-name="ce127" office:value-type="string">
            <text:p><text:span text:style-name="T3"><text:s/></text:span><text:span text:style-name="T3">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13">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1">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74">
          <table:table-cell office:value-type="string">
            <text:p>31</text:p>
          </table:table-cell>
          <table:table-cell office:value-type="string">
            <text:p>366</text:p>
          </table:table-cell>
          <table:table-cell office:value-type="string">
            <text:p>At 12:30 [am, June 9, 1932]</text:p>
          </table:table-cell>
          <table:table-cell table:style-name="ce113"/>
          <table:table-cell table:style-name="ce121" office:value-type="string">
            <text:p><text:span text:style-name="T3"><text:s/></text:span><text:span text:style-name="T3">At 12:30 the sky in the West was clear and there was not an enemy plane in sight in any direction. During </text:span><text:span text:style-name="T4"><text:s/>the minutes of the final battle Supreme Commander </text:span><text:span text:style-name="T3">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3">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ce105"/>
          <table:table-cell table:style-name="ce114"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5">
          <table:table-cell office:value-type="string">
            <text:p>32</text:p>
          </table:table-cell>
          <table:table-cell office:value-type="string">
            <text:p>375</text:p>
          </table:table-cell>
          <table:table-cell office:value-type="string">
            <text:p>About 4:00 am [June 9, 1932]</text:p>
          </table:table-cell>
          <table:table-cell table:style-name="ce113"/>
          <table:table-cell table:style-name="ce121" office:value-type="string">
            <text:p><text:span text:style-name="T3">About 4 a.m. the President of the United States landed on the Mammouth Building in New</text:span></text:p>
            <text:p><text:span text:style-name="T3">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75">
          <table:table-cell/>
          <table:table-cell office:value-type="string">
            <text:p>379</text:p>
          </table:table-cell>
          <table:table-cell office:value-type="string">
            <text:p>Afternoon of June 9, [1932]</text:p>
          </table:table-cell>
          <table:table-cell table:style-name="ce113"/>
          <table:table-cell office:value-type="string">
            <text:p><text:span text:style-name="T3"><text:s/></text:span><text:span text:style-name="T3">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4"><text:s/>one report from any man or ship has been heard since </text:span><text:span text:style-name="T3">we attacked Boston. Now, if the </text:span><text:span text:style-name="T5">flower</text:span><text:span text:style-name="T3">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3">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14">
          <table:table-cell/>
          <table:table-cell office:value-type="string">
            <text:p>380</text:p>
          </table:table-cell>
          <table:table-cell office:value-type="string">
            <text:p>Morning of June 13, [1932]</text:p>
          </table:table-cell>
          <table:table-cell table:style-name="ce113"/>
          <table:table-cell table:style-name="ce121" office:value-type="string">
            <text:p><text:span text:style-name="T3"><text:s/></text:span><text:span text:style-name="T3">On the morning of June 13th the aviators who had been put to sleep by the sleeping gas around Boston, awoke. They were feeling good. They knew that something had put them to sleep suddenly but did not know that </text:span><text:span text:style-name="T5">they had slept seven days and nights</text:span><text:span text:style-name="T3"> instead of one night. Instructions by Supreme Commander Gordon had been given that no harm should be done any of the aviators when they awoke. Scouting planes were sent out by the United States Army to capture the aviators </text:span><text:span text:style-name="T4"><text:s/>when they awoke or started to drive their planes away, </text:span><text:span text:style-name="T3">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68">
          <table:table-cell/>
          <table:table-cell office:value-type="string">
            <text:p>381</text:p>
          </table:table-cell>
          <table:table-cell office:value-type="string">
            <text:p>June 16, [1932] to June 21, [1932]</text:p>
          </table:table-cell>
          <table:table-cell table:style-name="ce113"/>
          <table:table-cell table:style-name="ce121" office:value-type="string">
            <text:p><text:span text:style-name="T3"><text:s/></text:span><text:span text:style-name="T3">They waited until the </text:span><text:span text:style-name="T5">16th day of June</text:span><text:span text:style-name="T3">, thinking that if their aviators had been put to sleep</text:span></text:p>
            <text:p><text:span text:style-name="T3">there some of them would return. When none of them returned by the</text:span><text:span text:style-name="T5"> 21st of the month </text:span><text:span text:style-name="T3">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71">
          <table:table-cell/>
          <table:table-cell office:value-type="string">
            <text:p>382</text:p>
          </table:table-cell>
          <table:table-cell office:value-type="string">
            <text:p>Early part of July [1932]</text:p>
          </table:table-cell>
          <table:table-cell table:style-name="ce113"/>
          <table:table-cell table:style-name="ce121" office:value-type="string">
            <text:p><text:span text:style-name="T3">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4"> failed to get the enemy aviators into the Tunnel thru </text:span><text:span text:style-name="T3">the Air.</text:span></text:p>
          </table:table-cell>
          <table:table-cell table:number-columns-repeated="1019"/>
        </table:table-row>
        <table:table-row table:style-name="ro2">
          <table:table-cell/>
          <table:table-cell office:value-type="string">
            <text:p>383</text:p>
          </table:table-cell>
          <table:table-cell office:value-type="string">
            <text:p>July 2, 1932</text:p>
          </table:table-cell>
          <table:table-cell table:style-name="ce113"/>
          <table:table-cell table:style-name="ce123" office:value-type="string">
            <text:p><text:s/>Colonel Edna Kennelworth went to Washington. She arrived there on July 2nd.</text:p>
          </table:table-cell>
          <table:table-cell table:number-columns-repeated="1019"/>
        </table:table-row>
        <table:table-row table:style-name="ro56">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4"><text:s/>broad daylight because they thought it would be a surprise</text:span></text:p>
            <text:p><text:span text:style-name="T3">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13">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4"><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7">
          <table:table-cell/>
          <table:table-cell office:value-type="string">
            <text:p>388</text:p>
          </table:table-cell>
          <table:table-cell office:value-type="string">
            <text:p>Afternoon of July 4, 1932</text:p>
          </table:table-cell>
          <table:table-cell table:style-name="ce113"/>
          <table:table-cell table:style-name="ce121"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1">three days </text:span>as holidays to celebrate and commemorate the victory of Independence Day.</text:p>
          </table:table-cell>
          <table:table-cell table:number-columns-repeated="1019"/>
        </table:table-row>
        <table:table-row table:style-name="ro2">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2" table:number-rows-repeated="1048488">
          <table:table-cell table:number-columns-repeated="1024"/>
        </table:table-row>
        <table:table-row table:style-name="ro12">
          <table:table-cell table:number-columns-repeated="1024"/>
        </table:table-row>
      </table:table>
      <table:table table:name="StocksBeforeTheWar" table:style-name="ta1" table:print="false">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3"/>
        <table:table-column table:style-name="co22" table:default-cell-style-name="ce3"/>
        <table:table-column table:style-name="co19" table:number-columns-repeated="1018" table:default-cell-style-name="Default"/>
        <table:table-row table:style-name="ro15">
          <table:table-cell table:style-name="ce37" office:value-type="string">
            <text:p>Chapter</text:p>
          </table:table-cell>
          <table:table-cell table:style-name="ce3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6" table:number-columns-repeated="1018"/>
        </table:table-row>
        <table:table-row table:style-name="ro7">
          <table:table-cell table:style-name="ce3" office:value-type="string">
            <text:p>16</text:p>
          </table:table-cell>
          <table:table-cell table:style-name="ce3" office:value-type="float" office:value="199">
            <text:p>199</text:p>
          </table:table-cell>
          <table:table-cell table:style-name="ce3" office:value-type="string">
            <text:p>Fall and Winter 1927</text:p>
          </table:table-cell>
          <table:table-cell table:style-name="ce3"/>
          <table:table-cell table:style-name="ce9" office:value-type="string">
            <text:p><text:span text:style-name="T3"><text:s/></text:span><text:span text:style-name="T3">The great decline in stocks which he forecast for the</text:span></text:p>
            <text:p><text:span text:style-name="T3">Fall and Winter of 1927 took place and he made money</text:span></text:p>
            <text:p><text:span text:style-name="T3">rapidly on the short side of stocks. He was selling short</text:span></text:p>
            <text:p><text:span text:style-name="T3">Central Steel and Major Motors and other stocks.</text:span></text:p>
          </table:table-cell>
          <table:table-cell/>
          <table:table-cell table:style-name="ce36" table:number-columns-repeated="1018"/>
        </table:table-row>
        <table:table-row table:style-name="ro6">
          <table:table-cell table:style-name="ce3" office:value-type="string">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30" office:value-type="string">
            <text:p><text:span text:style-name="T3">Stocks had been declining for</text:span></text:p>
            <text:p><text:span text:style-name="T3">several weeks. This month stocks declined rapidly</text:span></text:p>
            <text:p><text:span text:style-name="T3">and Robert was heavily short.</text:span><text:span text:style-name="T4"> Just before Christmas he figured that he would</text:span></text:p>
            <text:p><text:span text:style-name="T3">cover his short stocks and wait for a rally which he</text:span></text:p>
            <text:p><text:span text:style-name="T3">expected would come in January or February.</text:span></text:p>
          </table:table-cell>
          <table:table-cell/>
          <table:table-cell table:style-name="ce36" table:number-columns-repeated="1018"/>
        </table:table-row>
        <table:table-row table:style-name="ro19">
          <table:table-cell table:style-name="ce3" office:value-type="string">
            <text:p>19</text:p>
          </table:table-cell>
          <table:table-cell table:style-name="ce3" office:value-type="string">
            <text:p>223</text:p>
          </table:table-cell>
          <table:table-cell table:style-name="ce3" office:value-type="string">
            <text:p>A few days before Christmas, 1927</text:p>
          </table:table-cell>
          <table:table-cell table:style-name="ce3"/>
          <table:table-cell table:style-name="ce30" office:value-type="string">
            <text:p><text:span text:style-name="T3"><text:s/></text:span><text:span text:style-name="T3">A few days before Christmas there was a big decline</text:span></text:p>
            <text:p><text:span text:style-name="T3">in the stock market. All kinds of unfavorable rumors</text:span></text:p>
            <text:p><text:span text:style-name="T3">were afloat. Business conditions were bad. War clouds</text:span></text:p>
            <text:p><text:span text:style-name="T3">were gathering thick in Europe. Newspapers talked of</text:span></text:p>
            <text:p><text:span text:style-name="T3">the uncertainties in the new year due to the coming</text:span></text:p>
            <text:p><text:span text:style-name="T3">presidential election. The public had lost confidence</text:span></text:p>
            <text:p><text:span text:style-name="T3">and were selling stocks. Robert decided that this was</text:span></text:p>
            <text:p><text:span text:style-name="T3">the time to cash in so he covered a big line of Shorts in</text:span></text:p>
            <text:p><text:span text:style-name="T3">Major Motors, Central Steel and others.</text:span></text:p>
          </table:table-cell>
          <table:table-cell/>
          <table:table-cell table:style-name="ce36" table:number-columns-repeated="1018"/>
        </table:table-row>
        <table:table-row table:style-name="ro12">
          <table:table-cell table:style-name="Default" table:number-columns-repeated="5"/>
          <table:table-cell table:number-columns-repeated="1019"/>
        </table:table-row>
        <table:table-row table:style-name="ro12" table:number-rows-repeated="1048570">
          <table:table-cell table:number-columns-repeated="1024"/>
        </table:table-row>
        <table:table-row table:style-name="ro12">
          <table:table-cell table:number-columns-repeated="1024"/>
        </table:table-row>
      </table:table>
      <table:table table:name="RG health, personalities, events" table:style-name="ta1" table:print="false">
        <table:table-column table:style-name="co118" table:default-cell-style-name="ce140"/>
        <table:table-column table:style-name="co119" table:default-cell-style-name="ce140"/>
        <table:table-column table:style-name="co28" table:default-cell-style-name="ce145"/>
        <table:table-column table:style-name="co120" table:default-cell-style-name="ce145"/>
        <table:table-column table:style-name="co121" table:default-cell-style-name="ce142"/>
        <table:table-column table:style-name="co122" table:default-cell-style-name="ce141"/>
        <table:table-column table:style-name="co19" table:number-columns-repeated="1018" table:default-cell-style-name="Default"/>
        <table:table-row table:style-name="ro15">
          <table:table-cell table:style-name="ce137" office:value-type="string">
            <text:p>Chapter</text:p>
          </table:table-cell>
          <table:table-cell table:style-name="ce137" office:value-type="string">
            <text:p>Page</text:p>
          </table:table-cell>
          <table:table-cell table:style-name="ce143" office:value-type="string">
            <text:p>Timestamp given</text:p>
          </table:table-cell>
          <table:table-cell table:style-name="ce152" office:value-type="string">
            <text:p>Actual timestamp</text:p>
          </table:table-cell>
          <table:table-cell table:style-name="ce154" office:value-type="string">
            <text:p>Event</text:p>
          </table:table-cell>
          <table:table-cell table:style-name="ce152" office:value-type="string">
            <text:p>Notes/Comments</text:p>
          </table:table-cell>
          <table:table-cell table:style-name="ce175" table:number-columns-repeated="1018"/>
        </table:table-row>
        <table:table-row table:style-name="ro65">
          <table:table-cell table:style-name="ce138" office:value-type="string">
            <text:p>2</text:p>
          </table:table-cell>
          <table:table-cell table:style-name="ce138" office:value-type="string">
            <text:p>6</text:p>
          </table:table-cell>
          <table:table-cell table:style-name="ce144" office:value-type="string">
            <text:p>Spring 1913</text:p>
          </table:table-cell>
          <table:table-cell table:style-name="ce153"/>
          <table:table-cell table:style-name="ce155" office:value-type="string">
            <text:p><text:span text:style-name="T3">Robert suffers from </text:span><text:span text:style-name="T5">severe illness</text:span><text:span text:style-name="T3">.</text:span><text:span text:style-name="T4"> For a few months his life was despaired </text:span><text:span text:style-name="T3">of, but he quickly recovered.</text:span></text:p>
          </table:table-cell>
          <table:table-cell table:style-name="ce153" office:value-type="string">
            <text:p>Spring 1913 is right before RG's 7<text:span text:style-name="T49">th</text:span> birthday. <text:s/>March 1913 would be 81 months since RG's birthday.</text:p>
          </table:table-cell>
          <table:table-cell table:style-name="ce176" table:number-columns-repeated="1018"/>
        </table:table-row>
        <table:table-row table:style-name="ro3">
          <table:table-cell table:style-name="ce138" office:value-type="string">
            <text:p>2</text:p>
          </table:table-cell>
          <table:table-cell table:style-name="ce138" office:value-type="string">
            <text:p>6-7</text:p>
          </table:table-cell>
          <table:table-cell table:style-name="ce144" office:value-type="string">
            <text:p>A few months after Spring 1913</text:p>
          </table:table-cell>
          <table:table-cell table:style-name="ce153"/>
          <table:table-cell table:style-name="ce156" office:value-type="string">
            <text:p><text:span text:style-name="T3">Fishing trip to Spirit Lake. <text:s/>Story of Spirit Lake which </text:span><text:span text:style-name="T4">old Moses told him </text:span><text:span text:style-name="T3">about the spirit walking on the water.</text:span></text:p>
          </table:table-cell>
          <table:table-cell table:style-name="ce153" office:value-type="string">
            <text:p>Full moon Pisces/Virgo on Sept 15. 1913.</text:p>
          </table:table-cell>
          <table:table-cell table:style-name="ce176" table:number-columns-repeated="1018"/>
        </table:table-row>
        <table:table-row table:style-name="ro15">
          <table:table-cell table:style-name="ce138" office:value-type="string">
            <text:p>2</text:p>
          </table:table-cell>
          <table:table-cell table:style-name="ce138" office:value-type="string">
            <text:p>7</text:p>
          </table:table-cell>
          <table:table-cell table:style-name="ce144" office:value-type="string">
            <text:p>1914</text:p>
          </table:table-cell>
          <table:table-cell table:style-name="ce153"/>
          <table:table-cell table:style-name="ce156" office:value-type="string">
            <text:p>RG takes great interest in the war.</text:p>
          </table:table-cell>
          <table:table-cell table:style-name="ce153" office:value-type="string">
            <text:p>Referring to WWI?</text:p>
          </table:table-cell>
          <table:table-cell table:style-name="ce176" table:number-columns-repeated="1018"/>
        </table:table-row>
        <table:table-row table:style-name="ro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His brother called him</text:span></text:p>
            <text:p><text:span text:style-name="T3">“</text:span><text:span text:style-name="T3">Cottonhead” because his hair was so white, and accused</text:span></text:p>
            <text:p><text:span text:style-name="T3">him of being a white-livered coward, but </text:span><text:span text:style-name="T5">Bobbie was</text:span></text:p>
            <text:p><text:span text:style-name="T5">patient and did not lose his temper</text:span><text:span text:style-name="T3">.</text:span></text:p>
          </table:table-cell>
          <table:table-cell table:style-name="ce153"/>
          <table:table-cell table:style-name="ce176" table:number-columns-repeated="1018"/>
        </table:table-row>
        <table:table-row table:style-name="ro5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Unfavorable conditions</text:span></text:p>
            <text:p><text:span text:style-name="T3">thruout the country and the low price of cotton left</text:span></text:p>
            <text:p><text:span text:style-name="T3">Capt. Gordon practically penniless, causing him and</text:span></text:p>
            <text:p><text:span text:style-name="T3">all of his children to labor hard in order to support</text:span></text:p>
            <text:p><text:span text:style-name="T3">themselves. He tried to force young Robert to work in</text:span></text:p>
            <text:p><text:span text:style-name="T3">the fields and help cultivate the cotton, but he</text:span><text:span text:style-name="T5"> stubbornly</text:span><text:span text:style-name="T8"> rebelled.</text:span></text:p>
          </table:table-cell>
          <table:table-cell table:style-name="ce153"/>
          <table:table-cell table:style-name="ce176" table:number-columns-repeated="1018"/>
        </table:table-row>
        <table:table-row table:style-name="ro6">
          <table:table-cell table:style-name="ce139" office:value-type="float" office:value="2">
            <text:p>2</text:p>
          </table:table-cell>
          <table:table-cell table:style-name="ce139" office:value-type="string">
            <text:p>10,13</text:p>
          </table:table-cell>
          <table:table-cell table:style-name="ce139" office:value-type="float" office:value="1917">
            <text:p>1917</text:p>
          </table:table-cell>
          <table:table-cell table:style-name="ce141" office:value-type="string">
            <text:p>April 6, 1917</text:p>
          </table:table-cell>
          <table:table-cell table:style-name="ce139" office:value-type="string">
            <text:p>US enters the World War. <text:s/>RG was 11 years old and had<text:span text:style-name="T1"> great ambitions to join the Army and go to war</text:span><text:span text:style-name="T2">.</text:span> <text:s/>His older brother Ralph joined the Army. <text:s/>He spent nearly all of his time reading the newspapers and <text:span text:style-name="T1">followed the progress of the wa</text:span>r. <text:s/>He was <text:span text:style-name="T1">extremely interested</text:span> in the victories of the boys overseas, and when they began to turn the tide against the Germans, he was <text:span text:style-name="T1">greatly elated</text:span>.</text:p>
          </table:table-cell>
          <table:table-cell office:value-type="string">
            <text:p>Cotton prices connected to war?</text:p>
          </table:table-cell>
          <table:table-cell/>
          <table:table-cell table:style-name="ce176" table:number-columns-repeated="1017"/>
        </table:table-row>
        <table:table-row table:style-name="ro21">
          <table:table-cell office:value-type="string">
            <text:p>2</text:p>
          </table:table-cell>
          <table:table-cell office:value-type="string">
            <text:p>14</text:p>
          </table:table-cell>
          <table:table-cell office:value-type="string">
            <text:p>July 1919</text:p>
          </table:table-cell>
          <table:table-cell table:style-name="ce141"/>
          <table:table-cell office:value-type="string">
            <text:p><text:span text:style-name="T2">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3">
          <table:table-cell office:value-type="string">
            <text:p>2</text:p>
          </table:table-cell>
          <table:table-cell office:value-type="string">
            <text:p>15</text:p>
          </table:table-cell>
          <table:table-cell office:value-type="string">
            <text:p>Fall of 1919 through Spring 1920</text:p>
          </table:table-cell>
          <table:table-cell table:style-name="ce141"/>
          <table:table-cell office:value-type="string">
            <text:p>Health not good / inability to concentrate. <text:s/></text:p>
          </table:table-cell>
          <table:table-cell office:value-type="string">
            <text:p><text:s/></text:p>
          </table:table-cell>
          <table:table-cell table:number-columns-repeated="1018"/>
        </table:table-row>
        <table:table-row table:style-name="ro3">
          <table:table-cell office:value-type="string">
            <text:p>2</text:p>
          </table:table-cell>
          <table:table-cell office:value-type="string">
            <text:p>16</text:p>
          </table:table-cell>
          <table:table-cell office:value-type="string">
            <text:p>Spring and Summer of 1920</text:p>
          </table:table-cell>
          <table:table-cell table:style-name="ce141"/>
          <table:table-cell office:value-type="string">
            <text:p>RG became very ill again from malaria, so that he was unable to work even if he wanted to.</text:p>
          </table:table-cell>
          <table:table-cell table:number-columns-repeated="1019"/>
        </table:table-row>
        <table:table-row table:style-name="ro3">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3">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1">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7">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6">morning, and after Sunday School, was talking with</text:span></text:p>
            <text:p><text:span text:style-name="T6">Caroline Oglethorpe, and with her was her chum, Marie</text:span></text:p>
            <text:p><text:span text:style-name="T6">Stanton. </text:span><text:span text:style-name="T5">Walter introduced Robert to Marie.</text:span></text:p>
          </table:table-cell>
          <table:table-cell table:number-columns-repeated="1019"/>
        </table:table-row>
        <table:table-row table:style-name="ro3">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1">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3">
          <table:table-cell office:value-type="string">
            <text:p>2</text:p>
          </table:table-cell>
          <table:table-cell office:value-type="string">
            <text:p>23</text:p>
          </table:table-cell>
          <table:table-cell table:number-columns-repeated="2"/>
          <table:table-cell table:style-name="ce157" office:value-type="string">
            <text:p><text:span text:style-name="T3"><text:s/></text:span><text:span text:style-name="T3">She [RG's mother] saw that this [puppy] love was a great stimulator for</text:span></text:p>
            <text:p><text:span text:style-name="T3">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9">
          <table:table-cell office:value-type="string">
            <text:p>3</text:p>
          </table:table-cell>
          <table:table-cell office:value-type="string">
            <text:p>23</text:p>
          </table:table-cell>
          <table:table-cell office:value-type="string">
            <text:p>June 1921</text:p>
          </table:table-cell>
          <table:table-cell/>
          <table:table-cell table:style-name="ce157" office:value-type="string">
            <text:p><text:span text:style-name="T3"><text:s/></text:span><text:span text:style-name="T3">In June, 1921, </text:span><text:span text:style-name="T5">Robert Gordon and Walter Kennelworth</text:span></text:p>
            <text:p><text:span text:style-name="T5">were in the graduating class</text:span><text:span text:style-name="T3">. Altho Walter</text:span></text:p>
            <text:p><text:span text:style-name="T3">was one year younger than Robert, his early advantages</text:span></text:p>
            <text:p><text:span text:style-name="T3">enabled him to graduate at fourteen, while Robert was</text:span></text:p>
            <text:p><text:span text:style-name="T3">graduating at the age of fifteen, and would not have</text:span></text:p>
            <text:p><text:span text:style-name="T3">been able to pass all of his examinations except for the</text:span></text:p>
            <text:p><text:span text:style-name="T3">help and assistance rendered him by Walter. Marie</text:span></text:p>
            <text:p><text:span text:style-name="T3">Stanton, who was then thirteen years of age, graduated</text:span></text:p>
            <text:p><text:span text:style-name="T3">the following year.</text:span></text:p>
          </table:table-cell>
          <table:table-cell table:number-columns-repeated="1019"/>
        </table:table-row>
        <table:table-row table:style-name="ro15">
          <table:table-cell office:value-type="string">
            <text:p>3</text:p>
          </table:table-cell>
          <table:table-cell office:value-type="string">
            <text:p>23</text:p>
          </table:table-cell>
          <table:table-cell office:value-type="string">
            <text:p>Fall 1921</text:p>
          </table:table-cell>
          <table:table-cell/>
          <table:table-cell table:style-name="ce157" office:value-type="string">
            <text:p>RG and Walter begin High School.</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4</text:p>
          </table:table-cell>
          <table:table-cell/>
          <table:table-cell table:style-name="ce157" office:value-type="string">
            <text:p>RG and Walter Kennelworth graduate from High School in Texarkana with high honors.</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Fall 1924</text:p>
          </table:table-cell>
          <table:table-cell/>
          <table:table-cell table:style-name="ce157" office:value-type="string">
            <text:p>Walter goes to Columbia College in New York. <text:s/>Robert goes to work for Mr. Kennelworth.</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5</text:p>
          </table:table-cell>
          <table:table-cell/>
          <table:table-cell table:style-name="ce157" office:value-type="string">
            <text:p>Marie's father and mother decide she should go to Kidd-Key College at Sherman, Texas.</text:p>
          </table:table-cell>
          <table:table-cell table:number-columns-repeated="1019"/>
        </table:table-row>
        <table:table-row table:style-name="ro60">
          <table:table-cell office:value-type="string">
            <text:p>3</text:p>
          </table:table-cell>
          <table:table-cell office:value-type="string">
            <text:p>25</text:p>
          </table:table-cell>
          <table:table-cell office:value-type="string">
            <text:p>1925</text:p>
          </table:table-cell>
          <table:table-cell/>
          <table:table-cell table:style-name="ce157"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3">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57" office:value-type="string">
            <text:p>Love letters passed between RG and Marie, and all went well.</text:p>
          </table:table-cell>
          <table:table-cell table:number-columns-repeated="1019"/>
        </table:table-row>
        <table:table-row table:style-name="ro57">
          <table:table-cell office:value-type="string">
            <text:p>3</text:p>
          </table:table-cell>
          <table:table-cell office:value-type="string">
            <text:p>25</text:p>
          </table:table-cell>
          <table:table-cell office:value-type="string">
            <text:p>Spring 1926</text:p>
          </table:table-cell>
          <table:table-cell/>
          <table:table-cell table:style-name="ce158" office:value-type="string">
            <text:p><text:span text:style-name="T3">RG's father dies suddenly. <text:s/>RG leaves his position [with Mr. Kennelworth], </text:span><text:span text:style-name="T4">and returns to the farm. <text:s text:c="2"/>He encountered the usual obstacles and </text:span><text:span text:style-name="T8">opposition from his brother</text:span><text:span text:style-name="T4">,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5">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3"><text:s/></text:span><text:span text:style-name="T3">While on the farm, he contracted </text:span><text:span text:style-name="T5">malaria fever </text:span><text:span text:style-name="T3">and</text:span></text:p>
            <text:p><text:span text:style-name="T3">a </text:span><text:span text:style-name="T5">severe spell of illness followed</text:span><text:span text:style-name="T3">, during which time he</text:span></text:p>
            <text:p><text:span text:style-name="T3">received many consoling letters from Marie. <text:s/></text:span><text:span text:style-name="T4"><text:s/>Soon</text:span></text:p>
            <text:p><text:span text:style-name="T3">after he was able to return to his position with Mr.</text:span></text:p>
            <text:p><text:span text:style-name="T3">Kennelworth, he met with </text:span><text:span text:style-name="T5">another severe automobile</text:span></text:p>
            <text:p><text:span text:style-name="T5">accident, this time breaking his right arm. </text:span><text:span text:style-name="T3">This necessitated</text:span></text:p>
            <text:p><text:span text:style-name="T5">six weeks in the hospital</text:span><text:span text:style-name="T3"> before he was able to</text:span></text:p>
            <text:p><text:span text:style-name="T3">return to work again.</text:span></text:p>
          </table:table-cell>
          <table:table-cell table:number-columns-repeated="1019"/>
        </table:table-row>
        <table:table-row table:style-name="ro6">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57" office:value-type="string">
            <text:p><text:span text:style-name="T3"><text:s/></text:span><text:span text:style-name="T3">Robert became very jealous and after the party had a quarrel with Marie. Then followed long</text:span><text:span text:style-name="T4"> </text:span><text:span text:style-name="T8">weeks of agony</text:span><text:span text:style-name="T4">. Many letters passed between Robert </text:span><text:span text:style-name="T3">and Marie. When the end of August [1926] drew near and Robert knew that Marie was to return to school soon, he was anxious to make up before she went away, and wrote a letter to her saying he was </text:span><text:span text:style-name="T5">sad</text:span><text:span text:style-name="T3">.</text:span></text:p>
          </table:table-cell>
          <table:table-cell table:number-columns-repeated="1019"/>
        </table:table-row>
        <table:table-row table:style-name="ro6">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1">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21">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57" office:value-type="string">
            <text:p><text:span text:style-name="T3"><text:s/></text:span><text:span text:style-name="T3">Meeting with Marie to make up with her: On a beautiful </text:span><text:span text:style-name="T5">sunshiny</text:span><text:span text:style-name="T3"> Saturday afternoon on the</text:span></text:p>
            <text:p><text:span text:style-name="T3">23rd of October, 1926, as the </text:span><text:span text:style-name="T5">train</text:span><text:span text:style-name="T3"> wended its way across the prairies for Sherman, Texas, Robert kept watching out of the car window, his face beaming with smiles as he thought of his meeting with Marie. </text:span><text:span text:style-name="T5">He counted every turn of the wheels because he knew they were bringing him closer to her. </text:span><text:span text:style-name="T6"><text:s/>After he returns he is </text:span><text:span text:style-name="T5">supremely </text:span><text:span text:style-name="T6">happy</text:span><text:span text:style-name="T5">.</text:span></text:p>
          </table:table-cell>
          <table:table-cell office:value-type="string">
            <text:p>Was this a major turning point in cotton?</text:p>
          </table:table-cell>
          <table:table-cell table:number-columns-repeated="1018"/>
        </table:table-row>
        <table:table-row table:style-name="ro3">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4"><text:s/>Her letters of love and encouragement</text:span></text:p>
            <text:p><text:span text:style-name="T3">helped Robert to make progress in his work.</text:span></text:p>
          </table:table-cell>
          <table:table-cell table:number-columns-repeated="1019"/>
        </table:table-row>
        <table:table-row table:style-name="ro5">
          <table:table-cell office:value-type="string">
            <text:p>4</text:p>
          </table:table-cell>
          <table:table-cell office:value-type="string">
            <text:p>42</text:p>
          </table:table-cell>
          <table:table-cell table:style-name="ce146" office:value-type="string">
            <text:p><text:s/>Christmas, 1926</text:p>
          </table:table-cell>
          <table:table-cell/>
          <table:table-cell table:style-name="ce157" office:value-type="string">
            <text:p><text:span text:style-name="T3">RG was the</text:span><text:span text:style-name="T5"> happiest that he had ever known</text:span><text:span text:style-name="T3"> and wanting Marie to share it with him he</text:span></text:p>
            <text:p><text:span text:style-name="T5">sent her a beautiful ring</text:span><text:span text:style-name="T3">, wrote her that he had saved his money and was now in position to buy it. The </text:span><text:span text:style-name="T5">diamond</text:span><text:span text:style-name="T3">, he said, represented purity, firmness and faith and symbolized all those things in her and his great trust in her. He told her that he was</text:span><text:span text:style-name="T5"> anxious to get in shape to go to New York</text:span><text:span text:style-name="T3"> to continue his studies, and work and make money and be near his old chum, Walter, who had always been a </text:span><text:span text:style-name="T6">great comfort to him and encouraged him in so many ways</text:span><text:span text:style-name="T3">.</text:span></text:p>
          </table:table-cell>
          <table:table-cell table:number-columns-repeated="1019"/>
        </table:table-row>
        <table:table-row table:style-name="ro3">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3">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49">th</text:span> [1927] was the greatest week in RG's life up to that time. <text:s/></text:p>
          </table:table-cell>
          <table:table-cell office:value-type="string">
            <text:p>May 7, 1927 is a Saturday.</text:p>
          </table:table-cell>
          <table:table-cell table:number-columns-repeated="1018"/>
        </table:table-row>
        <table:table-row table:style-name="ro21">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4"><text:s/>He had been reading about the contemplated </text:span><text:span text:style-name="T3">flights of the airplanes from New York across the Atlantic, and he wanted to be in New York by his birthday in June, 1927, because he figured by that time the airplanes would have crossed the Atlantic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3">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4">left for Texarkana on Sunday </text:span><text:span text:style-name="T3">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66">
          <table:table-cell office:value-type="string">
            <text:p>10</text:p>
          </table:table-cell>
          <table:table-cell office:value-type="string">
            <text:p>105</text:p>
          </table:table-cell>
          <table:table-cell office:value-type="string">
            <text:p>May 21, 1927</text:p>
          </table:table-cell>
          <table:table-cell/>
          <table:table-cell table:style-name="ce159" office:value-type="string">
            <text:p><text:span text:style-name="T3">May 21</text:span><text:span text:style-name="T50">st</text:span><text:span text:style-name="T3"> was a red-letter day in the life of Robert Gordon. Wheat, corn and cotton all advanced to the highest levels of the season. Robert had read reports in the paper that Charles A. Lindbergh had started on his lone flight from New York to Paris. <text:s/></text:span><text:span text:style-name="T4"><text:s/>He </text:span><text:span text:style-name="T3">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15">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4">to take place on May 31, 1927.</text:span></text:p>
          </table:table-cell>
          <table:table-cell table:number-columns-repeated="1019"/>
        </table:table-row>
        <table:table-row table:style-name="ro6">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4"><text:s/>The past week has been a great one for us, and yesterday,</text:span><text:span text:style-name="T3">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3">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57">
          <table:table-cell office:value-type="string">
            <text:p>10</text:p>
          </table:table-cell>
          <table:table-cell office:value-type="string">
            <text:p>109</text:p>
          </table:table-cell>
          <table:table-cell table:number-columns-repeated="2"/>
          <table:table-cell table:style-name="ce157" office:value-type="string">
            <text:p><text:span text:style-name="T3"><text:s/></text:span><text:span text:style-name="T3">Robert said that on June 9th, he would be 21 years of age, and on that day he wanted to be married and start on his career as a real man. <text:s/></text:span><text:span text:style-name="T4"><text:s/>He wanted to go </text:span><text:span text:style-name="T3">back to Texarkana after the holidays, wind up his affairs and get ready to go to New York. Wanted her to go with him, starting Saturday, June 4th, so they would arrive on Sunday, June 5th, in St. Louis, be married,</text:span></text:p>
            <text:p><text:span text:style-name="T3">and proceed immediately to New York</text:span></text:p>
          </table:table-cell>
          <table:table-cell table:number-columns-repeated="1019"/>
        </table:table-row>
        <table:table-row table:style-name="ro5">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4"><text:s/>They had planned when they were ready </text:span><text:span text:style-name="T3">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4"><text:s/>It was the most interesting and pleasant Sunday that </text:span><text:span text:style-name="T3">they had ever spent together. They drove around Dallas and talked over their future plans.</text:span></text:p>
          </table:table-cell>
          <table:table-cell table:number-columns-repeated="1019"/>
        </table:table-row>
        <table:table-row table:style-name="ro3">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4">
          <table:table-cell office:value-type="string">
            <text:p>10</text:p>
          </table:table-cell>
          <table:table-cell office:value-type="string">
            <text:p>111</text:p>
          </table:table-cell>
          <table:table-cell table:style-name="ce149" office:value-type="string">
            <text:p>Monday “forenoon”, May 30, 1927</text:p>
          </table:table-cell>
          <table:table-cell/>
          <table:table-cell table:style-name="ce157" office:value-type="string">
            <text:p><text:span text:style-name="T3"><text:s/></text:span><text:span text:style-name="T3">Monday forenoon Robert spent with Marie. <text:s text:c="2"/>Robert talked of the great feat of Lindbergh and of</text:span></text:p>
            <text:p><text:span text:style-name="T3">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4"><text:s/>From that time on, Robert counted the minutes, in </text:span><text:span text:style-name="T3">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3">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4"><text:s/>Mr. Kennelworth told him that he would arrange </text:span><text:span text:style-name="T3">to go to New York about the 11th of June and was sorry that he couldn't make the trip with Marie and Robert and see them married in St. Louis.</text:span></text:p>
          </table:table-cell>
          <table:table-cell table:number-columns-repeated="1019"/>
        </table:table-row>
        <table:table-row table:style-name="ro57">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3"><text:s/></text:span><text:span text:style-name="T3">He went down to</text:span></text:p>
            <text:p><text:span text:style-name="T3">the broker's office to watch the market for that week,</text:span></text:p>
            <text:p><text:span text:style-name="T3">because he knew the next few days would be very important</text:span></text:p>
            <text:p><text:span text:style-name="T3">and anxious days for him. He was thinking</text:span></text:p>
            <text:p><text:span text:style-name="T3">every minute of the day when he would start to New</text:span></text:p>
            <text:p><text:span text:style-name="T3">York and would make Marie his wife.</text:span></text:p>
          </table:table-cell>
          <table:table-cell table:number-columns-repeated="1019"/>
        </table:table-row>
        <table:table-row table:style-name="ro3">
          <table:table-cell office:value-type="string">
            <text:p>10</text:p>
          </table:table-cell>
          <table:table-cell office:value-type="string">
            <text:p>113</text:p>
          </table:table-cell>
          <table:table-cell office:value-type="string">
            <text:p>Saturday June 4<text:span text:style-name="T49">th</text:span>, 1927</text:p>
          </table:table-cell>
          <table:table-cell/>
          <table:table-cell office:value-type="string">
            <text:p>RG would have everything in cash and ready to make a new start after the honey moon. <text:s/>“<text:span text:style-name="T4"> He handed Robert New York exchange</text:span></text:p>
            <text:p><text:span text:style-name="T3">for $10,000.00 as a wedding present.”</text:span></text:p>
          </table:table-cell>
          <table:table-cell office:value-type="string">
            <text:p>“New start” means a new cycle?</text:p>
          </table:table-cell>
          <table:table-cell table:number-columns-repeated="1018"/>
        </table:table-row>
        <table:table-row table:style-name="ro3">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5">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table:style-name="ce157" office:value-type="string">
            <text:p><text:span text:style-name="T5">Marie goes to Dallas that afternoon on the "Sunshine Special,"</text:span><text:span text:style-name="T3"> and after the train pulled out of Texarkana, he would find her on board. <text:s/></text:span><text:span text:style-name="T4"><text:s/>RG was to keep everything quiet and not let anybody </text:span><text:span text:style-name="T3">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5"> there might be some leak somewhere </text:span><text:span text:style-name="T3">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5">
          <table:table-cell office:value-type="string">
            <text:p>11</text:p>
          </table:table-cell>
          <table:table-cell office:value-type="string">
            <text:p>115, 116</text:p>
          </table:table-cell>
          <table:table-cell office:value-type="string">
            <text:p>June 4, 1927, 7:00pm</text:p>
          </table:table-cell>
          <table:table-cell/>
          <table:table-cell table:style-name="ce157" office:value-type="string">
            <text:p><text:span text:style-name="T3"><text:s/></text:span><text:span text:style-name="T3">Robert walked into the Railroad Station at Texarkana and bought a ticket for St. Louis, with a reservation on the "Sunshine Special." This was the greatest and happiest moment of his life.</text:span><text:span text:style-name="T4"> <text:s/>He knew that Marie was already on her way </text:span><text:span text:style-name="T3">and that in a couple of hours the train would arrive and</text:span></text:p>
            <text:p><text:span text:style-name="T3">he would go aboard for St. Louis, where he was to make her his wife. <text:s/>Mr. Kennelworth </text:span><text:span text:style-name="T4">wanted Robert to </text:span><text:span text:style-name="T3">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4">
          <table:table-cell office:value-type="string">
            <text:p>11</text:p>
          </table:table-cell>
          <table:table-cell office:value-type="string">
            <text:p>116</text:p>
          </table:table-cell>
          <table:table-cell office:value-type="string">
            <text:p>June 4, 1927</text:p>
          </table:table-cell>
          <table:table-cell/>
          <table:table-cell table:style-name="ce157" office:value-type="string">
            <text:p><text:span text:style-name="T3"><text:s/></text:span><text:span text:style-name="T3">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3">arms and seemed the happiest woman in the world and Robert was too happy for words. They sat there and talked of their future plans until after midnight.</text:span></text:p>
          </table:table-cell>
          <table:table-cell table:number-columns-repeated="1019"/>
        </table:table-row>
        <table:table-row table:style-name="ro14">
          <table:table-cell office:value-type="string">
            <text:p>11</text:p>
          </table:table-cell>
          <table:table-cell office:value-type="string">
            <text:p>117</text:p>
          </table:table-cell>
          <table:table-cell office:value-type="string">
            <text:p>June 4, 1927</text:p>
          </table:table-cell>
          <table:table-cell/>
          <table:table-cell table:style-name="ce157" office:value-type="string">
            <text:p><text:span text:style-name="T3"><text:s/></text:span><text:span text:style-name="T3">Robert knew that he couldn't sleep either, but he would</text:span><text:span text:style-name="T5"> go up to his car,</text:span><text:span text:style-name="T3"> lie down and try</text:span></text:p>
            <text:p><text:span text:style-name="T3">to get some rest before they arrived in St. Louis the next morning. They agreed to meet early in the morning </text:span><text:span text:style-name="T4"><text:s/>and go back into the dining car for breakfast before </text:span><text:span text:style-name="T3">they arrived in St. Louis. <text:s/></text:span><text:span text:style-name="T4"><text:s/>Robert returned to his </text:span><text:span text:style-name="T8">berth</text:span><text:span text:style-name="T4"> and tried to rest, but </text:span><text:span text:style-name="T3">found that he couldn't sleep. <text:s/></text:span><text:span text:style-name="T4"><text:s/>He felt lonesome being </text:span><text:span text:style-name="T8">separated from Marie</text:span><text:span text:style-name="T4">. </text:span><text:span text:style-name="T5">She was two cars back</text:span><text:span text:style-name="T3">,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6">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4"><text:s/>The Pullman porter told him </text:span><text:span text:style-name="T3">that he hadn't seen her that morning and the last he saw of her was when Robert was talking to her in the berth late that night. <text:s/></text:span><text:span text:style-name="T5">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76">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4"><text:s/>DEAREST ROBERT:</text:span></text:p>
            <text:p><text:span text:style-name="T3">According to your faith, be I unto you. Love will always</text:span></text:p>
            <text:p><text:span text:style-name="T3">have faith, understand and wait. Time proves all things.</text:span></text:p>
            <text:p><text:span text:style-name="T3">You will get everything you want. I will come to you when I</text:span></text:p>
            <text:p><text:span text:style-name="T3">mean the most and your need for love is the greatest.</text:span></text:p>
            <text:p><text:span text:style-name="T3">Lovingly always,</text:span></text:p>
            <text:p><text:span text:style-name="T3">MARIE.</text:span></text:p>
          </table:table-cell>
          <table:table-cell office:value-type="string">
            <text:p>Note Gann says “find a pencil and draw out a wallet”, so we should put the text into a table. <text:s/>Notice 'Love' is the 11<text:span text:style-name="T49">th</text:span> word, “Time” is the 19<text:span text:style-name="T49">th</text:span> word, “things” is the 22<text:span text:style-name="T49">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77">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58" office:value-type="string">
            <text:p><text:span text:style-name="T3">Train rolls into Union Station at St. Louis. RG realized he must have faith in Marie, must understand and wait. <text:s/>He decided to stay in the station and wait. </text:span><text:span text:style-name="T4">He waited a short time in the station, hoping Marie </text:span><text:span text:style-name="T3">would join him. The </text:span><text:span text:style-name="T5">seconds drifted away like weeks, the minutes seemed like months, and when an hour had gone by, to Robert it seemed like years.</text:span></text:p>
          </table:table-cell>
          <table:table-cell office:value-type="string">
            <text:p>Gann says to RG was going to <text:span text:style-name="T62">lay the circumstances of </text:span><text:span text:style-name="T64">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4">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57" office:value-type="string">
            <text:p><text:span text:style-name="T3"><text:s/></text:span><text:span text:style-name="T3">Slowly the hands on the </text:span><text:span text:style-name="T5">great clock in the Union Station showed it was nearly 12 o'clock noon</text:span><text:span text:style-name="T3">. Robert listened attentively as the old clock tolled</text:span><text:span text:style-name="T5"> twelve times</text:span><text:span text:style-name="T3">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5">he would stay in the Union Station </text:span><text:span text:style-name="T3">and have patience to </text:span><text:span text:style-name="T5">wait one more hour for Marie</text:span><text:span text:style-name="T3">. He thought that she was really playing a joke on him and would surely come by </text:span><text:span text:style-name="T5">1 o'clock</text:span><text:span text:style-name="T3">. <text:s/></text:span><text:span text:style-name="T4"><text:s/>Robert thought how happy he would have been, as he </text:span><text:span text:style-name="T3">expected by this time to be married to Marie and happily on their way to New York to celebrate their honeymoon. </text:span><text:span text:style-name="T5">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4">
          <table:table-cell office:value-type="string">
            <text:p>11</text:p>
          </table:table-cell>
          <table:table-cell office:value-type="string">
            <text:p>125</text:p>
          </table:table-cell>
          <table:table-cell office:value-type="string">
            <text:p>June 5, 1927. <text:s/>1 o'clock.</text:p>
          </table:table-cell>
          <table:table-cell/>
          <table:table-cell table:style-name="ce157" office:value-type="string">
            <text:p><text:span text:style-name="T3"><text:s/></text:span><text:span text:style-name="T3">Robert </text:span><text:span text:style-name="T5">watched the movement of every woman who passed thru the gates of the Union Station for Marie</text:span><text:span text:style-name="T3">, but each minute brought bitter disappointment. His heart, which but a few hours ago was filled with love and happiness, was sad. Robert looked up as</text:span><text:span text:style-name="T5"> the hands</text:span></text:p>
            <text:p><text:span text:style-name="T5">on the clock in the Union Station pointed to 1 o'clock, -- the time that he had appointed unto himself to wait without taking some action to try to find Marie. </text:span><text:span text:style-name="T3">No Marie was in sight. He walked over to the news stand and bought a paper and decided to sit down for a few</text:span></text:p>
            <text:p><text:span text:style-name="T3">minutes and try to read. As he slowly turned the pages of the paper looking for something he knew not what, suddenly his eyes fell upon the heading; "The Best Thing on Earth" by R. L. Cole. The first thought that entered Robert's mind was that </text:span><text:span text:style-name="T5">the best thing on earth was Marie and that the greatest thing in the world was love.</text:span><text:span text:style-name="T3"> He read the entire article.</text:span></text:p>
          </table:table-cell>
          <table:table-cell office:value-type="string">
            <text:p>“woman” == planet?</text:p>
          </table:table-cell>
          <table:table-cell table:number-columns-repeated="1018"/>
        </table:table-row>
        <table:table-row table:style-name="ro5">
          <table:table-cell office:value-type="string">
            <text:p>12</text:p>
          </table:table-cell>
          <table:table-cell office:value-type="string">
            <text:p>130, 131</text:p>
          </table:table-cell>
          <table:table-cell office:value-type="string">
            <text:p>June 5, 1927. <text:s/>After 1:30pm</text:p>
          </table:table-cell>
          <table:table-cell/>
          <table:table-cell table:style-name="ce157" office:value-type="string">
            <text:p><text:span text:style-name="T3"><text:s/></text:span><text:span text:style-name="T3">These statements [by R. L. Cole] agreed exactly with Robert’s views. He had found his greatest help in the Bible and knew John Wanamaker was right when he said that the greatest purchase he ever made in his life was when he was </text:span><text:span text:style-name="T5">11 years old</text:span><text:span text:style-name="T3"> and bought the Bible for</text:span><text:span text:style-name="T5"> $2.75. <text:s/></text:span><text:span text:style-name="T8"><text:s/>By the time Robert had finished reading this article, </text:span><text:span text:style-name="T5">it was after 1:30 P.M</text:span><text:span text:style-name="T6">.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5">plans for locating her.</text:span></text:p>
          </table:table-cell>
          <table:table-cell office:value-type="string">
            <text:p>Note page 131 is like 1:31 pm, which is after 1:30 pm.</text:p>
          </table:table-cell>
          <table:table-cell table:number-columns-repeated="1018"/>
        </table:table-row>
        <table:table-row table:style-name="ro10">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3"><text:s/></text:span><text:span text:style-name="T3">He advised Robert to notify the railroad authorities, and have them </text:span><text:span text:style-name="T5">make a search and inquire</text:span></text:p>
            <text:p><text:span text:style-name="T5">at all of the stations where the train stopped that night on the way from Texarkana to St. Louis, in order to get a clue to Marie’s disappearance.</text:span><text:span text:style-name="T3"> <text:s/></text:span><text:span text:style-name="T4"><text:s/>After talking with Mr. Kennelworth, Robert got </text:span><text:span text:style-name="T3">in touch over the 'phone with the railroad officials in St. Louis and notified them of Marie’s disappearance from the train. They promised to send telegrams to all the station agents, to </text:span><text:span text:style-name="T5">have all the trains watched and try to secure some information</text:span><text:span text:style-name="T3"> for him. They were to com</text:span><text:span text:style-name="T4">municate with him just as soon as they had anything </text:span><text:span text:style-name="T3">definite one way or the other.</text:span><text:span text:style-name="T4"> </text:span><text:span text:style-name="T8">Robert now realized that he must go thru the greatest </text:span><text:span text:style-name="T5">ordeal yet -- that of waiting hourly for some news of Marie. He knew the hours would pass slowly </text:span><text:span text:style-name="T3">and decided to formulate a plan in case Marie did not return to school or to her home, and if no news came from her the next day what would be his next move and what he should do to try to locate her. </text:span><text:span text:style-name="T5">The next time Robert noticed the time of day, it was after 6 P.M.</text:span><text:span text:style-name="T3">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5">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57" office:value-type="string">
            <text:p><text:span text:style-name="T3">RG came across the present, the surprise that he had for Marie, that he had told her about before and refused to give to her or tell her more about it until </text:span><text:span text:style-name="T4"><text:s/>they arrived in St. Louis. The present was a </text:span><text:span text:style-name="T8">wedding </text:span><text:span text:style-name="T5">ring set with diamonds and a beautiful brooch made of two hearts woven together and tied with a cluster of diamonds and pearls. </text:span><text:span text:style-name="T3">This was to be the great surprise for Marie and he was going to present it to Marie after they were married, as a token of the</text:span><text:span text:style-name="T5"> two hearts</text:span><text:span text:style-name="T3"> that now beat as one. Robert looked at this and thought of how the </text:span><text:span text:style-name="T5">diamonds</text:span><text:span text:style-name="T3"> represented Marie in all of her beauty and that </text:span><text:span text:style-name="T5">she was a pearl of great price.</text:span></text:p>
          </table:table-cell>
          <table:table-cell table:number-columns-repeated="1019"/>
        </table:table-row>
        <table:table-row table:style-name="ro19">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160" office:value-type="string">
            <text:p><text:span text:style-name="T3"><text:s/></text:span><text:span text:style-name="T3">Robert had always been a great admirer of the poet, S. E. Kiser; always read his poems in the daily newspapers and </text:span><text:span text:style-name="T5">a few months previous to this time</text:span><text:span text:style-name="T3">,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51">Regarding <text:s/>"Courage" by Thos. F. Porter, <text:s/>It surely had been written for him </text:span><text:span text:style-name="T52">in this very hour of trouble</text:span><text:span text:style-name="T51">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5">
          <table:table-cell office:value-type="string">
            <text:p>12</text:p>
          </table:table-cell>
          <table:table-cell office:value-type="string">
            <text:p>137</text:p>
          </table:table-cell>
          <table:table-cell office:value-type="string">
            <text:p>Monday morning, June 6, 1927.</text:p>
          </table:table-cell>
          <table:table-cell/>
          <table:table-cell table:style-name="ce157" office:value-type="string">
            <text:p><text:span text:style-name="T3"><text:s/></text:span><text:span text:style-name="T3">The next time that he remembered anything, he awoke on Monday morning with the </text:span><text:span text:style-name="T5">sun streaming in thru the window </text:span><text:span text:style-name="T3">of his hotel and realized that he had fallen asleep.</text:span><text:span text:style-name="T4"> The little book, “Poems That Have Helped </text:span><text:span text:style-name="T3">Me,” lay on the bed beside him. Because the </text:span><text:span text:style-name="T5">sun was coming in the east window</text:span><text:span text:style-name="T3"> he knew that he must have slept thru some part of the night, and it was now morning.</text:span><text:span text:style-name="T4"> <text:s/>His first thought was of Marie, and of any news </text:span><text:span text:style-name="T3">that might have come. Picking up the little book, the first thing that struck his eye was the poem, </text:span><text:span text:style-name="T5">“Press On” by Park Benjamin. <text:s/></text:span><text:span text:style-name="T6">RG </text:span><text:span text:style-name="T5">hastily read this poem</text:span><text:span text:style-name="T6"> and found some consolation in </text:span><text:span text:style-name="T5">it</text:span><text:span text:style-name="T6">.</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7">
          <table:table-cell office:value-type="string">
            <text:p>12</text:p>
          </table:table-cell>
          <table:table-cell office:value-type="string">
            <text:p>140</text:p>
          </table:table-cell>
          <table:table-cell office:value-type="string">
            <text:p>Monday, June 6, 1927</text:p>
          </table:table-cell>
          <table:table-cell/>
          <table:table-cell table:style-name="ce161" office:value-type="string">
            <text:p><text:span text:style-name="T3"><text:s/></text:span><text:span text:style-name="T3">Mr. Kennelworth told Robert that he would </text:span><text:span text:style-name="T5">call him on the 'phone about 8 o’clock that night</text:span><text:span text:style-name="T3"> and let him know if any </text:span><text:span text:style-name="T5">word</text:span><text:span text:style-name="T3">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9">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3"><text:s/></text:span><text:span text:style-name="T3">He </text:span><text:span text:style-name="T5">secured a morning newspaper and</text:span></text:p>
            <text:p><text:span text:style-name="T5">found the headlines filled with Lindbergh. Read about</text:span></text:p>
            <text:p><text:span text:style-name="T5">the preparations for Captain Lindbergh’s return to</text:span></text:p>
            <text:p><text:span text:style-name="T5">Washington and New York and the plans for his reception.</text:span></text:p>
            <text:p><text:span text:style-name="T3">Of course, Robert had looked forward to being</text:span></text:p>
            <text:p><text:span text:style-name="T3">there at that time and have Marie with him as his wife.</text:span></text:p>
            <text:p><text:span text:style-name="T3">He had been looking forward to the day when his own</text:span></text:p>
            <text:p><text:span text:style-name="T3">dream would be realized and he would build one of</text:span></text:p>
            <text:p><text:span text:style-name="T3">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6">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3"><text:s/></text:span><text:span text:style-name="T3">He realized the significance of money and how little it meant; thought how quickly he had made money on </text:span><text:span text:style-name="T5">a thousand dollars</text:span><text:span text:style-name="T3"> in the market and now how he would </text:span><text:span text:style-name="T5">give every</text:span></text:p>
            <text:p><text:span text:style-name="T5">cent of it for just a message from Marie</text:span><text:span text:style-name="T3">; just to know</text:span></text:p>
            <text:p><text:span text:style-name="T3">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4">
          <table:table-cell office:value-type="string">
            <text:p>12</text:p>
          </table:table-cell>
          <table:table-cell office:value-type="string">
            <text:p>144</text:p>
          </table:table-cell>
          <table:table-cell table:style-name="ce150" office:value-type="string">
            <text:p>No timestamp given, but it is still Monday, June 6, 1927</text:p>
          </table:table-cell>
          <table:table-cell/>
          <table:table-cell table:style-name="ce157" office:value-type="string">
            <text:p><text:span text:style-name="T4"><text:s/></text:span><text:span text:style-name="T4">He had a scrap book where he had collected poems and he took this book out and began to look</text:span></text:p>
            <text:p><text:span text:style-name="T4">thru it. He noticed a clipping that he had pasted in </text:span><text:span text:style-name="T8">only a short time before </text:span><text:span text:style-name="T4">headed: “Tomorrow’s Chance,” by his favorite modern poet, S. E. Kiser. <text:s text:c="2"/></text:span><text:span text:style-name="T8">This poem seemed to fit his case</text:span><text:span text:style-name="T4"> and he read it over carefully. He resolved that regardless of discouragement or disappointment, blasted hopes, lost ideals or shattered dreams, he would still have the courage to</text:span></text:p>
            <text:p><text:span text:style-name="T4">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78">
          <table:table-cell office:value-type="string">
            <text:p>12</text:p>
          </table:table-cell>
          <table:table-cell office:value-type="string">
            <text:p>147</text:p>
          </table:table-cell>
          <table:table-cell table:style-name="ce150" office:value-type="string">
            <text:p>8:15pm</text:p>
          </table:table-cell>
          <table:table-cell office:value-type="string">
            <text:p>It should still be June 6, 1927.</text:p>
          </table:table-cell>
          <table:table-cell table:style-name="ce158" office:value-type="string">
            <text:p><text:span text:style-name="T3">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4"><text:s/>Mr. Kennelworth said that he planned to leave for New </text:span><text:span text:style-name="T3">York at the end of the week. Robert then decided to stay in St. Louis until he got some definite word, or</text:span></text:p>
            <text:p><text:span text:style-name="T3">anyway remain there until Mr. Kennelworth arrived and then go on to New York with him.</text:span></text:p>
          </table:table-cell>
          <table:table-cell table:number-columns-repeated="1019"/>
        </table:table-row>
        <table:table-row table:style-name="ro79">
          <table:table-cell office:value-type="string">
            <text:p>12</text:p>
          </table:table-cell>
          <table:table-cell office:value-type="string">
            <text:p>151</text:p>
          </table:table-cell>
          <table:table-cell office:value-type="string">
            <text:p>Tuesday, June 7, 1927</text:p>
          </table:table-cell>
          <table:table-cell/>
          <table:table-cell table:style-name="ce162" office:value-type="string">
            <text:p>RG was looking forward to Tuesday, the 7<text:span text:style-name="T49">th</text:span> day of the month. <text:s/><text:span text:style-name="T13"><text:s/>He had </text:span><text:span text:style-name="T3">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50">th</text:span><text:span text:style-name="T3">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4">
          <table:table-cell table:style-name="ce141" office:value-type="string">
            <text:p>13</text:p>
          </table:table-cell>
          <table:table-cell table:style-name="ce141" office:value-type="string">
            <text:p>157</text:p>
          </table:table-cell>
          <table:table-cell table:style-name="ce141" office:value-type="string">
            <text:p>Wednesday morning, June 8, 1927</text:p>
          </table:table-cell>
          <table:table-cell table:style-name="ce141"/>
          <table:table-cell table:style-name="ce163"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number-columns-repeated="1019"/>
        </table:table-row>
        <table:table-row table:style-name="ro6">
          <table:table-cell table:style-name="ce141" office:value-type="string">
            <text:p>13</text:p>
          </table:table-cell>
          <table:table-cell table:style-name="ce141" office:value-type="string">
            <text:p>158</text:p>
          </table:table-cell>
          <table:table-cell table:style-name="ce141" office:value-type="string">
            <text:p>Wednesday, June 8, 1927</text:p>
          </table:table-cell>
          <table:table-cell table:style-name="ce141"/>
          <table:table-cell table:style-name="ce164"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19">
          <table:table-cell table:style-name="ce141" office:value-type="string">
            <text:p>13</text:p>
          </table:table-cell>
          <table:table-cell table:style-name="ce141" office:value-type="string">
            <text:p>160</text:p>
          </table:table-cell>
          <table:table-cell table:style-name="ce141" office:value-type="string">
            <text:p>Wednesday, June 8, 1927</text:p>
          </table:table-cell>
          <table:table-cell table:style-name="ce141"/>
          <table:table-cell table:style-name="ce165"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21">
          <table:table-cell table:style-name="ce141" office:value-type="string">
            <text:p>13</text:p>
          </table:table-cell>
          <table:table-cell table:style-name="ce141" office:value-type="string">
            <text:p>162</text:p>
          </table:table-cell>
          <table:table-cell table:style-name="ce141" office:value-type="string">
            <text:p>Thursday, June 9, 1927</text:p>
          </table:table-cell>
          <table:table-cell table:style-name="ce141"/>
          <table:table-cell table:style-name="ce163"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number-columns-repeated="1019"/>
        </table:table-row>
        <table:table-row table:style-name="ro7">
          <table:table-cell table:style-name="ce141" office:value-type="string">
            <text:p>13</text:p>
          </table:table-cell>
          <table:table-cell table:style-name="ce141" office:value-type="string">
            <text:p>162</text:p>
          </table:table-cell>
          <table:table-cell table:style-name="ce141" office:value-type="string">
            <text:p>11 o'clock, Thursday, June 9, 1927</text:p>
          </table:table-cell>
          <table:table-cell table:style-name="ce141"/>
          <table:table-cell table:style-name="ce166"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57">
          <table:table-cell table:style-name="ce141" office:value-type="string">
            <text:p>13</text:p>
          </table:table-cell>
          <table:table-cell table:style-name="ce141" office:value-type="string">
            <text:p>162</text:p>
          </table:table-cell>
          <table:table-cell table:style-name="ce141" office:value-type="string">
            <text:p>12 o'clock, Thursday, June 9, 1927</text:p>
          </table:table-cell>
          <table:table-cell table:style-name="ce141"/>
          <table:table-cell table:style-name="ce167"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number-columns-repeated="1019"/>
        </table:table-row>
        <table:table-row table:style-name="ro21">
          <table:table-cell table:style-name="ce141" office:value-type="string">
            <text:p>13</text:p>
          </table:table-cell>
          <table:table-cell table:style-name="ce141" office:value-type="string">
            <text:p>163</text:p>
          </table:table-cell>
          <table:table-cell table:style-name="ce141" office:value-type="string">
            <text:p>'Later in the day' (between 12:00pm and 2:00pm), Thursday, June 9, 1927</text:p>
          </table:table-cell>
          <table:table-cell table:style-name="ce141"/>
          <table:table-cell table:style-name="ce168"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4">
          <table:table-cell table:style-name="ce141" office:value-type="string">
            <text:p>13</text:p>
          </table:table-cell>
          <table:table-cell table:style-name="ce141" office:value-type="string">
            <text:p>163</text:p>
          </table:table-cell>
          <table:table-cell table:style-name="ce141" office:value-type="string">
            <text:p>2 o'clock, Thursday, June 9, 1927</text:p>
          </table:table-cell>
          <table:table-cell table:style-name="ce141"/>
          <table:table-cell table:style-name="ce164"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5">
          <table:table-cell office:value-type="string">
            <text:p>13</text:p>
          </table:table-cell>
          <table:table-cell office:value-type="string">
            <text:p>165</text:p>
          </table:table-cell>
          <table:table-cell office:value-type="string">
            <text:p>June 9, 1927</text:p>
          </table:table-cell>
          <table:table-cell/>
          <table:table-cell table:style-name="ce158" office:value-type="string">
            <text:p><text:span text:style-name="T3"><text:s/></text:span><text:span text:style-name="T3">It [the poem] made him realize that on the "</text:span><text:span text:style-name="T5">river of time</text:span><text:span text:style-name="T3">" there are many trials, tribulations and disappointments. While he was young in years he had experienced many of them, and it seemed to him that</text:span><text:span text:style-name="T5"> the last five days had been five years. <text:s/></text:span><text:span text:style-name="T6">L</text:span><text:span text:style-name="T9">ike </text:span><text:span text:style-name="T6">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3">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80">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53">Robert eagerly read the advertisement because </text:span><text:span text:style-name="T54">t</text:span><text:span text:style-name="T55">he name attracted him</text:span><text:span text:style-name="T53">. <text:s/></text:span><text:span text:style-name="T10">RG goes to Professor O. B. Joyful's office for an astrology reading. <text:s/></text:span><text:span text:style-name="T4"><text:s/>RG reads some poems [about love] that </text:span><text:span text:style-name="T8">attracted</text:span><text:span text:style-name="T4"> his attention. <text:s text:c="3"/>Robert knew that </text:span><text:span text:style-name="T8">he was using love every day</text:span><text:span text:style-name="T4"> and it seemed that</text:span><text:span text:style-name="T8"> the Professor had prepared his office to receive</text:span></text:p>
            <text:p><text:span text:style-name="T8">those in love</text:span><text:span text:style-name="T4">.</text:span></text:p>
          </table:table-cell>
          <table:table-cell table:number-columns-repeated="1019"/>
        </table:table-row>
        <table:table-row table:style-name="ro7">
          <table:table-cell office:value-type="string">
            <text:p>14</text:p>
          </table:table-cell>
          <table:table-cell office:value-type="string">
            <text:p>184</text:p>
          </table:table-cell>
          <table:table-cell office:value-type="string">
            <text:p>Afternoon of June 12, 1927</text:p>
          </table:table-cell>
          <table:table-cell/>
          <table:table-cell table:style-name="ce158"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3">
          <table:table-cell office:value-type="string">
            <text:p>15</text:p>
          </table:table-cell>
          <table:table-cell office:value-type="string">
            <text:p>187</text:p>
          </table:table-cell>
          <table:table-cell office:value-type="string">
            <text:p>Monday June 13, 1927</text:p>
          </table:table-cell>
          <table:table-cell/>
          <table:table-cell table:style-name="ce157" office:value-type="string">
            <text:p><text:span text:style-name="T3"><text:s/></text:span><text:span text:style-name="T3">Mr. Kennelworth, Robert and Walter arose early to be ready for </text:span><text:span text:style-name="T5">Colonel Lindbergh’s triumphant march up Broadway. </text:span><text:span text:style-name="T3">Robert was very enthusiastic about it and talked about what a great achievement it was and </text:span><text:span text:style-name="T5">what it meant to the world, especially to the United States</text:span><text:span text:style-name="T3">. Walter told him that they must get busy and </text:span><text:span text:style-name="T5">start to lay out the plans to build Robert’s great airplane. </text:span><text:span text:style-name="T8"><text:s/></text:span><text:span text:style-name="T4">When they started out on the street, Robert began to </text:span><text:span text:style-name="T3">talk of Marie and said that he hoped that he would find her that day. Thru all the surging crowds, he stared in the face of every woman, hoping that Marie, if she was alive, might have decided to come to New York for the </text:span><text:span text:style-name="T5">Lindbergh reception</text:span><text:span text:style-name="T3">.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19">
          <table:table-cell office:value-type="string">
            <text:p>16</text:p>
          </table:table-cell>
          <table:table-cell office:value-type="string">
            <text:p>197</text:p>
          </table:table-cell>
          <table:table-cell office:value-type="string">
            <text:p>Sunday, June 19, 1927</text:p>
          </table:table-cell>
          <table:table-cell/>
          <table:table-cell table:style-name="ce158" office:value-type="string">
            <text:p><text:span text:style-name="T3"><text:s/></text:span><text:span text:style-name="T3">On Sunday, June 19, 1927, Robert Gordon spent the day studying his charts and working out his cycles for stocks, cotton and grain. He was short of Major Motors and was watching it very closely. </text:span><text:span text:style-name="T5">On this day he made a new and great discovery of a time factor</text:span><text:span text:style-name="T3">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4"><text:s/>[pg. 197] <text:s/>His </text:span><text:span text:style-name="T3">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21">
          <table:table-cell office:value-type="string">
            <text:p>16</text:p>
          </table:table-cell>
          <table:table-cell office:value-type="string">
            <text:p>199</text:p>
          </table:table-cell>
          <table:table-cell office:value-type="string">
            <text:p>October, 1927</text:p>
          </table:table-cell>
          <table:table-cell/>
          <table:table-cell table:style-name="ce157"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6">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159" office:value-type="string">
            <text:p><text:span text:style-name="T3"><text:s/></text:span><text:span text:style-name="T3">He worked upon his invention, and Walter was his sole companion. Walter had met an old man by the name of </text:span><text:span text:style-name="T5">Henry Watson</text:span><text:span text:style-name="T3"> who was a veteran of Wall Street, now over 70 years of age, had made and lost many fortunes and had seen the biggest and best plungers go on the rocks in Wall Street. </text:span><text:span text:style-name="T5">Walter introduced Mr. Watson to Robert </text:span><text:span text:style-name="T3">and he became very much interested in the old man’s reminiscences.</text:span></text:p>
          </table:table-cell>
          <table:table-cell office:value-type="string">
            <text:p>Reference to Sherlock Holmes.</text:p>
          </table:table-cell>
          <table:table-cell table:number-columns-repeated="1018"/>
        </table:table-row>
        <table:table-row table:style-name="ro3">
          <table:table-cell office:value-type="string">
            <text:p>17</text:p>
          </table:table-cell>
          <table:table-cell office:value-type="string">
            <text:p>216</text:p>
          </table:table-cell>
          <table:table-cell office:value-type="string">
            <text:p>Latter part of June, 1927</text:p>
          </table:table-cell>
          <table:table-cell/>
          <table:table-cell table:style-name="ce157" office:value-type="string">
            <text:p><text:s/>Mr. Kennelworth left New York and returned to Texarkana in the latter part of June, 1927.</text:p>
          </table:table-cell>
          <table:table-cell table:number-columns-repeated="1019"/>
        </table:table-row>
        <table:table-row table:style-name="ro14">
          <table:table-cell office:value-type="string">
            <text:p>19</text:p>
          </table:table-cell>
          <table:table-cell office:value-type="string">
            <text:p>223</text:p>
          </table:table-cell>
          <table:table-cell office:value-type="string">
            <text:p>Christmas 1927</text:p>
          </table:table-cell>
          <table:table-cell/>
          <table:table-cell table:style-name="ce161" office:value-type="string">
            <text:p><text:span text:style-name="T3"><text:s/></text:span><text:span text:style-name="T5">His mind turned back to Christmas, 1926 [pg. 42]</text:span><text:span text:style-name="T3">, when he had bought Marie a beautiful ring with the money he had saved. At that time he little realized that so much</text:span></text:p>
            <text:p><text:span text:style-name="T3">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5">He bought a beautiful diamond ring</text:span><text:span text:style-name="T3">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57">
          <table:table-cell office:value-type="string">
            <text:p>19</text:p>
          </table:table-cell>
          <table:table-cell office:value-type="string">
            <text:p>224</text:p>
          </table:table-cell>
          <table:table-cell office:value-type="string">
            <text:p>Christmas, 1927</text:p>
          </table:table-cell>
          <table:table-cell/>
          <table:table-cell table:style-name="ce159" office:value-type="string">
            <text:p><text:span text:style-name="T3"><text:s/></text:span><text:span text:style-name="T5">His heart turned to his next dearest friend – his mother.</text:span><text:span text:style-name="T3">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57" office:value-type="string">
            <text:p><text:span text:style-name="T3"><text:s/></text:span><text:span text:style-name="T3">His first airplane was now completed, -- a small one according to the plan laid down by Ezekiel in the Bible.</text:span><text:span text:style-name="T4"> Robert </text:span><text:span text:style-name="T3">then sailed away in his new plane which he had named "The St. Marie."</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69" office:value-type="string">
            <text:p><text:span text:style-name="T7">Robert's next invention was to build a silent motor, </text:span><text:span text:style-name="T27">or a muffler, which would prevent any sound. He knew that this would be very useful in war. <text:s/></text:span><text:span text:style-name="T7"><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146" office:value-type="string">
            <text:p>Spring of 1928</text:p>
          </table:table-cell>
          <table:table-cell/>
          <table:table-cell office:value-type="string">
            <text:p>RG visited <text:span text:style-name="T4"><text:s/>England, France, </text:span><text:span text:style-name="T3">Germany and </text:span><text:span text:style-name="T5">in the Spring of 1928 made the longest successful flight to Japan, where he was received with great honor.</text:span><text:span text:style-name="T3">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21">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174"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4">
          <table:table-cell table:style-name="ce142" office:value-type="string">
            <text:p>19</text:p>
          </table:table-cell>
          <table:table-cell table:style-name="ce142" office:value-type="string">
            <text:p>226</text:p>
          </table:table-cell>
          <table:table-cell table:style-name="ce142" office:value-type="string">
            <text:p>May 1928</text:p>
          </table:table-cell>
          <table:table-cell table:style-name="ce142"/>
          <table:table-cell table:style-name="ce157" office:value-type="string">
            <text:p><text:s/>In May, 1928, Walter received a radio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162" office:value-type="string">
            <text:p>What is a <text:span text:style-name="T1">radio</text:span>gram? <text:s/><text:span text:style-name="T15">Note also, that they greet Robert on his </text:span><text:span text:style-name="T16">return</text:span><text:span text:style-name="T15">.</text:span></text:p>
          </table:table-cell>
          <table:table-cell table:number-columns-repeated="1018"/>
        </table:table-row>
        <table:table-row table:style-name="ro7">
          <table:table-cell table:style-name="ce141" office:value-type="string">
            <text:p>19</text:p>
          </table:table-cell>
          <table:table-cell table:style-name="ce141" office:value-type="string">
            <text:p>227</text:p>
          </table:table-cell>
          <table:table-cell table:style-name="ce141" office:value-type="string">
            <text:p>June 9, 1928</text:p>
          </table:table-cell>
          <table:table-cell table:style-name="ce141"/>
          <table:table-cell table:style-name="ce163"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text:span></text:p>
          </table:table-cell>
          <table:table-cell table:style-name="Default"/>
          <table:table-cell table:number-columns-repeated="1018"/>
        </table:table-row>
        <table:table-row table:style-name="ro81">
          <table:table-cell table:style-name="ce142" office:value-type="string">
            <text:p>19</text:p>
          </table:table-cell>
          <table:table-cell table:style-name="ce142" office:value-type="string">
            <text:p>229</text:p>
          </table:table-cell>
          <table:table-cell table:style-name="ce142" office:value-type="string">
            <text:p>Current timestamp is June 1928</text:p>
          </table:table-cell>
          <table:table-cell/>
          <table:table-cell table:style-name="ce170"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7">Edna Quinton had been in [RG's] </text:span><text:span text:style-name="T24">office</text:span><text:span text:style-name="T7"> ever since </text:span><text:span text:style-name="T18">he was in New York.</text:span></text:p>
          </table:table-cell>
          <table:table-cell table:number-columns-repeated="1019"/>
        </table:table-row>
        <table:table-row table:style-name="ro34">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57" office:value-type="string">
            <text:p><text:span text:style-name="T3"><text:s/></text:span><text:span text:style-name="T3">There is an old saying that intimacy breeds contempt, but it did not prove so with Walter Kennelworth and Edna Quinton. One beautiful morning in early September, 1928, </text:span><text:span text:style-name="T5">Robert Gordon stepped into the laboratory and found Edna in the arms of Walter.</text:span><text:span text:style-name="T3">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5"> it was inevitable</text:span><text:span text:style-name="T3"> and </text:span><text:span text:style-name="T4"><text:s/>that </text:span><text:span text:style-name="T8">now was the time it should start</text:span><text:span text:style-name="T4"> and that it would </text:span><text:span text:style-name="T3">be better for both of them. They were business partners and it would make them more happy and successful in their work. Walter asked him if he still had hopes of finding Marie. Robert told him that he did – that he would never give up the search. </text:span><text:span text:style-name="T5">Everything moved along smoothly after this.</text:span><text:span text:style-name="T3"> Walter and Edna were happy in their work and the Fall of 1928 rewarded them with a new and wonderful discovery.</text:span></text:p>
          </table:table-cell>
          <table:table-cell table:number-columns-repeated="1019"/>
        </table:table-row>
        <table:table-row table:style-name="ro57">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57" office:value-type="string">
            <text:p><text:span text:style-name="T3"><text:s/></text:span><text:span text:style-name="T3">The completion of the great machine, "The Demon of Death," which Robert had worked on untiringly day and night, was a great triumph for him, but his wonderful energy had been exhausted. Walter had noticed </text:span><text:span text:style-name="T4"><text:s/>before the machine was completed that Robert looked </text:span><text:span text:style-name="T3">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8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171"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7">
          <table:table-cell office:value-type="string">
            <text:p>19</text:p>
          </table:table-cell>
          <table:table-cell office:value-type="string">
            <text:p>236</text:p>
          </table:table-cell>
          <table:table-cell office:value-type="string">
            <text:p>A few days after Thanksgiving, 1928</text:p>
          </table:table-cell>
          <table:table-cell/>
          <table:table-cell table:style-name="ce169"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6">
          <table:table-cell office:value-type="string">
            <text:p>20</text:p>
          </table:table-cell>
          <table:table-cell office:value-type="string">
            <text:p>237</text:p>
          </table:table-cell>
          <table:table-cell office:value-type="string">
            <text:p>Approaching the end of 1928</text:p>
          </table:table-cell>
          <table:table-cell/>
          <table:table-cell table:style-name="ce172"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5">Robert was elated over the success </text:span><text:span text:style-name="T32">and knew that he would now be prepared to help his country in time of its greatest need.</text:span></text:p>
          </table:table-cell>
          <table:table-cell table:number-columns-repeated="1019"/>
        </table:table-row>
        <table:table-row table:style-name="ro16">
          <table:table-cell office:value-type="string">
            <text:p>20</text:p>
          </table:table-cell>
          <table:table-cell office:value-type="string">
            <text:p>239</text:p>
          </table:table-cell>
          <table:table-cell table:style-name="ce151" office:value-type="string">
            <text:p><text:span text:style-name="T18">middle of</text:span></text:p>
            <text:p><text:span text:style-name="T18">January, 1929</text:span></text:p>
          </table:table-cell>
          <table:table-cell/>
          <table:table-cell table:style-name="ce157" office:value-type="string">
            <text:p><text:span text:style-name="T3"><text:s/></text:span><text:span text:style-name="T3">After preparing his campaign for the market and buying stocks and cotton for the big advance, Walter noticed a great change in Robert. His </text:span><text:span text:style-name="T5">health began to fail again</text:span><text:span text:style-name="T3">, and now that he had achieved great success and completed such wonderful inventions, </text:span><text:span text:style-name="T5">without Marie to comfort him he would probably break down in health and give up</text:span><text:span text:style-name="T3">.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4"><text:s/>and worn than ever. He called Walter and Edna into </text:span><text:span text:style-name="T3">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21">
          <table:table-cell table:style-name="ce142" office:value-type="string">
            <text:p>20</text:p>
          </table:table-cell>
          <table:table-cell table:style-name="ce142" office:value-type="string">
            <text:p>240</text:p>
          </table:table-cell>
          <table:table-cell table:style-name="ce142" office:value-type="string">
            <text:p>A short time after the middle of January, 1929</text:p>
          </table:table-cell>
          <table:table-cell table:style-name="ce142"/>
          <table:table-cell table:style-name="ce157"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number-columns-repeated="1019"/>
        </table:table-row>
        <table:table-row table:style-name="ro83">
          <table:table-cell office:value-type="string">
            <text:p>20</text:p>
          </table:table-cell>
          <table:table-cell office:value-type="string">
            <text:p>240</text:p>
          </table:table-cell>
          <table:table-cell office:value-type="string">
            <text:p>Morning of February 2, 1929.</text:p>
          </table:table-cell>
          <table:table-cell/>
          <table:table-cell table:style-name="ce173" office:value-type="string">
            <text:p><text:span text:style-name="T27">On the</text:span><text:span text:style-name="T61"> </text:span><text:span text:style-name="T12">morning of February 2nd, 1929, </text:span><text:span text:style-name="T61">Robert started his flight to Paris and arrived there promptly in the evening</text:span><text:span text:style-name="T27"> and went to visit some friends and acquaintances. After talking over the war situation and his forecasts of the great war yet to come, </text:span><text:span text:style-name="T61">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61">Robert found London very uninteresting.</text:span><text:span text:style-name="T27"> Up to this time he had heard nothing of Marie and </text:span><text:span text:style-name="T61">decided to return to Paris.</text:span></text:p>
          </table:table-cell>
          <table:table-cell table:number-columns-repeated="1019"/>
        </table:table-row>
        <table:table-row table:style-name="ro14">
          <table:table-cell office:value-type="string">
            <text:p>20</text:p>
          </table:table-cell>
          <table:table-cell office:value-type="string">
            <text:p>241</text:p>
          </table:table-cell>
          <table:table-cell office:value-type="string">
            <text:p>Latter part of Feburary 1929</text:p>
          </table:table-cell>
          <table:table-cell/>
          <table:table-cell table:style-name="ce157" office:value-type="string">
            <text:p><text:span text:style-name="T3"><text:s/></text:span><text:span text:style-name="T3">On a beautiful sunhiny morning in the latter part of Feburary, 1929, Robert was walking down a prominent business street in Paris with no special objective in mind. </text:span><text:span text:style-name="T5">He was feeling sick and gloomy and was walking with his head down, looking at the street. </text:span><text:span text:style-name="T3">Suddenly he saw a form approaching very closely, and like a flash, a woman quickly passed him. He was sure it was Marie. His heart was in his throat. He turned around quickly to follow her but she had disappeared. </text:span><text:span text:style-name="T5">Just as she passed him she dropped a letter on the street and he picked it up, put it in his pocket</text:span><text:span text:style-name="T3">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84">
          <table:table-cell office:value-type="string">
            <text:p>20</text:p>
          </table:table-cell>
          <table:table-cell office:value-type="string">
            <text:p>243, 244</text:p>
          </table:table-cell>
          <table:table-cell office:value-type="string">
            <text:p>Latter part of Feburary 1929</text:p>
          </table:table-cell>
          <table:table-cell/>
          <table:table-cell table:style-name="ce161" office:value-type="string">
            <text:p><text:span text:style-name="T3"><text:s/></text:span><text:span text:style-name="T5">RG attends the Aviators' Costume Ball to take place in the Hotel Lafayette.</text:span><text:span text:style-name="T3"> </text:span><text:span text:style-name="T4"><text:s/>They asked Robert if he did not have a plane to </text:span><text:span text:style-name="T3">enter or if he could not demonstrate something with "The St. Marie." He told them that his health was not good and that he was not interested in entering a plane at this time. <text:s/>RG </text:span><text:span text:style-name="T4">looked across the hall and again he saw </text:span><text:span text:style-name="T8">Marie dressed</text:span></text:p>
            <text:p><text:span text:style-name="T5">like an eagle, queen of the air.</text:span><text:span text:style-name="T3"> He made a mad rush thru the crowd to the other side of the hall and when he got there, he could see no Marie. The ordeal was too much for him. He fell unconscious on the floor. <text:s/></text:span><text:span text:style-name="T4"><text:s/>Robert </text:span><text:span text:style-name="T3">was not only sick at heart but sick physically, and his</text:span></text:p>
            <text:p><text:span text:style-name="T3">friends realized it and called a nerve specialist, </text:span><text:span text:style-name="T5">Dr. Descartes</text:span><text:span text:style-name="T3">. Robert explained what had happened, about meeting Marie on the street and about seeing her at the ball, altho he said nothing about the mysterious letter to the Doctor. The Doctor, after examining him, told</text:span></text:p>
            <text:p><text:span text:style-name="T3">his friends he thought that he was suffering from </text:span><text:span text:style-name="T5">mental delusions</text:span><text:span text:style-name="T3"> -- that he had probably had this woman on his mind so long and after </text:span><text:span text:style-name="T5">dreaming</text:span><text:span text:style-name="T3"> he had met her on a street in Paris, had hoped so strongly that he would meet her, he had brought himself to believe that she was there and </text:span><text:span text:style-name="T5">had really thought that he had seen her, both on the street and in the ballroom, but it was probably an optical delusion </text:span><text:span text:style-name="T3">and after he got better he would realize that he hadn't seen Marie. </text:span><text:span text:style-name="T5">Several days passed before Robert fully recovered. </text:span></text:p>
          </table:table-cell>
          <table:table-cell table:number-columns-repeated="1019"/>
        </table:table-row>
        <table:table-row table:style-name="ro7">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58" office:value-type="string">
            <text:p><text:span text:style-name="T3"><text:s/></text:span><text:span text:style-name="T3">Robert was very much </text:span><text:span text:style-name="T5">worried</text:span><text:span text:style-name="T3">. His</text:span><text:span text:style-name="T5"> hope was fast giving way to despair. </text:span><text:span text:style-name="T3">He again realized that hope deferred maketh the heart grow sick. </text:span><text:span text:style-name="T5">He thought of Henry Watson's story</text:span><text:span text:style-name="T3">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4">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57" office:value-type="string">
            <text:p><text:span text:style-name="T3"><text:s/></text:span><text:span text:style-name="T3">In the early part of March a lot of the aviators were </text:span><text:span text:style-name="T5">returning from Paris to New York </text:span><text:span text:style-name="T3">after the convention and Robert decided to go home with them. </text:span><text:span text:style-name="T5">They insisted that he was not physically able to sail "The St. Marie" alone and sent a pilot along with him. </text:span><text:span text:style-name="T3">The trip was uneventful and on</text:span><text:span text:style-name="T5"> March 5th Robert arrived in New York. On his arrival he went immediately to his office and laboratories where he found Walter and Edna </text:span><text:span text:style-name="T8"><text:s/>glad to see him. </text:span><text:span text:style-name="T4">They told him that </text:span><text:span text:style-name="T8">he looked much </text:span><text:span text:style-name="T5">improved in health</text:span><text:span text:style-name="T3">. He related all his experiences in Paris and the mysterious letter. Walter was very much amazed and at a loss to understand it all. He could not understand, if </text:span><text:span text:style-name="T5">Marie had dropped the letter</text:span><text:span text:style-name="T3">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57">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58" office:value-type="string">
            <text:p><text:s/>After consulting with his friends, he decided to go immediately to Silver Springs to see her. On Sunday morning about 10 o'clock he <text:span text:style-name="T1">boarded a local airplane for Silver Springs and arrived in the afternoon</text:span>. It was a fitting setting for the scene. The day was beautiful, the sunshine at its best. Robert had watched the plane as <text:span text:style-name="T1">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57">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8">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57" office:value-type="string">
            <text:p><text:span text:style-name="T3"><text:s/></text:span><text:span text:style-name="T3">Robert arose early the next morning and decided that he would go to Silver Springs and see this beautiful spot just as the sun was rising. It was a beautiful morning and he rode out upon the waters, listened to the</text:span><text:span text:style-name="T4"> songs of the birds, </text:span><text:span text:style-name="T8">watched the beautiful fish running </text:span><text:span text:style-name="T5">to and fro in the clear waters</text:span><text:span text:style-name="T3">. He again </text:span><text:span text:style-name="T5">thought of the story of the spirit bride whom the legend said appeared upon the waters on moonlight nights. His mind went back to the fishing trip at Spirit Lake, Arkansas. </text:span><text:span text:style-name="T3">He thought of the story of Spirit Lake and how he was impressed as a child with that story. Now it seemed more vivid and real. </text:span><text:span text:style-name="T5">His mind reverted back to the death of Henry Watson</text:span><text:span text:style-name="T3">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5">is it line Henry Watson said: 'Hope is but an anchor to the soul, but facts are stubborn things and we must face them?' </text:span><text:span text:style-name="T3">"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6">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7" office:value-type="string">
            <text:p><text:span text:style-name="T3">RG drove back to the hotel, found Lady Bersford awaiting him. He ate his breakfast hurriedly</text:span></text:p>
            <text:p><text:span text:style-name="T3">and retired to a </text:span><text:span text:style-name="T5">secret corner in the hotel </text:span><text:span text:style-name="T3">where they would be alone and he could hear what Lady Bersford had gathered from the spirit world the night before. </text:span></text:p>
          </table:table-cell>
          <table:table-cell table:number-columns-repeated="1019"/>
        </table:table-row>
        <table:table-row table:style-name="ro19">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8" office:value-type="string">
            <text:p><text:span text:style-name="T3">After Laughing Waters had told RG about Marie and after she removed the impression of Marie from RG's mind, </text:span><text:span text:style-name="T5">RG was much more cheerful and hopeful.</text:span><text:span text:style-name="T3"> <text:s/>RG's own mind told him that </text:span><text:span text:style-name="T5">he was at last on the right track.</text:span><text:span text:style-name="T3"> <text:s/></text:span><text:span text:style-name="T4"><text:s/>He thought of the laws laid down in the </text:span><text:span text:style-name="T3">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5">
          <table:table-cell office:value-type="string">
            <text:p>23</text:p>
          </table:table-cell>
          <table:table-cell office:value-type="string">
            <text:p>266</text:p>
          </table:table-cell>
          <table:table-cell table:style-name="ce150" office:value-type="string">
            <text:p>“A few days later”, after the previous timestamp of Monday.</text:p>
          </table:table-cell>
          <table:table-cell table:style-name="ce150" office:value-type="string">
            <text:p>If the previous timestamp Sunday is March 10, 1929, then Monday would be March 11, 1929, and the timestamp is a few days after that date.</text:p>
          </table:table-cell>
          <table:table-cell table:style-name="ce157" office:value-type="string">
            <text:p><text:span text:style-name="T3">RG says "I am going </text:span><text:span text:style-name="T5">direct to New York </text:span><text:span text:style-name="T3">as I have important business matters to look after</text:span></text:p>
            <text:p><text:span text:style-name="T3">there," he replied. Lady Bersford says: </text:span><text:span text:style-name="T5">"Mr. Gordon, you don't look strong," she said. "It seems to me you need to take more care of your health and have more rest. <text:s/></text:span><text:span text:style-name="T6">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3">
          <table:table-cell table:style-name="ce142" office:value-type="string">
            <text:p>23</text:p>
          </table:table-cell>
          <table:table-cell table:style-name="ce142" office:value-type="string">
            <text:p>267</text:p>
          </table:table-cell>
          <table:table-cell table:style-name="ce142" office:value-type="string">
            <text:p>March 27, 1929</text:p>
          </table:table-cell>
          <table:table-cell table:style-name="ce142"/>
          <table:table-cell office:value-type="string">
            <text:p><text:span text:style-name="T1">Lady Bersford and RG arrived in Sebring, Florida. <text:s/></text:span>RG's health began to improve a few days after he arrived. <text:span text:style-name="T1"><text:s/>Time went by rapidly and a month was gone before RG knew it. <text:s/></text:span></text:p>
          </table:table-cell>
          <table:table-cell table:style-name="ce142" office:value-type="string">
            <text:p>Time distortion.</text:p>
          </table:table-cell>
          <table:table-cell table:number-columns-repeated="1018"/>
        </table:table-row>
        <table:table-row table:style-name="ro57">
          <table:table-cell table:style-name="ce142" office:value-type="string">
            <text:p>24</text:p>
          </table:table-cell>
          <table:table-cell table:style-name="ce142" office:value-type="string">
            <text:p>269</text:p>
          </table:table-cell>
          <table:table-cell table:style-name="ce142" office:value-type="string">
            <text:p>Latter part of April, 1929</text:p>
          </table:table-cell>
          <table:table-cell table:style-name="ce142"/>
          <table:table-cell table:style-name="ce157" office:value-type="string">
            <text:p>In the latter part of April, Robert decided that he must return to New York and take up his duties. <text:span text:style-name="T3">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42"/>
          <table:table-cell table:number-columns-repeated="1018"/>
        </table:table-row>
        <table:table-row table:style-name="ro6">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42" office:value-type="string">
            <text:p>Second day after RG was in Sebring, Florida is the second day after March 27, 1929.</text:p>
          </table:table-cell>
          <table:table-cell table:number-columns-repeated="1018"/>
        </table:table-row>
        <table:table-row table:style-name="ro7">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42" office:value-type="string">
            <text:p>The next March or early April referred to is in 1930. </text:p>
          </table:table-cell>
          <table:table-cell table:number-columns-repeated="1018"/>
        </table:table-row>
        <table:table-row table:style-name="ro7">
          <table:table-cell table:style-name="ce142" office:value-type="string">
            <text:p>25</text:p>
          </table:table-cell>
          <table:table-cell table:style-name="ce142" office:value-type="string">
            <text:p>276</text:p>
          </table:table-cell>
          <table:table-cell table:style-name="ce142" office:value-type="string">
            <text:p>Fall of 1929</text:p>
          </table:table-cell>
          <table:table-cell table:style-name="ce142"/>
          <table:table-cell table:style-name="ce157" office:value-type="string">
            <text:p>In Fall of 1929, Robert and Walter made a large amount of money in cotton and wheat. <text:span text:style-name="T1">Robert was unusually happy</text:span>. Altho over three years had passed without any direct news of Marie he was sure she was alive; felt that the time was not long to wait before she would reappear.</text:p>
          </table:table-cell>
          <table:table-cell table:style-name="ce142"/>
          <table:table-cell table:number-columns-repeated="1018"/>
        </table:table-row>
        <table:table-row table:style-name="ro12" table:number-rows-repeated="51">
          <table:table-cell table:style-name="ce142" table:number-columns-repeated="4"/>
          <table:table-cell/>
          <table:table-cell table:style-name="ce142"/>
          <table:table-cell table:number-columns-repeated="1018"/>
        </table:table-row>
        <table:table-row table:style-name="ro12" table:number-rows-repeated="1048410">
          <table:table-cell table:number-columns-repeated="1024"/>
        </table:table-row>
        <table:table-row table:style-name="ro12">
          <table:table-cell table:number-columns-repeated="1024"/>
        </table:table-row>
      </table:table>
      <table:table table:name="Ranks and Promotions" table:style-name="ta1" table:print="false">
        <table:table-column table:style-name="co129" table:default-cell-style-name="ce230"/>
        <table:table-column table:style-name="co130" table:default-cell-style-name="ce230"/>
        <table:table-column table:style-name="co28" table:default-cell-style-name="ce231"/>
        <table:table-column table:style-name="co131" table:default-cell-style-name="ce231"/>
        <table:table-column table:style-name="co28" table:default-cell-style-name="ce231"/>
        <table:table-column table:style-name="co132" table:default-cell-style-name="ce238"/>
        <table:table-column table:style-name="co133" table:default-cell-style-name="ce240"/>
        <table:table-column table:style-name="co134" table:default-cell-style-name="ce238"/>
        <table:table-column table:style-name="co135" table:default-cell-style-name="ce234"/>
        <table:table-column table:style-name="co19" table:number-columns-repeated="1014" table:default-cell-style-name="Default"/>
        <table:table-row table:style-name="ro3">
          <table:table-cell table:style-name="ce226" office:value-type="string">
            <text:p>Chapter</text:p>
          </table:table-cell>
          <table:table-cell table:style-name="ce226" office:value-type="string">
            <text:p>Page</text:p>
          </table:table-cell>
          <table:table-cell table:style-name="ce233" office:value-type="string">
            <text:p>Timestamp given</text:p>
          </table:table-cell>
          <table:table-cell table:style-name="ce233" office:value-type="string">
            <text:p>Actual timestamp</text:p>
          </table:table-cell>
          <table:table-cell table:style-name="ce233" office:value-type="string">
            <text:p>Person</text:p>
          </table:table-cell>
          <table:table-cell table:style-name="ce237" office:value-type="string">
            <text:p>Title</text:p>
          </table:table-cell>
          <table:table-cell table:style-name="ce233" office:value-type="string">
            <text:p># times mentioned</text:p>
          </table:table-cell>
          <table:table-cell table:style-name="ce233" office:value-type="string">
            <text:p>Event</text:p>
          </table:table-cell>
          <table:table-cell table:style-name="ce233" office:value-type="string">
            <text:p>Notes/Comments</text:p>
          </table:table-cell>
          <table:table-cell table:style-name="ce240" table:number-columns-repeated="1014"/>
        </table:table-row>
        <table:table-row table:style-name="ro6">
          <table:table-cell table:number-columns-repeated="2" table:style-name="ce229" office:value-type="string">
            <text:p>1</text:p>
          </table:table-cell>
          <table:table-cell table:style-name="Default"/>
          <table:table-cell table:style-name="ce234"/>
          <table:table-cell table:style-name="ce236" office:value-type="string">
            <text:p>Calvin Gordon</text:p>
          </table:table-cell>
          <table:table-cell office:value-type="string">
            <text:p>Capt. Gordon</text:p>
          </table:table-cell>
          <table:table-cell office:value-type="float" office:value="1">
            <text:p>1</text:p>
          </table:table-cell>
          <table:table-cell table:style-name="ce242" office:value-type="string">
            <text:p><text:span text:style-name="T3"><text:s/></text:span><text:span text:style-name="T3">Calvin Gordon, the baby’s father, had been a </text:span><text:span text:style-name="T5">Captain </text:span><text:span text:style-name="T3">in the U.S. Army in Spain. He had won distinction for his cool courage and daring nerve, and after the close of the Spanish-American war, moved from Tennessee to Texas. </text:span><text:span text:style-name="T5">Capt. Gordon.</text:span></text:p>
          </table:table-cell>
          <table:table-cell table:style-name="ce236"/>
          <table:table-cell table:style-name="ce249" table:number-columns-repeated="1014"/>
        </table:table-row>
        <table:table-row table:style-name="ro67">
          <table:table-cell office:value-type="string">
            <text:p>1</text:p>
          </table:table-cell>
          <table:table-cell office:value-type="string">
            <text:p>2</text:p>
          </table:table-cell>
          <table:table-cell/>
          <table:table-cell table:style-name="ce234"/>
          <table:table-cell table:style-name="ce236" office:value-type="string">
            <text:p>Calvin Gordon</text:p>
          </table:table-cell>
          <table:table-cell office:value-type="string">
            <text:p>Capt. Gordon</text:p>
          </table:table-cell>
          <table:table-cell office:value-type="float" office:value="4">
            <text:p>4</text:p>
          </table:table-cell>
          <table:table-cell/>
          <table:table-cell table:style-name="ce248"/>
          <table:table-cell table:number-columns-repeated="1014"/>
        </table:table-row>
        <table:table-row table:style-name="ro6">
          <table:table-cell office:value-type="string">
            <text:p>1</text:p>
          </table:table-cell>
          <table:table-cell office:value-type="string">
            <text:p>7</text:p>
          </table:table-cell>
          <table:table-cell office:value-type="string">
            <text:p>1914</text:p>
          </table:table-cell>
          <table:table-cell table:style-name="ce234"/>
          <table:table-cell table:style-name="ce236" office:value-type="string">
            <text:p>Calvin Gordon</text:p>
          </table:table-cell>
          <table:table-cell office:value-type="string">
            <text:p>Capt. Gordon</text:p>
          </table:table-cell>
          <table:table-cell office:value-type="float" office:value="1">
            <text:p>1</text:p>
          </table:table-cell>
          <table:table-cell office:value-type="string">
            <text:p><text:span text:style-name="T3"><text:s/></text:span><text:span text:style-name="T3">In 1914, when war broke out, </text:span><text:span text:style-name="T5">Capt. Gordon</text:span><text:span text:style-name="T3">, who</text:span></text:p>
            <text:p><text:span text:style-name="T3">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60">
          <table:table-cell office:value-type="string">
            <text:p>1</text:p>
          </table:table-cell>
          <table:table-cell office:value-type="string">
            <text:p>8</text:p>
          </table:table-cell>
          <table:table-cell office:value-type="string">
            <text:p>During the Civil War</text:p>
          </table:table-cell>
          <table:table-cell table:style-name="ce234"/>
          <table:table-cell table:style-name="ce234" office:value-type="string">
            <text:p>Robert Gordon [grandfather]</text:p>
          </table:table-cell>
          <table:table-cell table:style-name="ce239" office:value-type="string">
            <text:p>Colonel Robert Gordon</text:p>
          </table:table-cell>
          <table:table-cell office:value-type="float" office:value="1">
            <text:p>1</text:p>
          </table:table-cell>
          <table:table-cell table:style-name="ce243" office:value-type="string">
            <text:p><text:span text:style-name="T3"><text:s/></text:span><text:span text:style-name="T3">She talked of his grandfather, </text:span><text:span text:style-name="T5">Colonel Robert</text:span></text:p>
            <text:p><text:span text:style-name="T5">Gordon</text:span><text:span text:style-name="T3">,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234" table:number-columns-repeated="2"/>
          <table:table-cell table:style-name="ce239" office:value-type="string">
            <text:p>Colonel Roosevelt</text:p>
          </table:table-cell>
          <table:table-cell office:value-type="float" office:value="1">
            <text:p>1</text:p>
          </table:table-cell>
          <table:table-cell table:style-name="ce243" office:value-type="string">
            <text:p><text:span text:style-name="T3"><text:s/></text:span><text:span text:style-name="T3">She talked of his grandfather, </text:span><text:span text:style-name="T6">Colonel Robert Gordon</text:span><text:span text:style-name="T3">, for whom he was named, and how he became famous during the Civil War, and how later Robert’s own father went with </text:span><text:span text:style-name="T5">Colonel Roosevelt</text:span><text:span text:style-name="T3"> and became a </text:span><text:span text:style-name="T5">Captain</text:span><text:span text:style-name="T3"> in the Spanish-American War in 1898.</text:span></text:p>
          </table:table-cell>
          <table:table-cell table:number-columns-repeated="1015"/>
        </table:table-row>
        <table:table-row table:style-name="ro60">
          <table:table-cell office:value-type="string">
            <text:p>1</text:p>
          </table:table-cell>
          <table:table-cell office:value-type="string">
            <text:p>8</text:p>
          </table:table-cell>
          <table:table-cell office:value-type="string">
            <text:p>1898</text:p>
          </table:table-cell>
          <table:table-cell/>
          <table:table-cell table:style-name="ce236" office:value-type="string">
            <text:p>Calvin Gordon</text:p>
          </table:table-cell>
          <table:table-cell office:value-type="string">
            <text:p>Capt. Gordon</text:p>
          </table:table-cell>
          <table:table-cell office:value-type="float" office:value="1">
            <text:p>1</text:p>
          </table:table-cell>
          <table:table-cell table:style-name="ce244" office:value-type="string">
            <text:p><text:span text:style-name="T3"><text:s/></text:span><text:span text:style-name="T3">His mother spent many anxious months and worried with the children while </text:span><text:span text:style-name="T5">Capt. Gordon </text:span><text:span text:style-name="T3">was away at war.</text:span></text:p>
          </table:table-cell>
          <table:table-cell table:number-columns-repeated="1015"/>
        </table:table-row>
        <table:table-row table:style-name="ro7">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236" office:value-type="string">
            <text:p>Calvin Gordon</text:p>
          </table:table-cell>
          <table:table-cell office:value-type="string">
            <text:p>Capt. Gordon</text:p>
          </table:table-cell>
          <table:table-cell office:value-type="float" office:value="1">
            <text:p>1</text:p>
          </table:table-cell>
          <table:table-cell table:style-name="ce245" office:value-type="string">
            <text:p>Unfavorable conditions thruout the country and the low price of cotton left <text:span text:style-name="T1">Capt. Gordon</text:span> practically penniless, causing him and all of his children to labor hard in order to support themselves.</text:p>
          </table:table-cell>
          <table:table-cell table:number-columns-repeated="1015"/>
        </table:table-row>
        <table:table-row table:style-name="ro67">
          <table:table-cell office:value-type="string">
            <text:p>1</text:p>
          </table:table-cell>
          <table:table-cell table:style-name="Default" office:value-type="float" office:value="12">
            <text:p>12</text:p>
          </table:table-cell>
          <table:table-cell table:style-name="Default"/>
          <table:table-cell/>
          <table:table-cell table:style-name="ce236" office:value-type="string">
            <text:p>Calvin Gordon</text:p>
          </table:table-cell>
          <table:table-cell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236" office:value-type="string">
            <text:p>Calvin Gordon</text:p>
          </table:table-cell>
          <table:table-cell office:value-type="string">
            <text:p>Capt. Gordon</text:p>
          </table:table-cell>
          <table:table-cell office:value-type="float" office:value="1">
            <text:p>1</text:p>
          </table:table-cell>
          <table:table-cell table:style-name="ce243" office:value-type="string">
            <text:p><text:span text:style-name="T3"><text:s/></text:span><text:span text:style-name="T5">Capt. Gordon </text:span><text:span text:style-name="T3">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56">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246" office:value-type="string">
            <text:p><text:span text:style-name="T3"><text:s/></text:span><text:span text:style-name="T3">He secured a morning newspaper and found the headlines filled with Lindbergh. </text:span><text:span text:style-name="T5">Read about the preparations for Captain Lindbergh’s return to Washington and New York and the plans for his reception. </text:span><text:span text:style-name="T3">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59">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Robert was still holding his Right Aeroplane stock,</text:span></text:p>
            <text:p><text:span text:style-name="T3">which </text:span><text:span text:style-name="T5">he had bought at 31 on May 21st, the day that Captain Lindbergh completed his successful flight to Paris. </text:span><text:span text:style-name="T3">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5">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243"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text:span><text:span text:style-name="T5">when Lindbergh arrived in New York</text:span><text:span text:style-name="T3">.</text:span></text:p>
          </table:table-cell>
          <table:table-cell table:number-columns-repeated="1015"/>
        </table:table-row>
        <table:table-row table:style-name="ro14">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243" office:value-type="string">
            <text:p><text:span text:style-name="T3"><text:s/></text:span><text:span text:style-name="T3">RG was also anxious to meet his old pal, Walter Kennelworth, so he decided to get ready to go on to New York. </text:span><text:span text:style-name="T5">The big reception for Colonel Charles A. Lindbergh was planned</text:span><text:span text:style-name="T3"> and would take place in </text:span><text:span text:style-name="T5">New York on Monday, June 13th</text:span><text:span text:style-name="T3">, and he wanted to be there, but every time he thought of anything that would give him happiness or pleasure, he thought of Marie and knew that without her it would not mean as much to him.</text:span><text:span text:style-name="T4"> <text:s/>Still he hoped </text:span><text:span text:style-name="T3">Marie might appear or that some news of her might be 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246" office:value-type="string">
            <text:p><text:s/>RG wanted to see<text:span text:style-name="T1"> Captain Lindbergh</text:span> and his plane, <text:span text:style-name="T1">“The Spirit of St. Louis,” </text:span>for Robert was dreaming of the day when he would complete his own great plane according to Ezekiel’s plan.</text:p>
          </table:table-cell>
          <table:table-cell table:number-columns-repeated="1015"/>
        </table:table-row>
        <table:table-row table:style-name="ro5">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The United States began as a land of liberty and</text:span></text:p>
            <text:p><text:span text:style-name="T3">has always set an example for the </text:span><text:span text:style-name="T5">balance of the world </text:span><text:span text:style-name="T3">and I hope to see the day when our country will take the lead in establishing universal peace and the brotherhood of man. </text:span><text:span text:style-name="T5">Captain Lindberg’s flight confirms my studies and forecasts of the future.</text:span></text:p>
          </table:table-cell>
          <table:table-cell table:number-columns-repeated="1015"/>
        </table:table-row>
        <table:table-row table:style-name="ro39">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245" office:value-type="string">
            <text:p><text:span text:style-name="T3"><text:s/></text:span><text:span text:style-name="T3">Mr. Kennelworth, Robert and Walter arose early to be ready for </text:span><text:span text:style-name="T5">Colonel Lindbergh</text:span><text:span text:style-name="T3">’s triumphant march up Broadway. Robert was very enthusiastic about it and talked about what a great achievement it was and what it meant to the world, especially to the United States. Walter told him that </text:span><text:span text:style-name="T5">they must get busy and start to lay out the plans to build Robert’s great airplane</text:span><text:span text:style-name="T3">.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59">
          <table:table-cell office:value-type="string">
            <text:p>15</text:p>
          </table:table-cell>
          <table:table-cell office:value-type="string">
            <text:p>194</text:p>
          </table:table-cell>
          <table:table-cell office:value-type="string">
            <text:p>A few days after New York's reception <text:span text:style-name="T1">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text:s/></text:span><text:span text:style-name="T3">A few days after New York’s reception to</text:span><text:span text:style-name="T5"> Colonel</text:span></text:p>
            <text:p><text:span text:style-name="T5">Lindbergh</text:span><text:span text:style-name="T3">, Robert decided to get down to business.</text:span></text:p>
            <text:p><text:span text:style-name="T3">He visited his brokers in Wall Street, talked over the</text:span></text:p>
            <text:p><text:span text:style-name="T3">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95">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247" office:value-type="string">
            <text:p><text:span text:style-name="T3"><text:s/></text:span><text:span text:style-name="T3">Mr. Kennelworth proposed that the leading citizens of Texarkana go to New York to honor their favorite</text:span><text:span text:style-name="T5"> son</text:span><text:span text:style-name="T3"> on his return. When he had finished talking there was lasting applause and hurrahs for Robert Gordon. </text:span><text:span text:style-name="T5">Colonel Stanton</text:span><text:span text:style-name="T3"> was in the audience. He arose and said that he heartily endorsed the proposal and would donate $10,000.00 to the expense fund, that they should go to New York in a special train to greet the greatest young </text:span><text:span text:style-name="T5">man of the age </text:span><text:span text:style-name="T3">who was born on a farm near Texarkana.</text:span></text:p>
          </table:table-cell>
          <table:table-cell office:value-type="string">
            <text:p>'son' == Sun?</text:p>
          </table:table-cell>
          <table:table-cell table:number-columns-repeated="1014"/>
        </table:table-row>
        <table:table-row table:style-name="ro68">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245" office:value-type="string">
            <text:p><text:span text:style-name="T3">From the Legend of Silver Springs: In the near vicinity of Ocala, when first it was settled, stood a splendid old mansion owned by </text:span><text:span text:style-name="T5">Capt. Harding Douglass</text:span><text:span text:style-name="T3">,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243"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 <text:s/>I think this is G.Mercury.</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243"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60">
          <table:table-cell office:value-type="string">
            <text:p>25</text:p>
          </table:table-cell>
          <table:table-cell office:value-type="string">
            <text:p>281</text:p>
          </table:table-cell>
          <table:table-cell office:value-type="string">
            <text:p>middle of May, [1930]</text:p>
          </table:table-cell>
          <table:table-cell table:style-name="ce235"/>
          <table:table-cell table:style-name="Default"/>
          <table:table-cell office:value-type="string">
            <text:p>Captain George Cooper</text:p>
          </table:table-cell>
          <table:table-cell/>
          <table:table-cell table:style-name="ce234" office:value-type="string">
            <text:p><text:span text:style-name="T1">Captain George Cooper</text:span> is in command of Lieutenant Gordon's company. Gives Lieutenants Gordon and Kennelworth orders.</text:p>
          </table:table-cell>
          <table:table-cell table:number-columns-repeated="1015"/>
        </table:table-row>
        <table:table-row table:style-name="ro3">
          <table:table-cell table:style-name="ce231" office:value-type="string">
            <text:p>25</text:p>
          </table:table-cell>
          <table:table-cell table:style-name="ce231" office:value-type="string">
            <text:p>282</text:p>
          </table:table-cell>
          <table:table-cell office:value-type="string">
            <text:p>Between May and June 1930.</text:p>
          </table:table-cell>
          <table:table-cell/>
          <table:table-cell office:value-type="string">
            <text:p>Robert Gordon</text:p>
          </table:table-cell>
          <table:table-cell office:value-type="string">
            <text:p>Captain</text:p>
          </table:table-cell>
          <table:table-cell table:style-name="ce241"/>
          <table:table-cell table:style-name="ce243" office:value-type="string">
            <text:p>Government made [Lieutenant Gordon] a Captain.</text:p>
          </table:table-cell>
          <table:table-cell office:value-type="string">
            <text:p>Title was not used.</text:p>
          </table:table-cell>
          <table:table-cell table:number-columns-repeated="1014"/>
        </table:table-row>
        <table:table-row table:style-name="ro3">
          <table:table-cell table:style-name="ce231" office:value-type="string">
            <text:p>25</text:p>
          </table:table-cell>
          <table:table-cell table:style-name="ce231" office:value-type="string">
            <text:p>282</text:p>
          </table:table-cell>
          <table:table-cell office:value-type="string">
            <text:p>Between May and June 1930.</text:p>
          </table:table-cell>
          <table:table-cell/>
          <table:table-cell office:value-type="string">
            <text:p>Walter Kennelworth</text:p>
          </table:table-cell>
          <table:table-cell office:value-type="string">
            <text:p>Captain</text:p>
          </table:table-cell>
          <table:table-cell table:style-name="ce241"/>
          <table:table-cell table:style-name="ce243" office:value-type="string">
            <text:p>Government made [Lieutenant Kennelworth] a Captain.</text:p>
          </table:table-cell>
          <table:table-cell office:value-type="string">
            <text:p>Title was not used.</text:p>
          </table:table-cell>
          <table:table-cell table:number-columns-repeated="1014"/>
        </table:table-row>
        <table:table-row table:style-name="ro3">
          <table:table-cell table:style-name="ce231"/>
          <table:table-cell table:style-name="ce231" office:value-type="string">
            <text:p>283</text:p>
          </table:table-cell>
          <table:table-cell table:number-columns-repeated="2"/>
          <table:table-cell office:value-type="string">
            <text:p>Pearson</text:p>
          </table:table-cell>
          <table:table-cell office:value-type="string">
            <text:p><text:span text:style-name="T1">General Pearson</text:span> of the Aviation Corps.</text:p>
          </table:table-cell>
          <table:table-cell table:style-name="ce241"/>
          <table:table-cell office:value-type="string">
            <text:p>Held a council to decide the next and wisest move to make.</text:p>
          </table:table-cell>
          <table:table-cell table:number-columns-repeated="1015"/>
        </table:table-row>
        <table:table-row table:style-name="ro3">
          <table:table-cell table:style-name="ce231"/>
          <table:table-cell table:style-name="ce231" office:value-type="string">
            <text:p>283</text:p>
          </table:table-cell>
          <table:table-cell table:number-columns-repeated="2"/>
          <table:table-cell office:value-type="string">
            <text:p>Johnson</text:p>
          </table:table-cell>
          <table:table-cell office:value-type="string">
            <text:p><text:span text:style-name="T1">General Johnson</text:span> of the Cavalry</text:p>
          </table:table-cell>
          <table:table-cell table:style-name="ce241"/>
          <table:table-cell office:value-type="string">
            <text:p>Held a council to decide the next and wisest move to make.</text:p>
          </table:table-cell>
          <table:table-cell table:number-columns-repeated="1015"/>
        </table:table-row>
        <table:table-row table:style-name="ro3">
          <table:table-cell table:style-name="ce231"/>
          <table:table-cell table:style-name="ce231" office:value-type="string">
            <text:p>283-284</text:p>
          </table:table-cell>
          <table:table-cell table:number-columns-repeated="2"/>
          <table:table-cell office:value-type="string">
            <text:p>Dawson</text:p>
          </table:table-cell>
          <table:table-cell office:value-type="string">
            <text:p><text:span text:style-name="T1">Admiral Dawson</text:span> of the Navy</text:p>
          </table:table-cell>
          <table:table-cell table:style-name="ce241"/>
          <table:table-cell office:value-type="string">
            <text:p>Held a council to decide the next and wisest move to make.</text:p>
          </table:table-cell>
          <table:table-cell table:number-columns-repeated="1015"/>
        </table:table-row>
        <table:table-row table:style-name="ro3">
          <table:table-cell table:style-name="ce231"/>
          <table:table-cell table:style-name="ce231" office:value-type="string">
            <text:p>283-284</text:p>
          </table:table-cell>
          <table:table-cell table:number-columns-repeated="2"/>
          <table:table-cell office:value-type="string">
            <text:p>Marshall</text:p>
          </table:table-cell>
          <table:table-cell office:value-type="string">
            <text:p><text:span text:style-name="T1">General Marshall</text:span> of the Infantry</text:p>
          </table:table-cell>
          <table:table-cell table:style-name="ce241"/>
          <table:table-cell office:value-type="string">
            <text:p>Held a council to decide the next and wisest move to make.</text:p>
          </table:table-cell>
          <table:table-cell table:number-columns-repeated="1015"/>
        </table:table-row>
        <table:table-row table:style-name="ro3">
          <table:table-cell table:style-name="ce232"/>
          <table:table-cell table:style-name="ce232" office:value-type="string">
            <text:p>285</text:p>
          </table:table-cell>
          <table:table-cell table:style-name="ce232" table:number-columns-repeated="2"/>
          <table:table-cell table:style-name="ce232" office:value-type="string">
            <text:p>Pearson</text:p>
          </table:table-cell>
          <table:table-cell table:style-name="ce232" office:value-type="string">
            <text:p><text:span text:style-name="T1">General Pearson</text:span> of the Aviation Corps.</text:p>
          </table:table-cell>
          <table:table-cell table:style-name="ce232" table:number-columns-repeated="3"/>
          <table:table-cell table:number-columns-repeated="1014"/>
        </table:table-row>
        <table:table-row table:style-name="ro3">
          <table:table-cell table:style-name="ce232"/>
          <table:table-cell table:style-name="ce232" office:value-type="string">
            <text:p>285</text:p>
          </table:table-cell>
          <table:table-cell table:style-name="ce232" table:number-columns-repeated="2"/>
          <table:table-cell table:style-name="ce232" office:value-type="string">
            <text:p>Marshall</text:p>
          </table:table-cell>
          <table:table-cell table:style-name="ce232" office:value-type="string">
            <text:p><text:span text:style-name="T1">General Marshall</text:span> of the Infantry</text:p>
          </table:table-cell>
          <table:table-cell table:style-name="ce232" table:number-columns-repeated="3"/>
          <table:table-cell table:number-columns-repeated="1014"/>
        </table:table-row>
        <table:table-row table:style-name="ro12" table:number-rows-repeated="32">
          <table:table-cell table:style-name="ce232" table:number-columns-repeated="9"/>
          <table:table-cell table:number-columns-repeated="1014"/>
        </table:table-row>
        <table:table-row table:style-name="ro12" table:number-rows-repeated="21">
          <table:table-cell table:style-name="ce231" table:number-columns-repeated="2"/>
          <table:table-cell table:number-columns-repeated="4"/>
          <table:table-cell table:style-name="ce241"/>
          <table:table-cell table:number-columns-repeated="1016"/>
        </table:table-row>
        <table:table-row table:style-name="ro12" table:number-rows-repeated="1048491">
          <table:table-cell table:number-columns-repeated="1023"/>
        </table:table-row>
        <table:table-row table:style-name="ro12">
          <table:table-cell table:number-columns-repeated="1023"/>
        </table:table-row>
      </table:table>
      <table:table table:name="Promotions only" table:style-name="ta1">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default-cell-style-name="ce19"/>
        <table:table-column table:style-name="co44" table:default-cell-style-name="ce19"/>
        <table:table-column table:style-name="co45" table:default-cell-style-name="ce19"/>
        <table:table-column table:style-name="co46" table:default-cell-style-name="ce19"/>
        <table:table-column table:style-name="co47" table:default-cell-style-name="ce19"/>
        <table:table-column table:style-name="co48" table:number-columns-repeated="2" table:default-cell-style-name="ce19"/>
        <table:table-column table:style-name="co49" table:number-columns-repeated="2" table:default-cell-style-name="ce19"/>
        <table:table-column table:style-name="co50" table:default-cell-style-name="Default"/>
        <table:table-column table:style-name="co51" table:default-cell-style-name="Default"/>
        <table:table-column table:style-name="co52" table:default-cell-style-name="Default"/>
        <table:table-row table:style-name="ro11">
          <table:table-cell table:style-name="ce66" office:value-type="string">
            <text:p>Promotions (or first declaration) of Rank in TTTA. <text:s/></text:p>
          </table:table-cell>
          <table:table-cell/>
          <table:table-cell table:style-name="ce3" table:number-columns-repeated="8"/>
          <table:table-cell table:style-name="Default" table:number-columns-repeated="2"/>
          <table:table-cell table:style-name="ce3"/>
          <table:table-cell table:number-columns-repeated="3"/>
        </table:table-row>
        <table:table-row table:style-name="ro11">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6"/>
          <table:table-cell table:style-name="ce3" table:number-columns-repeated="11"/>
          <table:table-cell table:number-columns-repeated="3"/>
        </table:table-row>
        <table:table-row table:style-name="ro11">
          <table:table-cell office:value-type="string">
            <text:p>Note <text:s/>This is not a complete exhaustive list. <text:s/>Excluded: Lindbergh, Harding, Roosevelt, George Cooper, <text:s/>Gordon family, <text:s/>and maybe others.</text:p>
          </table:table-cell>
          <table:table-cell table:style-name="ce66"/>
          <table:table-cell table:style-name="ce3" table:number-columns-repeated="11"/>
          <table:table-cell table:number-columns-repeated="3"/>
        </table:table-row>
        <table:table-row table:style-name="ro3">
          <table:table-cell table:style-name="ce67" office:value-type="string">
            <text:p>Chapter</text:p>
          </table:table-cell>
          <table:table-cell table:style-name="ce68" office:value-type="string">
            <text:p>Page number</text:p>
          </table:table-cell>
          <table:table-cell table:style-name="ce70" office:value-type="string">
            <text:p>Date</text:p>
          </table:table-cell>
          <table:table-cell table:style-name="ce68" office:value-type="string">
            <text:p>Calvin Gordon (RG's father).</text:p>
          </table:table-cell>
          <table:table-cell table:style-name="ce68" office:value-type="string">
            <text:p>Roosevelt</text:p>
          </table:table-cell>
          <table:table-cell table:style-name="ce68" office:value-type="string">
            <text:p>Gordon (grandfather)</text:p>
          </table:table-cell>
          <table:table-cell table:style-name="ce68" office:value-type="string">
            <text:p>Robert Gordon</text:p>
          </table:table-cell>
          <table:table-cell table:style-name="ce68" office:value-type="string">
            <text:p>Walter Kennelworth</text:p>
          </table:table-cell>
          <table:table-cell table:style-name="ce68" office:value-type="string">
            <text:p>Edna Kennelworth</text:p>
          </table:table-cell>
          <table:table-cell table:style-name="ce68" office:value-type="string">
            <text:p>Morrison</text:p>
          </table:table-cell>
          <table:table-cell table:style-name="ce68" office:value-type="string">
            <text:p>Manson</text:p>
          </table:table-cell>
          <table:table-cell table:style-name="ce68" office:value-type="string">
            <text:p>Nagato</text:p>
          </table:table-cell>
          <table:table-cell table:style-name="ce68" office:value-type="string">
            <text:p>Pearson</text:p>
          </table:table-cell>
          <table:table-cell table:style-name="ce68" office:value-type="string">
            <text:p>Johnson</text:p>
          </table:table-cell>
          <table:table-cell table:style-name="ce68" office:value-type="string">
            <text:p>Dawson</text:p>
          </table:table-cell>
          <table:table-cell table:style-name="ce68" office:value-type="string">
            <text:p>Marshall</text:p>
          </table:table-cell>
        </table:table-row>
        <table:table-row table:style-name="ro3">
          <table:table-cell/>
          <table:table-cell table:style-name="ce14" office:value-type="float" office:value="8">
            <text:p>8</text:p>
          </table:table-cell>
          <table:table-cell table:style-name="ce3" office:value-type="string">
            <text:p>Civil War (April 12, 1861 – May 9, 1865).</text:p>
          </table:table-cell>
          <table:table-cell table:style-name="ce3" table:number-columns-repeated="2"/>
          <table:table-cell table:style-name="ce3" office:value-type="string">
            <text:p>Colonel Robert Gordon.</text:p>
          </table:table-cell>
          <table:table-cell table:style-name="ce3" table:number-columns-repeated="10"/>
        </table:table-row>
        <table:table-row table:style-name="ro11">
          <table:table-cell/>
          <table:table-cell table:style-name="ce14" office:value-type="float" office:value="8">
            <text:p>8</text:p>
          </table:table-cell>
          <table:table-cell table:style-name="ce3" office:value-type="string">
            <text:p>1898 (Spanish-American War)</text:p>
          </table:table-cell>
          <table:table-cell table:style-name="ce3" office:value-type="string">
            <text:p>Captain Gordon.</text:p>
          </table:table-cell>
          <table:table-cell table:style-name="ce3" office:value-type="string">
            <text:p>Colonel Roosevelt.</text:p>
          </table:table-cell>
          <table:table-cell table:style-name="ce3" table:number-columns-repeated="11"/>
        </table:table-row>
        <table:table-row table:style-name="ro15">
          <table:table-cell/>
          <table:table-cell table:style-name="ce69" office:value-type="string">
            <text:p>277</text:p>
          </table:table-cell>
          <table:table-cell office:value-type="string">
            <text:p>April 1930</text:p>
          </table:table-cell>
          <table:table-cell table:style-name="ce3" table:number-columns-repeated="3"/>
          <table:table-cell table:number-columns-repeated="2" table:style-name="ce3" office:value-type="string">
            <text:p>Lieutenant</text:p>
          </table:table-cell>
          <table:table-cell table:style-name="ce3" table:number-columns-repeated="8"/>
        </table:table-row>
        <table:table-row table:style-name="ro11">
          <table:table-cell/>
          <table:table-cell table:style-name="ce14" office:value-type="float" office:value="282">
            <text:p>282</text:p>
          </table:table-cell>
          <table:table-cell table:style-name="ce7" office:value-type="string">
            <text:p>~May – June 1930</text:p>
          </table:table-cell>
          <table:table-cell table:style-name="ce3" table:number-columns-repeated="3"/>
          <table:table-cell table:number-columns-repeated="2" table:style-name="ce3" office:value-type="string">
            <text:p>Captain</text:p>
          </table:table-cell>
          <table:table-cell table:style-name="ce3" table:number-columns-repeated="8"/>
        </table:table-row>
        <table:table-row table:style-name="ro3">
          <table:table-cell/>
          <table:table-cell table:style-name="ce14" office:value-type="string">
            <text:p>283</text:p>
          </table:table-cell>
          <table:table-cell table:style-name="ce7" office:value-type="string">
            <text:p>June 14, [1930] (Surrender of LA).</text:p>
          </table:table-cell>
          <table:table-cell table:style-name="ce3" table:number-columns-repeated="9"/>
          <table:table-cell table:style-name="ce3" office:value-type="string">
            <text:p>General of Aviation Corps</text:p>
          </table:table-cell>
          <table:table-cell table:style-name="ce3" office:value-type="string">
            <text:p>General of Cavalry</text:p>
          </table:table-cell>
          <table:table-cell table:style-name="ce3" office:value-type="string">
            <text:p>Admiral of the Navy</text:p>
          </table:table-cell>
          <table:table-cell table:style-name="ce3" office:value-type="string">
            <text:p>General of the Infantry</text:p>
          </table:table-cell>
        </table:table-row>
        <table:table-row table:style-name="ro11">
          <table:table-cell/>
          <table:table-cell table:style-name="ce14" office:value-type="string">
            <text:p>302</text:p>
          </table:table-cell>
          <table:table-cell table:style-name="ce3" office:value-type="string">
            <text:p>Early part of November 1930</text:p>
          </table:table-cell>
          <table:table-cell table:style-name="ce3" table:number-columns-repeated="3"/>
          <table:table-cell table:number-columns-repeated="2" table:style-name="ce3" office:value-type="string">
            <text:p>Colonel</text:p>
          </table:table-cell>
          <table:table-cell table:style-name="ce3" office:value-type="string">
            <text:p>Captain of Inventions</text:p>
          </table:table-cell>
          <table:table-cell table:style-name="ce3" table:number-columns-repeated="7"/>
        </table:table-row>
        <table:table-row table:style-name="ro3">
          <table:table-cell/>
          <table:table-cell table:style-name="ce14" office:value-type="string">
            <text:p>327-328</text:p>
          </table:table-cell>
          <table:table-cell table:style-name="ce3" office:value-type="string">
            <text:p>3 days before end of armistice (October 15, 1931)</text:p>
          </table:table-cell>
          <table:table-cell table:style-name="ce3" table:number-columns-repeated="3"/>
          <table:table-cell table:style-name="ce3" office:value-type="string">
            <text:p>Supreme Commander of Armies</text:p>
          </table:table-cell>
          <table:table-cell table:style-name="ce3"/>
          <table:table-cell table:style-name="ce3" office:value-type="string">
            <text:p>Colonel</text:p>
          </table:table-cell>
          <table:table-cell table:style-name="ce3" table:number-columns-repeated="7"/>
        </table:table-row>
        <table:table-row table:style-name="ro4">
          <table:table-cell/>
          <table:table-cell table:style-name="ce14" office:value-type="string">
            <text:p>339</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General</text:p>
          </table:table-cell>
          <table:table-cell table:style-name="ce3" table:number-columns-repeated="4"/>
        </table:table-row>
        <table:table-row table:style-name="ro4">
          <table:table-cell/>
          <table:table-cell table:style-name="ce14" office:value-type="string">
            <text:p>340</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Colonel</text:p>
          </table:table-cell>
          <table:table-cell table:style-name="ce3" table:number-columns-repeated="4"/>
        </table:table-row>
        <table:table-row table:style-name="ro3">
          <table:table-cell/>
          <table:table-cell table:style-name="ce14" office:value-type="string">
            <text:p>345</text:p>
          </table:table-cell>
          <table:table-cell table:style-name="ce3" office:value-type="string">
            <text:p>[Connected to both the Battle of Chicago and Battle of Detroit].</text:p>
          </table:table-cell>
          <table:table-cell table:style-name="ce3" table:number-columns-repeated="6"/>
          <table:table-cell table:style-name="ce3" office:value-type="string">
            <text:p>Captain</text:p>
          </table:table-cell>
          <table:table-cell table:style-name="ce3" table:number-columns-repeated="6"/>
        </table:table-row>
        <table:table-row table:style-name="ro4">
          <table:table-cell/>
          <table:table-cell table:style-name="ce14" office:value-type="string">
            <text:p>347</text:p>
          </table:table-cell>
          <table:table-cell table:style-name="ce3" office:value-type="string">
            <text:p>Just before 10 o'clock, [November 24, [1931]] (Battle of Detroit).</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54</text:p>
          </table:table-cell>
          <table:table-cell table:style-name="ce3" office:value-type="string">
            <text:p>January 1, 1932 (after the attacks on Detroit).</text:p>
          </table:table-cell>
          <table:table-cell table:style-name="ce3" table:number-columns-repeated="6"/>
          <table:table-cell table:style-name="ce3" office:value-type="string">
            <text:p>Colonel</text:p>
          </table:table-cell>
          <table:table-cell table:style-name="ce3" table:number-columns-repeated="2"/>
          <table:table-cell table:style-name="ce3" office:value-type="string">
            <text:p>General</text:p>
          </table:table-cell>
          <table:table-cell table:style-name="ce3" table:number-columns-repeated="3"/>
        </table:table-row>
        <table:table-row table:style-name="ro3">
          <table:table-cell/>
          <table:table-cell table:style-name="ce14" office:value-type="string">
            <text:p>379</text:p>
          </table:table-cell>
          <table:table-cell table:style-name="ce3" office:value-type="string">
            <text:p>Afternoon of June 9, [1932]. (After the attack on NYC).</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89</text:p>
          </table:table-cell>
          <table:table-cell table:style-name="ce3" office:value-type="string">
            <text:p>July 4, [1932] (Right after the battle of Washington).</text:p>
          </table:table-cell>
          <table:table-cell table:style-name="ce3" table:number-columns-repeated="6"/>
          <table:table-cell table:number-columns-repeated="2" table:style-name="ce3" office:value-type="string">
            <text:p>Colonel</text:p>
          </table:table-cell>
          <table:table-cell table:style-name="ce3" table:number-columns-repeated="5"/>
        </table:table-row>
        <table:table-row table:style-name="ro3">
          <table:table-cell/>
          <table:table-cell table:style-name="ce14" office:value-type="string">
            <text:p>392</text:p>
          </table:table-cell>
          <table:table-cell table:style-name="ce3" office:value-type="string">
            <text:p>July 20, [1932], (Right before RG's 7 days).</text:p>
          </table:table-cell>
          <table:table-cell table:style-name="ce3" table:number-columns-repeated="4"/>
          <table:table-cell table:number-columns-repeated="2" table:style-name="ce3" office:value-type="string">
            <text:p>General</text:p>
          </table:table-cell>
          <table:table-cell table:style-name="ce3" table:number-columns-repeated="7"/>
        </table:table-row>
        <table:table-row table:style-name="ro12" table:number-rows-repeated="41">
          <table:table-cell/>
          <table:table-cell table:style-name="ce14"/>
          <table:table-cell table:style-name="ce3" table:number-columns-repeated="14"/>
        </table:table-row>
        <table:table-row table:style-name="ro12" table:number-rows-repeated="84">
          <table:table-cell/>
          <table:table-cell table:style-name="ce14"/>
          <table:table-cell table:style-name="ce3" table:number-columns-repeated="11"/>
          <table:table-cell table:number-columns-repeated="3"/>
        </table:table-row>
        <table:table-row table:style-name="ro12" table:number-rows-repeated="44">
          <table:table-cell/>
          <table:table-cell table:style-name="ce3" table:number-columns-repeated="12"/>
          <table:table-cell table:number-columns-repeated="3"/>
        </table:table-row>
        <table:table-row table:style-name="ro12" table:number-rows-repeated="1048387">
          <table:table-cell table:number-columns-repeated="16"/>
        </table:table-row>
        <table:table-row table:style-name="ro12">
          <table:table-cell table:number-columns-repeated="16"/>
        </table:table-row>
      </table:table>
      <table:table table:name="RG events at age given" table:style-name="ta1" table:print="false">
        <table:table-column table:style-name="co53" table:number-columns-repeated="2"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9" table:default-cell-style-name="ce76"/>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4" office:value-type="string">
            <text:p>Age</text:p>
          </table:table-cell>
        </table:table-row>
        <table:table-row table:style-name="ro4">
          <table:table-cell table:number-columns-repeated="2" table:style-name="ce44" office:value-type="string">
            <text:p>1</text:p>
          </table:table-cell>
          <table:table-cell table:style-name="ce44" office:value-type="string">
            <text:p>Late Saturday night, June 9, 1906, Texarkana, Texas</text:p>
          </table:table-cell>
          <table:table-cell table:style-name="ce44"/>
          <table:table-cell table:style-name="ce5" office:value-type="string">
            <text:p>Robert Gordon is born.</text:p>
          </table:table-cell>
          <table:table-cell table:style-name="ce44"/>
          <table:table-cell table:style-name="ce75" office:value-type="float" office:value="0">
            <text:p>0</text:p>
          </table:table-cell>
        </table:table-row>
        <table:table-row table:style-name="ro1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11">
          <table:table-cell office:value-type="string">
            <text:p>1</text:p>
          </table:table-cell>
          <table:table-cell office:value-type="string">
            <text:p>2</text:p>
          </table:table-cell>
          <table:table-cell table:number-columns-repeated="2"/>
          <table:table-cell table:style-name="ce11"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3">
          <table:table-cell office:value-type="string">
            <text:p>1</text:p>
          </table:table-cell>
          <table:table-cell office:value-type="string">
            <text:p>2</text:p>
          </table:table-cell>
          <table:table-cell table:number-columns-repeated="2"/>
          <table:table-cell table:style-name="ce11"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3">
          <table:table-cell table:style-name="ce5" office:value-type="float" office:value="2">
            <text:p>2</text:p>
          </table:table-cell>
          <table:table-cell table:style-name="ce5" office:value-type="float" office:value="10">
            <text:p>10</text:p>
          </table:table-cell>
          <table:table-cell table:style-name="ce5" office:value-type="float" office:value="1917">
            <text:p>1917</text:p>
          </table:table-cell>
          <table:table-cell office:value-type="string">
            <text:p>April 6, 1917</text:p>
          </table:table-cell>
          <table:table-cell table:style-name="ce5"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7">
          <table:table-cell office:value-type="string">
            <text:p>2</text:p>
          </table:table-cell>
          <table:table-cell office:value-type="string">
            <text:p>13</text:p>
          </table:table-cell>
          <table:table-cell table:number-columns-repeated="2"/>
          <table:table-cell table:style-name="ce29" office:value-type="string">
            <text:p><text:span text:style-name="T3"><text:s/></text:span><text:span text:style-name="T3">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4"><text:s/>While in this school he met his first real boy chum, </text:span><text:span text:style-name="T3">Walter Kennelworth.</text:span></text:p>
          </table:table-cell>
          <table:table-cell/>
          <table:table-cell office:value-type="float" office:value="13">
            <text:p>13</text:p>
          </table:table-cell>
        </table:table-row>
        <table:table-row table:style-name="ro6">
          <table:table-cell office:value-type="string">
            <text:p>3</text:p>
          </table:table-cell>
          <table:table-cell office:value-type="string">
            <text:p>22</text:p>
          </table:table-cell>
          <table:table-cell office:value-type="string">
            <text:p>Sunday</text:p>
          </table:table-cell>
          <table:table-cell/>
          <table:table-cell table:style-name="ce71"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9" office:value-type="string">
            <text:p><text:span text:style-name="T3"><text:s/></text:span><text:span text:style-name="T3">In June, 1921, Robert Gordon and Walter Kennelworth were in the graduating class. Altho Walter</text:span></text:p>
            <text:p><text:span text:style-name="T3">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4">
          <table:table-cell office:value-type="string">
            <text:p>3</text:p>
          </table:table-cell>
          <table:table-cell office:value-type="string">
            <text:p>24</text:p>
          </table:table-cell>
          <table:table-cell office:value-type="string">
            <text:p>1924</text:p>
          </table:table-cell>
          <table:table-cell/>
          <table:table-cell table:style-name="ce5" office:value-type="string">
            <text:p><text:span text:style-name="T3"><text:s/></text:span><text:span text:style-name="T3">The time passed by quickly and in 1924 Robert</text:span></text:p>
            <text:p><text:span text:style-name="T3">Gordon and Walter Kennelworth graduated from High</text:span></text:p>
            <text:p><text:span text:style-name="T3">School in Texarkana with high honors.</text:span></text:p>
          </table:table-cell>
          <table:table-cell/>
          <table:table-cell office:value-type="float" office:value="18">
            <text:p>18</text:p>
          </table:table-cell>
        </table:table-row>
        <table:table-row table:style-name="ro23">
          <table:table-cell office:value-type="string">
            <text:p>13</text:p>
          </table:table-cell>
          <table:table-cell office:value-type="string">
            <text:p>157</text:p>
          </table:table-cell>
          <table:table-cell office:value-type="string">
            <text:p>Wednesday morning, June 8, 1927</text:p>
          </table:table-cell>
          <table:table-cell/>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table-cell office:value-type="string">
            <text:p>About 21</text:p>
          </table:table-cell>
        </table:table-row>
        <table:table-row table:style-name="ro7">
          <table:table-cell office:value-type="string">
            <text:p>13</text:p>
          </table:table-cell>
          <table:table-cell office:value-type="string">
            <text:p>158</text:p>
          </table:table-cell>
          <table:table-cell office:value-type="string">
            <text:p>Wednesday, June 8, 1927</text:p>
          </table:table-cell>
          <table:table-cell/>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8">
          <table:table-cell office:value-type="string">
            <text:p>13</text:p>
          </table:table-cell>
          <table:table-cell office:value-type="string">
            <text:p>160</text:p>
          </table:table-cell>
          <table:table-cell office:value-type="string">
            <text:p>Wednesday, June 8, 1927</text:p>
          </table:table-cell>
          <table:table-cell/>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table-cell office:value-type="float" office:value="21">
            <text:p>21</text:p>
          </table:table-cell>
        </table:table-row>
        <table:table-row table:style-name="ro4">
          <table:table-cell office:value-type="string">
            <text:p>13</text:p>
          </table:table-cell>
          <table:table-cell office:value-type="string">
            <text:p>162</text:p>
          </table:table-cell>
          <table:table-cell office:value-type="string">
            <text:p>11 o'clock, Thursday, June 9, 1927</text:p>
          </table:table-cell>
          <table:table-cell/>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8">
          <table:table-cell office:value-type="string">
            <text:p>13</text:p>
          </table:table-cell>
          <table:table-cell office:value-type="string">
            <text:p>163</text:p>
          </table:table-cell>
          <table:table-cell office:value-type="string">
            <text:p>2 o'clock, Thursday, June 9, 1927</text:p>
          </table:table-cell>
          <table:table-cell/>
          <table:table-cell table:style-name="ce7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4">
          <table:table-cell table:style-name="ce20" office:value-type="string">
            <text:p>13</text:p>
          </table:table-cell>
          <table:table-cell table:style-name="ce20" office:value-type="string">
            <text:p>165</text:p>
          </table:table-cell>
          <table:table-cell table:style-name="ce6" office:value-type="string">
            <text:p>June 9, 1927</text:p>
          </table:table-cell>
          <table:table-cell table:style-name="ce6"/>
          <table:table-cell table:style-name="ce12" office:value-type="string">
            <text:p><text:s/>It [the poem] made him realize that on the "<text:span text:style-name="T1">river of time</text:span>" there are many trials, tribulations and disappointments. While he was young in years he had experienced many of them, and it seemed to him that<text:span text:style-name="T1">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30" office:value-type="string">
            <text:p><text:s/>He had looked forward to this day, <text:span text:style-name="T1">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3">
          <table:table-cell office:value-type="string">
            <text:p>13</text:p>
          </table:table-cell>
          <table:table-cell office:value-type="string">
            <text:p>169</text:p>
          </table:table-cell>
          <table:table-cell office:value-type="string">
            <text:p>June 9, 1927</text:p>
          </table:table-cell>
          <table:table-cell/>
          <table:table-cell table:style-name="ce29"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4">
          <table:table-cell office:value-type="string">
            <text:p>14</text:p>
          </table:table-cell>
          <table:table-cell office:value-type="string">
            <text:p>171</text:p>
          </table:table-cell>
          <table:table-cell office:value-type="string">
            <text:p>June 9, 1927</text:p>
          </table:table-cell>
          <table:table-cell/>
          <table:table-cell table:style-name="ce29" office:value-type="string">
            <text:p><text:span text:style-name="T3"><text:s/></text:span><text:span text:style-name="T3">His birthday had indeed been a success, financially, and his 21st birthday found him on top of the world, but this was not what counted with Robert. </text:span><text:span text:style-name="T4"><text:s/>The great disappointment </text:span><text:span text:style-name="T3">was that his hopes for Marie on that day were blasted, but he had not given up.</text:span></text:p>
          </table:table-cell>
          <table:table-cell/>
          <table:table-cell office:value-type="float" office:value="21">
            <text:p>21</text:p>
          </table:table-cell>
        </table:table-row>
        <table:table-row table:style-name="ro41">
          <table:table-cell office:value-type="string">
            <text:p>19</text:p>
          </table:table-cell>
          <table:table-cell office:value-type="string">
            <text:p>227</text:p>
          </table:table-cell>
          <table:table-cell office:value-type="string">
            <text:p>June 9, 1928</text:p>
          </table:table-cell>
          <table:table-cell/>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 had per</text:span><text:span text:style-name="T4">formed perfectly, making the trip from Japan at an </text:span><text:span text:style-name="T3">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4"> boy, when you landed today I thought about that dream </text:span><text:span text:style-name="T3">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2">
          <table:table-cell office:value-type="string">
            <text:p>24</text:p>
          </table:table-cell>
          <table:table-cell office:value-type="string">
            <text:p>271-275</text:p>
          </table:table-cell>
          <table:table-cell office:value-type="string">
            <text:p>June 9, 1929</text:p>
          </table:table-cell>
          <table:table-cell/>
          <table:table-cell table:style-name="ce73" office:value-type="string">
            <text:p><text:span text:style-name="T3"><text:s/></text:span><text:span text:style-name="T3">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3">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5">corwned</text:span><text:span text:style-name="T3">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3">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3">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3">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3">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3">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3">in memory of the absent and dead. I pour this pure water back to earth that in the presence of the living we</text:span><text:span text:style-name="T13"> are not forgetting the absent one, and the greatest wish </text:span><text:span text:style-name="T3">that I can have for you, Mr. Gordon, is that at a not distant date, Walter and I may have the great pleasure</text:span></text:p>
            <text:p><text:span text:style-name="T3">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3">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3">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3">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2" table:number-rows-repeated="1048551">
          <table:table-cell table:number-columns-repeated="7"/>
        </table:table-row>
        <table:table-row table:style-name="ro12">
          <table:table-cell table:number-columns-repeated="7"/>
        </table:table-row>
      </table:table>
      <table:table table:name="Major Motors and Right Aeroplane" table:style-name="ta1" table:print="false">
        <table:table-column table:style-name="co58" table:default-cell-style-name="ce20"/>
        <table:table-column table:style-name="co59" table:default-cell-style-name="ce20"/>
        <table:table-column table:style-name="co22" table:default-cell-style-name="ce6"/>
        <table:table-column table:style-name="co55" table:default-cell-style-name="ce27"/>
        <table:table-column table:style-name="co60" table:default-cell-style-name="ce3"/>
        <table:table-column table:style-name="co22" table:default-cell-style-name="ce5"/>
        <table:table-column table:style-name="co19" table:number-columns-repeated="1018" table:default-cell-style-name="Default"/>
        <table:table-row table:style-name="ro3">
          <table:table-cell table:style-name="ce18" office:value-type="string">
            <text:p>Chapter</text:p>
          </table:table-cell>
          <table:table-cell table:style-name="ce18" office:value-type="string">
            <text:p>Page</text:p>
          </table:table-cell>
          <table:table-cell table:style-name="ce1" office:value-type="string">
            <text:p>Timestamp given</text:p>
          </table:table-cell>
          <table:table-cell table:style-name="ce26" office:value-type="string">
            <text:p>Actual timestamp</text:p>
          </table:table-cell>
          <table:table-cell table:style-name="ce1" office:value-type="string">
            <text:p>Event</text:p>
          </table:table-cell>
          <table:table-cell table:style-name="ce26" office:value-type="string">
            <text:p>Notes/Comments</text:p>
          </table:table-cell>
          <table:table-cell table:style-name="ce36" table:number-columns-repeated="1018"/>
        </table:table-row>
        <table:table-row table:style-name="ro8">
          <table:table-cell table:style-name="Default" office:value-type="float" office:value="9">
            <text:p>9</text:p>
          </table:table-cell>
          <table:table-cell table:style-name="Default" office:value-type="float" office:value="90">
            <text:p>90</text:p>
          </table:table-cell>
          <table:table-cell table:style-name="ce19" office:value-type="string">
            <text:p>January 28, 1927</text:p>
          </table:table-cell>
          <table:table-cell table:style-name="Default"/>
          <table:table-cell table:style-name="ce5" office:value-type="string">
            <text:p><text:span text:style-name="T3">Supplement letter to the letter sent from RG to Mr. Kennelworth:</text:span></text:p>
            <text:p><text:span text:style-name="T3">I am anxious to make some money in my cotton deals and get into wheat for the big advance that I figure is coming this Spring and Summer. Then</text:span><text:span text:style-name="T5"> I want to be in position to buy some Right Aeroplane and Sell Major Motors and other stocks short, because I believe that in the next few years I can make a fortune buying Right Aeroplane stock and selling short Major Motors. </text:span><text:span text:style-name="T3">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36" table:number-columns-repeated="1018"/>
        </table:table-row>
        <table:table-row table:style-name="ro19">
          <table:table-cell office:value-type="string">
            <text:p>12</text:p>
          </table:table-cell>
          <table:table-cell office:value-type="string">
            <text:p>146</text:p>
          </table:table-cell>
          <table:table-cell table:style-name="ce42" office:value-type="string">
            <text:p>No timestamp given, but it is still Monday, June 6, 1927</text:p>
          </table:table-cell>
          <table:table-cell table:style-name="Default"/>
          <table:table-cell table:style-name="ce77" office:value-type="string">
            <text:p><text:span text:style-name="T13">Robert looked</text:span><text:span text:style-name="T3"> over the stock page and noticed the heading; “</text:span><text:span text:style-name="T5">Major Motors</text:span><text:span text:style-name="T3"> advances above 200, a new high level.” Robert had figured out that </text:span><text:span text:style-name="T5">Major Motors</text:span><text:span text:style-name="T3"> would not advance much above 200 before it would be a short sale for big profits. He figured out from the cycle of </text:span><text:span text:style-name="T5">Major Motors </text:span><text:span text:style-name="T3">that it would hold until along in June and July and that it would decline to a very low level in 1928, so he decided he was going to go short to hold for a long campaign and make a fortune. Robert was still holding his </text:span><text:span text:style-name="T5">Right Aeroplane</text:span><text:span text:style-name="T3"> stock, which he had bought at 31 on May 21st, the day that Captain Lindbergh completed his successful flight to Paris. He figured that he could make a great fortune by buying </text:span><text:span text:style-name="T5">Right Aeroplane </text:span><text:span text:style-name="T3">stock and holding it for years and at the same time selling </text:span><text:span text:style-name="T5">Major Motors</text:span><text:span text:style-name="T3"> short.</text:span><text:span text:style-name="T13"> <text:s/>The markets in Wheat, Cotton, </text:span><text:span text:style-name="T36">Major Motors</text:span><text:span text:style-name="T13"> and </text:span><text:span text:style-name="T36">Right Aeroplane </text:span><text:span text:style-name="T13">were all doing just exactly as he had calculated they would. The fact that he was making </text:span><text:span text:style-name="T3">money on </text:span><text:span text:style-name="T5">Right Aeroplane</text:span><text:span text:style-name="T3"> stock encouraged him to continue his work on his own plane.</text:span></text:p>
          </table:table-cell>
          <table:table-cell/>
          <table:table-cell table:style-name="ce36" table:number-columns-repeated="1018"/>
        </table:table-row>
        <table:table-row table:style-name="ro7">
          <table:table-cell table:style-name="ce6" office:value-type="string">
            <text:p>12</text:p>
          </table:table-cell>
          <table:table-cell table:style-name="ce6" office:value-type="string">
            <text:p>147</text:p>
          </table:table-cell>
          <table:table-cell table:style-name="ce42" office:value-type="string">
            <text:p>June 7, 1927</text:p>
          </table:table-cell>
          <table:table-cell table:style-name="ce5"/>
          <table:table-cell table:style-name="ce77" office:value-type="string">
            <text:p><text:span text:style-name="T3"><text:s/></text:span><text:span text:style-name="T3">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3">the long-distance 'phone he would have some good news.</text:span></text:p>
          </table:table-cell>
          <table:table-cell/>
          <table:table-cell table:style-name="ce36" table:number-columns-repeated="1018"/>
        </table:table-row>
        <table:table-row table:style-name="ro7">
          <table:table-cell office:value-type="string">
            <text:p>13</text:p>
          </table:table-cell>
          <table:table-cell office:value-type="string">
            <text:p>161</text:p>
          </table:table-cell>
          <table:table-cell office:value-type="string">
            <text:p>June 9, 1927</text:p>
          </table:table-cell>
          <table:table-cell/>
          <table:table-cell table:style-name="ce30"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4">
          <table:table-cell office:value-type="string">
            <text:p>14</text:p>
          </table:table-cell>
          <table:table-cell office:value-type="string">
            <text:p>181</text:p>
          </table:table-cell>
          <table:table-cell office:value-type="string">
            <text:p>June 11, 1927</text:p>
          </table:table-cell>
          <table:table-cell/>
          <table:table-cell table:style-name="ce30" office:value-type="string">
            <text:p><text:span text:style-name="T3"><text:s/></text:span><text:span text:style-name="T3">Robert told Mr. Kennelworth that he had been making money in wheat and cotton and that Right</text:span></text:p>
            <text:p><text:span text:style-name="T3">Aeroplane was moving his way; that he was Short of Major Motors and expected to make a fortune selling it all the way down.</text:span></text:p>
          </table:table-cell>
          <table:table-cell table:number-columns-repeated="1019"/>
        </table:table-row>
        <table:table-row table:style-name="ro43">
          <table:table-cell office:value-type="string">
            <text:p>16</text:p>
          </table:table-cell>
          <table:table-cell table:style-name="ce6" office:value-type="string">
            <text:p>197, 198, 199</text:p>
          </table:table-cell>
          <table:table-cell office:value-type="string">
            <text:p>Sunday, June 19, 1927</text:p>
          </table:table-cell>
          <table:table-cell/>
          <table:table-cell table:style-name="ce32" office:value-type="string">
            <text:p><text:span text:style-name="T3">Campaign in Major Motors starts. <text:s/></text:span><text:span text:style-name="T4"><text:s/>On Sunday, June 19, 1927, Robert Gordon spent the </text:span><text:span text:style-name="T3">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4"><text:s/>for a few days and watch his charts to see how the stock </text:span><text:span text:style-name="T3">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4"> He cleaned up a profit on this deal of over $80,000.00, </text:span><text:span text:style-name="T3">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4"><text:s/>He had made it a rule that after he had made a large </text:span><text:span text:style-name="T3">amount of profits that he would never risk more than 10 per cent of his profits on the first new deal, and that if that deal went wrong and he lost 10 per cent of the </text:span><text:span text:style-name="T4"><text:s/>capital, he would decrease his trading so that the next </text:span><text:span text:style-name="T3">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4"> October, 1927, was a beautiful month in New York. </text:span><text:span text:style-name="T3">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4"><text:s/>He </text:span><text:span text:style-name="T3">had bought Corn and Wheat in October and made big profits later in the year. Money was piling up fast</text:span><text:span text:style-name="T4"> and in the latter part of October, 1927, he had made </text:span><text:span text:style-name="T3">over $300,000.</text:span></text:p>
          </table:table-cell>
          <table:table-cell table:number-columns-repeated="1019"/>
        </table:table-row>
        <table:table-row table:style-name="ro24">
          <table:table-cell table:style-name="ce3" office:value-type="string">
            <text:p>16</text:p>
          </table:table-cell>
          <table:table-cell table:style-name="ce3" office:value-type="string">
            <text:p>201</text:p>
          </table:table-cell>
          <table:table-cell table:style-name="ce3" table:number-columns-repeated="2"/>
          <table:table-cell table:style-name="ce30" office:value-type="string">
            <text:p><text:span text:style-name="T3"><text:s/></text:span><text:span text:style-name="T3">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3">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4"><text:s/>at a figure reported to be around $5.00 per share, and he </text:span><text:span text:style-name="T3">lost control of the gigantic corporation which had made him famous. Later Durant organized a new company and came back fast. He went back into the stock market and in the great Coolidge Bull campaign from 1924 to</text:span></text:p>
            <text:p><text:span text:style-name="T3">1927 was again a dominant factor in General Motors and other stocks and was reputed to have made fifty millions, or more.</text:span></text:p>
          </table:table-cell>
          <table:table-cell table:style-name="ce3"/>
          <table:table-cell table:number-columns-repeated="1018"/>
        </table:table-row>
        <table:table-row table:style-name="ro4">
          <table:table-cell table:style-name="ce3" office:value-type="float" office:value="19">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78" office:value-type="string">
            <text:p><text:span text:style-name="T3">December, 1927, </text:span><text:span text:style-name="T4"><text:s/>stocks had been declining for </text:span><text:span text:style-name="T3">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3"/>
          <table:table-cell table:number-columns-repeated="1018"/>
        </table:table-row>
        <table:table-row table:style-name="ro6">
          <table:table-cell table:style-name="ce6" office:value-type="string">
            <text:p>19</text:p>
          </table:table-cell>
          <table:table-cell table:style-name="ce6" office:value-type="string">
            <text:p>223</text:p>
          </table:table-cell>
          <table:table-cell office:value-type="string">
            <text:p>A few days before Christmas, 1927</text:p>
          </table:table-cell>
          <table:table-cell table:style-name="ce6"/>
          <table:table-cell office:value-type="string">
            <text:p><text:span text:style-name="T3"><text:s/></text:span><text:span text:style-name="T3">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3">presidential election. The public had lost confidence and were selling stocks. Robert decided that this was the time to cash in so he covered a big line of Shorts in Major Motors, Central Steel and others.</text:span></text:p>
          </table:table-cell>
          <table:table-cell table:style-name="ce3"/>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32" office:value-type="string">
            <text:p><text:span text:style-name="T3"><text:s/></text:span><text:span text:style-name="T3">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4"><text:s/>After preparing his campaign for the market and </text:span><text:span text:style-name="T3">buying stocks and cotton for the big advance, Walter noticed a great change in Robert. </text:span><text:span text:style-name="T4"><text:s/>His health began to </text:span><text:span text:style-name="T3">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3">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30"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2" table:number-rows-repeated="1048563">
          <table:table-cell table:number-columns-repeated="1024"/>
        </table:table-row>
        <table:table-row table:style-name="ro12">
          <table:table-cell table:number-columns-repeated="1024"/>
        </table:table-row>
      </table:table>
      <table:table table:name="Spirit and Spirit Lake" table:style-name="ta1" table:print="false">
        <table:table-column table:style-name="co61" table:default-cell-style-name="ce14"/>
        <table:table-column table:style-name="co62" table:default-cell-style-name="ce14"/>
        <table:table-column table:style-name="co63" table:default-cell-style-name="ce14"/>
        <table:table-column table:style-name="co19" table:default-cell-style-name="ce14"/>
        <table:table-column table:style-name="co64" table:default-cell-style-name="ce14"/>
        <table:table-column table:style-name="co65"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15">
          <table:table-cell table:style-name="ce79" table:number-columns-repeated="6"/>
          <table:table-cell table:number-columns-repeated="1018"/>
        </table:table-row>
        <table:table-row table:style-name="ro19">
          <table:table-cell table:style-name="ce80" office:value-type="string">
            <text:p>1</text:p>
          </table:table-cell>
          <table:table-cell table:style-name="ce80" office:value-type="string">
            <text:p>5</text:p>
          </table:table-cell>
          <table:table-cell table:style-name="ce80" office:value-type="string">
            <text:p>No timestamp given, but previous timestamp says that RG is about the age of 5.</text:p>
          </table:table-cell>
          <table:table-cell table:style-name="ce79"/>
          <table:table-cell table:style-name="ce81" office:value-type="string">
            <text:p><text:span text:style-name="T3"><text:s/></text:span><text:span text:style-name="T3">Robert often visited the colored mammies on the plantation and listened to the ghost stories they told, and the</text:span></text:p>
            <text:p><text:span text:style-name="T3">fear was created in his mind of the </text:span><text:span text:style-name="T5">spirits </text:span><text:span text:style-name="T3">that walked in the night. He was often afraid that the goblins would get him if he didn't watch out. One Sunday at </text:span><text:span text:style-name="T4"><text:s/>church, the preacher took for his text Gen. 1: 7, “For </text:span><text:span text:style-name="T3">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9"/>
          <table:table-cell table:number-columns-repeated="1018"/>
        </table:table-row>
        <table:table-row table:style-name="ro44">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2" office:value-type="string">
            <text:p><text:span text:style-name="T3">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4"><text:s/>on the lake and found her body floating on the water. </text:span><text:span text:style-name="T3">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3">
          <table:table-cell office:value-type="string">
            <text:p>3</text:p>
          </table:table-cell>
          <table:table-cell office:value-type="string">
            <text:p>34</text:p>
          </table:table-cell>
          <table:table-cell office:value-type="string">
            <text:p>No timestamp given.</text:p>
          </table:table-cell>
          <table:table-cell/>
          <table:table-cell table:style-name="ce12" office:value-type="string">
            <text:p><text:span text:style-name="T3">From the poem on love: Love symbolizes the everlasting, for it is the </text:span><text:span text:style-name="T5">spirit</text:span><text:span text:style-name="T3"> of the beginning, and its wonderful radiance of color decks each sunrise and sunset.</text:span></text:p>
          </table:table-cell>
          <table:table-cell table:number-columns-repeated="1019"/>
        </table:table-row>
        <table:table-row table:style-name="ro45">
          <table:table-cell office:value-type="string">
            <text:p>5</text:p>
          </table:table-cell>
          <table:table-cell office:value-type="string">
            <text:p>51</text:p>
          </table:table-cell>
          <table:table-cell office:value-type="string">
            <text:p>No timestamp given.</text:p>
          </table:table-cell>
          <table:table-cell/>
          <table:table-cell table:style-name="ce12" office:value-type="string">
            <text:p><text:span text:style-name="T37">From</text:span><text:span text:style-name="T4"> the plan for a great airplane in Ezekiel 1: 4-16: And they went every one straight forward; whither the</text:span></text:p>
            <text:p><text:span text:style-name="T3">spirit was to go; they went; and they turned not when they went.</text:span></text:p>
          </table:table-cell>
          <table:table-cell table:number-columns-repeated="1019"/>
        </table:table-row>
        <table:table-row table:style-name="ro7">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2" office:value-type="string">
            <text:p><text:span text:style-name="T3"><text:s/></text:span><text:span text:style-name="T3">From that time on, Robert counted the minutes, in anticipation of the great happiness of the following</text:span></text:p>
            <text:p><text:span text:style-name="T3">Sunday when they would be married in St. Louis. He was strongly attracted to St. Louis because Lindbergh had left from there in the</text:span><text:span text:style-name="T5"> "Spirit of St. Louis,"</text:span><text:span text:style-name="T3">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6">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4"><text:s/></text:span></text:p>
            <text:p><text:span text:style-name="T4">Ah no, my dear Bible, revealer of light,</text:span></text:p>
            <text:p><text:span text:style-name="T3">Thou sword of the spirit, put error to flight;</text:span></text:p>
            <text:p><text:span text:style-name="T3">And still thru life’s journey, until the last sigh;</text:span></text:p>
            <text:p><text:span text:style-name="T3">We’ll travel together, my Bible and I.”</text:span></text:p>
          </table:table-cell>
          <table:table-cell table:number-columns-repeated="1019"/>
        </table:table-row>
        <table:table-row table:style-name="ro19">
          <table:table-cell table:style-name="ce23" office:value-type="string">
            <text:p>14</text:p>
          </table:table-cell>
          <table:table-cell table:style-name="ce23" office:value-type="float" office:value="180">
            <text:p>180</text:p>
          </table:table-cell>
          <table:table-cell table:style-name="ce23" office:value-type="string">
            <text:p>Monday, June 13, 1927, in New York.</text:p>
          </table:table-cell>
          <table:table-cell table:style-name="ce23"/>
          <table:table-cell table:style-name="ce23" office:value-type="string">
            <text:p><text:span text:style-name="T3"><text:s/></text:span><text:span text:style-name="T3">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5">“The Spirit of St. Louis,”</text:span><text:span text:style-name="T3"> for Robert was dreaming of the day when he would complete his own great plane according to Ezekiel’s plan. Robert went to his room and spent the balance of the day reading the Bible and working out future cycles on wars.</text:span></text:p>
            <text:p><text:span text:style-name="T3">Figured that great opportunities would come for making money in the Stock and Commodity markets, and that he was going to make a great financial success and carry out his plans.</text:span></text:p>
          </table:table-cell>
          <table:table-cell table:style-name="ce23" office:value-type="string">
            <text:p>This plane mentioned on page 111.</text:p>
          </table:table-cell>
          <table:table-cell table:style-name="ce23"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style-name="Default"/>
          <table:table-cell table:number-columns-repeated="1018"/>
        </table:table-row>
        <table:table-row table:style-name="ro6">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2"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1">appearance of Marie may have been a spiritual apparition.</text:span></text:p>
          </table:table-cell>
          <table:table-cell table:number-columns-repeated="1019"/>
        </table:table-row>
        <table:table-row table:style-name="ro46">
          <table:table-cell office:value-type="string">
            <text:p>21</text:p>
          </table:table-cell>
          <table:table-cell office:value-type="string">
            <text:p>253</text:p>
          </table:table-cell>
          <table:table-cell office:value-type="string">
            <text:p>No timestamp given.</text:p>
          </table:table-cell>
          <table:table-cell/>
          <table:table-cell table:style-name="ce82"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5">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7">
          <table:table-cell office:value-type="string">
            <text:p>21</text:p>
          </table:table-cell>
          <table:table-cell office:value-type="string">
            <text:p>255</text:p>
          </table:table-cell>
          <table:table-cell office:value-type="string">
            <text:p>No timestamp given.</text:p>
          </table:table-cell>
          <table:table-cell/>
          <table:table-cell table:style-name="ce56" office:value-type="string">
            <text:p><text:span text:style-name="T3"><text:s/></text:span><text:span text:style-name="T39">From the legend of Silver Springs: <text:s/></text:span><text:span text:style-name="T3">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3">,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21">
          <table:table-cell office:value-type="string">
            <text:p>22</text:p>
          </table:table-cell>
          <table:table-cell office:value-type="string">
            <text:p>258, 259</text:p>
          </table:table-cell>
          <table:table-cell table:style-name="ce64" office:value-type="string">
            <text:p>If the Sunday referenced is the first Sunday after March 5, 1929, then the date would be March 10, 1929 (afternoon).</text:p>
          </table:table-cell>
          <table:table-cell/>
          <table:table-cell table:style-name="ce13" office:value-type="string">
            <text:p><text:s/>Robert asked the man who was rowing the boat to row<text:span text:style-name="T4"> back to the place where the face of the </text:span><text:span text:style-name="T8">spirit bride</text:span></text:p>
            <text:p><text:span text:style-name="T3">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4" office:value-type="string">
            <text:p>If the Sunday referenced is the first Sunday after March 5, 1929, then the date would be March 10, 1929 (afternoon).</text:p>
          </table:table-cell>
          <table:table-cell/>
          <table:table-cell table:style-name="ce12" office:value-type="string">
            <text:p><text:span text:style-name="T3"><text:s/></text:span><text:span text:style-name="T3">He telegraphed the hotel in Palm Beach and after making a search, they reported that they were unable to find the</text:span></text:p>
            <text:p><text:span text:style-name="T3">letter. Lady Bersford realized the keen disappointment that the loss of this mysterious letter had brought Robert, so she told him that </text:span><text:span text:style-name="T5">she would use her spiritual powers every way possible to solve the mystery of the letter and try to help him find Marie</text:span><text:span text:style-name="T3">, and that if he would leave her alone in silence that night, the following day she would report to him the information she received.</text:span></text:p>
          </table:table-cell>
          <table:table-cell table:number-columns-repeated="1019"/>
        </table:table-row>
        <table:table-row table:style-name="ro11" table:number-rows-repeated="3">
          <table:table-cell table:number-columns-repeated="1024"/>
        </table:table-row>
        <table:table-row table:style-name="ro34">
          <table:table-cell office:value-type="string">
            <text:p>22</text:p>
          </table:table-cell>
          <table:table-cell office:value-type="string">
            <text:p>260, 261</text:p>
          </table:table-cell>
          <table:table-cell table:style-name="ce64" office:value-type="string">
            <text:p>If the previous timestamp Sunday is March 10, 1929, then this Monday would be March 11, 1929, at 6:48 am.</text:p>
          </table:table-cell>
          <table:table-cell/>
          <table:table-cell table:style-name="ce12" office:value-type="string">
            <text:p><text:span text:style-name="T3"><text:s/></text:span><text:span text:style-name="T3">Robert arose early the next morning and decided that he would go to Silver Springs and see this beautiful spot </text:span><text:span text:style-name="T5">just as the sun was rising</text:span><text:span text:style-name="T3">. It was a beautiful morning and he rode out upon the waters, listened to the</text:span><text:span text:style-name="T4"> songs of the birds, watched the beautiful fish running </text:span><text:span text:style-name="T3">to and fro in the clear waters. He again thought of the story of the spirit bride whom the legend said appeared upon the waters on moonlight nights. His mind went back to the fishing trip at </text:span><text:span text:style-name="T5">Spirit Lake,</text:span><text:span text:style-name="T3">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3">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3">shot and said "Yes."</text:span></text:p>
          </table:table-cell>
          <table:table-cell table:number-columns-repeated="1019"/>
        </table:table-row>
        <table:table-row table:style-name="ro4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Lady Bersford said that </text:span><text:span text:style-name="T5">Laughing Waters' spirit</text:span><text:span text:style-name="T3"> told her that after she drowned herself and </text:span><text:span text:style-name="T5">her spirit was released</text:span><text:span text:style-name="T3">,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5"> It was the spirit of Marie that Robert saw on the </text:span><text:span text:style-name="T8"><text:s/>streets in Paris. </text:span><text:span text:style-name="T4">Marie was not there and never had </text:span><text:span text:style-name="T3">been, but Robert loved her so much and longed for her until Marie's spirit, which had always been closely in touch with Robert, was able to leave her body and appear to comfort him. </text:span><text:span text:style-name="T5">It was Marie’s spirit he saw at the ballroom. She was not there at all. </text:span><text:span text:style-name="T3">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5">when her spirit appeared he expected a message, a letter, or some communication, and he really thought she dropped a letter. </text:span><text:span text:style-name="T3">This power so strongly impressed the subconscious mind that</text:span><text:span text:style-name="T6"> he was able to make other people feel, believe and see the letter</text:span><text:span text:style-name="T3">,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5"> removed the impression </text:span><text:span text:style-name="T3">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9">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4">, had confirmed all </text:span><text:span text:style-name="T3">she had told them.</text:span></text:p>
          </table:table-cell>
          <table:table-cell table:number-columns-repeated="1019"/>
        </table:table-row>
        <table:table-row table:style-name="ro5">
          <table:table-cell office:value-type="string">
            <text:p>28</text:p>
          </table:table-cell>
          <table:table-cell office:value-type="string">
            <text:p>321</text:p>
          </table:table-cell>
          <table:table-cell office:value-type="string">
            <text:p>Morning of October 3, 1931.</text:p>
          </table:table-cell>
          <table:table-cell/>
          <table:table-cell table:style-name="ce12" office:value-type="string">
            <text:p><text:span text:style-name="T3"><text:s/></text:span><text:span text:style-name="T3">As Colonel Gordon made his way to headquarters to report to General Pearson, he thought of what he had read in</text:span></text:p>
            <text:p><text:span text:style-name="T3">the Acts 2: 17: </text:span><text:span text:style-name="T5">“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3"> He thought of how </text:span><text:span text:style-name="T5">he had dreamed </text:span><text:span text:style-name="T3">and prophesied and how he had believed the Bible knowing that these terrible things would come in the latter days.</text:span></text:p>
          </table:table-cell>
          <table:table-cell table:number-columns-repeated="1019"/>
        </table:table-row>
        <table:table-row table:style-name="ro21">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2" office:value-type="string">
            <text:p><text:span text:style-name="T3"><text:s/></text:span><text:span text:style-name="T3">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5">spirit of God, which is all-powerful and able</text:span></text:p>
            <text:p><text:span text:style-name="T5">to destroy</text:span><text:span text:style-name="T3">,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4">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2"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5">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2" table:number-rows-repeated="1048551">
          <table:table-cell table:number-columns-repeated="1024"/>
        </table:table-row>
        <table:table-row table:style-name="ro12">
          <table:table-cell table:number-columns-repeated="1024"/>
        </table:table-row>
      </table:table>
      <table:table table:name="San Francisco" table:style-name="ta1" table:print="false">
        <table:table-column table:style-name="co21" table:default-cell-style-name="ce6"/>
        <table:table-column table:style-name="co66" table:default-cell-style-name="ce6"/>
        <table:table-column table:style-name="co67" table:default-cell-style-name="ce6"/>
        <table:table-column table:style-name="co23" table:default-cell-style-name="ce6"/>
        <table:table-column table:style-name="co68" table:default-cell-style-name="ce14"/>
        <table:table-column table:style-name="co69" table:default-cell-style-name="ce14"/>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6" table:number-columns-repeated="1018"/>
        </table:table-row>
        <table:table-row table:style-name="ro1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3">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1">two days</text:span> by some war machine. <text:s/></text:p>
          </table:table-cell>
          <table:table-cell table:number-columns-repeated="1019"/>
        </table:table-row>
        <table:table-row table:style-name="ro12" table:number-rows-repeated="1048572">
          <table:table-cell table:number-columns-repeated="1024"/>
        </table:table-row>
        <table:table-row table:style-name="ro12">
          <table:table-cell table:number-columns-repeated="1024"/>
        </table:table-row>
      </table:table>
      <table:table table:name="Texarkana" table:style-name="ta1" table:print="false">
        <table:table-column table:style-name="co70" table:default-cell-style-name="ce3"/>
        <table:table-column table:style-name="co20" table:default-cell-style-name="ce3"/>
        <table:table-column table:style-name="co71" table:default-cell-style-name="ce3"/>
        <table:table-column table:style-name="co69" table:default-cell-style-name="ce3"/>
        <table:table-column table:style-name="co72" table:default-cell-style-name="ce3"/>
        <table:table-column table:style-name="co73"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number-columns-repeated="2" office:value-type="float" office:value="1">
            <text:p>1</text:p>
          </table:table-cell>
          <table:table-cell office:value-type="string">
            <text:p>June 9, 1906</text:p>
          </table:table-cell>
          <table:table-cell/>
          <table:table-cell office:value-type="string">
            <text:p>RG is born. <text:s/>In<text:span text:style-name="T4"> the extreme northeastern corner of the Lone Star</text:span></text:p>
            <text:p><text:span text:style-name="T3">State of Texas, about eight miles west of Texarkana,</text:span></text:p>
            <text:p><text:span text:style-name="T3">in a lonely farm-house on Sunday morning, June</text:span></text:p>
            <text:p><text:span text:style-name="T3">10</text:span><text:span text:style-name="T41">th</text:span><text:span text:style-name="T3"> , Amelia Gordon turned over in her bed and</text:span></text:p>
            <text:p><text:span text:style-name="T3">watched the sunlight streaming thru the window on</text:span></text:p>
            <text:p><text:span text:style-name="T3">the head of her new-born son. She had always hoped</text:span></text:p>
            <text:p><text:span text:style-name="T3">that this, her third son, would be born on Sunday, but</text:span></text:p>
            <text:p><text:span text:style-name="T3">he was born late Saturday night, June 9</text:span><text:span text:style-name="T41">th</text:span><text:span text:style-name="T3"> , 1906.</text:span></text:p>
          </table:table-cell>
          <table:table-cell table:number-columns-repeated="1019"/>
        </table:table-row>
        <table:table-row table:style-name="ro12" table:number-rows-repeated="1048573">
          <table:table-cell table:number-columns-repeated="1024"/>
        </table:table-row>
        <table:table-row table:style-name="ro12">
          <table:table-cell table:number-columns-repeated="1024"/>
        </table:table-row>
      </table:table>
      <table:table table:name="Hotels" table:style-name="ta1" table:print="false">
        <table:table-column table:style-name="co19" table:default-cell-style-name="Default"/>
        <table:table-row table:style-name="ro1">
          <table:table-cell/>
        </table:table-row>
      </table:table>
      <table:table table:name="New York" table:style-name="ta1" table:print="false">
        <table:table-column table:style-name="co21" table:number-columns-repeated="2" table:default-cell-style-name="ce3"/>
        <table:table-column table:style-name="co74" table:default-cell-style-name="ce3"/>
        <table:table-column table:style-name="co75" table:default-cell-style-name="ce3"/>
        <table:table-column table:style-name="co76" table:default-cell-style-name="ce3"/>
        <table:table-column table:style-name="co74"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Paris"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St. Louis" table:style-name="ta1" table:print="false">
        <table:table-column table:style-name="co19" table:default-cell-style-name="Default"/>
        <table:table-row table:style-name="ro11">
          <table:table-cell/>
        </table:table-row>
      </table:table>
      <table:table table:name="Dallas" table:style-name="ta1" table:print="false">
        <table:table-column table:style-name="co19" table:default-cell-style-name="Default"/>
        <table:table-row table:style-name="ro11">
          <table:table-cell/>
        </table:table-row>
      </table:table>
      <table:table table:name="Mother"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5">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5">
          <table:table-cell table:style-name="ce83"/>
          <table:table-cell table:style-name="ce84" table:number-columns-repeated="5"/>
          <table:table-cell table:number-columns-repeated="101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
          <table:table-cell table:number-columns-repeated="2" office:value-type="string">
            <text:p>1</text:p>
          </table:table-cell>
          <table:table-cell office:value-type="string">
            <text:p>A few months before RG's birth, April 1906.</text:p>
          </table:table-cell>
          <table:table-cell/>
          <table:table-cell table:style-name="ce30" office:value-type="string">
            <text:p><text:span text:style-name="T3">RG's </text:span><text:span text:style-name="T5">mother had suffered a severe shock </text:span><text:span text:style-name="T3">on account of the death of her oldest son in the San Francisco earthquake in April, and for a time it was </text:span><text:span text:style-name="T5">feared</text:span><text:span text:style-name="T3"> that her third son might never be born to live. </text:span><text:span text:style-name="T5">She was happy this Sunday morning </text:span><text:span text:style-name="T3">when she looked at her bouncing baby boy, dreamed of his future, and thought of what his name should be.</text:span></text:p>
          </table:table-cell>
          <table:table-cell table:number-columns-repeated="1019"/>
        </table:table-row>
        <table:table-row table:style-name="ro4">
          <table:table-cell office:value-type="string">
            <text:p>1</text:p>
          </table:table-cell>
          <table:table-cell office:value-type="string">
            <text:p>2</text:p>
          </table:table-cell>
          <table:table-cell table:number-columns-repeated="2"/>
          <table:table-cell table:style-name="ce30" office:value-type="string">
            <text:p><text:span text:style-name="T3"><text:s/></text:span><text:span text:style-name="T3">When Robert was a little over two years old, his </text:span><text:span text:style-name="T5">mother gave birth to a girl,</text:span><text:span text:style-name="T3"> the first born to her, but still </text:span><text:span text:style-name="T5">she showed great interest in Robert</text:span><text:span text:style-name="T3">; talked much of his future and took great interest in teaching him to live according to the Bible.</text:span></text:p>
          </table:table-cell>
          <table:table-cell table:number-columns-repeated="1019"/>
        </table:table-row>
        <table:table-row table:style-name="ro19">
          <table:table-cell office:value-type="string">
            <text:p>1</text:p>
          </table:table-cell>
          <table:table-cell office:value-type="string">
            <text:p>4</text:p>
          </table:table-cell>
          <table:table-cell table:number-columns-repeated="2"/>
          <table:table-cell table:style-name="ce30" office:value-type="string">
            <text:p><text:span text:style-name="T3">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5">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5">
          <table:table-cell office:value-type="string">
            <text:p>2</text:p>
          </table:table-cell>
          <table:table-cell office:value-type="string">
            <text:p>8</text:p>
          </table:table-cell>
          <table:table-cell table:number-columns-repeated="2"/>
          <table:table-cell table:style-name="ce30" office:value-type="string">
            <text:p><text:span text:style-name="T3">His </text:span><text:span text:style-name="T5">mother spent many anxious months and worried with the children</text:span><text:span text:style-name="T3"> while Capt. Gordon was away at war. She prayed that war would be ended for all time. </text:span><text:span text:style-name="T4"><text:s/>While the tragic </text:span><text:span text:style-name="T3">death of your brother Herbert in San Francisco was </text:span><text:span text:style-name="T5">a shock that I have never fully recovered from</text:span><text:span text:style-name="T3">, yet I had rather know that he went that way than to have him go to war and lose his life. I remember well the </text:span><text:span text:style-name="T5">many sleepless nights that I have passed thru</text:span><text:span text:style-name="T3"> while your father was away at war and how</text:span><text:span text:style-name="T5"> happy I was when he returned</text:span><text:span text:style-name="T3">. I prayed to God then that war might be ended and that none of my sons would ever have to go to war.”</text:span></text:p>
          </table:table-cell>
          <table:table-cell table:number-columns-repeated="1019"/>
        </table:table-row>
        <table:table-row table:style-name="ro21">
          <table:table-cell office:value-type="string">
            <text:p>2</text:p>
          </table:table-cell>
          <table:table-cell office:value-type="string">
            <text:p>9</text:p>
          </table:table-cell>
          <table:table-cell table:number-columns-repeated="2"/>
          <table:table-cell table:style-name="ce30"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3">
          <table:table-cell office:value-type="string">
            <text:p>2</text:p>
          </table:table-cell>
          <table:table-cell office:value-type="string">
            <text:p>10</text:p>
          </table:table-cell>
          <table:table-cell table:number-columns-repeated="2"/>
          <table:table-cell table:style-name="ce30" office:value-type="string">
            <text:p><text:span text:style-name="T3">His </text:span><text:span text:style-name="T5">mother was always in sympathy</text:span><text:span text:style-name="T3"> with Robert and tried to encourage him, but she could never get him to take an interest in working on a farm.</text:span></text:p>
          </table:table-cell>
          <table:table-cell table:number-columns-repeated="1019"/>
        </table:table-row>
        <table:table-row table:style-name="ro19">
          <table:table-cell office:value-type="string">
            <text:p>2</text:p>
          </table:table-cell>
          <table:table-cell office:value-type="string">
            <text:p>11</text:p>
          </table:table-cell>
          <table:table-cell table:number-columns-repeated="2"/>
          <table:table-cell table:style-name="ce30" office:value-type="string">
            <text:p><text:span text:style-name="T3">His </text:span><text:span text:style-name="T5">mother was very proud of him</text:span><text:span text:style-name="T3">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3">the farm like the rest of them. Bobbie always found a willing listener in his mother. She helped him with his studies in school and encouraged him in every way and showed that </text:span><text:span text:style-name="T5">she believed in him and had faith that one day he would be a great man</text:span><text:span text:style-name="T3">. This encouraged him to do greater things.</text:span></text:p>
          </table:table-cell>
          <table:table-cell table:number-columns-repeated="1019"/>
        </table:table-row>
        <table:table-row table:style-name="ro6">
          <table:table-cell office:value-type="string">
            <text:p>2</text:p>
          </table:table-cell>
          <table:table-cell office:value-type="string">
            <text:p>14</text:p>
          </table:table-cell>
          <table:table-cell office:value-type="string">
            <text:p>July 1919</text:p>
          </table:table-cell>
          <table:table-cell/>
          <table:table-cell table:style-name="ce30" office:value-type="string">
            <text:p><text:span text:style-name="T3">Along in July, RG met with a serious accident. The automobile was overturned and Robert’s</text:span></text:p>
            <text:p><text:span text:style-name="T3">arm was broken, and he suffered internal injuries. He was taken to the hospital where he lay for several weeks before recovery. His </text:span><text:span text:style-name="T5">mother was very much worried and alarmed</text:span><text:span text:style-name="T3"> over this accident,</text:span></text:p>
          </table:table-cell>
          <table:table-cell table:number-columns-repeated="1019"/>
        </table:table-row>
        <table:table-row table:style-name="ro19">
          <table:table-cell office:value-type="string">
            <text:p>2</text:p>
          </table:table-cell>
          <table:table-cell office:value-type="string">
            <text:p>16</text:p>
          </table:table-cell>
          <table:table-cell table:number-columns-repeated="2"/>
          <table:table-cell table:style-name="ce30" office:value-type="string">
            <text:p><text:span text:style-name="T3">These disagreements and disputes with his brother were very </text:span><text:span text:style-name="T5">annoying and disappointing to Robert’s mother</text:span><text:span text:style-name="T3">,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5">mother had great faith in him </text:span><text:span text:style-name="T3">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30" office:value-type="string">
            <text:p><text:span text:style-name="T3">His </text:span><text:span text:style-name="T5">mother had always petted him</text:span><text:span text:style-name="T3"> because of his severe illnesses and accident, and his father often referred to him as his </text:span><text:span text:style-name="T5">mother’s burden or his mother’s problem</text:span><text:span text:style-name="T3">. But </text:span><text:span text:style-name="T5">she had great faith in young Robert </text:span><text:span text:style-name="T3">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30" office:value-type="string">
            <text:p><text:span text:style-name="T3">It made RG realize the </text:span><text:span text:style-name="T5">love that he owed to his mother, whose great faith and love had helped to lay the foundation</text:span><text:span text:style-name="T3"> for his future career. <text:s/></text:span><text:span text:style-name="T4"><text:s/>He thought about what the preacher said – that a man </text:span><text:span text:style-name="T3">deserts father and </text:span><text:span text:style-name="T5">mother</text:span><text:span text:style-name="T3"> to cleave unto his wife, and that this was as it should be. He had always felt his </text:span><text:span text:style-name="T5">greatest love for his mother, but now for the first time in his life he began to think of love for another woman.</text:span></text:p>
          </table:table-cell>
          <table:table-cell table:number-columns-repeated="1019"/>
        </table:table-row>
        <table:table-row table:style-name="ro23">
          <table:table-cell/>
          <table:table-cell office:value-type="string">
            <text:p>22</text:p>
          </table:table-cell>
          <table:table-cell table:number-columns-repeated="2"/>
          <table:table-cell table:style-name="ce30" office:value-type="string">
            <text:p><text:span text:style-name="T3"><text:s/></text:span><text:span text:style-name="T3">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3">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30" office:value-type="string">
            <text:p><text:span text:style-name="T3">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5">Bobbie, I have always had great faith in you</text:span><text:span text:style-name="T3">, and I know that one day </text:span><text:span text:style-name="T5">my dream will come true</text:span><text:span text:style-name="T3">, and you will do something that will make me very proud of you.”</text:span></text:p>
          </table:table-cell>
          <table:table-cell table:number-columns-repeated="1019"/>
        </table:table-row>
        <table:table-row table:style-name="ro7">
          <table:table-cell/>
          <table:table-cell office:value-type="string">
            <text:p>25</text:p>
          </table:table-cell>
          <table:table-cell table:number-columns-repeated="2"/>
          <table:table-cell table:style-name="ce30" office:value-type="string">
            <text:p><text:span text:style-name="T3">1926 was to be one of the most eventful years in the life of Robert Gordon. In the Spring his father died suddenly, and after a </text:span><text:span text:style-name="T5">consultation with his mother</text:span><text:span text:style-name="T3">, it was decided that he should leave his position, return to the farm and help them to get things straightened out</text:span></text:p>
          </table:table-cell>
          <table:table-cell table:number-columns-repeated="1019"/>
        </table:table-row>
        <table:table-row table:style-name="ro3">
          <table:table-cell/>
          <table:table-cell office:value-type="string">
            <text:p>37</text:p>
          </table:table-cell>
          <table:table-cell table:number-columns-repeated="2"/>
          <table:table-cell table:style-name="ce30" office:value-type="string">
            <text:p><text:span text:style-name="T3">Grasp one quickly and carry it thru life, for these are the lilies of faith which s</text:span><text:span text:style-name="T5">mother</text:span><text:span text:style-name="T3"> out all the foul weeds in the garden.</text:span></text:p>
          </table:table-cell>
          <table:table-cell table:number-columns-repeated="1019"/>
        </table:table-row>
        <table:table-row table:style-name="ro7">
          <table:table-cell/>
          <table:table-cell office:value-type="string">
            <text:p>54</text:p>
          </table:table-cell>
          <table:table-cell table:number-columns-repeated="2"/>
          <table:table-cell table:style-name="ce30" office:value-type="string">
            <text:p><text:span text:style-name="T3">Ezekiel 16: 1 and 44:</text:span></text:p>
            <text:p><text:span text:style-name="T3">Again the word of the Lord came unto me, saying,</text:span></text:p>
            <text:p><text:span text:style-name="T3">Behold, every one that useth proverbs shall use this proverb</text:span></text:p>
            <text:p><text:span text:style-name="T3">against thee, saying, As is the mother, so is her daughter.</text:span></text:p>
          </table:table-cell>
          <table:table-cell office:value-type="string">
            <text:p>Note that RG's mother had a daughter.</text:p>
          </table:table-cell>
          <table:table-cell table:number-columns-repeated="1018"/>
        </table:table-row>
        <table:table-row table:style-name="ro2">
          <table:table-cell/>
          <table:table-cell office:value-type="string">
            <text:p>64</text:p>
          </table:table-cell>
          <table:table-cell table:number-columns-repeated="2"/>
          <table:table-cell table:style-name="ce32" office:value-type="string">
            <text:p><text:s/>Give my <text:span text:style-name="T1">love to mother</text:span>, and all, Your son, WALTER.</text:p>
          </table:table-cell>
          <table:table-cell table:number-columns-repeated="1019"/>
        </table:table-row>
        <table:table-row table:style-name="ro4">
          <table:table-cell table:number-columns-repeated="4"/>
          <table:table-cell table:style-name="ce30" office:value-type="string">
            <text:p><text:span text:style-name="T3">Ever since I was a small boy, and used to </text:span><text:span text:style-name="T5">kneel at my mother's knee</text:span><text:span text:style-name="T3">, and she taught me first to pray, I have believed in that great book and in God's power to guide me right and give me understanding of all things.</text:span></text:p>
          </table:table-cell>
          <table:table-cell table:number-columns-repeated="1019"/>
        </table:table-row>
        <table:table-row table:style-name="ro3">
          <table:table-cell/>
          <table:table-cell office:value-type="string">
            <text:p>71</text:p>
          </table:table-cell>
          <table:table-cell table:number-columns-repeated="2"/>
          <table:table-cell table:style-name="ce30" office:value-type="string">
            <text:p><text:span text:style-name="T3">It is the</text:span><text:span text:style-name="T5"> love of my mother</text:span><text:span text:style-name="T3"> and the love of you which has inspired me to greater things.</text:span></text:p>
          </table:table-cell>
          <table:table-cell table:number-columns-repeated="1019"/>
        </table:table-row>
        <table:table-row table:style-name="ro4">
          <table:table-cell/>
          <table:table-cell office:value-type="string">
            <text:p>72</text:p>
          </table:table-cell>
          <table:table-cell table:number-columns-repeated="2"/>
          <table:table-cell table:style-name="ce30" office:value-type="string">
            <text:p><text:span text:style-name="T3">It is not the </text:span><text:span text:style-name="T5">money</text:span><text:span text:style-name="T3"> that counts with me, but </text:span><text:span text:style-name="T5">it does count with my father and mother</text:span><text:span text:style-name="T3">, and I want you to prove to them that without the help of anyone you can make as much money as father has. -Marie</text:span></text:p>
          </table:table-cell>
          <table:table-cell table:number-columns-repeated="1019"/>
        </table:table-row>
        <table:table-row table:style-name="ro7">
          <table:table-cell/>
          <table:table-cell office:value-type="string">
            <text:p>92</text:p>
          </table:table-cell>
          <table:table-cell table:number-columns-repeated="2"/>
          <table:table-cell table:style-name="ce30" office:value-type="string">
            <text:p><text:span text:style-name="T3">I am going to drive out to the farm to see your mother next Sunday if I can get time. Want to have a talk with her and tell her of your brilliant achievement. </text:span><text:span text:style-name="T5">It makes every mother's heart glad</text:span><text:span text:style-name="T3"> to know that her boy is trying to accomplish something. <text:s/>- Mr. Kennelworth</text:span></text:p>
          </table:table-cell>
          <table:table-cell table:number-columns-repeated="1019"/>
        </table:table-row>
        <table:table-row table:style-name="ro4">
          <table:table-cell/>
          <table:table-cell office:value-type="string">
            <text:p>94</text:p>
          </table:table-cell>
          <table:table-cell table:number-columns-repeated="2"/>
          <table:table-cell table:style-name="ce30" office:value-type="string">
            <text:p><text:span text:style-name="T3">I do </text:span><text:span text:style-name="T5">hope and pray as your mother does,</text:span><text:span text:style-name="T3"> that the days of wars may pass away; that man may cease to fight and may know and understand each other, setting their differences on the basis of </text:span><text:span text:style-name="T5">love</text:span><text:span text:style-name="T3">. -Marie</text:span></text:p>
          </table:table-cell>
          <table:table-cell table:number-columns-repeated="1019"/>
        </table:table-row>
        <table:table-row table:style-name="ro8">
          <table:table-cell/>
          <table:table-cell office:value-type="string">
            <text:p>99</text:p>
          </table:table-cell>
          <table:table-cell office:value-type="string">
            <text:p>May 1</text:p>
          </table:table-cell>
          <table:table-cell/>
          <table:table-cell table:style-name="ce30" office:value-type="string">
            <text:p><text:span text:style-name="T3">On Sunday, May 1st, Robert went to visit his </text:span><text:span text:style-name="T5">mother </text:span><text:span text:style-name="T3">in the country. He found that Mr. Kennelworth had been there and told her of Robert's success and his faith in him. Robert's </text:span><text:span text:style-name="T5">mother was very happy </text:span><text:span text:style-name="T3">when he told her that cotton was advancing and he was making money rapidly and Mr. Kennelworth was making money; </text:span><text:span text:style-name="T4"><text:s/></text:span><text:span text:style-name="T8">Mrs. Gordon was very happy </text:span><text:span text:style-name="T4">to learn of her </text:span><text:span text:style-name="T3">boy's success. </text:span><text:span text:style-name="T5">She was sad when he began to talk about war.</text:span><text:span text:style-name="T3">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3">
          <table:table-cell/>
          <table:table-cell office:value-type="string">
            <text:p>100</text:p>
          </table:table-cell>
          <table:table-cell table:number-columns-repeated="2"/>
          <table:table-cell table:style-name="ce30" office:value-type="string">
            <text:p>Mrs. Gordon felt that her faith in Robert had been justified and that she understood him better than his father and brother.</text:p>
          </table:table-cell>
          <table:table-cell table:number-columns-repeated="1019"/>
        </table:table-row>
        <table:table-row table:style-name="ro3">
          <table:table-cell/>
          <table:table-cell office:value-type="string">
            <text:p>110</text:p>
          </table:table-cell>
          <table:table-cell table:number-columns-repeated="2"/>
          <table:table-cell table:style-name="ce30" office:value-type="string">
            <text:p><text:span text:style-name="T3">that regardless of money or conditions, she would leave father,</text:span><text:span text:style-name="T5"> mother</text:span><text:span text:style-name="T3">, brothers and sisters, and go with him anywhere, even unto the ends of the earth, -Marie</text:span></text:p>
          </table:table-cell>
          <table:table-cell table:number-columns-repeated="1019"/>
        </table:table-row>
        <table:table-row table:style-name="ro3">
          <table:table-cell/>
          <table:table-cell office:value-type="string">
            <text:p>114</text:p>
          </table:table-cell>
          <table:table-cell table:number-columns-repeated="2"/>
          <table:table-cell table:style-name="ce30" office:value-type="string">
            <text:p><text:span text:style-name="T3">No one in Texarkana but Robert's </text:span><text:span text:style-name="T5">mother</text:span><text:span text:style-name="T3"> and Mr. Kennelworth knew about the secret Elopement.</text:span></text:p>
          </table:table-cell>
          <table:table-cell table:number-columns-repeated="1019"/>
        </table:table-row>
        <table:table-row table:style-name="ro4">
          <table:table-cell/>
          <table:table-cell office:value-type="string">
            <text:p>134</text:p>
          </table:table-cell>
          <table:table-cell table:number-columns-repeated="2"/>
          <table:table-cell table:style-name="ce30" office:value-type="string">
            <text:p><text:span text:style-name="T3">It was too much for him. He broke down completely and wept like a baby. Alone he was -- the most alone he had ever been in his life before -- away from friends, away from </text:span><text:span text:style-name="T5">mother</text:span><text:span text:style-name="T3">, and above all, separated from Marie, who meant more than life to him.</text:span></text:p>
          </table:table-cell>
          <table:table-cell table:number-columns-repeated="1019"/>
        </table:table-row>
        <table:table-row table:style-name="ro3">
          <table:table-cell/>
          <table:table-cell office:value-type="string">
            <text:p>142</text:p>
          </table:table-cell>
          <table:table-cell table:number-columns-repeated="2"/>
          <table:table-cell table:style-name="ce30" office:value-type="string">
            <text:p><text:span text:style-name="T3">It was an unselfish prayer; the kind of a prayer that a </text:span><text:span text:style-name="T5">mother</text:span><text:span text:style-name="T3"> prays when her child is lost, when she thinks nothing of herself but only of the child that </text:span><text:span text:style-name="T5">she loves</text:span><text:span text:style-name="T3">.</text:span></text:p>
          </table:table-cell>
          <table:table-cell table:number-columns-repeated="1019"/>
        </table:table-row>
        <table:table-row table:style-name="ro5">
          <table:table-cell/>
          <table:table-cell office:value-type="string">
            <text:p>158-159</text:p>
          </table:table-cell>
          <table:table-cell table:number-columns-repeated="2"/>
          <table:table-cell table:style-name="ce30" office:value-type="string">
            <text:p><text:span text:style-name="T3">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4"><text:s/>Robert was happy to get the letter from his mother </text:span><text:span text:style-name="T3">because she always encouraged him and he knew that no matter what happened, her faith in him would always remain the same and her love would endure forever.</text:span></text:p>
          </table:table-cell>
          <table:table-cell table:number-columns-repeated="1019"/>
        </table:table-row>
        <table:table-row table:style-name="ro7">
          <table:table-cell/>
          <table:table-cell office:value-type="string">
            <text:p>183</text:p>
          </table:table-cell>
          <table:table-cell table:number-columns-repeated="2"/>
          <table:table-cell table:style-name="ce30"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4">
          <table:table-cell/>
          <table:table-cell office:value-type="string">
            <text:p>190</text:p>
          </table:table-cell>
          <table:table-cell table:number-columns-repeated="2"/>
          <table:table-cell table:style-name="ce30" office:value-type="string">
            <text:p><text:span text:style-name="T3">It may be a mother, sister or sweetheart, but the love of a woman is always the motive behind the</text:span></text:p>
            <text:p><text:span text:style-name="T3">great achievements of men.</text:span></text:p>
          </table:table-cell>
          <table:table-cell table:number-columns-repeated="1019"/>
        </table:table-row>
        <table:table-row table:style-name="ro7">
          <table:table-cell/>
          <table:table-cell office:value-type="string">
            <text:p>203</text:p>
          </table:table-cell>
          <table:table-cell table:number-columns-repeated="2"/>
          <table:table-cell table:style-name="ce30"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6">
          <table:table-cell/>
          <table:table-cell office:value-type="string">
            <text:p>224</text:p>
          </table:table-cell>
          <table:table-cell table:number-columns-repeated="2"/>
          <table:table-cell table:style-name="ce30" office:value-type="string">
            <text:p><text:span text:style-name="T3">His heart turned to his next dearest friend – his mother. He decided to try to make it the happiest</text:span></text:p>
            <text:p><text:span text:style-name="T3">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7">
          <table:table-cell/>
          <table:table-cell office:value-type="string">
            <text:p>227</text:p>
          </table:table-cell>
          <table:table-cell office:value-type="string">
            <text:p>May 1928</text:p>
          </table:table-cell>
          <table:table-cell/>
          <table:table-cell table:style-name="ce30" office:value-type="string">
            <text:p>When the meeting was over, J. H. Kennelworth drove out to the country home of Amelia Gordon, Robert's mother. Told her of her boy's success and the plans to meet him in New York and give him a great reception, inviting her to go on the <text:span text:style-name="T1">special train</text:span> as a guest of honor. She thankfully accepted.</text:p>
          </table:table-cell>
          <table:table-cell table:number-columns-repeated="1019"/>
        </table:table-row>
        <table:table-row table:style-name="ro4">
          <table:table-cell/>
          <table:table-cell office:value-type="string">
            <text:p>228</text:p>
          </table:table-cell>
          <table:table-cell table:number-columns-repeated="2"/>
          <table:table-cell table:style-name="ce30"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4">
          <table:table-cell/>
          <table:table-cell office:value-type="string">
            <text:p>228-229</text:p>
          </table:table-cell>
          <table:table-cell table:number-columns-repeated="2"/>
          <table:table-cell table:style-name="ce30"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4">
          <table:table-cell/>
          <table:table-cell office:value-type="string">
            <text:p>255</text:p>
          </table:table-cell>
          <table:table-cell table:number-columns-repeated="2"/>
          <table:table-cell table:style-name="ce30"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4">
          <table:table-cell/>
          <table:table-cell office:value-type="string">
            <text:p>293</text:p>
          </table:table-cell>
          <table:table-cell table:number-columns-repeated="2"/>
          <table:table-cell table:style-name="ce30"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3">
          <table:table-cell/>
          <table:table-cell office:value-type="string">
            <text:p>293</text:p>
          </table:table-cell>
          <table:table-cell table:number-columns-repeated="2"/>
          <table:table-cell table:style-name="ce30" office:value-type="string">
            <text:p>He prayed for his dear old mother and prayed for Marie that she might be safe and her life be spared, no matter what his fate might be.</text:p>
          </table:table-cell>
          <table:table-cell table:number-columns-repeated="1019"/>
        </table:table-row>
        <table:table-row table:style-name="ro3">
          <table:table-cell/>
          <table:table-cell office:value-type="string">
            <text:p>401</text:p>
          </table:table-cell>
          <table:table-cell table:number-columns-repeated="2"/>
          <table:table-cell table:style-name="ce30"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30" office:value-type="string">
            <text:p><text:span text:style-name="T6">"I demand that the terms of peace be signed by women as well as men. They are more just and merciful and will rule the country in the future. If women must continue to be the </text:span><text:span text:style-name="T5">mothers</text:span><text:span text:style-name="T6">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7">
          <table:table-cell/>
          <table:table-cell office:value-type="string">
            <text:p>413</text:p>
          </table:table-cell>
          <table:table-cell table:number-columns-repeated="2"/>
          <table:table-cell table:style-name="ce85"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3">
          <table:table-cell/>
          <table:table-cell office:value-type="string">
            <text:p>415</text:p>
          </table:table-cell>
          <table:table-cell table:number-columns-repeated="2"/>
          <table:table-cell table:style-name="ce30" office:value-type="string">
            <text:p>You have been loyal to your mother, true and faithful to Marie and now I want to read Marie's letter to you written the day she disappeared.</text:p>
          </table:table-cell>
          <table:table-cell table:number-columns-repeated="1019"/>
        </table:table-row>
        <table:table-row table:style-name="ro12" table:number-rows-repeated="1048528">
          <table:table-cell table:number-columns-repeated="1024"/>
        </table:table-row>
        <table:table-row table:style-name="ro12">
          <table:table-cell table:number-columns-repeated="1024"/>
        </table:table-row>
      </table:table>
      <table:table table:name="Lindberg" table:style-name="ta1" table:print="false">
        <table:table-column table:style-name="co80" table:number-columns-repeated="2" table:default-cell-style-name="Default"/>
        <table:table-column table:style-name="co123" table:default-cell-style-name="ce141"/>
        <table:table-column table:style-name="co19" table:default-cell-style-name="Default"/>
        <table:table-column table:style-name="co124" table:default-cell-style-name="ce139"/>
        <table:table-column table:style-name="co125" table:default-cell-style-name="ce139"/>
        <table:table-row table:style-name="ro3">
          <table:table-cell table:style-name="ce152" office:value-type="string">
            <text:p>Chapter</text:p>
          </table:table-cell>
          <table:table-cell table:style-name="ce152" office:value-type="string">
            <text:p>Page</text:p>
          </table:table-cell>
          <table:table-cell table:style-name="ce152" office:value-type="string">
            <text:p>Timestamp given</text:p>
          </table:table-cell>
          <table:table-cell table:style-name="ce152" office:value-type="string">
            <text:p>Actual timestamp</text:p>
          </table:table-cell>
          <table:table-cell table:style-name="ce152" office:value-type="string">
            <text:p>Event</text:p>
          </table:table-cell>
          <table:table-cell table:style-name="ce152" office:value-type="string">
            <text:p>Notes/Comments</text:p>
          </table:table-cell>
        </table:table-row>
        <table:table-row table:style-name="ro3">
          <table:table-cell office:value-type="float" office:value="8">
            <text:p>8</text:p>
          </table:table-cell>
          <table:table-cell office:value-type="float" office:value="88">
            <text:p>88</text:p>
          </table:table-cell>
          <table:table-cell table:style-name="ce166" office:value-type="string">
            <text:p><text:s/>May 21, 1927</text:p>
          </table:table-cell>
          <table:table-cell/>
          <table:table-cell table:style-name="ce177" office:value-type="string">
            <text:p><text:s/>May 21, 1927, Charles A. Lindbergh made the first successful flight across the Atlantic from New York to Paris.</text:p>
          </table:table-cell>
          <table:table-cell/>
        </table:table-row>
        <table:table-row table:style-name="ro23">
          <table:table-cell office:value-type="float" office:value="9">
            <text:p>9</text:p>
          </table:table-cell>
          <table:table-cell office:value-type="float" office:value="101">
            <text:p>101</text:p>
          </table:table-cell>
          <table:table-cell table:style-name="ce166" office:value-type="string">
            <text:p>May 7, [1927]</text:p>
          </table:table-cell>
          <table:table-cell/>
          <table:table-cell table:style-name="ce177" office:value-type="string">
            <text:p><text:span text:style-name="T3"><text:s/></text:span><text:span text:style-name="T3">Robert then confided to Mr. Kennelworth that he was very anxious to go to New York just as soon as possible. He had been reading about the </text:span><text:span text:style-name="T5">contemplated</text:span><text:span text:style-name="T3"> flights of the airplanes from </text:span><text:span text:style-name="T5">New York across the Atlantic</text:span><text:span text:style-name="T3">, and he wanted to be in New York by his birthday in June, 1927, because he figured by that time the </text:span><text:span text:style-name="T5">airplanes would have crossed the Atlantic</text:span><text:span text:style-name="T3">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 </text:span><text:span text:style-name="T4"><text:s/>After his conference with Mr. Kennelworth, Robert </text:span><text:span text:style-name="T3">wired Marie as follows: </text:span><text:span text:style-name="T65">EXPECT TO BE WITH YOU SUNDAY WILL COME OVER ON AFTERNOON TRAIN TODAY. </text:span><text:span text:style-name="T3"><text:s/>Robert arrived in Sherman, Texas, Saturday evening, and Marie met him at the train. She was overjoyed at Robert's success. They spent Saturday evening and Sunday together.</text:span></text:p>
          </table:table-cell>
          <table:table-cell/>
        </table:table-row>
        <table:table-row table:style-name="ro39">
          <table:table-cell office:value-type="float" office:value="10">
            <text:p>10</text:p>
          </table:table-cell>
          <table:table-cell office:value-type="string">
            <text:p>105, 106</text:p>
          </table:table-cell>
          <table:table-cell office:value-type="string">
            <text:p>May 21, [1927]</text:p>
          </table:table-cell>
          <table:table-cell/>
          <table:table-cell table:style-name="ce178" office:value-type="string">
            <text:p>May 21st was a red-letter day in the life of Robert Gordon. Wheat, corn and cotton all advanced to the highest levels of the season. Robert had read reports in the paper that Charles A. Lindbergh had started on his<text:span text:style-name="T1"> lone flight</text:span> from New York to Paris. <text:span text:style-name="T4"><text:s/>He </text:span><text:span text:style-name="T3">went down to the </text:span><text:span text:style-name="T5">telegraph office</text:span><text:span text:style-name="T3"> in the afternoon to inquire if there was any news about the success of Lindbergh's flight. The operator said that nothing had come over the wire yet, but there had been a report that Lindbergh had passed over </text:span><text:span text:style-name="T5">Ireland</text:span><text:span text:style-name="T3"> </text:span><text:span text:style-name="T5">early that morning</text:span><text:span text:style-name="T3">. Robert waited in the telegraph office until about </text:span><text:span text:style-name="T5">5 P.M. </text:span><text:span text:style-name="T3">when a </text:span><text:span text:style-name="T5">flash</text:span><text:span text:style-name="T3"> came over the </text:span><text:span text:style-name="T5">wire</text:span><text:span text:style-name="T3"> that </text:span><text:span text:style-name="T5">Lindbergh had landed in Paris</text:span><text:span text:style-name="T3">.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4"><text:s/>Kennelworth to take place on May 31, 1927. Mr. Kennelworth </text:span><text:span text:style-name="T3">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78">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177" office:value-type="string">
            <text:p><text:span text:style-name="T3"><text:s/></text:span><text:span text:style-name="T3">MY DEAREST MARIE,</text:span></text:p>
            <text:p><text:span text:style-name="T3">The past week has been a great one for us, and yesterday, the 21st, was the greatest day in history. Lindbergh,</text:span><text:span text:style-name="T5"> the lone aviator</text:span><text:span text:style-name="T3">,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5">Cotton</text:span><text:span text:style-name="T3"> is going away up in the </text:span><text:span text:style-name="T5">early part of June </text:span><text:span text:style-name="T3">and </text:span><text:span text:style-name="T5">wheat</text:span><text:span text:style-name="T3"> is going very high in the </text:span><text:span text:style-name="T5">latter part of May and early June.</text:span><text:span text:style-name="T3"> I will sell out and take some of my profits so we can get started in good shape.</text:span></text:p>
          </table:table-cell>
          <table:table-cell/>
        </table:table-row>
        <table:table-row table:style-name="ro6">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177" office:value-type="string">
            <text:p><text:s/>During <text:span text:style-name="T1">the week ending May 28th</text:span>, Robert watched the markets very closely because he figured that wheat and corn would be<text:span text:style-name="T1"> top around May 28th to June 1st. </text:span>He wanted to sell out and get the profits so that he could go to New York. Cotton advanced to the highest level that week and on Saturday, July was up to 16.40.</text:p>
          </table:table-cell>
          <table:table-cell/>
        </table:table-row>
        <table:table-row table:style-name="ro68">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177" office:value-type="string">
            <text:p><text:s/>As the train rolled across the plains of Texas and Robert watched the sun setting across the prairies on that Saturday afternoon, he dreamed of the day when he, like Lindbergh, would <text:span text:style-name="T1">cross the country in his great airplane</text:span>. He could think of nothing else but Lindbergh's great flight and what it meant to the <text:span text:style-name="T1">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60">
          <table:table-cell office:value-type="float" office:value="10">
            <text:p>10</text:p>
          </table:table-cell>
          <table:table-cell office:value-type="float" office:value="109">
            <text:p>109</text:p>
          </table:table-cell>
          <table:table-cell table:number-columns-repeated="2"/>
          <table:table-cell table:style-name="ce179" office:value-type="string">
            <text:p><text:span text:style-name="T3">[Marie] told Robert that he was a wonder that he was one of the greatest young men in the world and a genius, and that he would be a greater man than Lindbergh </text:span><text:span text:style-name="T5">when he was as old as Lindbergh</text:span><text:span text:style-name="T3">.</text:span></text:p>
          </table:table-cell>
          <table:table-cell/>
        </table:table-row>
        <table:table-row table:style-name="ro24">
          <table:table-cell office:value-type="float" office:value="10">
            <text:p>10</text:p>
          </table:table-cell>
          <table:table-cell office:value-type="string">
            <text:p>111, 112</text:p>
          </table:table-cell>
          <table:table-cell table:number-columns-repeated="2"/>
          <table:table-cell office:value-type="string">
            <text:p><text:span text:style-name="T3"><text:s/></text:span><text:span text:style-name="T3">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3">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3">anticipation of the great happiness of the following Sunday when they would be married in St. Louis.</text:span><text:span text:style-name="T5"> [RG] was strongly attracted to St. Louis because Lindbergh had left from there in the "Spirit of St. Louis,"</text:span><text:span text:style-name="T3"> on his successful flight. He thought it would be good luck to </text:span><text:span text:style-name="T4"><text:s/>marry in St. Louis and start from there to New York </text:span><text:span text:style-name="T3">to spend their honeymoon.</text:span></text:p>
          </table:table-cell>
          <table:table-cell/>
        </table:table-row>
        <table:table-row table:style-name="ro21">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177" office:value-type="string">
            <text:p><text:span text:style-name="T3"><text:s/></text:span><text:span text:style-name="T3">After Robert received this telephone message he was more hopeful. He secured a morning newspaper and found the headlines filled with Lindbergh. Read about the preparations for </text:span><text:span text:style-name="T5">Captain Lindbergh’s</text:span><text:span text:style-name="T3">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5">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179" office:value-type="string">
            <text:p><text:span text:style-name="T3"><text:s/></text:span><text:span text:style-name="T3">Robert was still holding his Right Aeroplane stock, which he had bought at </text:span><text:span text:style-name="T5">31</text:span><text:span text:style-name="T3"> on May 21st, the day that </text:span><text:span text:style-name="T5">Captain Lindbergh</text:span><text:span text:style-name="T3">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21">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177"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5">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177" office:value-type="string">
            <text:p><text:span text:style-name="T3"><text:s/></text:span><text:span text:style-name="T3">A little later in the day Robert received a long telegram from Mr. Kennelworth, congratulating him on his birthday and offering words of encouragement, also telling Robert that </text:span><text:span text:style-name="T5">he expected to leave Texarkana on Friday night, June 10th, and arrive in St. Louis some time in the morning</text:span><text:span text:style-name="T3"> and that Robert should be ready to start with him to </text:span><text:span text:style-name="T5">New York</text:span><text:span text:style-name="T3">, as he wanted to be there when </text:span><text:span text:style-name="T5">Lindbergh</text:span><text:span text:style-name="T3"> arrived. Robert received another telegram from his mother congratulating him on his birthday and wishing him every success and happiness.</text:span></text:p>
          </table:table-cell>
          <table:table-cell/>
        </table:table-row>
        <table:table-row table:style-name="ro85">
          <table:table-cell office:value-type="float" office:value="14">
            <text:p>14</text:p>
          </table:table-cell>
          <table:table-cell office:value-type="float" office:value="180">
            <text:p>180</text:p>
          </table:table-cell>
          <table:table-cell table:number-columns-repeated="2"/>
          <table:table-cell office:value-type="string">
            <text:p><text:span text:style-name="T3"><text:s/></text:span><text:span text:style-name="T3">Robert returned to his hotel more hopeful and with the firm decision to face the future and carry out his plans, living faithful to Marie. On his arrival at the hotel, he received a telegram from Mr. Kennelworth, reading:</text:span></text:p>
            <text:p><text:span text:style-name="T65">LEAVING ON THE SUNSHINE SPECIAL TONIGHT [June 10, 1927] ARRIVE ST. LOUIS</text:span></text:p>
            <text:p><text:span text:style-name="T65">SATURDAY MORNING [June 11, 1927] BE READY TO LEAVE IMMEDIATELY WITH ME</text:span></text:p>
            <text:p><text:span text:style-name="T65">FOR NEW YORK.</text:span><text:span text:style-name="T4"> Robert was more cheerful after reading this message because </text:span><text:span text:style-name="T3">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5">Colonel Charles A. Lindbergh</text:span><text:span text:style-name="T3"> was planned and would take place in New York on </text:span><text:span text:style-name="T5">Monday, June 13</text:span><text:span text:style-name="T66">th</text:span><text:span text:style-name="T5"> [1927]</text:span><text:span text:style-name="T3">,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5">Captain Lindbergh</text:span><text:span text:style-name="T3"> and his plane, </text:span><text:span text:style-name="T5">“The Spirit of St. Louis,”</text:span><text:span text:style-name="T3"> for Robert was dreaming of the day when he would complete his own great plane according to Ezekiel’s plan.</text:span></text:p>
          </table:table-cell>
          <table:table-cell/>
        </table:table-row>
        <table:table-row table:style-name="ro14">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177" office:value-type="string">
            <text:p><text:span text:style-name="T3">On the following day, Monday, June 13th, Mr. Kennelworth, Robert and Walter arose early to be ready for </text:span><text:span text:style-name="T5">Colonel Lindbergh’s</text:span><text:span text:style-name="T3">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4"><text:s/>Thru all the surging crowds, he </text:span><text:span text:style-name="T3">stared in the face of every woman, hoping that Marie, if she was alive, might have decided to come to New York for the </text:span><text:span text:style-name="T6">Lindbergh</text:span><text:span text:style-name="T3">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text:span></text:p>
          </table:table-cell>
          <table:table-cell/>
        </table:table-row>
        <table:table-row table:style-name="ro5">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177" office:value-type="string">
            <text:p><text:span text:style-name="T3"><text:s/></text:span><text:span text:style-name="T3">A few days after New York’s reception to </text:span><text:span text:style-name="T5">Colonel Lindbergh</text:span><text:span text:style-name="T3">,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3">stenographer or office assistant. Walter had met Miss Edna Quinton, a very talented girl, whom he thought was the most competent he had ever known, so Robert gave her a position in his office.</text:span></text:p>
          </table:table-cell>
          <table:table-cell/>
        </table:table-row>
        <table:table-row table:style-name="ro84">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178" office:value-type="string">
            <text:p><text:span text:style-name="T3"><text:s/></text:span><text:span text:style-name="T3">His first airplane (</text:span><text:span text:style-name="T5">St. Marie</text:span><text:span text:style-name="T3">)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5">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text:span><text:span text:style-name="T4">main stationary or be set in motion up or down by </text:span><text:span text:style-name="T3">motor. This was a new and valuable feature in the construction of airplanes. <text:s/></text:span><text:span text:style-name="T4"><text:s/>In the St. Marie, RG visited England, France, </text:span><text:span text:style-name="T3">Germany and in the </text:span><text:span text:style-name="T5">Spring of 1928 </text:span><text:span text:style-name="T3">made the longest successful flight to Japan, where he was received with great honor. </text:span><text:span text:style-name="T5">Japan was very much interested in his new plane and in his muffler. </text:span><text:span text:style-name="T3">The Japanese Government quickly closed a deal and </text:span><text:span text:style-name="T5">bought his invention</text:span><text:span text:style-name="T3"> for a large sum of money. <text:s/></text:span><text:span text:style-name="T4"><text:s/>He returned to New York </text:span><text:span text:style-name="T3">in the </text:span><text:span text:style-name="T5">Summer of 1928 </text:span><text:span text:style-name="T3">and was now reputed as being worth more than a million dollars, after making more successful deals in stocks, cotton and wheat.</text:span></text:p>
          </table:table-cell>
          <table:table-cell/>
        </table:table-row>
        <table:table-row table:style-name="ro21">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80" office:value-type="string">
            <text:p><text:s/>The President [of France] notified [Supreme Commander Gordon] that France would declare a holiday and give <text:span text:style-name="T7">[Supreme Commander Gordon]</text:span> a reception greater than that tendered <text:span text:style-name="T1">Captain Lindbergh </text:span><text:span text:style-name="T2">when he landed there on</text:span><text:span text:style-name="T1">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77" office:value-type="string">
            <text:p><text:span text:style-name="T3"><text:s/></text:span><text:span text:style-name="T67">[Supreme Commander Gordon]</text:span><text:span text:style-name="T3"> left Berlin and was in Paris in a short time. France had sent thousands of her planes into the air signaling the "Marie." They could not see her and Supreme Commander Gordon communicated with them by radio and </text:span><text:span text:style-name="T5">anchored near the same spot where Lindbergh had landed over five years before.</text:span></text:p>
          </table:table-cell>
          <table:table-cell/>
        </table:table-row>
        <table:table-row table:style-name="ro12" table:number-rows-repeated="1048556">
          <table:table-cell table:number-columns-repeated="6"/>
        </table:table-row>
        <table:table-row table:style-name="ro12">
          <table:table-cell table:number-columns-repeated="6"/>
        </table:table-row>
      </table:table>
      <table:table table:name="Marie" table:style-name="ta1" table:print="false">
        <table:table-column table:style-name="co19" table:number-columns-repeated="3" table:default-cell-style-name="Default"/>
        <table:table-row table:style-name="ro7">
          <table:table-cell office:value-type="string">
            <text:p>pg. 232, Gann says:</text:p>
          </table:table-cell>
          <table:table-cell/>
          <table:table-cell office:value-type="string">
            <text:p><text:span text:style-name="T3"><text:s/></text:span><text:span text:style-name="T3">the way for you to find out how</text:span></text:p>
            <text:p><text:span text:style-name="T3">Robert feels toward you is to watch his actions, make</text:span></text:p>
            <text:p><text:span text:style-name="T3">notes of how often he speaks of Marie, of the letters he</text:span></text:p>
            <text:p><text:span text:style-name="T3">writes trying to find her.</text:span></text:p>
          </table:table-cell>
        </table:table-row>
        <table:table-row table:style-name="ro1">
          <table:table-cell table:number-columns-repeated="3"/>
        </table:table-row>
        <table:table-row table:style-name="ro2">
          <table:table-cell/>
          <table:table-cell office:value-type="string">
            <text:p>Conclusion:</text:p>
          </table:table-cell>
          <table:table-cell office:value-type="string">
            <text:p>1) Watch RG's actions.</text:p>
          </table:table-cell>
        </table:table-row>
        <table:table-row table:style-name="ro1">
          <table:table-cell table:number-columns-repeated="2"/>
          <table:table-cell office:value-type="string">
            <text:p>2) Make notes of how often he speaks of Marie</text:p>
          </table:table-cell>
        </table:table-row>
        <table:table-row table:style-name="ro1">
          <table:table-cell table:number-columns-repeated="2"/>
          <table:table-cell office:value-type="string">
            <text:p>3) Make notes of the letters he writes trying to find her.</text:p>
          </table:table-cell>
        </table:table-row>
        <table:table-row table:style-name="ro1" table:number-rows-repeated="1048570">
          <table:table-cell table:number-columns-repeated="3"/>
        </table:table-row>
        <table:table-row table:style-name="ro1">
          <table:table-cell table:number-columns-repeated="3"/>
        </table:table-row>
      </table:table>
      <table:table table:name="Transportation Cycles" table:style-name="ta1" table:print="false">
        <table:table-column table:style-name="co84" table:default-cell-style-name="ce14"/>
        <table:table-column table:style-name="co85" table:default-cell-style-name="ce14"/>
        <table:table-column table:style-name="co86" table:default-cell-style-name="ce14"/>
        <table:table-column table:style-name="co87" table:default-cell-style-name="ce14"/>
        <table:table-column table:style-name="co88" table:default-cell-style-name="ce14"/>
        <table:table-column table:style-name="co89"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51" office:value-type="string">
            <text:p><text:span text:style-name="T45">Enoch, who was the seventh from Adam – a number gnerally referred to as divine – was </text:span><text:span text:style-name="T46">translated</text:span><text:span text:style-name="T45"> to </text:span><text:span text:style-name="T46">heaven</text:span><text:span text:style-name="T45"> for his faith at the</text:span><text:span text:style-name="T46"> age of 365 years</text:span><text:span text:style-name="T45">.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2"/>
          <table:table-cell table:number-columns-repeated="1018"/>
        </table:table-row>
        <table:table-row table:style-name="ro4">
          <table:table-cell office:value-type="float" office:value="8">
            <text:p>8</text:p>
          </table:table-cell>
          <table:table-cell office:value-type="float" office:value="85">
            <text:p>85</text:p>
          </table:table-cell>
          <table:table-cell table:style-name="ce13" office:value-type="string">
            <text:p><text:s/>896 B.C.</text:p>
          </table:table-cell>
          <table:table-cell/>
          <table:table-cell table:style-name="ce13" office:value-type="string">
            <text:p><text:span text:style-name="T3"><text:s/></text:span><text:span text:style-name="T3">Elijah was also translated to heaven in a cloud of fire. <text:s/></text:span><text:span text:style-name="T4"><text:s/>I believe this, </text:span><text:span text:style-name="T3">too, was an airplane. Since the chariot was seen blazing with some kind of fire or gas, the recorder thought it was just something to take Elijah to heaven.</text:span></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602</text:p>
          </table:table-cell>
          <table:table-cell/>
          <table:table-cell table:style-name="ce12" office:value-type="string">
            <text:p><text:s/>there was a railway built in New Castle, England, operated by horsepower.</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776</text:p>
          </table:table-cell>
          <table:table-cell/>
          <table:table-cell table:style-name="ce13" office:value-type="string">
            <text:p><text:s/>the first <text:span text:style-name="T4">iron rails were laid, the first important step leading to </text:span><text:span text:style-name="T3">railways.</text:span></text:p>
          </table:table-cell>
          <table:table-cell table:number-columns-repeated="1019"/>
        </table:table-row>
        <table:table-row table:style-name="ro2">
          <table:table-cell office:value-type="float" office:value="8">
            <text:p>8</text:p>
          </table:table-cell>
          <table:table-cell office:value-type="string">
            <text:p>86</text:p>
          </table:table-cell>
          <table:table-cell office:value-type="string">
            <text:p>July 1801</text:p>
          </table:table-cell>
          <table:table-cell/>
          <table:table-cell table:style-name="ce12" office:value-type="string">
            <text:p><text:s/>In July, 1801, there was a completed tram road from Croyden to Wandsworth, Englan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2</text:p>
          </table:table-cell>
          <table:table-cell/>
          <table:table-cell table:style-name="ce13" office:value-type="string">
            <text:p><text:s/>the first high-pressure locomotive was invente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13</text:p>
          </table:table-cell>
          <table:table-cell/>
          <table:table-cell table:style-name="ce13" office:value-type="string">
            <text:p><text:s/>William Hedley built a locomotive</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4</text:p>
          </table:table-cell>
          <table:table-cell/>
          <table:table-cell table:style-name="ce13" office:value-type="string">
            <text:p><text:s/>the first locomotive, by George Stephenson, traveled six miles per hour</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9</text:p>
          </table:table-cell>
          <table:table-cell/>
          <table:table-cell table:style-name="ce12" office:value-type="string">
            <text:p><text:s/>the Rocket made a speed of fifteen miles per hour</text:p>
          </table:table-cell>
          <table:table-cell table:number-columns-repeated="1019"/>
        </table:table-row>
        <table:table-row table:style-name="ro6">
          <table:table-cell office:value-type="float" office:value="8">
            <text:p>8</text:p>
          </table:table-cell>
          <table:table-cell office:value-type="string">
            <text:p>86</text:p>
          </table:table-cell>
          <table:table-cell table:style-name="ce13" office:value-type="string">
            <text:p><text:s/>1834</text:p>
          </table:table-cell>
          <table:table-cell/>
          <table:table-cell table:style-name="ce12"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2">
          <table:table-cell office:value-type="string">
            <text:p>8</text:p>
          </table:table-cell>
          <table:table-cell office:value-type="string">
            <text:p>86</text:p>
          </table:table-cell>
          <table:table-cell table:style-name="ce13" office:value-type="string">
            <text:p><text:s/>1839</text:p>
          </table:table-cell>
          <table:table-cell/>
          <table:table-cell table:style-name="ce12"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2">
          <table:table-cell office:value-type="string">
            <text:p>8</text:p>
          </table:table-cell>
          <table:table-cell office:value-type="string">
            <text:p>86</text:p>
          </table:table-cell>
          <table:table-cell office:value-type="string">
            <text:p>1713</text:p>
          </table:table-cell>
          <table:table-cell/>
          <table:table-cell table:style-name="ce12" office:value-type="string">
            <text:p><text:s/>The first idea of steam navigation was patented by Jonath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nd later in 1783</text:p>
          </table:table-cell>
          <table:table-cell/>
          <table:table-cell table:style-name="ce13" office:value-type="string">
            <text:p><text:s/>a steamboat [was patented] by Fitch</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793</text:p>
          </table:table-cell>
          <table:table-cell/>
          <table:table-cell table:style-name="ce12" office:value-type="string">
            <text:p><text:s/>the first real steamboat by Fult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ugust 9, 1803</text:p>
          </table:table-cell>
          <table:table-cell/>
          <table:table-cell table:style-name="ce12" office:value-type="string">
            <text:p><text:s/>Fulton's steamboat, "The Claremont," made its first trip up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7</text:p>
          </table:table-cell>
          <table:table-cell/>
          <table:table-cell table:style-name="ce12" office:value-type="string">
            <text:p><text:s/>Fulton started a steamboat line on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July 15, 1819</text:p>
          </table:table-cell>
          <table:table-cell/>
          <table:table-cell table:style-name="ce12" office:value-type="string">
            <text:p><text:s/>the first steamship made a trip from New York to Liverpool in twenty-six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October, 1829</text:p>
          </table:table-cell>
          <table:table-cell/>
          <table:table-cell table:style-name="ce12" office:value-type="string">
            <text:p><text:s/>a locomotive by steam carriages started in Liverpool.</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June, 1838</text:p>
          </table:table-cell>
          <table:table-cell/>
          <table:table-cell table:style-name="ce12" office:value-type="string">
            <text:p><text:s/>the "Great Western" made a trip from Bristol, arrived in New York, making the voyage in eighteen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3" office:value-type="string">
            <text:p><text:s/>1851</text:p>
          </table:table-cell>
          <table:table-cell/>
          <table:table-cell office:value-type="string">
            <text:p><text:span text:style-name="T3"><text:s/></text:span><text:span text:style-name="T3">The next record for ocean travel was made in 1851 when the "Pacific" crossed the Atlantic in 9 days, 19 hours and</text:span></text:p>
            <text:p><text:span text:style-name="T3">25 minutes.</text:sp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917</text:p>
          </table:table-cell>
          <table:table-cell/>
          <table:table-cell table:style-name="ce12" office:value-type="string">
            <text:p><text:s/>In 1917, a German submarine boat made a successful trip from Germany to Baltimore.</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1877</text:p>
          </table:table-cell>
          <table:table-cell/>
          <table:table-cell table:style-name="ce12" office:value-type="string">
            <text:p><text:s/>The advent of automobiles, or gas engines, began in 1877, when the first gas engine was invented by Otto.</text:p>
          </table:table-cell>
          <table:table-cell table:number-columns-repeated="1019"/>
        </table:table-row>
        <table:table-row table:style-name="ro2">
          <table:table-cell office:value-type="string">
            <text:p>8</text:p>
          </table:table-cell>
          <table:table-cell office:value-type="string">
            <text:p>87</text:p>
          </table:table-cell>
          <table:table-cell table:style-name="ce13" office:value-type="string">
            <text:p><text:s/>1879</text:p>
          </table:table-cell>
          <table:table-cell/>
          <table:table-cell table:style-name="ce13" office:value-type="string">
            <text:p><text:s/>a gasoline motor was invented by Selden.</text:p>
          </table:table-cell>
          <table:table-cell table:number-columns-repeated="1019"/>
        </table:table-row>
        <table:table-row table:style-name="ro3">
          <table:table-cell office:value-type="string">
            <text:p>8</text:p>
          </table:table-cell>
          <table:table-cell office:value-type="string">
            <text:p>87</text:p>
          </table:table-cell>
          <table:table-cell table:style-name="ce13" office:value-type="string">
            <text:p><text:s/>1892</text:p>
          </table:table-cell>
          <table:table-cell/>
          <table:table-cell table:style-name="ce12"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783</text:p>
          </table:table-cell>
          <table:table-cell/>
          <table:table-cell table:style-name="ce12" office:value-type="string">
            <text:p><text:s/>the first time a balloon went up which carried a passenger.</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2" office:value-type="string">
            <text:p><text:s/>June <text:s/>1783 </text:p>
          </table:table-cell>
          <table:table-cell/>
          <table:table-cell table:style-name="ce51" office:value-type="string">
            <text:p><text:s/>In our modern times the first attempt by man to conquer the <text:span text:style-name="T1">air</text:span> by means of <text:span text:style-name="T1">plane</text:span> or balloon was in June, 1783, when Joseph and Stephen Montgolfier built the first balloon, but it carried no passengers.</text:p>
          </table:table-cell>
          <table:table-cell table:number-columns-repeated="1019"/>
        </table:table-row>
        <table:table-row table:style-name="ro3">
          <table:table-cell office:value-type="string">
            <text:p>8</text:p>
          </table:table-cell>
          <table:table-cell office:value-type="string">
            <text:p>87</text:p>
          </table:table-cell>
          <table:table-cell office:value-type="string">
            <text:p><text:span text:style-name="T3"><text:s/></text:span><text:span text:style-name="T3">November,</text:span></text:p>
            <text:p><text:span text:style-name="T3">1783</text:span></text:p>
          </table:table-cell>
          <table:table-cell/>
          <table:table-cell table:style-name="ce12" office:value-type="string">
            <text:p><text:s/>In November, 1783, for the first time man went up in a balloon that sailed over Paris.</text:p>
          </table:table-cell>
          <table:table-cell table:number-columns-repeated="1019"/>
        </table:table-row>
        <table:table-row table:style-name="ro3">
          <table:table-cell office:value-type="string">
            <text:p>8</text:p>
          </table:table-cell>
          <table:table-cell office:value-type="string">
            <text:p>87</text:p>
          </table:table-cell>
          <table:table-cell table:style-name="ce56" office:value-type="string">
            <text:p>1859</text:p>
          </table:table-cell>
          <table:table-cell/>
          <table:table-cell table:style-name="ce12" office:value-type="string">
            <text:p><text:s/>In 1859, John Wise sailed in a balloon from St. Louis to Henderson, N. Y., in twenty hours; the greatest distance accomplished up to tha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900</text:p>
          </table:table-cell>
          <table:table-cell/>
          <table:table-cell table:style-name="ce13" office:value-type="string">
            <text:p><text:s/>Count Zeppelin flew the first dirigibl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November, 1903</text:p>
          </table:table-cell>
          <table:table-cell/>
          <table:table-cell table:style-name="ce13" office:value-type="string">
            <text:p><text:span text:style-name="T3"><text:s/></text:span><text:span text:style-name="T3">Wilbur and Orville Wright made their first flight in an airplane which rose under its own power. <text:s/></text:span><text:span text:style-name="T4"><text:s/>Note that his was 100 years after Fulton's </text:span><text:span text:style-name="T3">first steamboat went up the Hudson, again repeating the 100-year cycle.</text:span></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ly, 1908</text:p>
          </table:table-cell>
          <table:table-cell/>
          <table:table-cell table:style-name="ce12" office:value-type="string">
            <text:p><text:s/>Glenn H. Curtiss flew his first airplane.</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July, 1909</text:p>
          </table:table-cell>
          <table:table-cell/>
          <table:table-cell table:style-name="ce1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From 1914 to 1918</text:p>
          </table:table-cell>
          <table:table-cell/>
          <table:table-cell table:style-name="ce1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ne, 1919</text:p>
          </table:table-cell>
          <table:table-cell/>
          <table:table-cell table:style-name="ce12" office:value-type="string">
            <text:p><text:s/>In June, 1919, first non-stop flight from St. John's, Newfoundland, to Ireland.</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July, 1919</text:p>
          </table:table-cell>
          <table:table-cell/>
          <table:table-cell table:style-name="ce13" office:value-type="string">
            <text:p><text:span text:style-name="T3"><text:s/></text:span><text:span text:style-name="T3">the R-34 made a successful flight from Scotland to Mineola, Long Island. The R-34 made the trip in 64 hours and 13 minutes. <text:s/></text:span><text:span text:style-name="T4"><text:s/>One hundred <text:s/>years previous to this the first fast steamship crossed the Atlantic.</text:span></text:p>
          </table:table-cell>
          <table:table-cell table:number-columns-repeated="1019"/>
        </table:table-row>
        <table:table-row table:style-name="ro2">
          <table:table-cell office:value-type="float" office:value="8">
            <text:p>8</text:p>
          </table:table-cell>
          <table:table-cell office:value-type="string">
            <text:p>88</text:p>
          </table:table-cell>
          <table:table-cell table:style-name="ce13" office:value-type="string">
            <text:p><text:s/>May, 1923</text:p>
          </table:table-cell>
          <table:table-cell/>
          <table:table-cell table:style-name="ce12" office:value-type="string">
            <text:p><text:s/>Lieut. Macready and Kelly made a non-stop flight from New York to San Diego, California.</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3" office:value-type="string">
            <text:p><text:s/>July, 1923</text:p>
          </table:table-cell>
          <table:table-cell/>
          <table:table-cell table:style-name="ce13" office:value-type="string">
            <text:p><text:span text:style-name="T3">Sunrise to sunset flight from New York to San Francisco. <text:s/></text:span><text:span text:style-name="T4"><text:s/>The flight was made by </text:span><text:span text:style-name="T3">Russell L. Maughan.</text:span></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2" office:value-type="string">
            <text:p><text:s/>March 17th to September 28, 1924</text:p>
          </table:table-cell>
          <table:table-cell/>
          <table:table-cell table:style-name="ce12" office:value-type="string">
            <text:p><text:s/>L. H. Smith and Lee Wade flew around the world the first tim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1926</text:p>
          </table:table-cell>
          <table:table-cell/>
          <table:table-cell table:style-name="ce12" office:value-type="string">
            <text:p><text:s/>Richard E. Byrd circled the North Pole with the dirigibl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21, 1927</text:p>
          </table:table-cell>
          <table:table-cell/>
          <table:table-cell table:style-name="ce12" office:value-type="string">
            <text:p><text:s/>Charles A. Lindbergh made the first successful flight across the Atlantic from New York to Paris.</text:p>
          </table:table-cell>
          <table:table-cell table:number-columns-repeated="1019"/>
        </table:table-row>
        <table:table-row table:style-name="ro1" table:number-rows-repeated="2">
          <table:table-cell table:number-columns-repeated="1024"/>
        </table:table-row>
        <table:table-row table:style-name="ro10">
          <table:table-cell office:value-type="string">
            <text:p>8</text:p>
          </table:table-cell>
          <table:table-cell office:value-type="string">
            <text:p>88, 89</text:p>
          </table:table-cell>
          <table:table-cell table:number-columns-repeated="2"/>
          <table:table-cell table:style-name="ce12" office:value-type="string">
            <text:p><text:span text:style-name="T3"><text:s/></text:span><text:span text:style-name="T3">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4"> have fought battles on the land, on the water and used </text:span><text:span text:style-name="T3">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2" table:number-rows-repeated="1048531">
          <table:table-cell table:number-columns-repeated="1024"/>
        </table:table-row>
        <table:table-row table:style-name="ro12">
          <table:table-cell table:number-columns-repeated="1024"/>
        </table:table-row>
      </table:table>
      <table:table table:name="Roles and positions" table:style-name="ta1" table:print="false">
        <table:table-column table:style-name="co80" table:default-cell-style-name="Default"/>
        <table:table-column table:style-name="co19" table:default-cell-style-name="Default"/>
        <table:table-column table:style-name="co90" table:default-cell-style-name="Default"/>
        <table:table-column table:style-name="co91" table:default-cell-style-name="ce5"/>
        <table:table-column table:style-name="co92" table:default-cell-style-name="ce5"/>
        <table:table-column table:style-name="co93" table:default-cell-style-name="Default"/>
        <table:table-column table:style-name="co19" table:default-cell-style-name="Default"/>
        <table:table-row table:style-name="ro15">
          <table:table-cell table:style-name="ce86" office:value-type="string">
            <text:p>rluu: This spreadsheet is incomplete.</text:p>
          </table:table-cell>
          <table:table-cell table:style-name="ce1" table:number-columns-repeated="4"/>
          <table:table-cell/>
          <table:table-cell table:style-name="ce8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8"/>
        </table:table-row>
        <table:table-row table:style-name="ro3">
          <table:table-cell office:value-type="float" office:value="2">
            <text:p>2</text:p>
          </table:table-cell>
          <table:table-cell office:value-type="float" office:value="14">
            <text:p>14</text:p>
          </table:table-cell>
          <table:table-cell office:value-type="string">
            <text:p>Summer, 1919</text:p>
          </table:table-cell>
          <table:table-cell table:style-name="ce87" office:value-type="string">
            <text:p>Mr. J. H. Kennelworth gives RG a position in his office during the summer months. (<text:span text:style-name="T14">RG as clerk.) </text:span></text:p>
          </table:table-cell>
          <table:table-cell table:number-columns-repeated="3"/>
        </table:table-row>
        <table:table-row table:style-name="ro6">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1">RG to go work for Mr. Kennelworth in his office</text:span>. <text:s/><text:span text:style-name="T1">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6">
          <table:table-cell office:value-type="float" office:value="3">
            <text:p>3</text:p>
          </table:table-cell>
          <table:table-cell office:value-type="float" office:value="26">
            <text:p>26</text:p>
          </table:table-cell>
          <table:table-cell table:style-name="ce3" office:value-type="string">
            <text:p>Spring 1926</text:p>
          </table:table-cell>
          <table:table-cell table:style-name="ce3" office:value-type="string">
            <text:p>RG's father died suddenly. <text:s/>After a consultation with his mother, it was decided that<text:span text:style-name="T1">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
          <table:table-cell office:value-type="float" office:value="3">
            <text:p>3</text:p>
          </table:table-cell>
          <table:table-cell office:value-type="float" office:value="26">
            <text:p>26</text:p>
          </table:table-cell>
          <table:table-cell table:style-name="ce3" office:value-type="string">
            <text:p>Fall 1926</text:p>
          </table:table-cell>
          <table:table-cell table:style-name="ce3"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1">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2">
          <table:table-cell table:number-columns-repeated="3"/>
          <table:table-cell office:value-type="string">
            <text:p>RG as inventor</text:p>
          </table:table-cell>
          <table:table-cell table:number-columns-repeated="3"/>
        </table:table-row>
        <table:table-row table:style-name="ro2">
          <table:table-cell table:number-columns-repeated="3"/>
          <table:table-cell office:value-type="string">
            <text:p>RG as traveler</text:p>
          </table:table-cell>
          <table:table-cell table:number-columns-repeated="3"/>
        </table:table-row>
        <table:table-row table:style-name="ro2">
          <table:table-cell table:number-columns-repeated="3"/>
          <table:table-cell office:value-type="string">
            <text:p>RG as trader</text:p>
          </table:table-cell>
          <table:table-cell table:number-columns-repeated="3"/>
        </table:table-row>
        <table:table-row table:style-name="ro2">
          <table:table-cell table:number-columns-repeated="3"/>
          <table:table-cell office:value-type="string">
            <text:p>RG as lieutenant</text:p>
          </table:table-cell>
          <table:table-cell table:number-columns-repeated="3"/>
        </table:table-row>
        <table:table-row table:style-name="ro12">
          <table:table-cell table:number-columns-repeated="3"/>
          <table:table-cell office:value-type="string">
            <text:p>Graduations</text:p>
          </table:table-cell>
          <table:table-cell table:number-columns-repeated="3"/>
        </table:table-row>
        <table:table-row table:style-name="ro12">
          <table:table-cell table:number-columns-repeated="3"/>
          <table:table-cell office:value-type="string">
            <text:p>Time periods in School</text:p>
          </table:table-cell>
          <table:table-cell table:number-columns-repeated="3"/>
        </table:table-row>
        <table:table-row table:style-name="ro12">
          <table:table-cell table:number-columns-repeated="3"/>
          <table:table-cell office:value-type="string">
            <text:p>Time periods in High School</text:p>
          </table:table-cell>
          <table:table-cell table:number-columns-repeated="3"/>
        </table:table-row>
        <table:table-row table:style-name="ro12" table:number-rows-repeated="1048562">
          <table:table-cell table:number-columns-repeated="7"/>
        </table:table-row>
        <table:table-row table:style-name="ro12">
          <table:table-cell table:number-columns-repeated="7"/>
        </table:table-row>
      </table:table>
      <table:table table:name="Season Events" table:style-name="ta1" table:print="false">
        <table:table-column table:style-name="co117" table:default-cell-style-name="Default"/>
        <table:table-column table:style-name="co117" table:number-columns-repeated="2" table:default-cell-style-name="ce213"/>
        <table:table-column table:style-name="co117" table:default-cell-style-name="Default"/>
        <table:table-column table:style-name="co80" table:default-cell-style-name="Default"/>
        <table:table-column table:style-name="co126" table:default-cell-style-name="ce221"/>
        <table:table-column table:style-name="co127" table:default-cell-style-name="ce221"/>
        <table:table-column table:style-name="co128" table:default-cell-style-name="ce221"/>
        <table:table-row table:style-name="ro15">
          <table:table-cell table:style-name="ce212" office:value-type="string">
            <text:p>Season</text:p>
          </table:table-cell>
          <table:table-cell table:style-name="ce212" office:value-type="string">
            <text:p>Year</text:p>
          </table:table-cell>
          <table:table-cell table:style-name="ce212" office:value-type="string">
            <text:p>Count</text:p>
          </table:table-cell>
          <table:table-cell table:style-name="ce220" office:value-type="string">
            <text:p>Chapter</text:p>
          </table:table-cell>
          <table:table-cell table:style-name="ce220" office:value-type="string">
            <text:p>Page</text:p>
          </table:table-cell>
          <table:table-cell table:style-name="ce220" office:value-type="string">
            <text:p>Timestamp given</text:p>
          </table:table-cell>
          <table:table-cell table:style-name="ce220" office:value-type="string">
            <text:p>Event</text:p>
          </table:table-cell>
          <table:table-cell table:style-name="ce220" office:value-type="string">
            <text:p>Notes/Comments</text:p>
          </table:table-cell>
        </table:table-row>
        <table:table-row table:style-name="ro2">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55">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55">
          <table:table-cell office:value-type="string">
            <text:p>Fall</text:p>
          </table:table-cell>
          <table:table-cell/>
          <table:table-cell office:value-type="float" office:value="2">
            <text:p>2</text:p>
          </table:table-cell>
          <table:table-cell table:number-columns-repeated="5"/>
        </table:table-row>
        <table:table-row table:style-name="ro55">
          <table:table-cell office:value-type="string">
            <text:p>Winter</text:p>
          </table:table-cell>
          <table:table-cell/>
          <table:table-cell office:value-type="float" office:value="3">
            <text:p>3</text:p>
          </table:table-cell>
          <table:table-cell table:number-columns-repeated="5"/>
        </table:table-row>
        <table:table-row table:style-name="ro94">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55">
          <table:table-cell office:value-type="string">
            <text:p>Summer</text:p>
          </table:table-cell>
          <table:table-cell/>
          <table:table-cell office:value-type="float" office:value="5">
            <text:p>5</text:p>
          </table:table-cell>
          <table:table-cell table:number-columns-repeated="5"/>
        </table:table-row>
        <table:table-row table:style-name="ro3">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3"><text:s/></text:span><text:span text:style-name="T3">The Spring was late and overflows damaged cotton. This, together with unfavorable financial conditions, caused a </text:span><text:span text:style-name="T5">panic in the United States in the Fall of 1907.</text:span></text:p>
          </table:table-cell>
          <table:table-cell/>
        </table:table-row>
        <table:table-row table:style-name="ro55">
          <table:table-cell office:value-type="string">
            <text:p>Winter</text:p>
          </table:table-cell>
          <table:table-cell/>
          <table:table-cell office:value-type="float" office:value="7">
            <text:p>7</text:p>
          </table:table-cell>
          <table:table-cell table:number-columns-repeated="5"/>
        </table:table-row>
        <table:table-row table:style-name="ro55">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55">
          <table:table-cell office:value-type="string">
            <text:p>Summer</text:p>
          </table:table-cell>
          <table:table-cell/>
          <table:table-cell office:value-type="float" office:value="9">
            <text:p>9</text:p>
          </table:table-cell>
          <table:table-cell table:number-columns-repeated="5"/>
        </table:table-row>
        <table:table-row table:style-name="ro55">
          <table:table-cell office:value-type="string">
            <text:p>Fall</text:p>
          </table:table-cell>
          <table:table-cell/>
          <table:table-cell office:value-type="float" office:value="10">
            <text:p>10</text:p>
          </table:table-cell>
          <table:table-cell table:number-columns-repeated="5"/>
        </table:table-row>
        <table:table-row table:style-name="ro55">
          <table:table-cell office:value-type="string">
            <text:p>Winter</text:p>
          </table:table-cell>
          <table:table-cell/>
          <table:table-cell office:value-type="float" office:value="11">
            <text:p>11</text:p>
          </table:table-cell>
          <table:table-cell table:number-columns-repeated="5"/>
        </table:table-row>
        <table:table-row table:style-name="ro55">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55">
          <table:table-cell office:value-type="string">
            <text:p>Summer</text:p>
          </table:table-cell>
          <table:table-cell/>
          <table:table-cell office:value-type="float" office:value="13">
            <text:p>13</text:p>
          </table:table-cell>
          <table:table-cell table:number-columns-repeated="5"/>
        </table:table-row>
        <table:table-row table:style-name="ro55">
          <table:table-cell office:value-type="string">
            <text:p>Fall</text:p>
          </table:table-cell>
          <table:table-cell/>
          <table:table-cell office:value-type="float" office:value="14">
            <text:p>14</text:p>
          </table:table-cell>
          <table:table-cell table:number-columns-repeated="5"/>
        </table:table-row>
        <table:table-row table:style-name="ro55">
          <table:table-cell office:value-type="string">
            <text:p>Winter</text:p>
          </table:table-cell>
          <table:table-cell/>
          <table:table-cell office:value-type="float" office:value="15">
            <text:p>15</text:p>
          </table:table-cell>
          <table:table-cell table:number-columns-repeated="5"/>
        </table:table-row>
        <table:table-row table:style-name="ro55">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55">
          <table:table-cell office:value-type="string">
            <text:p>Summer</text:p>
          </table:table-cell>
          <table:table-cell/>
          <table:table-cell office:value-type="float" office:value="17">
            <text:p>17</text:p>
          </table:table-cell>
          <table:table-cell table:number-columns-repeated="5"/>
        </table:table-row>
        <table:table-row table:style-name="ro55">
          <table:table-cell office:value-type="string">
            <text:p>Fall</text:p>
          </table:table-cell>
          <table:table-cell/>
          <table:table-cell office:value-type="float" office:value="18">
            <text:p>18</text:p>
          </table:table-cell>
          <table:table-cell table:number-columns-repeated="5"/>
        </table:table-row>
        <table:table-row table:style-name="ro55">
          <table:table-cell office:value-type="string">
            <text:p>Winter</text:p>
          </table:table-cell>
          <table:table-cell/>
          <table:table-cell office:value-type="float" office:value="19">
            <text:p>19</text:p>
          </table:table-cell>
          <table:table-cell table:number-columns-repeated="5"/>
        </table:table-row>
        <table:table-row table:style-name="ro55">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55">
          <table:table-cell office:value-type="string">
            <text:p>Summer</text:p>
          </table:table-cell>
          <table:table-cell/>
          <table:table-cell office:value-type="float" office:value="21">
            <text:p>21</text:p>
          </table:table-cell>
          <table:table-cell table:number-columns-repeated="5"/>
        </table:table-row>
        <table:table-row table:style-name="ro55">
          <table:table-cell office:value-type="string">
            <text:p>Fall</text:p>
          </table:table-cell>
          <table:table-cell/>
          <table:table-cell office:value-type="float" office:value="22">
            <text:p>22</text:p>
          </table:table-cell>
          <table:table-cell table:number-columns-repeated="5"/>
        </table:table-row>
        <table:table-row table:style-name="ro55">
          <table:table-cell office:value-type="string">
            <text:p>Winter</text:p>
          </table:table-cell>
          <table:table-cell/>
          <table:table-cell office:value-type="float" office:value="23">
            <text:p>23</text:p>
          </table:table-cell>
          <table:table-cell table:number-columns-repeated="5"/>
        </table:table-row>
        <table:table-row table:style-name="ro55">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55">
          <table:table-cell office:value-type="string">
            <text:p>Summer</text:p>
          </table:table-cell>
          <table:table-cell/>
          <table:table-cell office:value-type="float" office:value="25">
            <text:p>25</text:p>
          </table:table-cell>
          <table:table-cell table:number-columns-repeated="5"/>
        </table:table-row>
        <table:table-row table:style-name="ro55">
          <table:table-cell office:value-type="string">
            <text:p>Fall</text:p>
          </table:table-cell>
          <table:table-cell/>
          <table:table-cell office:value-type="float" office:value="26">
            <text:p>26</text:p>
          </table:table-cell>
          <table:table-cell table:number-columns-repeated="5"/>
        </table:table-row>
        <table:table-row table:style-name="ro55">
          <table:table-cell office:value-type="string">
            <text:p>Winter</text:p>
          </table:table-cell>
          <table:table-cell/>
          <table:table-cell office:value-type="float" office:value="27">
            <text:p>27</text:p>
          </table:table-cell>
          <table:table-cell table:number-columns-repeated="5"/>
        </table:table-row>
        <table:table-row table:style-name="ro3">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3"><text:s/></text:span><text:span text:style-name="T3">Robert suffered a severe illness in the</text:span></text:p>
            <text:p><text:span text:style-name="T3">Spring, and for a few months his life was despaired</text:span></text:p>
            <text:p><text:span text:style-name="T3">of, but he quickly recovered.</text:span></text:p>
          </table:table-cell>
          <table:table-cell/>
        </table:table-row>
        <table:table-row table:style-name="ro55">
          <table:table-cell office:value-type="string">
            <text:p>Summer</text:p>
          </table:table-cell>
          <table:table-cell/>
          <table:table-cell office:value-type="float" office:value="29">
            <text:p>29</text:p>
          </table:table-cell>
          <table:table-cell table:number-columns-repeated="5"/>
        </table:table-row>
        <table:table-row table:style-name="ro55">
          <table:table-cell office:value-type="string">
            <text:p>Fall</text:p>
          </table:table-cell>
          <table:table-cell/>
          <table:table-cell office:value-type="float" office:value="30">
            <text:p>30</text:p>
          </table:table-cell>
          <table:table-cell table:number-columns-repeated="5"/>
        </table:table-row>
        <table:table-row table:style-name="ro55">
          <table:table-cell office:value-type="string">
            <text:p>Winter</text:p>
          </table:table-cell>
          <table:table-cell/>
          <table:table-cell office:value-type="float" office:value="31">
            <text:p>31</text:p>
          </table:table-cell>
          <table:table-cell table:number-columns-repeated="5"/>
        </table:table-row>
        <table:table-row table:style-name="ro55">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55">
          <table:table-cell office:value-type="string">
            <text:p>Summer</text:p>
          </table:table-cell>
          <table:table-cell/>
          <table:table-cell office:value-type="float" office:value="33">
            <text:p>33</text:p>
          </table:table-cell>
          <table:table-cell table:number-columns-repeated="5"/>
        </table:table-row>
        <table:table-row table:style-name="ro55">
          <table:table-cell office:value-type="string">
            <text:p>Fall</text:p>
          </table:table-cell>
          <table:table-cell/>
          <table:table-cell office:value-type="float" office:value="34">
            <text:p>34</text:p>
          </table:table-cell>
          <table:table-cell table:number-columns-repeated="5"/>
        </table:table-row>
        <table:table-row table:style-name="ro55">
          <table:table-cell office:value-type="string">
            <text:p>Winter</text:p>
          </table:table-cell>
          <table:table-cell/>
          <table:table-cell office:value-type="float" office:value="35">
            <text:p>35</text:p>
          </table:table-cell>
          <table:table-cell table:number-columns-repeated="5"/>
        </table:table-row>
        <table:table-row table:style-name="ro55">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55">
          <table:table-cell office:value-type="string">
            <text:p>Summer</text:p>
          </table:table-cell>
          <table:table-cell/>
          <table:table-cell office:value-type="float" office:value="37">
            <text:p>37</text:p>
          </table:table-cell>
          <table:table-cell table:number-columns-repeated="5"/>
        </table:table-row>
        <table:table-row table:style-name="ro55">
          <table:table-cell office:value-type="string">
            <text:p>Fall</text:p>
          </table:table-cell>
          <table:table-cell/>
          <table:table-cell office:value-type="float" office:value="38">
            <text:p>38</text:p>
          </table:table-cell>
          <table:table-cell table:number-columns-repeated="5"/>
        </table:table-row>
        <table:table-row table:style-name="ro55">
          <table:table-cell office:value-type="string">
            <text:p>Winter</text:p>
          </table:table-cell>
          <table:table-cell/>
          <table:table-cell office:value-type="float" office:value="39">
            <text:p>39</text:p>
          </table:table-cell>
          <table:table-cell table:number-columns-repeated="5"/>
        </table:table-row>
        <table:table-row table:style-name="ro55">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55">
          <table:table-cell office:value-type="string">
            <text:p>Summer</text:p>
          </table:table-cell>
          <table:table-cell/>
          <table:table-cell office:value-type="float" office:value="41">
            <text:p>41</text:p>
          </table:table-cell>
          <table:table-cell table:number-columns-repeated="5"/>
        </table:table-row>
        <table:table-row table:style-name="ro55">
          <table:table-cell office:value-type="string">
            <text:p>Fall</text:p>
          </table:table-cell>
          <table:table-cell/>
          <table:table-cell office:value-type="float" office:value="42">
            <text:p>42</text:p>
          </table:table-cell>
          <table:table-cell table:number-columns-repeated="5"/>
        </table:table-row>
        <table:table-row table:style-name="ro55">
          <table:table-cell office:value-type="string">
            <text:p>Winter</text:p>
          </table:table-cell>
          <table:table-cell/>
          <table:table-cell office:value-type="float" office:value="43">
            <text:p>43</text:p>
          </table:table-cell>
          <table:table-cell table:number-columns-repeated="5"/>
        </table:table-row>
        <table:table-row table:style-name="ro55">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55">
          <table:table-cell office:value-type="string">
            <text:p>Summer</text:p>
          </table:table-cell>
          <table:table-cell/>
          <table:table-cell office:value-type="float" office:value="45">
            <text:p>45</text:p>
          </table:table-cell>
          <table:table-cell table:number-columns-repeated="5"/>
        </table:table-row>
        <table:table-row table:style-name="ro55">
          <table:table-cell office:value-type="string">
            <text:p>Fall</text:p>
          </table:table-cell>
          <table:table-cell/>
          <table:table-cell office:value-type="float" office:value="46">
            <text:p>46</text:p>
          </table:table-cell>
          <table:table-cell table:number-columns-repeated="5"/>
        </table:table-row>
        <table:table-row table:style-name="ro55">
          <table:table-cell office:value-type="string">
            <text:p>Winter</text:p>
          </table:table-cell>
          <table:table-cell/>
          <table:table-cell office:value-type="float" office:value="47">
            <text:p>47</text:p>
          </table:table-cell>
          <table:table-cell table:number-columns-repeated="5"/>
        </table:table-row>
        <table:table-row table:style-name="ro55">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55">
          <table:table-cell office:value-type="string">
            <text:p>Summer</text:p>
          </table:table-cell>
          <table:table-cell/>
          <table:table-cell office:value-type="float" office:value="49">
            <text:p>49</text:p>
          </table:table-cell>
          <table:table-cell table:number-columns-repeated="5"/>
        </table:table-row>
        <table:table-row table:style-name="ro55">
          <table:table-cell office:value-type="string">
            <text:p>Fall</text:p>
          </table:table-cell>
          <table:table-cell/>
          <table:table-cell office:value-type="float" office:value="50">
            <text:p>50</text:p>
          </table:table-cell>
          <table:table-cell table:number-columns-repeated="5"/>
        </table:table-row>
        <table:table-row table:style-name="ro55">
          <table:table-cell office:value-type="string">
            <text:p>Winter</text:p>
          </table:table-cell>
          <table:table-cell/>
          <table:table-cell office:value-type="float" office:value="51">
            <text:p>51</text:p>
          </table:table-cell>
          <table:table-cell table:number-columns-repeated="5"/>
        </table:table-row>
        <table:table-row table:style-name="ro55">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8">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71">School was over in the </text:span><text:span text:style-name="T72">Summer of 1919</text:span><text:span text:style-name="T71">,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71"> for Bobbie to return to the farm and not work in the</text:span></text:p>
            <text:p><text:span text:style-name="T14">city any more. <text:s/></text:span><text:span text:style-name="T71"><text:s/>His brother Ralph had just returned from </text:span><text:span text:style-name="T72">France</text:span><text:span text:style-name="T71">,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2">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5">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223" office:value-type="string">
            <text:p><text:span text:style-name="T3">Mr. K said: I will give you a little experience that I had. I went to New York many years ago, and on advice and information</text:span></text:p>
            <text:p><text:span text:style-name="T3">from some friends of mine, was induced to buy some oil</text:span></text:p>
            <text:p><text:span text:style-name="T3">stock. This was in the </text:span><text:span text:style-name="T5">Fall of 1919. <text:s/></text:span><text:span text:style-name="T8"><text:s/>Oil stocks advanced</text:span></text:p>
            <text:p><text:span text:style-name="T5">rapidly</text:span><text:span text:style-name="T6">, and along in October, my friends advised me to buy</text:span></text:p>
            <text:p><text:span text:style-name="T6">more. I had some handsome profits and did buy more. <text:s/>In November 1919, </text:span><text:span text:style-name="T5">the market smashed all to pieces, and the oil stocks declined 50 to 100 points. <text:s/></text:span></text:p>
          </table:table-cell>
          <table:table-cell/>
        </table:table-row>
        <table:table-row table:style-name="ro55">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1">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222" office:value-type="string">
            <text:p>Spring and Summer 1920.</text:p>
          </table:table-cell>
          <table:table-cell table:style-name="ce224" office:value-type="string">
            <text:p><text:s/>During <text:span text:style-name="T1">Spring and Summer </text:span>of 1920, RG became very ill again from malaria.</text:p>
          </table:table-cell>
          <table:table-cell/>
        </table:table-row>
        <table:table-row table:style-name="ro7">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23" office:value-type="string">
            <text:p><text:span text:style-name="T3"><text:s/></text:span><text:span text:style-name="T3">[Durant] was in full control of General Motors and</text:span></text:p>
            <text:p><text:span text:style-name="T3">was reputed to be worth over a hundred million dollars</text:span></text:p>
            <text:p><text:span text:style-name="T3">when the stock was selling at $410.00 in the Spring of</text:span></text:p>
            <text:p><text:span text:style-name="T3">1920.</text:span></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3"><text:s/></text:span><text:span text:style-name="T3">Deflation started in</text:span></text:p>
            <text:p><text:span text:style-name="T3">the Summer of 1920, and all stocks declined rapidly.</text:span></text:p>
          </table:table-cell>
          <table:table-cell/>
        </table:table-row>
        <table:table-row table:style-name="ro55">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55">
          <table:table-cell office:value-type="string">
            <text:p>Fall</text:p>
          </table:table-cell>
          <table:table-cell/>
          <table:table-cell office:value-type="float" office:value="58">
            <text:p>58</text:p>
          </table:table-cell>
          <table:table-cell table:number-columns-repeated="5"/>
        </table:table-row>
        <table:table-row table:style-name="ro55">
          <table:table-cell office:value-type="string">
            <text:p>Winter</text:p>
          </table:table-cell>
          <table:table-cell/>
          <table:table-cell office:value-type="float" office:value="59">
            <text:p>59</text:p>
          </table:table-cell>
          <table:table-cell table:number-columns-repeated="5"/>
        </table:table-row>
        <table:table-row table:style-name="ro3">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55">
          <table:table-cell office:value-type="string">
            <text:p>Summer</text:p>
          </table:table-cell>
          <table:table-cell/>
          <table:table-cell office:value-type="float" office:value="61">
            <text:p>61</text:p>
          </table:table-cell>
          <table:table-cell table:number-columns-repeated="5"/>
        </table:table-row>
        <table:table-row table:style-name="ro3">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55">
          <table:table-cell office:value-type="string">
            <text:p>Winter</text:p>
          </table:table-cell>
          <table:table-cell/>
          <table:table-cell office:value-type="float" office:value="63">
            <text:p>63</text:p>
          </table:table-cell>
          <table:table-cell table:number-columns-repeated="5"/>
        </table:table-row>
        <table:table-row table:style-name="ro2">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225" office:value-type="string">
            <text:p><text:s/>Spring of 1922, Major Motors <text:s/>sold at $8.25.</text:p>
          </table:table-cell>
          <table:table-cell/>
        </table:table-row>
        <table:table-row table:style-name="ro55">
          <table:table-cell office:value-type="string">
            <text:p>Summer</text:p>
          </table:table-cell>
          <table:table-cell/>
          <table:table-cell office:value-type="float" office:value="65">
            <text:p>65</text:p>
          </table:table-cell>
          <table:table-cell table:number-columns-repeated="5"/>
        </table:table-row>
        <table:table-row table:style-name="ro55">
          <table:table-cell office:value-type="string">
            <text:p>Fall</text:p>
          </table:table-cell>
          <table:table-cell/>
          <table:table-cell office:value-type="float" office:value="66">
            <text:p>66</text:p>
          </table:table-cell>
          <table:table-cell table:number-columns-repeated="5"/>
        </table:table-row>
        <table:table-row table:style-name="ro55">
          <table:table-cell office:value-type="string">
            <text:p>Winter</text:p>
          </table:table-cell>
          <table:table-cell/>
          <table:table-cell office:value-type="float" office:value="67">
            <text:p>67</text:p>
          </table:table-cell>
          <table:table-cell table:number-columns-repeated="5"/>
        </table:table-row>
        <table:table-row table:style-name="ro55">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55">
          <table:table-cell office:value-type="string">
            <text:p>Summer</text:p>
          </table:table-cell>
          <table:table-cell/>
          <table:table-cell office:value-type="float" office:value="69">
            <text:p>69</text:p>
          </table:table-cell>
          <table:table-cell table:number-columns-repeated="5"/>
        </table:table-row>
        <table:table-row table:style-name="ro55">
          <table:table-cell office:value-type="string">
            <text:p>Fall</text:p>
          </table:table-cell>
          <table:table-cell/>
          <table:table-cell office:value-type="float" office:value="70">
            <text:p>70</text:p>
          </table:table-cell>
          <table:table-cell table:number-columns-repeated="5"/>
        </table:table-row>
        <table:table-row table:style-name="ro55">
          <table:table-cell office:value-type="string">
            <text:p>Winter</text:p>
          </table:table-cell>
          <table:table-cell/>
          <table:table-cell office:value-type="float" office:value="71">
            <text:p>71</text:p>
          </table:table-cell>
          <table:table-cell table:number-columns-repeated="5"/>
        </table:table-row>
        <table:table-row table:style-name="ro55">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55">
          <table:table-cell office:value-type="string">
            <text:p>Summer</text:p>
          </table:table-cell>
          <table:table-cell/>
          <table:table-cell office:value-type="float" office:value="73">
            <text:p>73</text:p>
          </table:table-cell>
          <table:table-cell table:number-columns-repeated="5"/>
        </table:table-row>
        <table:table-row table:style-name="ro60">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55">
          <table:table-cell office:value-type="string">
            <text:p>Winter</text:p>
          </table:table-cell>
          <table:table-cell/>
          <table:table-cell office:value-type="float" office:value="75">
            <text:p>75</text:p>
          </table:table-cell>
          <table:table-cell table:number-columns-repeated="5"/>
        </table:table-row>
        <table:table-row table:style-name="ro55">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55">
          <table:table-cell office:value-type="string">
            <text:p>Summer</text:p>
          </table:table-cell>
          <table:table-cell/>
          <table:table-cell office:value-type="float" office:value="77">
            <text:p>77</text:p>
          </table:table-cell>
          <table:table-cell table:number-columns-repeated="5"/>
        </table:table-row>
        <table:table-row table:style-name="ro55">
          <table:table-cell office:value-type="string">
            <text:p>Fall</text:p>
          </table:table-cell>
          <table:table-cell/>
          <table:table-cell office:value-type="float" office:value="78">
            <text:p>78</text:p>
          </table:table-cell>
          <table:table-cell table:number-columns-repeated="5"/>
        </table:table-row>
        <table:table-row table:style-name="ro55">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55">
          <table:table-cell office:value-type="string">
            <text:p>Summer</text:p>
          </table:table-cell>
          <table:table-cell/>
          <table:table-cell office:value-type="float" office:value="81">
            <text:p>81</text:p>
          </table:table-cell>
          <table:table-cell table:number-columns-repeated="5"/>
        </table:table-row>
        <table:table-row table:style-name="ro19">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23" office:value-type="string">
            <text:p><text:span text:style-name="T3"><text:s/></text:span><text:span text:style-name="T3">Ever since we made up last Fall, and I [RG] was sure of you [Marie] and your love, I have been very ambitious and have not</text:span></text:p>
            <text:p><text:span text:style-name="T3">wasted a minute, have studied day and night. Wanted to</text:span></text:p>
            <text:p><text:span text:style-name="T3">prove to you that your faith in me was not to go unrewarded.</text:span></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223" office:value-type="string">
            <text:p><text:span text:style-name="T3"><text:s/></text:span><text:span text:style-name="T3">October, 1927, was a beautiful month in New York.</text:span></text:p>
            <text:p><text:span text:style-name="T3">The weather was warm and the sun shone brightly every</text:span></text:p>
            <text:p><text:span text:style-name="T3">day. It reminded Robert of the </text:span><text:span text:style-name="T5">Fall of 1926</text:span><text:span text:style-name="T3"> when he</text:span></text:p>
            <text:p><text:span text:style-name="T3">had gone to Sherman, Texas to visit Marie.</text:span></text:p>
          </table:table-cell>
          <table:table-cell office:value-type="string">
            <text:p>Connection between October 1927 and October 23, 1926.</text:p>
          </table:table-cell>
        </table:table-row>
        <table:table-row table:style-name="ro55">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5">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4"><text:s/>July 20, 1927. <text:s/>Highly likely it is Spring 1927 spoken of. <text:s/></text:span></text:p>
          </table:table-cell>
          <table:table-cell office:value-type="string">
            <text:p><text:span text:style-name="T3"><text:s/></text:span><text:span text:style-name="T3">The troubles in Nicaragua, the destructive floods and storms</text:span></text:p>
            <text:p><text:span text:style-name="T3">which have visited Florida, and the destruction by the floods</text:span></text:p>
            <text:p><text:span text:style-name="T3">along the Mississippi during the past </text:span><text:span text:style-name="T5">Spring</text:span><text:span text:style-name="T3"> all show that</text:span></text:p>
            <text:p><text:span text:style-name="T3">troubles are starting in the south. We are in a cycle which</text:span></text:p>
            <text:p><text:span text:style-name="T3">will repeat and cause wars which will start from the south</text:span></text:p>
            <text:p><text:span text:style-name="T3">and southwest, probably Mexico. All of these events will have</text:span></text:p>
            <text:p><text:span text:style-name="T3">a great bearing on the Presidential election in 1928, because</text:span></text:p>
            <text:p><text:span text:style-name="T3">war will be in the air and the people will be very much upset.</text:span></text:p>
          </table:table-cell>
          <table:table-cell/>
        </table:table-row>
        <table:table-row table:style-name="ro21">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23" office:value-type="string">
            <text:p><text:span text:style-name="T3"><text:s/></text:span><text:span text:style-name="T3">I am anxious to make some money in my </text:span><text:span text:style-name="T5">cotton</text:span><text:span text:style-name="T3"> deals and</text:span></text:p>
            <text:p><text:span text:style-name="T3">get into </text:span><text:span text:style-name="T5">wheat</text:span><text:span text:style-name="T3"> for the big advance that I figure is coming this</text:span></text:p>
            <text:p><text:span text:style-name="T5">Spring and Summer</text:span><text:span text:style-name="T3">. Then I want to be in position to buy</text:span></text:p>
            <text:p><text:span text:style-name="T3">some Right Aeroplane and Sell Major Motors and other stocks</text:span></text:p>
            <text:p><text:span text:style-name="T3">short, because I believe that in the next few years I can make</text:span></text:p>
            <text:p><text:span text:style-name="T3">a fortune buying Right Aeroplane stock and selling short</text:span></text:p>
            <text:p><text:span text:style-name="T3">Major Motors.</text:span></text:p>
          </table:table-cell>
          <table:table-cell/>
        </table:table-row>
        <table:table-row table:style-name="ro55">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7">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3"><text:s/></text:span><text:span text:style-name="T3">The </text:span><text:span text:style-name="T5">great decline in stocks</text:span><text:span text:style-name="T3"> which he forecast for the</text:span></text:p>
            <text:p><text:span text:style-name="T5">Fall and Winter of 1927</text:span><text:span text:style-name="T3"> took place and he made money</text:span></text:p>
            <text:p><text:span text:style-name="T3">rapidly on the short side of stocks. He was selling short</text:span></text:p>
            <text:p><text:span text:style-name="T3">Central Steel and Major Motors and other stocks.</text:span></text:p>
          </table:table-cell>
          <table:table-cell/>
        </table:table-row>
        <table:table-row table:style-name="ro55">
          <table:table-cell office:value-type="string">
            <text:p>Winter</text:p>
          </table:table-cell>
          <table:table-cell/>
          <table:table-cell office:value-type="float" office:value="87">
            <text:p>87</text:p>
          </table:table-cell>
          <table:table-cell table:number-columns-repeated="5"/>
        </table:table-row>
        <table:table-row table:style-name="ro6">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3"><text:s/></text:span><text:span text:style-name="T3">Robert then sailed away in his new plane which he had</text:span></text:p>
            <text:p><text:span text:style-name="T3">named "The St. Marie." He visited England, France,</text:span></text:p>
            <text:p><text:span text:style-name="T3">Germany and in the Spring of 1928 made the longest</text:span></text:p>
            <text:p><text:span text:style-name="T3">successful flight to Japan, where he was received with</text:span></text:p>
            <text:p><text:span text:style-name="T3">great honor.</text:span></text:p>
          </table:table-cell>
          <table:table-cell/>
        </table:table-row>
        <table:table-row table:style-name="ro3">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225" office:value-type="string">
            <text:p><text:s/>The public will be very much divided and [political] sentiment will be badly mixed in the <text:span text:style-name="T1">summer and fall of 1928.</text:span></text:p>
          </table:table-cell>
          <table:table-cell/>
        </table:table-row>
        <table:table-row table:style-name="ro21">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225" office:value-type="string">
            <text:p><text:span text:style-name="T3"><text:s/></text:span><text:span text:style-name="T3">In the early part of 1928 Robert calculated that war</text:span></text:p>
            <text:p><text:span text:style-name="T3">was inevitable between England and Russia. He figured</text:span></text:p>
            <text:p><text:span text:style-name="T3">that the </text:span><text:span text:style-name="T5">war would start not later than the summer</text:span></text:p>
            <text:p><text:span text:style-name="T3">and that many nations would be involved and that</text:span></text:p>
            <text:p><text:span text:style-name="T3">later an attack on the United States would come. His</text:span></text:p>
            <text:p><text:span text:style-name="T3">first airplane was now completed, -- a small one according</text:span></text:p>
            <text:p><text:span text:style-name="T3">to the plan laid down by Ezekiel in the Bible.</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225" office:value-type="string">
            <text:p><text:span text:style-name="T3"><text:s/></text:span><text:span text:style-name="T3">While in Japan Robert was entertained and introduced</text:span></text:p>
            <text:p><text:span text:style-name="T3">to many beautiful titled ladies and prominent men,</text:span></text:p>
            <text:p><text:span text:style-name="T3">but he remained loyal to Marie for his great success had</text:span></text:p>
            <text:p><text:span text:style-name="T3">not turned his head. He was still searching for Marie,</text:span></text:p>
            <text:p><text:span text:style-name="T3">always hoping to find her. </text:span><text:span text:style-name="T5">[RG] returned to New York</text:span></text:p>
            <text:p><text:span text:style-name="T5">in the Summer of 1928</text:span><text:span text:style-name="T3"> and was now reputed as being</text:span></text:p>
            <text:p><text:span text:style-name="T3">worth more than a million dollars, after making more</text:span></text:p>
            <text:p><text:span text:style-name="T3">successful deals in stocks, cotton and wheat.</text:span></text:p>
          </table:table-cell>
          <table:table-cell/>
        </table:table-row>
        <table:table-row table:style-name="ro6">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23" office:value-type="string">
            <text:p><text:span text:style-name="T3"><text:s/></text:span><text:span text:style-name="T3">In the Fall of 1928, Robert and Walter completed invention "The Demon of Death." Miss Quinton had been very much interested in this machine during the course of construction, and she named it</text:span></text:p>
            <text:p><text:span text:style-name="T3">"Spit-Fire".</text:span></text:p>
          </table:table-cell>
          <table:table-cell/>
        </table:table-row>
        <table:table-row table:style-name="ro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23" office:value-type="string">
            <text:p><text:span text:style-name="T3"><text:s/></text:span><text:span text:style-name="T3">Walter and Edna were happy in their work and the Fall of 1928</text:span></text:p>
            <text:p><text:span text:style-name="T3">rewarded them with a new and wonderful discovery.</text:span></text:p>
            <text:p><text:span text:style-name="T3">They had been able to perfect a machine which would</text:span></text:p>
            <text:p><text:span text:style-name="T3">reflect light in such a way as to make an airplane invisible</text:span></text:p>
            <text:p><text:span text:style-name="T3">and this, together with Robert's noiseless invention,</text:span></text:p>
            <text:p><text:span text:style-name="T3">solved the problem.</text:span></text:p>
          </table:table-cell>
          <table:table-cell/>
        </table:table-row>
        <table:table-row table:style-name="ro55">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3"><text:s/></text:span><text:span text:style-name="T3">He placed orders</text:span></text:p>
            <text:p><text:span text:style-name="T3">to sell more Major Motors at 128, 118, 108 and 98 because</text:span></text:p>
            <text:p><text:span text:style-name="T3">he expected the first decline to run until the</text:span></text:p>
            <text:p><text:span text:style-name="T3">latter part of December, 1927, and after that time he</text:span></text:p>
            <text:p><text:span text:style-name="T3">would put out shorts again on a rally to hold and pyramid</text:span></text:p>
            <text:p><text:span text:style-name="T3">on the way down into the </text:span><text:span text:style-name="T5">Spring of 1929.</text:span></text:p>
          </table:table-cell>
          <table:table-cell/>
        </table:table-row>
        <table:table-row table:style-name="ro55">
          <table:table-cell office:value-type="string">
            <text:p>Summer</text:p>
          </table:table-cell>
          <table:table-cell/>
          <table:table-cell office:value-type="float" office:value="93">
            <text:p>93</text:p>
          </table:table-cell>
          <table:table-cell table:number-columns-repeated="5"/>
        </table:table-row>
        <table:table-row table:style-name="ro19">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3"><text:s/></text:span><text:span text:style-name="T3">On the 24th of June, Walter and Edna were married.</text:span></text:p>
            <text:p><text:span text:style-name="T3">Robert suggested that for their honeymoon they go up</text:span></text:p>
            <text:p><text:span text:style-name="T3">thru Canada and see the beautiful scenery there, then</text:span></text:p>
            <text:p><text:span text:style-name="T5">go down thru California and in the Fall and Winter</text:span><text:span text:style-name="T3">,</text:span></text:p>
            <text:p><text:span text:style-name="T3">take a second honeymoon trip to Florida and visit Silver</text:span></text:p>
            <text:p><text:span text:style-name="T3">Springs and Sebring. Robert's mind always drifted</text:span></text:p>
            <text:p><text:span text:style-name="T3">back to the beautiful places where he thought people</text:span></text:p>
            <text:p><text:span text:style-name="T3">in love would find harmony and could commune with</text:span></text:p>
            <text:p><text:span text:style-name="T3">Nature.</text:span></text:p>
          </table:table-cell>
          <table:table-cell office:value-type="string">
            <text:p>I think this is describing a cycle.</text:p>
          </table:table-cell>
        </table:table-row>
        <table:table-row table:style-name="ro60">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23" office:value-type="string">
            <text:p><text:span text:style-name="T3">In the Fall of 1929, Robert and Walter made a</text:span></text:p>
            <text:p><text:span text:style-name="T3">large amount of money in cotton and wheat. Robert</text:span></text:p>
            <text:p><text:span text:style-name="T3">was unusually happy.</text:span></text:p>
          </table:table-cell>
          <table:table-cell/>
        </table:table-row>
        <table:table-row table:style-name="ro55">
          <table:table-cell office:value-type="string">
            <text:p>Winter</text:p>
          </table:table-cell>
          <table:table-cell/>
          <table:table-cell office:value-type="float" office:value="95">
            <text:p>95</text:p>
          </table:table-cell>
          <table:table-cell table:number-columns-repeated="5"/>
        </table:table-row>
        <table:table-row table:style-name="ro55">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55">
          <table:table-cell office:value-type="string">
            <text:p>Summer</text:p>
          </table:table-cell>
          <table:table-cell/>
          <table:table-cell office:value-type="float" office:value="97">
            <text:p>97</text:p>
          </table:table-cell>
          <table:table-cell table:number-columns-repeated="5"/>
        </table:table-row>
        <table:table-row table:style-name="ro55">
          <table:table-cell office:value-type="string">
            <text:p>Fall</text:p>
          </table:table-cell>
          <table:table-cell/>
          <table:table-cell office:value-type="float" office:value="98">
            <text:p>98</text:p>
          </table:table-cell>
          <table:table-cell table:number-columns-repeated="5"/>
        </table:table-row>
        <table:table-row table:style-name="ro55">
          <table:table-cell office:value-type="string">
            <text:p>Winter</text:p>
          </table:table-cell>
          <table:table-cell/>
          <table:table-cell office:value-type="float" office:value="99">
            <text:p>99</text:p>
          </table:table-cell>
          <table:table-cell table:number-columns-repeated="5"/>
        </table:table-row>
        <table:table-row table:style-name="ro55">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55">
          <table:table-cell office:value-type="string">
            <text:p>Summer</text:p>
          </table:table-cell>
          <table:table-cell/>
          <table:table-cell office:value-type="float" office:value="101">
            <text:p>101</text:p>
          </table:table-cell>
          <table:table-cell table:number-columns-repeated="5"/>
        </table:table-row>
        <table:table-row table:style-name="ro55">
          <table:table-cell office:value-type="string">
            <text:p>Fall</text:p>
          </table:table-cell>
          <table:table-cell/>
          <table:table-cell office:value-type="float" office:value="102">
            <text:p>102</text:p>
          </table:table-cell>
          <table:table-cell table:number-columns-repeated="5"/>
        </table:table-row>
        <table:table-row table:style-name="ro55">
          <table:table-cell office:value-type="string">
            <text:p>Winter</text:p>
          </table:table-cell>
          <table:table-cell/>
          <table:table-cell office:value-type="float" office:value="103">
            <text:p>103</text:p>
          </table:table-cell>
          <table:table-cell table:number-columns-repeated="5"/>
        </table:table-row>
        <table:table-row table:style-name="ro55">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23" office:value-type="string">
            <text:p><text:span text:style-name="T3"><text:s/></text:span><text:span text:style-name="T3">Edna asked if he thought there was any hope of the terrible war</text:span></text:p>
            <text:p><text:span text:style-name="T3">ending soon. "No," [RG] replied, "it will get worse in</text:span></text:p>
            <text:p><text:span text:style-name="T3">1931 when many other nations will join against us.</text:span></text:p>
            <text:p><text:span text:style-name="T3">The end will not come until the </text:span><text:span text:style-name="T5">Summer or Fall of</text:span></text:p>
            <text:p><text:span text:style-name="T5">1932</text:span><text:span text:style-name="T3">."</text:span></text:p>
          </table:table-cell>
          <table:table-cell/>
        </table:table-row>
        <table:table-row table:style-name="ro55">
          <table:table-cell office:value-type="string">
            <text:p>Fall</text:p>
          </table:table-cell>
          <table:table-cell/>
          <table:table-cell table:style-name="ce214" office:value-type="float" office:value="106">
            <text:p>106</text:p>
          </table:table-cell>
          <table:table-cell table:number-columns-repeated="5"/>
        </table:table-row>
        <table:table-row table:style-name="ro55">
          <table:table-cell office:value-type="string">
            <text:p>Winter</text:p>
          </table:table-cell>
          <table:table-cell/>
          <table:table-cell office:value-type="float" office:value="107">
            <text:p>107</text:p>
          </table:table-cell>
          <table:table-cell table:number-columns-repeated="5"/>
        </table:table-row>
        <table:table-row table:style-name="ro55">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2" table:number-rows-repeated="1048453">
          <table:table-cell table:number-columns-repeated="8"/>
        </table:table-row>
        <table:table-row table:style-name="ro12">
          <table:table-cell table:number-columns-repeated="8"/>
        </table:table-row>
      </table:table>
      <table:table table:name="Month Events" table:style-name="ta1">
        <table:table-column table:style-name="co98" table:default-cell-style-name="Default"/>
        <table:table-column table:style-name="co99" table:default-cell-style-name="Default"/>
        <table:table-column table:style-name="co3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column table:style-name="co103" table:default-cell-style-name="Default"/>
        <table:table-row table:style-name="ro15">
          <table:table-cell table:style-name="ce89" office:value-type="string">
            <text:p>Year</text:p>
          </table:table-cell>
          <table:table-cell table:style-name="ce89" office:value-type="string">
            <text:p>Month</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1">
          <table:table-cell office:value-type="float" office:value="1906">
            <text:p>1906</text:p>
          </table:table-cell>
          <table:table-cell office:value-type="string">
            <text:p>January</text:p>
          </table:table-cell>
          <table:table-cell office:value-type="float" office:value="1">
            <text:p>1</text:p>
          </table:table-cell>
          <table:table-cell table:number-columns-repeated="5"/>
        </table:table-row>
        <table:table-row table:style-name="ro1">
          <table:table-cell/>
          <table:table-cell office:value-type="string">
            <text:p>February</text:p>
          </table:table-cell>
          <table:table-cell office:value-type="float" office:value="2">
            <text:p>2</text:p>
          </table:table-cell>
          <table:table-cell table:number-columns-repeated="5"/>
        </table:table-row>
        <table:table-row table:style-name="ro1">
          <table:table-cell/>
          <table:table-cell office:value-type="string">
            <text:p>March</text:p>
          </table:table-cell>
          <table:table-cell office:value-type="float" office:value="3">
            <text:p>3</text:p>
          </table:table-cell>
          <table:table-cell table:number-columns-repeated="5"/>
        </table:table-row>
        <table:table-row table:style-name="ro1">
          <table:table-cell/>
          <table:table-cell office:value-type="string">
            <text:p>April</text:p>
          </table:table-cell>
          <table:table-cell office:value-type="float" office:value="4">
            <text:p>4</text:p>
          </table:table-cell>
          <table:table-cell table:number-columns-repeated="2" office:value-type="float" office:value="1">
            <text:p>1</text:p>
          </table:table-cell>
          <table:table-cell table:number-columns-repeated="3"/>
        </table:table-row>
        <table:table-row table:style-name="ro1">
          <table:table-cell/>
          <table:table-cell office:value-type="string">
            <text:p>May</text:p>
          </table:table-cell>
          <table:table-cell office:value-type="float" office:value="5">
            <text:p>5</text:p>
          </table:table-cell>
          <table:table-cell table:number-columns-repeated="5"/>
        </table:table-row>
        <table:table-row table:style-name="ro1">
          <table:table-cell/>
          <table:table-cell office:value-type="string">
            <text:p>June</text:p>
          </table:table-cell>
          <table:table-cell office:value-type="float" office:value="6">
            <text:p>6</text:p>
          </table:table-cell>
          <table:table-cell table:number-columns-repeated="5"/>
        </table:table-row>
        <table:table-row table:style-name="ro1">
          <table:table-cell/>
          <table:table-cell office:value-type="string">
            <text:p>July</text:p>
          </table:table-cell>
          <table:table-cell office:value-type="float" office:value="7">
            <text:p>7</text:p>
          </table:table-cell>
          <table:table-cell table:number-columns-repeated="5"/>
        </table:table-row>
        <table:table-row table:style-name="ro1">
          <table:table-cell/>
          <table:table-cell office:value-type="string">
            <text:p>August</text:p>
          </table:table-cell>
          <table:table-cell office:value-type="float" office:value="8">
            <text:p>8</text:p>
          </table:table-cell>
          <table:table-cell table:number-columns-repeated="5"/>
        </table:table-row>
        <table:table-row table:style-name="ro1">
          <table:table-cell/>
          <table:table-cell office:value-type="string">
            <text:p>September</text:p>
          </table:table-cell>
          <table:table-cell office:value-type="float" office:value="9">
            <text:p>9</text:p>
          </table:table-cell>
          <table:table-cell table:number-columns-repeated="5"/>
        </table:table-row>
        <table:table-row table:style-name="ro1">
          <table:table-cell/>
          <table:table-cell office:value-type="string">
            <text:p>October</text:p>
          </table:table-cell>
          <table:table-cell office:value-type="float" office:value="10">
            <text:p>10</text:p>
          </table:table-cell>
          <table:table-cell table:number-columns-repeated="5"/>
        </table:table-row>
        <table:table-row table:style-name="ro1">
          <table:table-cell/>
          <table:table-cell office:value-type="string">
            <text:p>November</text:p>
          </table:table-cell>
          <table:table-cell office:value-type="float" office:value="11">
            <text:p>11</text:p>
          </table:table-cell>
          <table:table-cell table:number-columns-repeated="5"/>
        </table:table-row>
        <table:table-row table:style-name="ro1">
          <table:table-cell/>
          <table:table-cell office:value-type="string">
            <text:p>December</text:p>
          </table:table-cell>
          <table:table-cell office:value-type="float" office:value="12">
            <text:p>12</text:p>
          </table:table-cell>
          <table:table-cell table:number-columns-repeated="5"/>
        </table:table-row>
        <table:table-row table:style-name="ro1">
          <table:table-cell office:value-type="float" office:value="1907">
            <text:p>1907</text:p>
          </table:table-cell>
          <table:table-cell office:value-type="string">
            <text:p>January</text:p>
          </table:table-cell>
          <table:table-cell office:value-type="float" office:value="13">
            <text:p>13</text:p>
          </table:table-cell>
          <table:table-cell table:number-columns-repeated="5"/>
        </table:table-row>
        <table:table-row table:style-name="ro1">
          <table:table-cell/>
          <table:table-cell office:value-type="string">
            <text:p>February</text:p>
          </table:table-cell>
          <table:table-cell office:value-type="float" office:value="14">
            <text:p>14</text:p>
          </table:table-cell>
          <table:table-cell table:number-columns-repeated="5"/>
        </table:table-row>
        <table:table-row table:style-name="ro1">
          <table:table-cell/>
          <table:table-cell office:value-type="string">
            <text:p>March</text:p>
          </table:table-cell>
          <table:table-cell office:value-type="float" office:value="15">
            <text:p>15</text:p>
          </table:table-cell>
          <table:table-cell table:number-columns-repeated="5"/>
        </table:table-row>
        <table:table-row table:style-name="ro1">
          <table:table-cell/>
          <table:table-cell office:value-type="string">
            <text:p>April</text:p>
          </table:table-cell>
          <table:table-cell office:value-type="float" office:value="16">
            <text:p>16</text:p>
          </table:table-cell>
          <table:table-cell table:number-columns-repeated="5"/>
        </table:table-row>
        <table:table-row table:style-name="ro1">
          <table:table-cell/>
          <table:table-cell office:value-type="string">
            <text:p>May</text:p>
          </table:table-cell>
          <table:table-cell office:value-type="float" office:value="17">
            <text:p>17</text:p>
          </table:table-cell>
          <table:table-cell table:number-columns-repeated="5"/>
        </table:table-row>
        <table:table-row table:style-name="ro1">
          <table:table-cell/>
          <table:table-cell office:value-type="string">
            <text:p>June</text:p>
          </table:table-cell>
          <table:table-cell office:value-type="float" office:value="18">
            <text:p>18</text:p>
          </table:table-cell>
          <table:table-cell table:number-columns-repeated="5"/>
        </table:table-row>
        <table:table-row table:style-name="ro1">
          <table:table-cell/>
          <table:table-cell office:value-type="string">
            <text:p>July</text:p>
          </table:table-cell>
          <table:table-cell office:value-type="float" office:value="19">
            <text:p>19</text:p>
          </table:table-cell>
          <table:table-cell table:number-columns-repeated="5"/>
        </table:table-row>
        <table:table-row table:style-name="ro1">
          <table:table-cell/>
          <table:table-cell office:value-type="string">
            <text:p>August</text:p>
          </table:table-cell>
          <table:table-cell office:value-type="float" office:value="20">
            <text:p>20</text:p>
          </table:table-cell>
          <table:table-cell table:number-columns-repeated="5"/>
        </table:table-row>
        <table:table-row table:style-name="ro1">
          <table:table-cell/>
          <table:table-cell office:value-type="string">
            <text:p>September</text:p>
          </table:table-cell>
          <table:table-cell office:value-type="float" office:value="21">
            <text:p>21</text:p>
          </table:table-cell>
          <table:table-cell table:number-columns-repeated="5"/>
        </table:table-row>
        <table:table-row table:style-name="ro1">
          <table:table-cell/>
          <table:table-cell office:value-type="string">
            <text:p>October</text:p>
          </table:table-cell>
          <table:table-cell office:value-type="float" office:value="22">
            <text:p>22</text:p>
          </table:table-cell>
          <table:table-cell table:number-columns-repeated="5"/>
        </table:table-row>
        <table:table-row table:style-name="ro1">
          <table:table-cell/>
          <table:table-cell office:value-type="string">
            <text:p>November</text:p>
          </table:table-cell>
          <table:table-cell office:value-type="float" office:value="23">
            <text:p>23</text:p>
          </table:table-cell>
          <table:table-cell table:number-columns-repeated="5"/>
        </table:table-row>
        <table:table-row table:style-name="ro1">
          <table:table-cell/>
          <table:table-cell office:value-type="string">
            <text:p>December</text:p>
          </table:table-cell>
          <table:table-cell office:value-type="float" office:value="24">
            <text:p>24</text:p>
          </table:table-cell>
          <table:table-cell table:number-columns-repeated="5"/>
        </table:table-row>
        <table:table-row table:style-name="ro1">
          <table:table-cell office:value-type="float" office:value="1908">
            <text:p>1908</text:p>
          </table:table-cell>
          <table:table-cell office:value-type="string">
            <text:p>January</text:p>
          </table:table-cell>
          <table:table-cell office:value-type="float" office:value="25">
            <text:p>25</text:p>
          </table:table-cell>
          <table:table-cell table:number-columns-repeated="5"/>
        </table:table-row>
        <table:table-row table:style-name="ro1">
          <table:table-cell/>
          <table:table-cell office:value-type="string">
            <text:p>February</text:p>
          </table:table-cell>
          <table:table-cell office:value-type="float" office:value="26">
            <text:p>26</text:p>
          </table:table-cell>
          <table:table-cell table:number-columns-repeated="5"/>
        </table:table-row>
        <table:table-row table:style-name="ro1">
          <table:table-cell/>
          <table:table-cell office:value-type="string">
            <text:p>March</text:p>
          </table:table-cell>
          <table:table-cell office:value-type="float" office:value="27">
            <text:p>27</text:p>
          </table:table-cell>
          <table:table-cell table:number-columns-repeated="5"/>
        </table:table-row>
        <table:table-row table:style-name="ro1">
          <table:table-cell/>
          <table:table-cell office:value-type="string">
            <text:p>April</text:p>
          </table:table-cell>
          <table:table-cell office:value-type="float" office:value="28">
            <text:p>28</text:p>
          </table:table-cell>
          <table:table-cell table:number-columns-repeated="5"/>
        </table:table-row>
        <table:table-row table:style-name="ro1">
          <table:table-cell/>
          <table:table-cell office:value-type="string">
            <text:p>May</text:p>
          </table:table-cell>
          <table:table-cell office:value-type="float" office:value="29">
            <text:p>29</text:p>
          </table:table-cell>
          <table:table-cell table:number-columns-repeated="5"/>
        </table:table-row>
        <table:table-row table:style-name="ro1">
          <table:table-cell/>
          <table:table-cell office:value-type="string">
            <text:p>June</text:p>
          </table:table-cell>
          <table:table-cell office:value-type="float" office:value="30">
            <text:p>30</text:p>
          </table:table-cell>
          <table:table-cell table:number-columns-repeated="5"/>
        </table:table-row>
        <table:table-row table:style-name="ro1">
          <table:table-cell/>
          <table:table-cell office:value-type="string">
            <text:p>July</text:p>
          </table:table-cell>
          <table:table-cell office:value-type="float" office:value="31">
            <text:p>31</text:p>
          </table:table-cell>
          <table:table-cell table:number-columns-repeated="5"/>
        </table:table-row>
        <table:table-row table:style-name="ro1">
          <table:table-cell/>
          <table:table-cell office:value-type="string">
            <text:p>August</text:p>
          </table:table-cell>
          <table:table-cell office:value-type="float" office:value="32">
            <text:p>32</text:p>
          </table:table-cell>
          <table:table-cell table:number-columns-repeated="5"/>
        </table:table-row>
        <table:table-row table:style-name="ro1">
          <table:table-cell/>
          <table:table-cell office:value-type="string">
            <text:p>September</text:p>
          </table:table-cell>
          <table:table-cell office:value-type="float" office:value="33">
            <text:p>33</text:p>
          </table:table-cell>
          <table:table-cell table:number-columns-repeated="5"/>
        </table:table-row>
        <table:table-row table:style-name="ro1">
          <table:table-cell/>
          <table:table-cell office:value-type="string">
            <text:p>October</text:p>
          </table:table-cell>
          <table:table-cell office:value-type="float" office:value="34">
            <text:p>34</text:p>
          </table:table-cell>
          <table:table-cell table:number-columns-repeated="5"/>
        </table:table-row>
        <table:table-row table:style-name="ro1">
          <table:table-cell/>
          <table:table-cell office:value-type="string">
            <text:p>November</text:p>
          </table:table-cell>
          <table:table-cell office:value-type="float" office:value="35">
            <text:p>35</text:p>
          </table:table-cell>
          <table:table-cell table:number-columns-repeated="5"/>
        </table:table-row>
        <table:table-row table:style-name="ro1">
          <table:table-cell/>
          <table:table-cell office:value-type="string">
            <text:p>December</text:p>
          </table:table-cell>
          <table:table-cell office:value-type="float" office:value="36">
            <text:p>36</text:p>
          </table:table-cell>
          <table:table-cell table:number-columns-repeated="5"/>
        </table:table-row>
        <table:table-row table:style-name="ro1">
          <table:table-cell office:value-type="float" office:value="1909">
            <text:p>1909</text:p>
          </table:table-cell>
          <table:table-cell office:value-type="string">
            <text:p>January</text:p>
          </table:table-cell>
          <table:table-cell office:value-type="float" office:value="37">
            <text:p>37</text:p>
          </table:table-cell>
          <table:table-cell table:number-columns-repeated="5"/>
        </table:table-row>
        <table:table-row table:style-name="ro1">
          <table:table-cell/>
          <table:table-cell office:value-type="string">
            <text:p>February</text:p>
          </table:table-cell>
          <table:table-cell office:value-type="float" office:value="38">
            <text:p>38</text:p>
          </table:table-cell>
          <table:table-cell table:number-columns-repeated="5"/>
        </table:table-row>
        <table:table-row table:style-name="ro1">
          <table:table-cell/>
          <table:table-cell office:value-type="string">
            <text:p>March</text:p>
          </table:table-cell>
          <table:table-cell office:value-type="float" office:value="39">
            <text:p>39</text:p>
          </table:table-cell>
          <table:table-cell table:number-columns-repeated="5"/>
        </table:table-row>
        <table:table-row table:style-name="ro1">
          <table:table-cell/>
          <table:table-cell office:value-type="string">
            <text:p>April</text:p>
          </table:table-cell>
          <table:table-cell office:value-type="float" office:value="40">
            <text:p>40</text:p>
          </table:table-cell>
          <table:table-cell table:number-columns-repeated="5"/>
        </table:table-row>
        <table:table-row table:style-name="ro1">
          <table:table-cell/>
          <table:table-cell office:value-type="string">
            <text:p>May</text:p>
          </table:table-cell>
          <table:table-cell office:value-type="float" office:value="41">
            <text:p>41</text:p>
          </table:table-cell>
          <table:table-cell table:number-columns-repeated="5"/>
        </table:table-row>
        <table:table-row table:style-name="ro1">
          <table:table-cell/>
          <table:table-cell office:value-type="string">
            <text:p>June</text:p>
          </table:table-cell>
          <table:table-cell office:value-type="float" office:value="42">
            <text:p>42</text:p>
          </table:table-cell>
          <table:table-cell table:number-columns-repeated="5"/>
        </table:table-row>
        <table:table-row table:style-name="ro1">
          <table:table-cell/>
          <table:table-cell office:value-type="string">
            <text:p>July</text:p>
          </table:table-cell>
          <table:table-cell office:value-type="float" office:value="43">
            <text:p>43</text:p>
          </table:table-cell>
          <table:table-cell table:number-columns-repeated="5"/>
        </table:table-row>
        <table:table-row table:style-name="ro1">
          <table:table-cell/>
          <table:table-cell office:value-type="string">
            <text:p>August</text:p>
          </table:table-cell>
          <table:table-cell office:value-type="float" office:value="44">
            <text:p>44</text:p>
          </table:table-cell>
          <table:table-cell table:number-columns-repeated="5"/>
        </table:table-row>
        <table:table-row table:style-name="ro1">
          <table:table-cell/>
          <table:table-cell office:value-type="string">
            <text:p>September</text:p>
          </table:table-cell>
          <table:table-cell office:value-type="float" office:value="45">
            <text:p>45</text:p>
          </table:table-cell>
          <table:table-cell table:number-columns-repeated="5"/>
        </table:table-row>
        <table:table-row table:style-name="ro1">
          <table:table-cell/>
          <table:table-cell office:value-type="string">
            <text:p>October</text:p>
          </table:table-cell>
          <table:table-cell office:value-type="float" office:value="46">
            <text:p>46</text:p>
          </table:table-cell>
          <table:table-cell table:number-columns-repeated="5"/>
        </table:table-row>
        <table:table-row table:style-name="ro1">
          <table:table-cell/>
          <table:table-cell office:value-type="string">
            <text:p>November</text:p>
          </table:table-cell>
          <table:table-cell office:value-type="float" office:value="47">
            <text:p>47</text:p>
          </table:table-cell>
          <table:table-cell table:number-columns-repeated="5"/>
        </table:table-row>
        <table:table-row table:style-name="ro1">
          <table:table-cell/>
          <table:table-cell office:value-type="string">
            <text:p>December</text:p>
          </table:table-cell>
          <table:table-cell office:value-type="float" office:value="48">
            <text:p>48</text:p>
          </table:table-cell>
          <table:table-cell table:number-columns-repeated="5"/>
        </table:table-row>
        <table:table-row table:style-name="ro1">
          <table:table-cell office:value-type="float" office:value="1910">
            <text:p>1910</text:p>
          </table:table-cell>
          <table:table-cell office:value-type="string">
            <text:p>January</text:p>
          </table:table-cell>
          <table:table-cell office:value-type="float" office:value="49">
            <text:p>49</text:p>
          </table:table-cell>
          <table:table-cell table:number-columns-repeated="5"/>
        </table:table-row>
        <table:table-row table:style-name="ro1">
          <table:table-cell/>
          <table:table-cell office:value-type="string">
            <text:p>February</text:p>
          </table:table-cell>
          <table:table-cell office:value-type="float" office:value="50">
            <text:p>50</text:p>
          </table:table-cell>
          <table:table-cell table:number-columns-repeated="5"/>
        </table:table-row>
        <table:table-row table:style-name="ro1">
          <table:table-cell/>
          <table:table-cell office:value-type="string">
            <text:p>March</text:p>
          </table:table-cell>
          <table:table-cell office:value-type="float" office:value="51">
            <text:p>51</text:p>
          </table:table-cell>
          <table:table-cell table:number-columns-repeated="5"/>
        </table:table-row>
        <table:table-row table:style-name="ro1">
          <table:table-cell/>
          <table:table-cell office:value-type="string">
            <text:p>April</text:p>
          </table:table-cell>
          <table:table-cell office:value-type="float" office:value="52">
            <text:p>52</text:p>
          </table:table-cell>
          <table:table-cell table:number-columns-repeated="5"/>
        </table:table-row>
        <table:table-row table:style-name="ro1">
          <table:table-cell/>
          <table:table-cell office:value-type="string">
            <text:p>May</text:p>
          </table:table-cell>
          <table:table-cell office:value-type="float" office:value="53">
            <text:p>53</text:p>
          </table:table-cell>
          <table:table-cell table:number-columns-repeated="5"/>
        </table:table-row>
        <table:table-row table:style-name="ro1">
          <table:table-cell/>
          <table:table-cell office:value-type="string">
            <text:p>June</text:p>
          </table:table-cell>
          <table:table-cell office:value-type="float" office:value="54">
            <text:p>54</text:p>
          </table:table-cell>
          <table:table-cell table:number-columns-repeated="5"/>
        </table:table-row>
        <table:table-row table:style-name="ro1">
          <table:table-cell/>
          <table:table-cell office:value-type="string">
            <text:p>July</text:p>
          </table:table-cell>
          <table:table-cell office:value-type="float" office:value="55">
            <text:p>55</text:p>
          </table:table-cell>
          <table:table-cell table:number-columns-repeated="5"/>
        </table:table-row>
        <table:table-row table:style-name="ro1">
          <table:table-cell/>
          <table:table-cell office:value-type="string">
            <text:p>August</text:p>
          </table:table-cell>
          <table:table-cell office:value-type="float" office:value="56">
            <text:p>56</text:p>
          </table:table-cell>
          <table:table-cell table:number-columns-repeated="5"/>
        </table:table-row>
        <table:table-row table:style-name="ro1">
          <table:table-cell/>
          <table:table-cell office:value-type="string">
            <text:p>September</text:p>
          </table:table-cell>
          <table:table-cell office:value-type="float" office:value="57">
            <text:p>57</text:p>
          </table:table-cell>
          <table:table-cell table:number-columns-repeated="5"/>
        </table:table-row>
        <table:table-row table:style-name="ro1">
          <table:table-cell/>
          <table:table-cell office:value-type="string">
            <text:p>October</text:p>
          </table:table-cell>
          <table:table-cell office:value-type="float" office:value="58">
            <text:p>58</text:p>
          </table:table-cell>
          <table:table-cell table:number-columns-repeated="5"/>
        </table:table-row>
        <table:table-row table:style-name="ro1">
          <table:table-cell/>
          <table:table-cell office:value-type="string">
            <text:p>November</text:p>
          </table:table-cell>
          <table:table-cell office:value-type="float" office:value="59">
            <text:p>59</text:p>
          </table:table-cell>
          <table:table-cell table:number-columns-repeated="5"/>
        </table:table-row>
        <table:table-row table:style-name="ro1">
          <table:table-cell/>
          <table:table-cell office:value-type="string">
            <text:p>December</text:p>
          </table:table-cell>
          <table:table-cell office:value-type="float" office:value="60">
            <text:p>60</text:p>
          </table:table-cell>
          <table:table-cell table:number-columns-repeated="5"/>
        </table:table-row>
        <table:table-row table:style-name="ro1">
          <table:table-cell office:value-type="float" office:value="1911">
            <text:p>1911</text:p>
          </table:table-cell>
          <table:table-cell office:value-type="string">
            <text:p>January</text:p>
          </table:table-cell>
          <table:table-cell office:value-type="float" office:value="61">
            <text:p>61</text:p>
          </table:table-cell>
          <table:table-cell table:number-columns-repeated="5"/>
        </table:table-row>
        <table:table-row table:style-name="ro1">
          <table:table-cell/>
          <table:table-cell office:value-type="string">
            <text:p>February</text:p>
          </table:table-cell>
          <table:table-cell office:value-type="float" office:value="62">
            <text:p>62</text:p>
          </table:table-cell>
          <table:table-cell table:number-columns-repeated="5"/>
        </table:table-row>
        <table:table-row table:style-name="ro1">
          <table:table-cell/>
          <table:table-cell office:value-type="string">
            <text:p>March</text:p>
          </table:table-cell>
          <table:table-cell office:value-type="float" office:value="63">
            <text:p>63</text:p>
          </table:table-cell>
          <table:table-cell table:number-columns-repeated="5"/>
        </table:table-row>
        <table:table-row table:style-name="ro1">
          <table:table-cell/>
          <table:table-cell office:value-type="string">
            <text:p>April</text:p>
          </table:table-cell>
          <table:table-cell office:value-type="float" office:value="64">
            <text:p>64</text:p>
          </table:table-cell>
          <table:table-cell table:number-columns-repeated="5"/>
        </table:table-row>
        <table:table-row table:style-name="ro1">
          <table:table-cell/>
          <table:table-cell office:value-type="string">
            <text:p>May</text:p>
          </table:table-cell>
          <table:table-cell office:value-type="float" office:value="65">
            <text:p>65</text:p>
          </table:table-cell>
          <table:table-cell table:number-columns-repeated="5"/>
        </table:table-row>
        <table:table-row table:style-name="ro1">
          <table:table-cell/>
          <table:table-cell office:value-type="string">
            <text:p>June</text:p>
          </table:table-cell>
          <table:table-cell office:value-type="float" office:value="66">
            <text:p>66</text:p>
          </table:table-cell>
          <table:table-cell table:number-columns-repeated="5"/>
        </table:table-row>
        <table:table-row table:style-name="ro1">
          <table:table-cell/>
          <table:table-cell office:value-type="string">
            <text:p>July</text:p>
          </table:table-cell>
          <table:table-cell office:value-type="float" office:value="67">
            <text:p>67</text:p>
          </table:table-cell>
          <table:table-cell table:number-columns-repeated="5"/>
        </table:table-row>
        <table:table-row table:style-name="ro1">
          <table:table-cell/>
          <table:table-cell office:value-type="string">
            <text:p>August</text:p>
          </table:table-cell>
          <table:table-cell office:value-type="float" office:value="68">
            <text:p>68</text:p>
          </table:table-cell>
          <table:table-cell table:number-columns-repeated="5"/>
        </table:table-row>
        <table:table-row table:style-name="ro1">
          <table:table-cell/>
          <table:table-cell office:value-type="string">
            <text:p>September</text:p>
          </table:table-cell>
          <table:table-cell office:value-type="float" office:value="69">
            <text:p>69</text:p>
          </table:table-cell>
          <table:table-cell table:number-columns-repeated="5"/>
        </table:table-row>
        <table:table-row table:style-name="ro1">
          <table:table-cell/>
          <table:table-cell office:value-type="string">
            <text:p>October</text:p>
          </table:table-cell>
          <table:table-cell office:value-type="float" office:value="70">
            <text:p>70</text:p>
          </table:table-cell>
          <table:table-cell table:number-columns-repeated="5"/>
        </table:table-row>
        <table:table-row table:style-name="ro1">
          <table:table-cell/>
          <table:table-cell office:value-type="string">
            <text:p>November</text:p>
          </table:table-cell>
          <table:table-cell office:value-type="float" office:value="71">
            <text:p>71</text:p>
          </table:table-cell>
          <table:table-cell table:number-columns-repeated="5"/>
        </table:table-row>
        <table:table-row table:style-name="ro1">
          <table:table-cell/>
          <table:table-cell office:value-type="string">
            <text:p>December</text:p>
          </table:table-cell>
          <table:table-cell office:value-type="float" office:value="72">
            <text:p>72</text:p>
          </table:table-cell>
          <table:table-cell table:number-columns-repeated="5"/>
        </table:table-row>
        <table:table-row table:style-name="ro1">
          <table:table-cell office:value-type="float" office:value="1912">
            <text:p>1912</text:p>
          </table:table-cell>
          <table:table-cell office:value-type="string">
            <text:p>January</text:p>
          </table:table-cell>
          <table:table-cell office:value-type="float" office:value="73">
            <text:p>73</text:p>
          </table:table-cell>
          <table:table-cell table:number-columns-repeated="5"/>
        </table:table-row>
        <table:table-row table:style-name="ro1">
          <table:table-cell/>
          <table:table-cell office:value-type="string">
            <text:p>February</text:p>
          </table:table-cell>
          <table:table-cell office:value-type="float" office:value="74">
            <text:p>74</text:p>
          </table:table-cell>
          <table:table-cell table:number-columns-repeated="5"/>
        </table:table-row>
        <table:table-row table:style-name="ro1">
          <table:table-cell/>
          <table:table-cell office:value-type="string">
            <text:p>March</text:p>
          </table:table-cell>
          <table:table-cell office:value-type="float" office:value="75">
            <text:p>75</text:p>
          </table:table-cell>
          <table:table-cell table:number-columns-repeated="5"/>
        </table:table-row>
        <table:table-row table:style-name="ro1">
          <table:table-cell/>
          <table:table-cell office:value-type="string">
            <text:p>April</text:p>
          </table:table-cell>
          <table:table-cell office:value-type="float" office:value="76">
            <text:p>76</text:p>
          </table:table-cell>
          <table:table-cell table:number-columns-repeated="5"/>
        </table:table-row>
        <table:table-row table:style-name="ro1">
          <table:table-cell/>
          <table:table-cell office:value-type="string">
            <text:p>May</text:p>
          </table:table-cell>
          <table:table-cell office:value-type="float" office:value="77">
            <text:p>77</text:p>
          </table:table-cell>
          <table:table-cell table:number-columns-repeated="5"/>
        </table:table-row>
        <table:table-row table:style-name="ro1">
          <table:table-cell/>
          <table:table-cell office:value-type="string">
            <text:p>June</text:p>
          </table:table-cell>
          <table:table-cell office:value-type="float" office:value="78">
            <text:p>78</text:p>
          </table:table-cell>
          <table:table-cell table:number-columns-repeated="5"/>
        </table:table-row>
        <table:table-row table:style-name="ro1">
          <table:table-cell/>
          <table:table-cell office:value-type="string">
            <text:p>July</text:p>
          </table:table-cell>
          <table:table-cell office:value-type="float" office:value="79">
            <text:p>79</text:p>
          </table:table-cell>
          <table:table-cell table:number-columns-repeated="5"/>
        </table:table-row>
        <table:table-row table:style-name="ro1">
          <table:table-cell/>
          <table:table-cell office:value-type="string">
            <text:p>August</text:p>
          </table:table-cell>
          <table:table-cell office:value-type="float" office:value="80">
            <text:p>80</text:p>
          </table:table-cell>
          <table:table-cell table:number-columns-repeated="5"/>
        </table:table-row>
        <table:table-row table:style-name="ro1">
          <table:table-cell/>
          <table:table-cell office:value-type="string">
            <text:p>September</text:p>
          </table:table-cell>
          <table:table-cell office:value-type="float" office:value="81">
            <text:p>81</text:p>
          </table:table-cell>
          <table:table-cell table:number-columns-repeated="5"/>
        </table:table-row>
        <table:table-row table:style-name="ro1">
          <table:table-cell/>
          <table:table-cell office:value-type="string">
            <text:p>October</text:p>
          </table:table-cell>
          <table:table-cell office:value-type="float" office:value="82">
            <text:p>82</text:p>
          </table:table-cell>
          <table:table-cell table:number-columns-repeated="5"/>
        </table:table-row>
        <table:table-row table:style-name="ro1">
          <table:table-cell/>
          <table:table-cell office:value-type="string">
            <text:p>November</text:p>
          </table:table-cell>
          <table:table-cell office:value-type="float" office:value="83">
            <text:p>83</text:p>
          </table:table-cell>
          <table:table-cell table:number-columns-repeated="5"/>
        </table:table-row>
        <table:table-row table:style-name="ro1">
          <table:table-cell/>
          <table:table-cell office:value-type="string">
            <text:p>December</text:p>
          </table:table-cell>
          <table:table-cell office:value-type="float" office:value="84">
            <text:p>84</text:p>
          </table:table-cell>
          <table:table-cell table:number-columns-repeated="5"/>
        </table:table-row>
        <table:table-row table:style-name="ro1">
          <table:table-cell office:value-type="float" office:value="1913">
            <text:p>1913</text:p>
          </table:table-cell>
          <table:table-cell office:value-type="string">
            <text:p>January</text:p>
          </table:table-cell>
          <table:table-cell office:value-type="float" office:value="85">
            <text:p>85</text:p>
          </table:table-cell>
          <table:table-cell table:number-columns-repeated="5"/>
        </table:table-row>
        <table:table-row table:style-name="ro1">
          <table:table-cell/>
          <table:table-cell office:value-type="string">
            <text:p>February</text:p>
          </table:table-cell>
          <table:table-cell office:value-type="float" office:value="86">
            <text:p>86</text:p>
          </table:table-cell>
          <table:table-cell table:number-columns-repeated="5"/>
        </table:table-row>
        <table:table-row table:style-name="ro1">
          <table:table-cell/>
          <table:table-cell office:value-type="string">
            <text:p>March</text:p>
          </table:table-cell>
          <table:table-cell office:value-type="float" office:value="87">
            <text:p>87</text:p>
          </table:table-cell>
          <table:table-cell table:number-columns-repeated="5"/>
        </table:table-row>
        <table:table-row table:style-name="ro1">
          <table:table-cell/>
          <table:table-cell office:value-type="string">
            <text:p>April</text:p>
          </table:table-cell>
          <table:table-cell office:value-type="float" office:value="88">
            <text:p>88</text:p>
          </table:table-cell>
          <table:table-cell table:number-columns-repeated="5"/>
        </table:table-row>
        <table:table-row table:style-name="ro1">
          <table:table-cell/>
          <table:table-cell office:value-type="string">
            <text:p>May</text:p>
          </table:table-cell>
          <table:table-cell office:value-type="float" office:value="89">
            <text:p>89</text:p>
          </table:table-cell>
          <table:table-cell table:number-columns-repeated="5"/>
        </table:table-row>
        <table:table-row table:style-name="ro1">
          <table:table-cell/>
          <table:table-cell office:value-type="string">
            <text:p>June</text:p>
          </table:table-cell>
          <table:table-cell office:value-type="float" office:value="90">
            <text:p>90</text:p>
          </table:table-cell>
          <table:table-cell table:number-columns-repeated="5"/>
        </table:table-row>
        <table:table-row table:style-name="ro1">
          <table:table-cell/>
          <table:table-cell office:value-type="string">
            <text:p>July</text:p>
          </table:table-cell>
          <table:table-cell office:value-type="float" office:value="91">
            <text:p>91</text:p>
          </table:table-cell>
          <table:table-cell table:number-columns-repeated="5"/>
        </table:table-row>
        <table:table-row table:style-name="ro1">
          <table:table-cell/>
          <table:table-cell office:value-type="string">
            <text:p>August</text:p>
          </table:table-cell>
          <table:table-cell office:value-type="float" office:value="92">
            <text:p>92</text:p>
          </table:table-cell>
          <table:table-cell table:number-columns-repeated="5"/>
        </table:table-row>
        <table:table-row table:style-name="ro1">
          <table:table-cell/>
          <table:table-cell office:value-type="string">
            <text:p>September</text:p>
          </table:table-cell>
          <table:table-cell office:value-type="float" office:value="93">
            <text:p>93</text:p>
          </table:table-cell>
          <table:table-cell table:number-columns-repeated="5"/>
        </table:table-row>
        <table:table-row table:style-name="ro1">
          <table:table-cell/>
          <table:table-cell office:value-type="string">
            <text:p>October</text:p>
          </table:table-cell>
          <table:table-cell office:value-type="float" office:value="94">
            <text:p>94</text:p>
          </table:table-cell>
          <table:table-cell table:number-columns-repeated="5"/>
        </table:table-row>
        <table:table-row table:style-name="ro1">
          <table:table-cell/>
          <table:table-cell office:value-type="string">
            <text:p>November</text:p>
          </table:table-cell>
          <table:table-cell office:value-type="float" office:value="95">
            <text:p>95</text:p>
          </table:table-cell>
          <table:table-cell table:number-columns-repeated="5"/>
        </table:table-row>
        <table:table-row table:style-name="ro1">
          <table:table-cell/>
          <table:table-cell office:value-type="string">
            <text:p>December</text:p>
          </table:table-cell>
          <table:table-cell office:value-type="float" office:value="96">
            <text:p>96</text:p>
          </table:table-cell>
          <table:table-cell table:number-columns-repeated="5"/>
        </table:table-row>
        <table:table-row table:style-name="ro1">
          <table:table-cell office:value-type="float" office:value="1914">
            <text:p>1914</text:p>
          </table:table-cell>
          <table:table-cell office:value-type="string">
            <text:p>January</text:p>
          </table:table-cell>
          <table:table-cell office:value-type="float" office:value="97">
            <text:p>97</text:p>
          </table:table-cell>
          <table:table-cell table:number-columns-repeated="5"/>
        </table:table-row>
        <table:table-row table:style-name="ro1">
          <table:table-cell/>
          <table:table-cell office:value-type="string">
            <text:p>February</text:p>
          </table:table-cell>
          <table:table-cell office:value-type="float" office:value="98">
            <text:p>98</text:p>
          </table:table-cell>
          <table:table-cell table:number-columns-repeated="5"/>
        </table:table-row>
        <table:table-row table:style-name="ro1">
          <table:table-cell/>
          <table:table-cell office:value-type="string">
            <text:p>March</text:p>
          </table:table-cell>
          <table:table-cell office:value-type="float" office:value="99">
            <text:p>99</text:p>
          </table:table-cell>
          <table:table-cell table:number-columns-repeated="5"/>
        </table:table-row>
        <table:table-row table:style-name="ro1">
          <table:table-cell/>
          <table:table-cell office:value-type="string">
            <text:p>April</text:p>
          </table:table-cell>
          <table:table-cell office:value-type="float" office:value="100">
            <text:p>100</text:p>
          </table:table-cell>
          <table:table-cell table:number-columns-repeated="5"/>
        </table:table-row>
        <table:table-row table:style-name="ro1">
          <table:table-cell/>
          <table:table-cell office:value-type="string">
            <text:p>May</text:p>
          </table:table-cell>
          <table:table-cell office:value-type="float" office:value="101">
            <text:p>101</text:p>
          </table:table-cell>
          <table:table-cell table:number-columns-repeated="5"/>
        </table:table-row>
        <table:table-row table:style-name="ro1">
          <table:table-cell/>
          <table:table-cell office:value-type="string">
            <text:p>June</text:p>
          </table:table-cell>
          <table:table-cell office:value-type="float" office:value="102">
            <text:p>102</text:p>
          </table:table-cell>
          <table:table-cell table:number-columns-repeated="5"/>
        </table:table-row>
        <table:table-row table:style-name="ro1">
          <table:table-cell/>
          <table:table-cell office:value-type="string">
            <text:p>July</text:p>
          </table:table-cell>
          <table:table-cell office:value-type="float" office:value="103">
            <text:p>103</text:p>
          </table:table-cell>
          <table:table-cell table:number-columns-repeated="5"/>
        </table:table-row>
        <table:table-row table:style-name="ro1">
          <table:table-cell/>
          <table:table-cell office:value-type="string">
            <text:p>August</text:p>
          </table:table-cell>
          <table:table-cell office:value-type="float" office:value="104">
            <text:p>104</text:p>
          </table:table-cell>
          <table:table-cell table:number-columns-repeated="5"/>
        </table:table-row>
        <table:table-row table:style-name="ro1">
          <table:table-cell/>
          <table:table-cell office:value-type="string">
            <text:p>September</text:p>
          </table:table-cell>
          <table:table-cell office:value-type="float" office:value="105">
            <text:p>105</text:p>
          </table:table-cell>
          <table:table-cell table:number-columns-repeated="5"/>
        </table:table-row>
        <table:table-row table:style-name="ro1">
          <table:table-cell/>
          <table:table-cell office:value-type="string">
            <text:p>October</text:p>
          </table:table-cell>
          <table:table-cell office:value-type="float" office:value="106">
            <text:p>106</text:p>
          </table:table-cell>
          <table:table-cell table:number-columns-repeated="5"/>
        </table:table-row>
        <table:table-row table:style-name="ro1">
          <table:table-cell/>
          <table:table-cell office:value-type="string">
            <text:p>November</text:p>
          </table:table-cell>
          <table:table-cell office:value-type="float" office:value="107">
            <text:p>107</text:p>
          </table:table-cell>
          <table:table-cell table:number-columns-repeated="5"/>
        </table:table-row>
        <table:table-row table:style-name="ro1">
          <table:table-cell/>
          <table:table-cell office:value-type="string">
            <text:p>December</text:p>
          </table:table-cell>
          <table:table-cell office:value-type="float" office:value="108">
            <text:p>108</text:p>
          </table:table-cell>
          <table:table-cell table:number-columns-repeated="5"/>
        </table:table-row>
        <table:table-row table:style-name="ro1">
          <table:table-cell office:value-type="float" office:value="1915">
            <text:p>1915</text:p>
          </table:table-cell>
          <table:table-cell office:value-type="string">
            <text:p>January</text:p>
          </table:table-cell>
          <table:table-cell office:value-type="float" office:value="109">
            <text:p>109</text:p>
          </table:table-cell>
          <table:table-cell table:number-columns-repeated="5"/>
        </table:table-row>
        <table:table-row table:style-name="ro1">
          <table:table-cell/>
          <table:table-cell office:value-type="string">
            <text:p>February</text:p>
          </table:table-cell>
          <table:table-cell office:value-type="float" office:value="110">
            <text:p>110</text:p>
          </table:table-cell>
          <table:table-cell table:number-columns-repeated="5"/>
        </table:table-row>
        <table:table-row table:style-name="ro1">
          <table:table-cell/>
          <table:table-cell office:value-type="string">
            <text:p>March</text:p>
          </table:table-cell>
          <table:table-cell office:value-type="float" office:value="111">
            <text:p>111</text:p>
          </table:table-cell>
          <table:table-cell table:number-columns-repeated="5"/>
        </table:table-row>
        <table:table-row table:style-name="ro1">
          <table:table-cell/>
          <table:table-cell office:value-type="string">
            <text:p>April</text:p>
          </table:table-cell>
          <table:table-cell office:value-type="float" office:value="112">
            <text:p>112</text:p>
          </table:table-cell>
          <table:table-cell table:number-columns-repeated="5"/>
        </table:table-row>
        <table:table-row table:style-name="ro1">
          <table:table-cell/>
          <table:table-cell office:value-type="string">
            <text:p>May</text:p>
          </table:table-cell>
          <table:table-cell office:value-type="float" office:value="113">
            <text:p>113</text:p>
          </table:table-cell>
          <table:table-cell table:number-columns-repeated="5"/>
        </table:table-row>
        <table:table-row table:style-name="ro1">
          <table:table-cell/>
          <table:table-cell office:value-type="string">
            <text:p>June</text:p>
          </table:table-cell>
          <table:table-cell office:value-type="float" office:value="114">
            <text:p>114</text:p>
          </table:table-cell>
          <table:table-cell table:number-columns-repeated="5"/>
        </table:table-row>
        <table:table-row table:style-name="ro1">
          <table:table-cell/>
          <table:table-cell office:value-type="string">
            <text:p>July</text:p>
          </table:table-cell>
          <table:table-cell office:value-type="float" office:value="115">
            <text:p>115</text:p>
          </table:table-cell>
          <table:table-cell table:number-columns-repeated="5"/>
        </table:table-row>
        <table:table-row table:style-name="ro1">
          <table:table-cell/>
          <table:table-cell office:value-type="string">
            <text:p>August</text:p>
          </table:table-cell>
          <table:table-cell office:value-type="float" office:value="116">
            <text:p>116</text:p>
          </table:table-cell>
          <table:table-cell table:number-columns-repeated="5"/>
        </table:table-row>
        <table:table-row table:style-name="ro1">
          <table:table-cell/>
          <table:table-cell office:value-type="string">
            <text:p>September</text:p>
          </table:table-cell>
          <table:table-cell office:value-type="float" office:value="117">
            <text:p>117</text:p>
          </table:table-cell>
          <table:table-cell table:number-columns-repeated="5"/>
        </table:table-row>
        <table:table-row table:style-name="ro1">
          <table:table-cell/>
          <table:table-cell office:value-type="string">
            <text:p>October</text:p>
          </table:table-cell>
          <table:table-cell office:value-type="float" office:value="118">
            <text:p>118</text:p>
          </table:table-cell>
          <table:table-cell table:number-columns-repeated="5"/>
        </table:table-row>
        <table:table-row table:style-name="ro1">
          <table:table-cell/>
          <table:table-cell office:value-type="string">
            <text:p>November</text:p>
          </table:table-cell>
          <table:table-cell office:value-type="float" office:value="119">
            <text:p>119</text:p>
          </table:table-cell>
          <table:table-cell table:number-columns-repeated="5"/>
        </table:table-row>
        <table:table-row table:style-name="ro1">
          <table:table-cell/>
          <table:table-cell office:value-type="string">
            <text:p>December</text:p>
          </table:table-cell>
          <table:table-cell office:value-type="float" office:value="120">
            <text:p>120</text:p>
          </table:table-cell>
          <table:table-cell table:number-columns-repeated="5"/>
        </table:table-row>
        <table:table-row table:style-name="ro1">
          <table:table-cell office:value-type="float" office:value="1916">
            <text:p>1916</text:p>
          </table:table-cell>
          <table:table-cell office:value-type="string">
            <text:p>January</text:p>
          </table:table-cell>
          <table:table-cell office:value-type="float" office:value="121">
            <text:p>121</text:p>
          </table:table-cell>
          <table:table-cell table:number-columns-repeated="5"/>
        </table:table-row>
        <table:table-row table:style-name="ro1">
          <table:table-cell/>
          <table:table-cell office:value-type="string">
            <text:p>February</text:p>
          </table:table-cell>
          <table:table-cell office:value-type="float" office:value="122">
            <text:p>122</text:p>
          </table:table-cell>
          <table:table-cell table:number-columns-repeated="5"/>
        </table:table-row>
        <table:table-row table:style-name="ro1">
          <table:table-cell/>
          <table:table-cell office:value-type="string">
            <text:p>March</text:p>
          </table:table-cell>
          <table:table-cell office:value-type="float" office:value="123">
            <text:p>123</text:p>
          </table:table-cell>
          <table:table-cell table:number-columns-repeated="5"/>
        </table:table-row>
        <table:table-row table:style-name="ro1">
          <table:table-cell/>
          <table:table-cell office:value-type="string">
            <text:p>April</text:p>
          </table:table-cell>
          <table:table-cell office:value-type="float" office:value="124">
            <text:p>124</text:p>
          </table:table-cell>
          <table:table-cell table:number-columns-repeated="5"/>
        </table:table-row>
        <table:table-row table:style-name="ro1">
          <table:table-cell/>
          <table:table-cell office:value-type="string">
            <text:p>May</text:p>
          </table:table-cell>
          <table:table-cell office:value-type="float" office:value="125">
            <text:p>125</text:p>
          </table:table-cell>
          <table:table-cell table:number-columns-repeated="5"/>
        </table:table-row>
        <table:table-row table:style-name="ro1">
          <table:table-cell/>
          <table:table-cell office:value-type="string">
            <text:p>June</text:p>
          </table:table-cell>
          <table:table-cell office:value-type="float" office:value="126">
            <text:p>126</text:p>
          </table:table-cell>
          <table:table-cell table:number-columns-repeated="5"/>
        </table:table-row>
        <table:table-row table:style-name="ro1">
          <table:table-cell/>
          <table:table-cell office:value-type="string">
            <text:p>July</text:p>
          </table:table-cell>
          <table:table-cell office:value-type="float" office:value="127">
            <text:p>127</text:p>
          </table:table-cell>
          <table:table-cell table:number-columns-repeated="5"/>
        </table:table-row>
        <table:table-row table:style-name="ro1">
          <table:table-cell/>
          <table:table-cell office:value-type="string">
            <text:p>August</text:p>
          </table:table-cell>
          <table:table-cell office:value-type="float" office:value="128">
            <text:p>128</text:p>
          </table:table-cell>
          <table:table-cell table:number-columns-repeated="5"/>
        </table:table-row>
        <table:table-row table:style-name="ro1">
          <table:table-cell/>
          <table:table-cell office:value-type="string">
            <text:p>September</text:p>
          </table:table-cell>
          <table:table-cell office:value-type="float" office:value="129">
            <text:p>129</text:p>
          </table:table-cell>
          <table:table-cell table:number-columns-repeated="5"/>
        </table:table-row>
        <table:table-row table:style-name="ro1">
          <table:table-cell/>
          <table:table-cell office:value-type="string">
            <text:p>October</text:p>
          </table:table-cell>
          <table:table-cell office:value-type="float" office:value="130">
            <text:p>130</text:p>
          </table:table-cell>
          <table:table-cell table:number-columns-repeated="5"/>
        </table:table-row>
        <table:table-row table:style-name="ro1">
          <table:table-cell/>
          <table:table-cell office:value-type="string">
            <text:p>November</text:p>
          </table:table-cell>
          <table:table-cell office:value-type="float" office:value="131">
            <text:p>131</text:p>
          </table:table-cell>
          <table:table-cell table:number-columns-repeated="5"/>
        </table:table-row>
        <table:table-row table:style-name="ro1">
          <table:table-cell/>
          <table:table-cell office:value-type="string">
            <text:p>December</text:p>
          </table:table-cell>
          <table:table-cell office:value-type="float" office:value="132">
            <text:p>132</text:p>
          </table:table-cell>
          <table:table-cell table:number-columns-repeated="5"/>
        </table:table-row>
        <table:table-row table:style-name="ro1">
          <table:table-cell office:value-type="float" office:value="1917">
            <text:p>1917</text:p>
          </table:table-cell>
          <table:table-cell office:value-type="string">
            <text:p>January</text:p>
          </table:table-cell>
          <table:table-cell office:value-type="float" office:value="133">
            <text:p>133</text:p>
          </table:table-cell>
          <table:table-cell table:number-columns-repeated="5"/>
        </table:table-row>
        <table:table-row table:style-name="ro1">
          <table:table-cell/>
          <table:table-cell office:value-type="string">
            <text:p>February</text:p>
          </table:table-cell>
          <table:table-cell office:value-type="float" office:value="134">
            <text:p>134</text:p>
          </table:table-cell>
          <table:table-cell table:number-columns-repeated="5"/>
        </table:table-row>
        <table:table-row table:style-name="ro1">
          <table:table-cell/>
          <table:table-cell office:value-type="string">
            <text:p>March</text:p>
          </table:table-cell>
          <table:table-cell office:value-type="float" office:value="135">
            <text:p>135</text:p>
          </table:table-cell>
          <table:table-cell table:number-columns-repeated="5"/>
        </table:table-row>
        <table:table-row table:style-name="ro1">
          <table:table-cell/>
          <table:table-cell office:value-type="string">
            <text:p>April</text:p>
          </table:table-cell>
          <table:table-cell office:value-type="float" office:value="136">
            <text:p>136</text:p>
          </table:table-cell>
          <table:table-cell table:number-columns-repeated="5"/>
        </table:table-row>
        <table:table-row table:style-name="ro1">
          <table:table-cell/>
          <table:table-cell office:value-type="string">
            <text:p>May</text:p>
          </table:table-cell>
          <table:table-cell office:value-type="float" office:value="137">
            <text:p>137</text:p>
          </table:table-cell>
          <table:table-cell table:number-columns-repeated="5"/>
        </table:table-row>
        <table:table-row table:style-name="ro1">
          <table:table-cell/>
          <table:table-cell office:value-type="string">
            <text:p>June</text:p>
          </table:table-cell>
          <table:table-cell office:value-type="float" office:value="138">
            <text:p>138</text:p>
          </table:table-cell>
          <table:table-cell table:number-columns-repeated="5"/>
        </table:table-row>
        <table:table-row table:style-name="ro1">
          <table:table-cell/>
          <table:table-cell office:value-type="string">
            <text:p>July</text:p>
          </table:table-cell>
          <table:table-cell office:value-type="float" office:value="139">
            <text:p>139</text:p>
          </table:table-cell>
          <table:table-cell table:number-columns-repeated="5"/>
        </table:table-row>
        <table:table-row table:style-name="ro1">
          <table:table-cell/>
          <table:table-cell office:value-type="string">
            <text:p>August</text:p>
          </table:table-cell>
          <table:table-cell office:value-type="float" office:value="140">
            <text:p>140</text:p>
          </table:table-cell>
          <table:table-cell table:number-columns-repeated="5"/>
        </table:table-row>
        <table:table-row table:style-name="ro1">
          <table:table-cell/>
          <table:table-cell office:value-type="string">
            <text:p>September</text:p>
          </table:table-cell>
          <table:table-cell office:value-type="float" office:value="141">
            <text:p>141</text:p>
          </table:table-cell>
          <table:table-cell table:number-columns-repeated="5"/>
        </table:table-row>
        <table:table-row table:style-name="ro1">
          <table:table-cell/>
          <table:table-cell office:value-type="string">
            <text:p>October</text:p>
          </table:table-cell>
          <table:table-cell office:value-type="float" office:value="142">
            <text:p>142</text:p>
          </table:table-cell>
          <table:table-cell table:number-columns-repeated="5"/>
        </table:table-row>
        <table:table-row table:style-name="ro1">
          <table:table-cell/>
          <table:table-cell office:value-type="string">
            <text:p>November</text:p>
          </table:table-cell>
          <table:table-cell office:value-type="float" office:value="143">
            <text:p>143</text:p>
          </table:table-cell>
          <table:table-cell table:number-columns-repeated="5"/>
        </table:table-row>
        <table:table-row table:style-name="ro1">
          <table:table-cell/>
          <table:table-cell office:value-type="string">
            <text:p>December</text:p>
          </table:table-cell>
          <table:table-cell office:value-type="float" office:value="144">
            <text:p>144</text:p>
          </table:table-cell>
          <table:table-cell table:number-columns-repeated="5"/>
        </table:table-row>
        <table:table-row table:style-name="ro1">
          <table:table-cell office:value-type="float" office:value="1918">
            <text:p>1918</text:p>
          </table:table-cell>
          <table:table-cell office:value-type="string">
            <text:p>January</text:p>
          </table:table-cell>
          <table:table-cell office:value-type="float" office:value="145">
            <text:p>145</text:p>
          </table:table-cell>
          <table:table-cell table:number-columns-repeated="5"/>
        </table:table-row>
        <table:table-row table:style-name="ro1">
          <table:table-cell/>
          <table:table-cell office:value-type="string">
            <text:p>February</text:p>
          </table:table-cell>
          <table:table-cell office:value-type="float" office:value="146">
            <text:p>146</text:p>
          </table:table-cell>
          <table:table-cell table:number-columns-repeated="5"/>
        </table:table-row>
        <table:table-row table:style-name="ro1">
          <table:table-cell/>
          <table:table-cell office:value-type="string">
            <text:p>March</text:p>
          </table:table-cell>
          <table:table-cell office:value-type="float" office:value="147">
            <text:p>147</text:p>
          </table:table-cell>
          <table:table-cell table:number-columns-repeated="5"/>
        </table:table-row>
        <table:table-row table:style-name="ro1">
          <table:table-cell/>
          <table:table-cell office:value-type="string">
            <text:p>April</text:p>
          </table:table-cell>
          <table:table-cell office:value-type="float" office:value="148">
            <text:p>148</text:p>
          </table:table-cell>
          <table:table-cell table:number-columns-repeated="5"/>
        </table:table-row>
        <table:table-row table:style-name="ro1">
          <table:table-cell/>
          <table:table-cell office:value-type="string">
            <text:p>May</text:p>
          </table:table-cell>
          <table:table-cell office:value-type="float" office:value="149">
            <text:p>149</text:p>
          </table:table-cell>
          <table:table-cell table:number-columns-repeated="5"/>
        </table:table-row>
        <table:table-row table:style-name="ro1">
          <table:table-cell/>
          <table:table-cell office:value-type="string">
            <text:p>June</text:p>
          </table:table-cell>
          <table:table-cell office:value-type="float" office:value="150">
            <text:p>150</text:p>
          </table:table-cell>
          <table:table-cell table:number-columns-repeated="5"/>
        </table:table-row>
        <table:table-row table:style-name="ro1">
          <table:table-cell/>
          <table:table-cell office:value-type="string">
            <text:p>July</text:p>
          </table:table-cell>
          <table:table-cell office:value-type="float" office:value="151">
            <text:p>151</text:p>
          </table:table-cell>
          <table:table-cell table:number-columns-repeated="5"/>
        </table:table-row>
        <table:table-row table:style-name="ro1">
          <table:table-cell/>
          <table:table-cell office:value-type="string">
            <text:p>August</text:p>
          </table:table-cell>
          <table:table-cell office:value-type="float" office:value="152">
            <text:p>152</text:p>
          </table:table-cell>
          <table:table-cell table:number-columns-repeated="5"/>
        </table:table-row>
        <table:table-row table:style-name="ro1">
          <table:table-cell/>
          <table:table-cell office:value-type="string">
            <text:p>September</text:p>
          </table:table-cell>
          <table:table-cell office:value-type="float" office:value="153">
            <text:p>153</text:p>
          </table:table-cell>
          <table:table-cell table:number-columns-repeated="5"/>
        </table:table-row>
        <table:table-row table:style-name="ro1">
          <table:table-cell/>
          <table:table-cell office:value-type="string">
            <text:p>October</text:p>
          </table:table-cell>
          <table:table-cell office:value-type="float" office:value="154">
            <text:p>154</text:p>
          </table:table-cell>
          <table:table-cell table:number-columns-repeated="5"/>
        </table:table-row>
        <table:table-row table:style-name="ro1">
          <table:table-cell/>
          <table:table-cell office:value-type="string">
            <text:p>November</text:p>
          </table:table-cell>
          <table:table-cell office:value-type="float" office:value="155">
            <text:p>155</text:p>
          </table:table-cell>
          <table:table-cell table:number-columns-repeated="5"/>
        </table:table-row>
        <table:table-row table:style-name="ro1">
          <table:table-cell/>
          <table:table-cell office:value-type="string">
            <text:p>December</text:p>
          </table:table-cell>
          <table:table-cell office:value-type="float" office:value="156">
            <text:p>156</text:p>
          </table:table-cell>
          <table:table-cell table:number-columns-repeated="5"/>
        </table:table-row>
        <table:table-row table:style-name="ro1">
          <table:table-cell office:value-type="float" office:value="1919">
            <text:p>1919</text:p>
          </table:table-cell>
          <table:table-cell office:value-type="string">
            <text:p>January</text:p>
          </table:table-cell>
          <table:table-cell office:value-type="float" office:value="157">
            <text:p>157</text:p>
          </table:table-cell>
          <table:table-cell table:number-columns-repeated="5"/>
        </table:table-row>
        <table:table-row table:style-name="ro1">
          <table:table-cell/>
          <table:table-cell office:value-type="string">
            <text:p>February</text:p>
          </table:table-cell>
          <table:table-cell office:value-type="float" office:value="158">
            <text:p>158</text:p>
          </table:table-cell>
          <table:table-cell table:number-columns-repeated="5"/>
        </table:table-row>
        <table:table-row table:style-name="ro1">
          <table:table-cell/>
          <table:table-cell office:value-type="string">
            <text:p>March</text:p>
          </table:table-cell>
          <table:table-cell office:value-type="float" office:value="159">
            <text:p>159</text:p>
          </table:table-cell>
          <table:table-cell table:number-columns-repeated="5"/>
        </table:table-row>
        <table:table-row table:style-name="ro1">
          <table:table-cell/>
          <table:table-cell office:value-type="string">
            <text:p>April</text:p>
          </table:table-cell>
          <table:table-cell office:value-type="float" office:value="160">
            <text:p>160</text:p>
          </table:table-cell>
          <table:table-cell table:number-columns-repeated="5"/>
        </table:table-row>
        <table:table-row table:style-name="ro1">
          <table:table-cell/>
          <table:table-cell office:value-type="string">
            <text:p>May</text:p>
          </table:table-cell>
          <table:table-cell office:value-type="float" office:value="161">
            <text:p>161</text:p>
          </table:table-cell>
          <table:table-cell table:number-columns-repeated="5"/>
        </table:table-row>
        <table:table-row table:style-name="ro1">
          <table:table-cell/>
          <table:table-cell office:value-type="string">
            <text:p>June</text:p>
          </table:table-cell>
          <table:table-cell office:value-type="float" office:value="162">
            <text:p>162</text:p>
          </table:table-cell>
          <table:table-cell table:number-columns-repeated="5"/>
        </table:table-row>
        <table:table-row table:style-name="ro1">
          <table:table-cell/>
          <table:table-cell office:value-type="string">
            <text:p>July</text:p>
          </table:table-cell>
          <table:table-cell office:value-type="float" office:value="163">
            <text:p>163</text:p>
          </table:table-cell>
          <table:table-cell table:number-columns-repeated="5"/>
        </table:table-row>
        <table:table-row table:style-name="ro1">
          <table:table-cell/>
          <table:table-cell office:value-type="string">
            <text:p>August</text:p>
          </table:table-cell>
          <table:table-cell office:value-type="float" office:value="164">
            <text:p>164</text:p>
          </table:table-cell>
          <table:table-cell table:number-columns-repeated="5"/>
        </table:table-row>
        <table:table-row table:style-name="ro1">
          <table:table-cell/>
          <table:table-cell office:value-type="string">
            <text:p>September</text:p>
          </table:table-cell>
          <table:table-cell office:value-type="float" office:value="165">
            <text:p>165</text:p>
          </table:table-cell>
          <table:table-cell table:number-columns-repeated="5"/>
        </table:table-row>
        <table:table-row table:style-name="ro1">
          <table:table-cell/>
          <table:table-cell office:value-type="string">
            <text:p>October</text:p>
          </table:table-cell>
          <table:table-cell office:value-type="float" office:value="166">
            <text:p>166</text:p>
          </table:table-cell>
          <table:table-cell table:number-columns-repeated="5"/>
        </table:table-row>
        <table:table-row table:style-name="ro1">
          <table:table-cell/>
          <table:table-cell office:value-type="string">
            <text:p>November</text:p>
          </table:table-cell>
          <table:table-cell office:value-type="float" office:value="167">
            <text:p>167</text:p>
          </table:table-cell>
          <table:table-cell table:number-columns-repeated="5"/>
        </table:table-row>
        <table:table-row table:style-name="ro1">
          <table:table-cell/>
          <table:table-cell office:value-type="string">
            <text:p>December</text:p>
          </table:table-cell>
          <table:table-cell office:value-type="float" office:value="168">
            <text:p>168</text:p>
          </table:table-cell>
          <table:table-cell table:number-columns-repeated="5"/>
        </table:table-row>
        <table:table-row table:style-name="ro1">
          <table:table-cell office:value-type="float" office:value="1920">
            <text:p>1920</text:p>
          </table:table-cell>
          <table:table-cell office:value-type="string">
            <text:p>January</text:p>
          </table:table-cell>
          <table:table-cell office:value-type="float" office:value="169">
            <text:p>169</text:p>
          </table:table-cell>
          <table:table-cell table:number-columns-repeated="5"/>
        </table:table-row>
        <table:table-row table:style-name="ro1">
          <table:table-cell/>
          <table:table-cell office:value-type="string">
            <text:p>February</text:p>
          </table:table-cell>
          <table:table-cell office:value-type="float" office:value="170">
            <text:p>170</text:p>
          </table:table-cell>
          <table:table-cell table:number-columns-repeated="5"/>
        </table:table-row>
        <table:table-row table:style-name="ro1">
          <table:table-cell/>
          <table:table-cell office:value-type="string">
            <text:p>March</text:p>
          </table:table-cell>
          <table:table-cell office:value-type="float" office:value="171">
            <text:p>171</text:p>
          </table:table-cell>
          <table:table-cell table:number-columns-repeated="5"/>
        </table:table-row>
        <table:table-row table:style-name="ro1">
          <table:table-cell/>
          <table:table-cell office:value-type="string">
            <text:p>April</text:p>
          </table:table-cell>
          <table:table-cell office:value-type="float" office:value="172">
            <text:p>172</text:p>
          </table:table-cell>
          <table:table-cell table:number-columns-repeated="5"/>
        </table:table-row>
        <table:table-row table:style-name="ro1">
          <table:table-cell/>
          <table:table-cell office:value-type="string">
            <text:p>May</text:p>
          </table:table-cell>
          <table:table-cell office:value-type="float" office:value="173">
            <text:p>173</text:p>
          </table:table-cell>
          <table:table-cell table:number-columns-repeated="5"/>
        </table:table-row>
        <table:table-row table:style-name="ro1">
          <table:table-cell/>
          <table:table-cell office:value-type="string">
            <text:p>June</text:p>
          </table:table-cell>
          <table:table-cell office:value-type="float" office:value="174">
            <text:p>174</text:p>
          </table:table-cell>
          <table:table-cell table:number-columns-repeated="5"/>
        </table:table-row>
        <table:table-row table:style-name="ro1">
          <table:table-cell/>
          <table:table-cell office:value-type="string">
            <text:p>July</text:p>
          </table:table-cell>
          <table:table-cell office:value-type="float" office:value="175">
            <text:p>175</text:p>
          </table:table-cell>
          <table:table-cell table:number-columns-repeated="5"/>
        </table:table-row>
        <table:table-row table:style-name="ro1">
          <table:table-cell/>
          <table:table-cell office:value-type="string">
            <text:p>August</text:p>
          </table:table-cell>
          <table:table-cell office:value-type="float" office:value="176">
            <text:p>176</text:p>
          </table:table-cell>
          <table:table-cell table:number-columns-repeated="5"/>
        </table:table-row>
        <table:table-row table:style-name="ro1">
          <table:table-cell/>
          <table:table-cell office:value-type="string">
            <text:p>September</text:p>
          </table:table-cell>
          <table:table-cell office:value-type="float" office:value="177">
            <text:p>177</text:p>
          </table:table-cell>
          <table:table-cell table:number-columns-repeated="5"/>
        </table:table-row>
        <table:table-row table:style-name="ro1">
          <table:table-cell/>
          <table:table-cell office:value-type="string">
            <text:p>October</text:p>
          </table:table-cell>
          <table:table-cell office:value-type="float" office:value="178">
            <text:p>178</text:p>
          </table:table-cell>
          <table:table-cell table:number-columns-repeated="5"/>
        </table:table-row>
        <table:table-row table:style-name="ro1">
          <table:table-cell/>
          <table:table-cell office:value-type="string">
            <text:p>November</text:p>
          </table:table-cell>
          <table:table-cell office:value-type="float" office:value="179">
            <text:p>179</text:p>
          </table:table-cell>
          <table:table-cell table:number-columns-repeated="5"/>
        </table:table-row>
        <table:table-row table:style-name="ro1">
          <table:table-cell/>
          <table:table-cell office:value-type="string">
            <text:p>December</text:p>
          </table:table-cell>
          <table:table-cell office:value-type="float" office:value="180">
            <text:p>180</text:p>
          </table:table-cell>
          <table:table-cell table:number-columns-repeated="5"/>
        </table:table-row>
        <table:table-row table:style-name="ro1">
          <table:table-cell office:value-type="float" office:value="1921">
            <text:p>1921</text:p>
          </table:table-cell>
          <table:table-cell office:value-type="string">
            <text:p>January</text:p>
          </table:table-cell>
          <table:table-cell office:value-type="float" office:value="181">
            <text:p>181</text:p>
          </table:table-cell>
          <table:table-cell table:number-columns-repeated="5"/>
        </table:table-row>
        <table:table-row table:style-name="ro1">
          <table:table-cell/>
          <table:table-cell office:value-type="string">
            <text:p>February</text:p>
          </table:table-cell>
          <table:table-cell office:value-type="float" office:value="182">
            <text:p>182</text:p>
          </table:table-cell>
          <table:table-cell table:number-columns-repeated="5"/>
        </table:table-row>
        <table:table-row table:style-name="ro1">
          <table:table-cell/>
          <table:table-cell office:value-type="string">
            <text:p>March</text:p>
          </table:table-cell>
          <table:table-cell office:value-type="float" office:value="183">
            <text:p>183</text:p>
          </table:table-cell>
          <table:table-cell table:number-columns-repeated="5"/>
        </table:table-row>
        <table:table-row table:style-name="ro1">
          <table:table-cell/>
          <table:table-cell office:value-type="string">
            <text:p>April</text:p>
          </table:table-cell>
          <table:table-cell office:value-type="float" office:value="184">
            <text:p>184</text:p>
          </table:table-cell>
          <table:table-cell table:number-columns-repeated="5"/>
        </table:table-row>
        <table:table-row table:style-name="ro1">
          <table:table-cell/>
          <table:table-cell office:value-type="string">
            <text:p>May</text:p>
          </table:table-cell>
          <table:table-cell office:value-type="float" office:value="185">
            <text:p>185</text:p>
          </table:table-cell>
          <table:table-cell table:number-columns-repeated="5"/>
        </table:table-row>
        <table:table-row table:style-name="ro1">
          <table:table-cell/>
          <table:table-cell office:value-type="string">
            <text:p>June</text:p>
          </table:table-cell>
          <table:table-cell office:value-type="float" office:value="186">
            <text:p>186</text:p>
          </table:table-cell>
          <table:table-cell table:number-columns-repeated="5"/>
        </table:table-row>
        <table:table-row table:style-name="ro1">
          <table:table-cell/>
          <table:table-cell office:value-type="string">
            <text:p>July</text:p>
          </table:table-cell>
          <table:table-cell office:value-type="float" office:value="187">
            <text:p>187</text:p>
          </table:table-cell>
          <table:table-cell table:number-columns-repeated="5"/>
        </table:table-row>
        <table:table-row table:style-name="ro1">
          <table:table-cell/>
          <table:table-cell office:value-type="string">
            <text:p>August</text:p>
          </table:table-cell>
          <table:table-cell office:value-type="float" office:value="188">
            <text:p>188</text:p>
          </table:table-cell>
          <table:table-cell table:number-columns-repeated="5"/>
        </table:table-row>
        <table:table-row table:style-name="ro1">
          <table:table-cell/>
          <table:table-cell office:value-type="string">
            <text:p>September</text:p>
          </table:table-cell>
          <table:table-cell office:value-type="float" office:value="189">
            <text:p>189</text:p>
          </table:table-cell>
          <table:table-cell table:number-columns-repeated="5"/>
        </table:table-row>
        <table:table-row table:style-name="ro1">
          <table:table-cell/>
          <table:table-cell office:value-type="string">
            <text:p>October</text:p>
          </table:table-cell>
          <table:table-cell office:value-type="float" office:value="190">
            <text:p>190</text:p>
          </table:table-cell>
          <table:table-cell table:number-columns-repeated="5"/>
        </table:table-row>
        <table:table-row table:style-name="ro1">
          <table:table-cell/>
          <table:table-cell office:value-type="string">
            <text:p>November</text:p>
          </table:table-cell>
          <table:table-cell office:value-type="float" office:value="191">
            <text:p>191</text:p>
          </table:table-cell>
          <table:table-cell table:number-columns-repeated="5"/>
        </table:table-row>
        <table:table-row table:style-name="ro1">
          <table:table-cell/>
          <table:table-cell office:value-type="string">
            <text:p>December</text:p>
          </table:table-cell>
          <table:table-cell office:value-type="float" office:value="192">
            <text:p>192</text:p>
          </table:table-cell>
          <table:table-cell table:number-columns-repeated="5"/>
        </table:table-row>
        <table:table-row table:style-name="ro1">
          <table:table-cell office:value-type="float" office:value="1922">
            <text:p>1922</text:p>
          </table:table-cell>
          <table:table-cell office:value-type="string">
            <text:p>January</text:p>
          </table:table-cell>
          <table:table-cell office:value-type="float" office:value="193">
            <text:p>193</text:p>
          </table:table-cell>
          <table:table-cell table:number-columns-repeated="5"/>
        </table:table-row>
        <table:table-row table:style-name="ro1">
          <table:table-cell/>
          <table:table-cell office:value-type="string">
            <text:p>February</text:p>
          </table:table-cell>
          <table:table-cell office:value-type="float" office:value="194">
            <text:p>194</text:p>
          </table:table-cell>
          <table:table-cell table:number-columns-repeated="5"/>
        </table:table-row>
        <table:table-row table:style-name="ro1">
          <table:table-cell/>
          <table:table-cell office:value-type="string">
            <text:p>March</text:p>
          </table:table-cell>
          <table:table-cell office:value-type="float" office:value="195">
            <text:p>195</text:p>
          </table:table-cell>
          <table:table-cell table:number-columns-repeated="5"/>
        </table:table-row>
        <table:table-row table:style-name="ro1">
          <table:table-cell/>
          <table:table-cell office:value-type="string">
            <text:p>April</text:p>
          </table:table-cell>
          <table:table-cell office:value-type="float" office:value="196">
            <text:p>196</text:p>
          </table:table-cell>
          <table:table-cell table:number-columns-repeated="5"/>
        </table:table-row>
        <table:table-row table:style-name="ro1">
          <table:table-cell/>
          <table:table-cell office:value-type="string">
            <text:p>May</text:p>
          </table:table-cell>
          <table:table-cell office:value-type="float" office:value="197">
            <text:p>197</text:p>
          </table:table-cell>
          <table:table-cell table:number-columns-repeated="5"/>
        </table:table-row>
        <table:table-row table:style-name="ro1">
          <table:table-cell/>
          <table:table-cell office:value-type="string">
            <text:p>June</text:p>
          </table:table-cell>
          <table:table-cell office:value-type="float" office:value="198">
            <text:p>198</text:p>
          </table:table-cell>
          <table:table-cell table:number-columns-repeated="5"/>
        </table:table-row>
        <table:table-row table:style-name="ro1">
          <table:table-cell/>
          <table:table-cell office:value-type="string">
            <text:p>July</text:p>
          </table:table-cell>
          <table:table-cell office:value-type="float" office:value="199">
            <text:p>199</text:p>
          </table:table-cell>
          <table:table-cell table:number-columns-repeated="5"/>
        </table:table-row>
        <table:table-row table:style-name="ro1">
          <table:table-cell/>
          <table:table-cell office:value-type="string">
            <text:p>August</text:p>
          </table:table-cell>
          <table:table-cell office:value-type="float" office:value="200">
            <text:p>200</text:p>
          </table:table-cell>
          <table:table-cell table:number-columns-repeated="5"/>
        </table:table-row>
        <table:table-row table:style-name="ro1">
          <table:table-cell/>
          <table:table-cell office:value-type="string">
            <text:p>September</text:p>
          </table:table-cell>
          <table:table-cell office:value-type="float" office:value="201">
            <text:p>201</text:p>
          </table:table-cell>
          <table:table-cell table:number-columns-repeated="5"/>
        </table:table-row>
        <table:table-row table:style-name="ro1">
          <table:table-cell/>
          <table:table-cell office:value-type="string">
            <text:p>October</text:p>
          </table:table-cell>
          <table:table-cell office:value-type="float" office:value="202">
            <text:p>202</text:p>
          </table:table-cell>
          <table:table-cell table:number-columns-repeated="5"/>
        </table:table-row>
        <table:table-row table:style-name="ro1">
          <table:table-cell/>
          <table:table-cell office:value-type="string">
            <text:p>November</text:p>
          </table:table-cell>
          <table:table-cell office:value-type="float" office:value="203">
            <text:p>203</text:p>
          </table:table-cell>
          <table:table-cell table:number-columns-repeated="5"/>
        </table:table-row>
        <table:table-row table:style-name="ro1">
          <table:table-cell/>
          <table:table-cell office:value-type="string">
            <text:p>December</text:p>
          </table:table-cell>
          <table:table-cell office:value-type="float" office:value="204">
            <text:p>204</text:p>
          </table:table-cell>
          <table:table-cell table:number-columns-repeated="5"/>
        </table:table-row>
        <table:table-row table:style-name="ro1">
          <table:table-cell office:value-type="float" office:value="1923">
            <text:p>1923</text:p>
          </table:table-cell>
          <table:table-cell office:value-type="string">
            <text:p>January</text:p>
          </table:table-cell>
          <table:table-cell office:value-type="float" office:value="205">
            <text:p>205</text:p>
          </table:table-cell>
          <table:table-cell table:number-columns-repeated="5"/>
        </table:table-row>
        <table:table-row table:style-name="ro1">
          <table:table-cell/>
          <table:table-cell office:value-type="string">
            <text:p>February</text:p>
          </table:table-cell>
          <table:table-cell office:value-type="float" office:value="206">
            <text:p>206</text:p>
          </table:table-cell>
          <table:table-cell table:number-columns-repeated="5"/>
        </table:table-row>
        <table:table-row table:style-name="ro1">
          <table:table-cell/>
          <table:table-cell office:value-type="string">
            <text:p>March</text:p>
          </table:table-cell>
          <table:table-cell office:value-type="float" office:value="207">
            <text:p>207</text:p>
          </table:table-cell>
          <table:table-cell table:number-columns-repeated="5"/>
        </table:table-row>
        <table:table-row table:style-name="ro1">
          <table:table-cell/>
          <table:table-cell office:value-type="string">
            <text:p>April</text:p>
          </table:table-cell>
          <table:table-cell office:value-type="float" office:value="208">
            <text:p>208</text:p>
          </table:table-cell>
          <table:table-cell table:number-columns-repeated="5"/>
        </table:table-row>
        <table:table-row table:style-name="ro1">
          <table:table-cell/>
          <table:table-cell office:value-type="string">
            <text:p>May</text:p>
          </table:table-cell>
          <table:table-cell office:value-type="float" office:value="209">
            <text:p>209</text:p>
          </table:table-cell>
          <table:table-cell table:number-columns-repeated="5"/>
        </table:table-row>
        <table:table-row table:style-name="ro1">
          <table:table-cell/>
          <table:table-cell office:value-type="string">
            <text:p>June</text:p>
          </table:table-cell>
          <table:table-cell office:value-type="float" office:value="210">
            <text:p>210</text:p>
          </table:table-cell>
          <table:table-cell table:number-columns-repeated="5"/>
        </table:table-row>
        <table:table-row table:style-name="ro1">
          <table:table-cell/>
          <table:table-cell office:value-type="string">
            <text:p>July</text:p>
          </table:table-cell>
          <table:table-cell office:value-type="float" office:value="211">
            <text:p>211</text:p>
          </table:table-cell>
          <table:table-cell table:number-columns-repeated="5"/>
        </table:table-row>
        <table:table-row table:style-name="ro1">
          <table:table-cell/>
          <table:table-cell office:value-type="string">
            <text:p>August</text:p>
          </table:table-cell>
          <table:table-cell office:value-type="float" office:value="212">
            <text:p>212</text:p>
          </table:table-cell>
          <table:table-cell table:number-columns-repeated="5"/>
        </table:table-row>
        <table:table-row table:style-name="ro1">
          <table:table-cell/>
          <table:table-cell office:value-type="string">
            <text:p>September</text:p>
          </table:table-cell>
          <table:table-cell office:value-type="float" office:value="213">
            <text:p>213</text:p>
          </table:table-cell>
          <table:table-cell table:number-columns-repeated="5"/>
        </table:table-row>
        <table:table-row table:style-name="ro1">
          <table:table-cell/>
          <table:table-cell office:value-type="string">
            <text:p>October</text:p>
          </table:table-cell>
          <table:table-cell office:value-type="float" office:value="214">
            <text:p>214</text:p>
          </table:table-cell>
          <table:table-cell table:number-columns-repeated="5"/>
        </table:table-row>
        <table:table-row table:style-name="ro1">
          <table:table-cell/>
          <table:table-cell office:value-type="string">
            <text:p>November</text:p>
          </table:table-cell>
          <table:table-cell office:value-type="float" office:value="215">
            <text:p>215</text:p>
          </table:table-cell>
          <table:table-cell table:number-columns-repeated="5"/>
        </table:table-row>
        <table:table-row table:style-name="ro1">
          <table:table-cell/>
          <table:table-cell office:value-type="string">
            <text:p>December</text:p>
          </table:table-cell>
          <table:table-cell office:value-type="float" office:value="216">
            <text:p>216</text:p>
          </table:table-cell>
          <table:table-cell table:number-columns-repeated="5"/>
        </table:table-row>
        <table:table-row table:style-name="ro1">
          <table:table-cell office:value-type="float" office:value="1924">
            <text:p>1924</text:p>
          </table:table-cell>
          <table:table-cell office:value-type="string">
            <text:p>January</text:p>
          </table:table-cell>
          <table:table-cell office:value-type="float" office:value="217">
            <text:p>217</text:p>
          </table:table-cell>
          <table:table-cell table:number-columns-repeated="5"/>
        </table:table-row>
        <table:table-row table:style-name="ro1">
          <table:table-cell/>
          <table:table-cell office:value-type="string">
            <text:p>February</text:p>
          </table:table-cell>
          <table:table-cell office:value-type="float" office:value="218">
            <text:p>218</text:p>
          </table:table-cell>
          <table:table-cell table:number-columns-repeated="5"/>
        </table:table-row>
        <table:table-row table:style-name="ro1">
          <table:table-cell/>
          <table:table-cell office:value-type="string">
            <text:p>March</text:p>
          </table:table-cell>
          <table:table-cell office:value-type="float" office:value="219">
            <text:p>219</text:p>
          </table:table-cell>
          <table:table-cell table:number-columns-repeated="5"/>
        </table:table-row>
        <table:table-row table:style-name="ro1">
          <table:table-cell/>
          <table:table-cell office:value-type="string">
            <text:p>April</text:p>
          </table:table-cell>
          <table:table-cell office:value-type="float" office:value="220">
            <text:p>220</text:p>
          </table:table-cell>
          <table:table-cell table:number-columns-repeated="5"/>
        </table:table-row>
        <table:table-row table:style-name="ro1">
          <table:table-cell/>
          <table:table-cell office:value-type="string">
            <text:p>May</text:p>
          </table:table-cell>
          <table:table-cell office:value-type="float" office:value="221">
            <text:p>221</text:p>
          </table:table-cell>
          <table:table-cell table:number-columns-repeated="5"/>
        </table:table-row>
        <table:table-row table:style-name="ro1">
          <table:table-cell/>
          <table:table-cell office:value-type="string">
            <text:p>June</text:p>
          </table:table-cell>
          <table:table-cell office:value-type="float" office:value="222">
            <text:p>222</text:p>
          </table:table-cell>
          <table:table-cell table:number-columns-repeated="5"/>
        </table:table-row>
        <table:table-row table:style-name="ro1">
          <table:table-cell/>
          <table:table-cell office:value-type="string">
            <text:p>July</text:p>
          </table:table-cell>
          <table:table-cell office:value-type="float" office:value="223">
            <text:p>223</text:p>
          </table:table-cell>
          <table:table-cell table:number-columns-repeated="5"/>
        </table:table-row>
        <table:table-row table:style-name="ro1">
          <table:table-cell/>
          <table:table-cell office:value-type="string">
            <text:p>August</text:p>
          </table:table-cell>
          <table:table-cell office:value-type="float" office:value="224">
            <text:p>224</text:p>
          </table:table-cell>
          <table:table-cell table:number-columns-repeated="5"/>
        </table:table-row>
        <table:table-row table:style-name="ro1">
          <table:table-cell/>
          <table:table-cell office:value-type="string">
            <text:p>September</text:p>
          </table:table-cell>
          <table:table-cell office:value-type="float" office:value="225">
            <text:p>225</text:p>
          </table:table-cell>
          <table:table-cell table:number-columns-repeated="5"/>
        </table:table-row>
        <table:table-row table:style-name="ro1">
          <table:table-cell/>
          <table:table-cell office:value-type="string">
            <text:p>October</text:p>
          </table:table-cell>
          <table:table-cell office:value-type="float" office:value="226">
            <text:p>226</text:p>
          </table:table-cell>
          <table:table-cell table:number-columns-repeated="5"/>
        </table:table-row>
        <table:table-row table:style-name="ro1">
          <table:table-cell/>
          <table:table-cell office:value-type="string">
            <text:p>November</text:p>
          </table:table-cell>
          <table:table-cell office:value-type="float" office:value="227">
            <text:p>227</text:p>
          </table:table-cell>
          <table:table-cell table:number-columns-repeated="5"/>
        </table:table-row>
        <table:table-row table:style-name="ro1">
          <table:table-cell/>
          <table:table-cell office:value-type="string">
            <text:p>December</text:p>
          </table:table-cell>
          <table:table-cell office:value-type="float" office:value="228">
            <text:p>228</text:p>
          </table:table-cell>
          <table:table-cell table:number-columns-repeated="5"/>
        </table:table-row>
        <table:table-row table:style-name="ro1">
          <table:table-cell office:value-type="float" office:value="1925">
            <text:p>1925</text:p>
          </table:table-cell>
          <table:table-cell office:value-type="string">
            <text:p>January</text:p>
          </table:table-cell>
          <table:table-cell office:value-type="float" office:value="229">
            <text:p>229</text:p>
          </table:table-cell>
          <table:table-cell table:number-columns-repeated="5"/>
        </table:table-row>
        <table:table-row table:style-name="ro1">
          <table:table-cell/>
          <table:table-cell office:value-type="string">
            <text:p>February</text:p>
          </table:table-cell>
          <table:table-cell office:value-type="float" office:value="230">
            <text:p>230</text:p>
          </table:table-cell>
          <table:table-cell table:number-columns-repeated="5"/>
        </table:table-row>
        <table:table-row table:style-name="ro1">
          <table:table-cell/>
          <table:table-cell office:value-type="string">
            <text:p>March</text:p>
          </table:table-cell>
          <table:table-cell office:value-type="float" office:value="231">
            <text:p>231</text:p>
          </table:table-cell>
          <table:table-cell table:number-columns-repeated="5"/>
        </table:table-row>
        <table:table-row table:style-name="ro1">
          <table:table-cell/>
          <table:table-cell office:value-type="string">
            <text:p>April</text:p>
          </table:table-cell>
          <table:table-cell office:value-type="float" office:value="232">
            <text:p>232</text:p>
          </table:table-cell>
          <table:table-cell table:number-columns-repeated="5"/>
        </table:table-row>
        <table:table-row table:style-name="ro1">
          <table:table-cell/>
          <table:table-cell office:value-type="string">
            <text:p>May</text:p>
          </table:table-cell>
          <table:table-cell office:value-type="float" office:value="233">
            <text:p>233</text:p>
          </table:table-cell>
          <table:table-cell table:number-columns-repeated="5"/>
        </table:table-row>
        <table:table-row table:style-name="ro1">
          <table:table-cell/>
          <table:table-cell office:value-type="string">
            <text:p>June</text:p>
          </table:table-cell>
          <table:table-cell office:value-type="float" office:value="234">
            <text:p>234</text:p>
          </table:table-cell>
          <table:table-cell table:number-columns-repeated="5"/>
        </table:table-row>
        <table:table-row table:style-name="ro1">
          <table:table-cell/>
          <table:table-cell office:value-type="string">
            <text:p>July</text:p>
          </table:table-cell>
          <table:table-cell office:value-type="float" office:value="235">
            <text:p>235</text:p>
          </table:table-cell>
          <table:table-cell table:number-columns-repeated="5"/>
        </table:table-row>
        <table:table-row table:style-name="ro1">
          <table:table-cell/>
          <table:table-cell office:value-type="string">
            <text:p>August</text:p>
          </table:table-cell>
          <table:table-cell office:value-type="float" office:value="236">
            <text:p>236</text:p>
          </table:table-cell>
          <table:table-cell table:number-columns-repeated="5"/>
        </table:table-row>
        <table:table-row table:style-name="ro1">
          <table:table-cell/>
          <table:table-cell office:value-type="string">
            <text:p>September</text:p>
          </table:table-cell>
          <table:table-cell office:value-type="float" office:value="237">
            <text:p>237</text:p>
          </table:table-cell>
          <table:table-cell table:number-columns-repeated="5"/>
        </table:table-row>
        <table:table-row table:style-name="ro1">
          <table:table-cell/>
          <table:table-cell office:value-type="string">
            <text:p>October</text:p>
          </table:table-cell>
          <table:table-cell office:value-type="float" office:value="238">
            <text:p>238</text:p>
          </table:table-cell>
          <table:table-cell table:number-columns-repeated="5"/>
        </table:table-row>
        <table:table-row table:style-name="ro1">
          <table:table-cell/>
          <table:table-cell office:value-type="string">
            <text:p>November</text:p>
          </table:table-cell>
          <table:table-cell office:value-type="float" office:value="239">
            <text:p>239</text:p>
          </table:table-cell>
          <table:table-cell table:number-columns-repeated="5"/>
        </table:table-row>
        <table:table-row table:style-name="ro1">
          <table:table-cell/>
          <table:table-cell office:value-type="string">
            <text:p>December</text:p>
          </table:table-cell>
          <table:table-cell office:value-type="float" office:value="240">
            <text:p>240</text:p>
          </table:table-cell>
          <table:table-cell table:number-columns-repeated="5"/>
        </table:table-row>
        <table:table-row table:style-name="ro1">
          <table:table-cell office:value-type="float" office:value="1926">
            <text:p>1926</text:p>
          </table:table-cell>
          <table:table-cell office:value-type="string">
            <text:p>January</text:p>
          </table:table-cell>
          <table:table-cell office:value-type="float" office:value="241">
            <text:p>241</text:p>
          </table:table-cell>
          <table:table-cell table:number-columns-repeated="5"/>
        </table:table-row>
        <table:table-row table:style-name="ro1">
          <table:table-cell/>
          <table:table-cell office:value-type="string">
            <text:p>February</text:p>
          </table:table-cell>
          <table:table-cell office:value-type="float" office:value="242">
            <text:p>242</text:p>
          </table:table-cell>
          <table:table-cell table:number-columns-repeated="5"/>
        </table:table-row>
        <table:table-row table:style-name="ro1">
          <table:table-cell/>
          <table:table-cell office:value-type="string">
            <text:p>March</text:p>
          </table:table-cell>
          <table:table-cell office:value-type="float" office:value="243">
            <text:p>243</text:p>
          </table:table-cell>
          <table:table-cell table:number-columns-repeated="5"/>
        </table:table-row>
        <table:table-row table:style-name="ro1">
          <table:table-cell/>
          <table:table-cell office:value-type="string">
            <text:p>April</text:p>
          </table:table-cell>
          <table:table-cell office:value-type="float" office:value="244">
            <text:p>244</text:p>
          </table:table-cell>
          <table:table-cell table:number-columns-repeated="5"/>
        </table:table-row>
        <table:table-row table:style-name="ro1">
          <table:table-cell/>
          <table:table-cell office:value-type="string">
            <text:p>May</text:p>
          </table:table-cell>
          <table:table-cell office:value-type="float" office:value="245">
            <text:p>245</text:p>
          </table:table-cell>
          <table:table-cell table:number-columns-repeated="5"/>
        </table:table-row>
        <table:table-row table:style-name="ro1">
          <table:table-cell/>
          <table:table-cell office:value-type="string">
            <text:p>June</text:p>
          </table:table-cell>
          <table:table-cell office:value-type="float" office:value="246">
            <text:p>246</text:p>
          </table:table-cell>
          <table:table-cell table:number-columns-repeated="5"/>
        </table:table-row>
        <table:table-row table:style-name="ro1">
          <table:table-cell/>
          <table:table-cell office:value-type="string">
            <text:p>July</text:p>
          </table:table-cell>
          <table:table-cell office:value-type="float" office:value="247">
            <text:p>247</text:p>
          </table:table-cell>
          <table:table-cell table:number-columns-repeated="5"/>
        </table:table-row>
        <table:table-row table:style-name="ro1">
          <table:table-cell/>
          <table:table-cell office:value-type="string">
            <text:p>August</text:p>
          </table:table-cell>
          <table:table-cell office:value-type="float" office:value="248">
            <text:p>248</text:p>
          </table:table-cell>
          <table:table-cell table:number-columns-repeated="5"/>
        </table:table-row>
        <table:table-row table:style-name="ro1">
          <table:table-cell/>
          <table:table-cell office:value-type="string">
            <text:p>September</text:p>
          </table:table-cell>
          <table:table-cell office:value-type="float" office:value="249">
            <text:p>249</text:p>
          </table:table-cell>
          <table:table-cell table:number-columns-repeated="5"/>
        </table:table-row>
        <table:table-row table:style-name="ro1">
          <table:table-cell/>
          <table:table-cell office:value-type="string">
            <text:p>October</text:p>
          </table:table-cell>
          <table:table-cell office:value-type="float" office:value="250">
            <text:p>250</text:p>
          </table:table-cell>
          <table:table-cell table:number-columns-repeated="5"/>
        </table:table-row>
        <table:table-row table:style-name="ro1">
          <table:table-cell/>
          <table:table-cell office:value-type="string">
            <text:p>November</text:p>
          </table:table-cell>
          <table:table-cell office:value-type="float" office:value="251">
            <text:p>251</text:p>
          </table:table-cell>
          <table:table-cell table:number-columns-repeated="5"/>
        </table:table-row>
        <table:table-row table:style-name="ro1">
          <table:table-cell/>
          <table:table-cell office:value-type="string">
            <text:p>December</text:p>
          </table:table-cell>
          <table:table-cell office:value-type="float" office:value="252">
            <text:p>252</text:p>
          </table:table-cell>
          <table:table-cell table:number-columns-repeated="5"/>
        </table:table-row>
        <table:table-row table:style-name="ro1">
          <table:table-cell office:value-type="float" office:value="1927">
            <text:p>1927</text:p>
          </table:table-cell>
          <table:table-cell office:value-type="string">
            <text:p>January</text:p>
          </table:table-cell>
          <table:table-cell office:value-type="float" office:value="253">
            <text:p>253</text:p>
          </table:table-cell>
          <table:table-cell table:number-columns-repeated="5"/>
        </table:table-row>
        <table:table-row table:style-name="ro1">
          <table:table-cell/>
          <table:table-cell office:value-type="string">
            <text:p>February</text:p>
          </table:table-cell>
          <table:table-cell office:value-type="float" office:value="254">
            <text:p>254</text:p>
          </table:table-cell>
          <table:table-cell table:number-columns-repeated="5"/>
        </table:table-row>
        <table:table-row table:style-name="ro1">
          <table:table-cell/>
          <table:table-cell office:value-type="string">
            <text:p>March</text:p>
          </table:table-cell>
          <table:table-cell office:value-type="float" office:value="255">
            <text:p>255</text:p>
          </table:table-cell>
          <table:table-cell table:number-columns-repeated="5"/>
        </table:table-row>
        <table:table-row table:style-name="ro1">
          <table:table-cell/>
          <table:table-cell office:value-type="string">
            <text:p>April</text:p>
          </table:table-cell>
          <table:table-cell office:value-type="float" office:value="256">
            <text:p>256</text:p>
          </table:table-cell>
          <table:table-cell table:number-columns-repeated="5"/>
        </table:table-row>
        <table:table-row table:style-name="ro1">
          <table:table-cell/>
          <table:table-cell office:value-type="string">
            <text:p>May</text:p>
          </table:table-cell>
          <table:table-cell office:value-type="float" office:value="257">
            <text:p>257</text:p>
          </table:table-cell>
          <table:table-cell table:number-columns-repeated="5"/>
        </table:table-row>
        <table:table-row table:style-name="ro1">
          <table:table-cell/>
          <table:table-cell office:value-type="string">
            <text:p>June</text:p>
          </table:table-cell>
          <table:table-cell office:value-type="float" office:value="258">
            <text:p>258</text:p>
          </table:table-cell>
          <table:table-cell table:number-columns-repeated="5"/>
        </table:table-row>
        <table:table-row table:style-name="ro1">
          <table:table-cell/>
          <table:table-cell office:value-type="string">
            <text:p>July</text:p>
          </table:table-cell>
          <table:table-cell office:value-type="float" office:value="259">
            <text:p>259</text:p>
          </table:table-cell>
          <table:table-cell table:number-columns-repeated="5"/>
        </table:table-row>
        <table:table-row table:style-name="ro1">
          <table:table-cell/>
          <table:table-cell office:value-type="string">
            <text:p>August</text:p>
          </table:table-cell>
          <table:table-cell office:value-type="float" office:value="260">
            <text:p>260</text:p>
          </table:table-cell>
          <table:table-cell table:number-columns-repeated="5"/>
        </table:table-row>
        <table:table-row table:style-name="ro1">
          <table:table-cell/>
          <table:table-cell office:value-type="string">
            <text:p>September</text:p>
          </table:table-cell>
          <table:table-cell office:value-type="float" office:value="261">
            <text:p>261</text:p>
          </table:table-cell>
          <table:table-cell table:number-columns-repeated="5"/>
        </table:table-row>
        <table:table-row table:style-name="ro1">
          <table:table-cell/>
          <table:table-cell office:value-type="string">
            <text:p>October</text:p>
          </table:table-cell>
          <table:table-cell office:value-type="float" office:value="262">
            <text:p>262</text:p>
          </table:table-cell>
          <table:table-cell table:number-columns-repeated="5"/>
        </table:table-row>
        <table:table-row table:style-name="ro1">
          <table:table-cell/>
          <table:table-cell office:value-type="string">
            <text:p>November</text:p>
          </table:table-cell>
          <table:table-cell office:value-type="float" office:value="263">
            <text:p>263</text:p>
          </table:table-cell>
          <table:table-cell table:number-columns-repeated="5"/>
        </table:table-row>
        <table:table-row table:style-name="ro1">
          <table:table-cell/>
          <table:table-cell office:value-type="string">
            <text:p>December</text:p>
          </table:table-cell>
          <table:table-cell office:value-type="float" office:value="264">
            <text:p>264</text:p>
          </table:table-cell>
          <table:table-cell table:number-columns-repeated="5"/>
        </table:table-row>
        <table:table-row table:style-name="ro1">
          <table:table-cell office:value-type="float" office:value="1928">
            <text:p>1928</text:p>
          </table:table-cell>
          <table:table-cell office:value-type="string">
            <text:p>January</text:p>
          </table:table-cell>
          <table:table-cell office:value-type="float" office:value="265">
            <text:p>265</text:p>
          </table:table-cell>
          <table:table-cell table:number-columns-repeated="5"/>
        </table:table-row>
        <table:table-row table:style-name="ro1">
          <table:table-cell/>
          <table:table-cell office:value-type="string">
            <text:p>February</text:p>
          </table:table-cell>
          <table:table-cell office:value-type="float" office:value="266">
            <text:p>266</text:p>
          </table:table-cell>
          <table:table-cell table:number-columns-repeated="5"/>
        </table:table-row>
        <table:table-row table:style-name="ro1">
          <table:table-cell/>
          <table:table-cell office:value-type="string">
            <text:p>March</text:p>
          </table:table-cell>
          <table:table-cell office:value-type="float" office:value="267">
            <text:p>267</text:p>
          </table:table-cell>
          <table:table-cell table:number-columns-repeated="5"/>
        </table:table-row>
        <table:table-row table:style-name="ro1">
          <table:table-cell/>
          <table:table-cell office:value-type="string">
            <text:p>April</text:p>
          </table:table-cell>
          <table:table-cell office:value-type="float" office:value="268">
            <text:p>268</text:p>
          </table:table-cell>
          <table:table-cell table:number-columns-repeated="5"/>
        </table:table-row>
        <table:table-row table:style-name="ro1">
          <table:table-cell/>
          <table:table-cell office:value-type="string">
            <text:p>May</text:p>
          </table:table-cell>
          <table:table-cell office:value-type="float" office:value="269">
            <text:p>269</text:p>
          </table:table-cell>
          <table:table-cell table:number-columns-repeated="5"/>
        </table:table-row>
        <table:table-row table:style-name="ro1">
          <table:table-cell/>
          <table:table-cell office:value-type="string">
            <text:p>June</text:p>
          </table:table-cell>
          <table:table-cell office:value-type="float" office:value="270">
            <text:p>270</text:p>
          </table:table-cell>
          <table:table-cell table:number-columns-repeated="5"/>
        </table:table-row>
        <table:table-row table:style-name="ro1">
          <table:table-cell/>
          <table:table-cell office:value-type="string">
            <text:p>July</text:p>
          </table:table-cell>
          <table:table-cell office:value-type="float" office:value="271">
            <text:p>271</text:p>
          </table:table-cell>
          <table:table-cell table:number-columns-repeated="5"/>
        </table:table-row>
        <table:table-row table:style-name="ro1">
          <table:table-cell/>
          <table:table-cell office:value-type="string">
            <text:p>August</text:p>
          </table:table-cell>
          <table:table-cell office:value-type="float" office:value="272">
            <text:p>272</text:p>
          </table:table-cell>
          <table:table-cell table:number-columns-repeated="5"/>
        </table:table-row>
        <table:table-row table:style-name="ro1">
          <table:table-cell/>
          <table:table-cell office:value-type="string">
            <text:p>September</text:p>
          </table:table-cell>
          <table:table-cell office:value-type="float" office:value="273">
            <text:p>273</text:p>
          </table:table-cell>
          <table:table-cell table:number-columns-repeated="5"/>
        </table:table-row>
        <table:table-row table:style-name="ro1">
          <table:table-cell/>
          <table:table-cell office:value-type="string">
            <text:p>October</text:p>
          </table:table-cell>
          <table:table-cell office:value-type="float" office:value="274">
            <text:p>274</text:p>
          </table:table-cell>
          <table:table-cell table:number-columns-repeated="5"/>
        </table:table-row>
        <table:table-row table:style-name="ro1">
          <table:table-cell/>
          <table:table-cell office:value-type="string">
            <text:p>November</text:p>
          </table:table-cell>
          <table:table-cell office:value-type="float" office:value="275">
            <text:p>275</text:p>
          </table:table-cell>
          <table:table-cell table:number-columns-repeated="5"/>
        </table:table-row>
        <table:table-row table:style-name="ro1">
          <table:table-cell/>
          <table:table-cell office:value-type="string">
            <text:p>December</text:p>
          </table:table-cell>
          <table:table-cell office:value-type="float" office:value="276">
            <text:p>276</text:p>
          </table:table-cell>
          <table:table-cell table:number-columns-repeated="5"/>
        </table:table-row>
        <table:table-row table:style-name="ro1">
          <table:table-cell office:value-type="float" office:value="1929">
            <text:p>1929</text:p>
          </table:table-cell>
          <table:table-cell office:value-type="string">
            <text:p>January</text:p>
          </table:table-cell>
          <table:table-cell office:value-type="float" office:value="277">
            <text:p>277</text:p>
          </table:table-cell>
          <table:table-cell table:number-columns-repeated="5"/>
        </table:table-row>
        <table:table-row table:style-name="ro1">
          <table:table-cell/>
          <table:table-cell office:value-type="string">
            <text:p>February</text:p>
          </table:table-cell>
          <table:table-cell office:value-type="float" office:value="278">
            <text:p>278</text:p>
          </table:table-cell>
          <table:table-cell table:number-columns-repeated="5"/>
        </table:table-row>
        <table:table-row table:style-name="ro1">
          <table:table-cell/>
          <table:table-cell office:value-type="string">
            <text:p>March</text:p>
          </table:table-cell>
          <table:table-cell office:value-type="float" office:value="279">
            <text:p>279</text:p>
          </table:table-cell>
          <table:table-cell table:number-columns-repeated="5"/>
        </table:table-row>
        <table:table-row table:style-name="ro1">
          <table:table-cell/>
          <table:table-cell office:value-type="string">
            <text:p>April</text:p>
          </table:table-cell>
          <table:table-cell office:value-type="float" office:value="280">
            <text:p>280</text:p>
          </table:table-cell>
          <table:table-cell table:number-columns-repeated="5"/>
        </table:table-row>
        <table:table-row table:style-name="ro1">
          <table:table-cell/>
          <table:table-cell office:value-type="string">
            <text:p>May</text:p>
          </table:table-cell>
          <table:table-cell office:value-type="float" office:value="281">
            <text:p>281</text:p>
          </table:table-cell>
          <table:table-cell table:number-columns-repeated="5"/>
        </table:table-row>
        <table:table-row table:style-name="ro1">
          <table:table-cell/>
          <table:table-cell office:value-type="string">
            <text:p>June</text:p>
          </table:table-cell>
          <table:table-cell office:value-type="float" office:value="282">
            <text:p>282</text:p>
          </table:table-cell>
          <table:table-cell table:number-columns-repeated="5"/>
        </table:table-row>
        <table:table-row table:style-name="ro1">
          <table:table-cell/>
          <table:table-cell office:value-type="string">
            <text:p>July</text:p>
          </table:table-cell>
          <table:table-cell office:value-type="float" office:value="283">
            <text:p>283</text:p>
          </table:table-cell>
          <table:table-cell table:number-columns-repeated="5"/>
        </table:table-row>
        <table:table-row table:style-name="ro1">
          <table:table-cell/>
          <table:table-cell office:value-type="string">
            <text:p>August</text:p>
          </table:table-cell>
          <table:table-cell office:value-type="float" office:value="284">
            <text:p>284</text:p>
          </table:table-cell>
          <table:table-cell table:number-columns-repeated="5"/>
        </table:table-row>
        <table:table-row table:style-name="ro1">
          <table:table-cell/>
          <table:table-cell office:value-type="string">
            <text:p>September</text:p>
          </table:table-cell>
          <table:table-cell office:value-type="float" office:value="285">
            <text:p>285</text:p>
          </table:table-cell>
          <table:table-cell table:number-columns-repeated="5"/>
        </table:table-row>
        <table:table-row table:style-name="ro1">
          <table:table-cell/>
          <table:table-cell office:value-type="string">
            <text:p>October</text:p>
          </table:table-cell>
          <table:table-cell office:value-type="float" office:value="286">
            <text:p>286</text:p>
          </table:table-cell>
          <table:table-cell table:number-columns-repeated="5"/>
        </table:table-row>
        <table:table-row table:style-name="ro1">
          <table:table-cell/>
          <table:table-cell office:value-type="string">
            <text:p>November</text:p>
          </table:table-cell>
          <table:table-cell office:value-type="float" office:value="287">
            <text:p>287</text:p>
          </table:table-cell>
          <table:table-cell table:number-columns-repeated="5"/>
        </table:table-row>
        <table:table-row table:style-name="ro1">
          <table:table-cell/>
          <table:table-cell office:value-type="string">
            <text:p>December</text:p>
          </table:table-cell>
          <table:table-cell office:value-type="float" office:value="288">
            <text:p>288</text:p>
          </table:table-cell>
          <table:table-cell table:number-columns-repeated="5"/>
        </table:table-row>
        <table:table-row table:style-name="ro1">
          <table:table-cell office:value-type="float" office:value="1930">
            <text:p>1930</text:p>
          </table:table-cell>
          <table:table-cell office:value-type="string">
            <text:p>January</text:p>
          </table:table-cell>
          <table:table-cell office:value-type="float" office:value="289">
            <text:p>289</text:p>
          </table:table-cell>
          <table:table-cell table:number-columns-repeated="5"/>
        </table:table-row>
        <table:table-row table:style-name="ro1">
          <table:table-cell/>
          <table:table-cell office:value-type="string">
            <text:p>February</text:p>
          </table:table-cell>
          <table:table-cell office:value-type="float" office:value="290">
            <text:p>290</text:p>
          </table:table-cell>
          <table:table-cell table:number-columns-repeated="5"/>
        </table:table-row>
        <table:table-row table:style-name="ro1">
          <table:table-cell/>
          <table:table-cell office:value-type="string">
            <text:p>March</text:p>
          </table:table-cell>
          <table:table-cell office:value-type="float" office:value="291">
            <text:p>291</text:p>
          </table:table-cell>
          <table:table-cell table:number-columns-repeated="5"/>
        </table:table-row>
        <table:table-row table:style-name="ro1">
          <table:table-cell/>
          <table:table-cell office:value-type="string">
            <text:p>April</text:p>
          </table:table-cell>
          <table:table-cell office:value-type="float" office:value="292">
            <text:p>292</text:p>
          </table:table-cell>
          <table:table-cell table:number-columns-repeated="5"/>
        </table:table-row>
        <table:table-row table:style-name="ro1">
          <table:table-cell/>
          <table:table-cell office:value-type="string">
            <text:p>May</text:p>
          </table:table-cell>
          <table:table-cell office:value-type="float" office:value="293">
            <text:p>293</text:p>
          </table:table-cell>
          <table:table-cell table:number-columns-repeated="5"/>
        </table:table-row>
        <table:table-row table:style-name="ro1">
          <table:table-cell/>
          <table:table-cell office:value-type="string">
            <text:p>June</text:p>
          </table:table-cell>
          <table:table-cell office:value-type="float" office:value="294">
            <text:p>294</text:p>
          </table:table-cell>
          <table:table-cell table:number-columns-repeated="5"/>
        </table:table-row>
        <table:table-row table:style-name="ro1">
          <table:table-cell/>
          <table:table-cell office:value-type="string">
            <text:p>July</text:p>
          </table:table-cell>
          <table:table-cell office:value-type="float" office:value="295">
            <text:p>295</text:p>
          </table:table-cell>
          <table:table-cell table:number-columns-repeated="5"/>
        </table:table-row>
        <table:table-row table:style-name="ro1">
          <table:table-cell/>
          <table:table-cell office:value-type="string">
            <text:p>August</text:p>
          </table:table-cell>
          <table:table-cell office:value-type="float" office:value="296">
            <text:p>296</text:p>
          </table:table-cell>
          <table:table-cell table:number-columns-repeated="5"/>
        </table:table-row>
        <table:table-row table:style-name="ro1">
          <table:table-cell/>
          <table:table-cell office:value-type="string">
            <text:p>September</text:p>
          </table:table-cell>
          <table:table-cell office:value-type="float" office:value="297">
            <text:p>297</text:p>
          </table:table-cell>
          <table:table-cell table:number-columns-repeated="5"/>
        </table:table-row>
        <table:table-row table:style-name="ro1">
          <table:table-cell/>
          <table:table-cell office:value-type="string">
            <text:p>October</text:p>
          </table:table-cell>
          <table:table-cell office:value-type="float" office:value="298">
            <text:p>298</text:p>
          </table:table-cell>
          <table:table-cell table:number-columns-repeated="5"/>
        </table:table-row>
        <table:table-row table:style-name="ro1">
          <table:table-cell/>
          <table:table-cell office:value-type="string">
            <text:p>November</text:p>
          </table:table-cell>
          <table:table-cell office:value-type="float" office:value="299">
            <text:p>299</text:p>
          </table:table-cell>
          <table:table-cell table:number-columns-repeated="5"/>
        </table:table-row>
        <table:table-row table:style-name="ro1">
          <table:table-cell/>
          <table:table-cell office:value-type="string">
            <text:p>December</text:p>
          </table:table-cell>
          <table:table-cell office:value-type="float" office:value="300">
            <text:p>300</text:p>
          </table:table-cell>
          <table:table-cell table:number-columns-repeated="5"/>
        </table:table-row>
        <table:table-row table:style-name="ro1">
          <table:table-cell office:value-type="float" office:value="1931">
            <text:p>1931</text:p>
          </table:table-cell>
          <table:table-cell office:value-type="string">
            <text:p>January</text:p>
          </table:table-cell>
          <table:table-cell office:value-type="float" office:value="301">
            <text:p>301</text:p>
          </table:table-cell>
          <table:table-cell table:number-columns-repeated="5"/>
        </table:table-row>
        <table:table-row table:style-name="ro1">
          <table:table-cell/>
          <table:table-cell office:value-type="string">
            <text:p>February</text:p>
          </table:table-cell>
          <table:table-cell office:value-type="float" office:value="302">
            <text:p>302</text:p>
          </table:table-cell>
          <table:table-cell table:number-columns-repeated="5"/>
        </table:table-row>
        <table:table-row table:style-name="ro1">
          <table:table-cell/>
          <table:table-cell office:value-type="string">
            <text:p>March</text:p>
          </table:table-cell>
          <table:table-cell office:value-type="float" office:value="303">
            <text:p>303</text:p>
          </table:table-cell>
          <table:table-cell table:number-columns-repeated="5"/>
        </table:table-row>
        <table:table-row table:style-name="ro1">
          <table:table-cell/>
          <table:table-cell office:value-type="string">
            <text:p>April</text:p>
          </table:table-cell>
          <table:table-cell office:value-type="float" office:value="304">
            <text:p>304</text:p>
          </table:table-cell>
          <table:table-cell table:number-columns-repeated="5"/>
        </table:table-row>
        <table:table-row table:style-name="ro1">
          <table:table-cell/>
          <table:table-cell office:value-type="string">
            <text:p>May</text:p>
          </table:table-cell>
          <table:table-cell office:value-type="float" office:value="305">
            <text:p>305</text:p>
          </table:table-cell>
          <table:table-cell table:number-columns-repeated="5"/>
        </table:table-row>
        <table:table-row table:style-name="ro1">
          <table:table-cell/>
          <table:table-cell office:value-type="string">
            <text:p>June</text:p>
          </table:table-cell>
          <table:table-cell office:value-type="float" office:value="306">
            <text:p>306</text:p>
          </table:table-cell>
          <table:table-cell table:number-columns-repeated="5"/>
        </table:table-row>
        <table:table-row table:style-name="ro1">
          <table:table-cell/>
          <table:table-cell office:value-type="string">
            <text:p>July</text:p>
          </table:table-cell>
          <table:table-cell office:value-type="float" office:value="307">
            <text:p>307</text:p>
          </table:table-cell>
          <table:table-cell table:number-columns-repeated="5"/>
        </table:table-row>
        <table:table-row table:style-name="ro1">
          <table:table-cell/>
          <table:table-cell office:value-type="string">
            <text:p>August</text:p>
          </table:table-cell>
          <table:table-cell office:value-type="float" office:value="308">
            <text:p>308</text:p>
          </table:table-cell>
          <table:table-cell table:number-columns-repeated="5"/>
        </table:table-row>
        <table:table-row table:style-name="ro1">
          <table:table-cell/>
          <table:table-cell office:value-type="string">
            <text:p>September</text:p>
          </table:table-cell>
          <table:table-cell office:value-type="float" office:value="309">
            <text:p>309</text:p>
          </table:table-cell>
          <table:table-cell table:number-columns-repeated="5"/>
        </table:table-row>
        <table:table-row table:style-name="ro1">
          <table:table-cell/>
          <table:table-cell office:value-type="string">
            <text:p>October</text:p>
          </table:table-cell>
          <table:table-cell office:value-type="float" office:value="310">
            <text:p>310</text:p>
          </table:table-cell>
          <table:table-cell table:number-columns-repeated="5"/>
        </table:table-row>
        <table:table-row table:style-name="ro1">
          <table:table-cell/>
          <table:table-cell office:value-type="string">
            <text:p>November</text:p>
          </table:table-cell>
          <table:table-cell office:value-type="float" office:value="311">
            <text:p>311</text:p>
          </table:table-cell>
          <table:table-cell table:number-columns-repeated="5"/>
        </table:table-row>
        <table:table-row table:style-name="ro1">
          <table:table-cell/>
          <table:table-cell office:value-type="string">
            <text:p>December</text:p>
          </table:table-cell>
          <table:table-cell office:value-type="float" office:value="312">
            <text:p>312</text:p>
          </table:table-cell>
          <table:table-cell table:number-columns-repeated="5"/>
        </table:table-row>
        <table:table-row table:style-name="ro1">
          <table:table-cell office:value-type="float" office:value="1932">
            <text:p>1932</text:p>
          </table:table-cell>
          <table:table-cell office:value-type="string">
            <text:p>January</text:p>
          </table:table-cell>
          <table:table-cell office:value-type="float" office:value="313">
            <text:p>313</text:p>
          </table:table-cell>
          <table:table-cell table:number-columns-repeated="5"/>
        </table:table-row>
        <table:table-row table:style-name="ro1">
          <table:table-cell/>
          <table:table-cell office:value-type="string">
            <text:p>February</text:p>
          </table:table-cell>
          <table:table-cell office:value-type="float" office:value="314">
            <text:p>314</text:p>
          </table:table-cell>
          <table:table-cell table:number-columns-repeated="5"/>
        </table:table-row>
        <table:table-row table:style-name="ro1">
          <table:table-cell/>
          <table:table-cell office:value-type="string">
            <text:p>March</text:p>
          </table:table-cell>
          <table:table-cell office:value-type="float" office:value="315">
            <text:p>315</text:p>
          </table:table-cell>
          <table:table-cell table:number-columns-repeated="5"/>
        </table:table-row>
        <table:table-row table:style-name="ro1">
          <table:table-cell/>
          <table:table-cell office:value-type="string">
            <text:p>April</text:p>
          </table:table-cell>
          <table:table-cell office:value-type="float" office:value="316">
            <text:p>316</text:p>
          </table:table-cell>
          <table:table-cell table:number-columns-repeated="5"/>
        </table:table-row>
        <table:table-row table:style-name="ro1">
          <table:table-cell/>
          <table:table-cell office:value-type="string">
            <text:p>May</text:p>
          </table:table-cell>
          <table:table-cell office:value-type="float" office:value="317">
            <text:p>317</text:p>
          </table:table-cell>
          <table:table-cell table:number-columns-repeated="5"/>
        </table:table-row>
        <table:table-row table:style-name="ro1">
          <table:table-cell/>
          <table:table-cell office:value-type="string">
            <text:p>June</text:p>
          </table:table-cell>
          <table:table-cell office:value-type="float" office:value="318">
            <text:p>318</text:p>
          </table:table-cell>
          <table:table-cell table:number-columns-repeated="5"/>
        </table:table-row>
        <table:table-row table:style-name="ro1">
          <table:table-cell/>
          <table:table-cell office:value-type="string">
            <text:p>July</text:p>
          </table:table-cell>
          <table:table-cell office:value-type="float" office:value="319">
            <text:p>319</text:p>
          </table:table-cell>
          <table:table-cell table:number-columns-repeated="5"/>
        </table:table-row>
        <table:table-row table:style-name="ro1">
          <table:table-cell/>
          <table:table-cell office:value-type="string">
            <text:p>August</text:p>
          </table:table-cell>
          <table:table-cell office:value-type="float" office:value="320">
            <text:p>320</text:p>
          </table:table-cell>
          <table:table-cell table:number-columns-repeated="5"/>
        </table:table-row>
        <table:table-row table:style-name="ro1">
          <table:table-cell/>
          <table:table-cell office:value-type="string">
            <text:p>September</text:p>
          </table:table-cell>
          <table:table-cell office:value-type="float" office:value="321">
            <text:p>321</text:p>
          </table:table-cell>
          <table:table-cell table:number-columns-repeated="5"/>
        </table:table-row>
        <table:table-row table:style-name="ro1">
          <table:table-cell/>
          <table:table-cell office:value-type="string">
            <text:p>October</text:p>
          </table:table-cell>
          <table:table-cell office:value-type="float" office:value="322">
            <text:p>322</text:p>
          </table:table-cell>
          <table:table-cell table:number-columns-repeated="5"/>
        </table:table-row>
        <table:table-row table:style-name="ro1">
          <table:table-cell/>
          <table:table-cell office:value-type="string">
            <text:p>November</text:p>
          </table:table-cell>
          <table:table-cell office:value-type="float" office:value="323">
            <text:p>323</text:p>
          </table:table-cell>
          <table:table-cell table:number-columns-repeated="5"/>
        </table:table-row>
        <table:table-row table:style-name="ro1">
          <table:table-cell/>
          <table:table-cell office:value-type="string">
            <text:p>December</text:p>
          </table:table-cell>
          <table:table-cell office:value-type="float" office:value="324">
            <text:p>324</text:p>
          </table:table-cell>
          <table:table-cell table:number-columns-repeated="5"/>
        </table:table-row>
        <table:table-row table:style-name="ro1">
          <table:table-cell office:value-type="float" office:value="1933">
            <text:p>1933</text:p>
          </table:table-cell>
          <table:table-cell office:value-type="string">
            <text:p>January</text:p>
          </table:table-cell>
          <table:table-cell office:value-type="float" office:value="325">
            <text:p>325</text:p>
          </table:table-cell>
          <table:table-cell table:number-columns-repeated="5"/>
        </table:table-row>
        <table:table-row table:style-name="ro1">
          <table:table-cell/>
          <table:table-cell office:value-type="string">
            <text:p>February</text:p>
          </table:table-cell>
          <table:table-cell office:value-type="float" office:value="326">
            <text:p>326</text:p>
          </table:table-cell>
          <table:table-cell table:number-columns-repeated="5"/>
        </table:table-row>
        <table:table-row table:style-name="ro1">
          <table:table-cell/>
          <table:table-cell office:value-type="string">
            <text:p>March</text:p>
          </table:table-cell>
          <table:table-cell office:value-type="float" office:value="327">
            <text:p>327</text:p>
          </table:table-cell>
          <table:table-cell table:number-columns-repeated="5"/>
        </table:table-row>
        <table:table-row table:style-name="ro1">
          <table:table-cell/>
          <table:table-cell office:value-type="string">
            <text:p>April</text:p>
          </table:table-cell>
          <table:table-cell office:value-type="float" office:value="328">
            <text:p>328</text:p>
          </table:table-cell>
          <table:table-cell table:number-columns-repeated="5"/>
        </table:table-row>
        <table:table-row table:style-name="ro1">
          <table:table-cell/>
          <table:table-cell office:value-type="string">
            <text:p>May</text:p>
          </table:table-cell>
          <table:table-cell office:value-type="float" office:value="329">
            <text:p>329</text:p>
          </table:table-cell>
          <table:table-cell table:number-columns-repeated="5"/>
        </table:table-row>
        <table:table-row table:style-name="ro1">
          <table:table-cell/>
          <table:table-cell office:value-type="string">
            <text:p>June</text:p>
          </table:table-cell>
          <table:table-cell office:value-type="float" office:value="330">
            <text:p>330</text:p>
          </table:table-cell>
          <table:table-cell table:number-columns-repeated="5"/>
        </table:table-row>
        <table:table-row table:style-name="ro1">
          <table:table-cell/>
          <table:table-cell office:value-type="string">
            <text:p>July</text:p>
          </table:table-cell>
          <table:table-cell office:value-type="float" office:value="331">
            <text:p>331</text:p>
          </table:table-cell>
          <table:table-cell table:number-columns-repeated="5"/>
        </table:table-row>
        <table:table-row table:style-name="ro1">
          <table:table-cell/>
          <table:table-cell office:value-type="string">
            <text:p>August</text:p>
          </table:table-cell>
          <table:table-cell office:value-type="float" office:value="332">
            <text:p>332</text:p>
          </table:table-cell>
          <table:table-cell table:number-columns-repeated="5"/>
        </table:table-row>
        <table:table-row table:style-name="ro1">
          <table:table-cell/>
          <table:table-cell office:value-type="string">
            <text:p>September</text:p>
          </table:table-cell>
          <table:table-cell office:value-type="float" office:value="333">
            <text:p>333</text:p>
          </table:table-cell>
          <table:table-cell table:number-columns-repeated="5"/>
        </table:table-row>
        <table:table-row table:style-name="ro1">
          <table:table-cell/>
          <table:table-cell office:value-type="string">
            <text:p>October</text:p>
          </table:table-cell>
          <table:table-cell office:value-type="float" office:value="334">
            <text:p>334</text:p>
          </table:table-cell>
          <table:table-cell table:number-columns-repeated="5"/>
        </table:table-row>
        <table:table-row table:style-name="ro1">
          <table:table-cell/>
          <table:table-cell office:value-type="string">
            <text:p>November</text:p>
          </table:table-cell>
          <table:table-cell office:value-type="float" office:value="335">
            <text:p>335</text:p>
          </table:table-cell>
          <table:table-cell table:number-columns-repeated="5"/>
        </table:table-row>
        <table:table-row table:style-name="ro1">
          <table:table-cell/>
          <table:table-cell office:value-type="string">
            <text:p>December</text:p>
          </table:table-cell>
          <table:table-cell office:value-type="float" office:value="336">
            <text:p>336</text:p>
          </table:table-cell>
          <table:table-cell table:number-columns-repeated="5"/>
        </table:table-row>
        <table:table-row table:style-name="ro1">
          <table:table-cell office:value-type="float" office:value="1934">
            <text:p>1934</text:p>
          </table:table-cell>
          <table:table-cell office:value-type="string">
            <text:p>January</text:p>
          </table:table-cell>
          <table:table-cell office:value-type="float" office:value="337">
            <text:p>337</text:p>
          </table:table-cell>
          <table:table-cell table:number-columns-repeated="5"/>
        </table:table-row>
        <table:table-row table:style-name="ro1">
          <table:table-cell/>
          <table:table-cell office:value-type="string">
            <text:p>February</text:p>
          </table:table-cell>
          <table:table-cell office:value-type="float" office:value="338">
            <text:p>338</text:p>
          </table:table-cell>
          <table:table-cell table:number-columns-repeated="5"/>
        </table:table-row>
        <table:table-row table:style-name="ro1">
          <table:table-cell/>
          <table:table-cell office:value-type="string">
            <text:p>March</text:p>
          </table:table-cell>
          <table:table-cell office:value-type="float" office:value="339">
            <text:p>339</text:p>
          </table:table-cell>
          <table:table-cell table:number-columns-repeated="5"/>
        </table:table-row>
        <table:table-row table:style-name="ro1">
          <table:table-cell/>
          <table:table-cell office:value-type="string">
            <text:p>April</text:p>
          </table:table-cell>
          <table:table-cell office:value-type="float" office:value="340">
            <text:p>340</text:p>
          </table:table-cell>
          <table:table-cell table:number-columns-repeated="5"/>
        </table:table-row>
        <table:table-row table:style-name="ro1">
          <table:table-cell/>
          <table:table-cell office:value-type="string">
            <text:p>May</text:p>
          </table:table-cell>
          <table:table-cell office:value-type="float" office:value="341">
            <text:p>341</text:p>
          </table:table-cell>
          <table:table-cell table:number-columns-repeated="5"/>
        </table:table-row>
        <table:table-row table:style-name="ro1">
          <table:table-cell/>
          <table:table-cell office:value-type="string">
            <text:p>June</text:p>
          </table:table-cell>
          <table:table-cell office:value-type="float" office:value="342">
            <text:p>342</text:p>
          </table:table-cell>
          <table:table-cell table:number-columns-repeated="5"/>
        </table:table-row>
        <table:table-row table:style-name="ro1">
          <table:table-cell/>
          <table:table-cell office:value-type="string">
            <text:p>July</text:p>
          </table:table-cell>
          <table:table-cell office:value-type="float" office:value="343">
            <text:p>343</text:p>
          </table:table-cell>
          <table:table-cell table:number-columns-repeated="5"/>
        </table:table-row>
        <table:table-row table:style-name="ro1">
          <table:table-cell/>
          <table:table-cell office:value-type="string">
            <text:p>August</text:p>
          </table:table-cell>
          <table:table-cell office:value-type="float" office:value="344">
            <text:p>344</text:p>
          </table:table-cell>
          <table:table-cell table:number-columns-repeated="5"/>
        </table:table-row>
        <table:table-row table:style-name="ro1">
          <table:table-cell/>
          <table:table-cell office:value-type="string">
            <text:p>September</text:p>
          </table:table-cell>
          <table:table-cell office:value-type="float" office:value="345">
            <text:p>345</text:p>
          </table:table-cell>
          <table:table-cell table:number-columns-repeated="5"/>
        </table:table-row>
        <table:table-row table:style-name="ro1">
          <table:table-cell/>
          <table:table-cell office:value-type="string">
            <text:p>October</text:p>
          </table:table-cell>
          <table:table-cell office:value-type="float" office:value="346">
            <text:p>346</text:p>
          </table:table-cell>
          <table:table-cell table:number-columns-repeated="5"/>
        </table:table-row>
        <table:table-row table:style-name="ro1">
          <table:table-cell/>
          <table:table-cell office:value-type="string">
            <text:p>November</text:p>
          </table:table-cell>
          <table:table-cell office:value-type="float" office:value="347">
            <text:p>347</text:p>
          </table:table-cell>
          <table:table-cell table:number-columns-repeated="5"/>
        </table:table-row>
        <table:table-row table:style-name="ro1">
          <table:table-cell/>
          <table:table-cell office:value-type="string">
            <text:p>December</text:p>
          </table:table-cell>
          <table:table-cell office:value-type="float" office:value="348">
            <text:p>348</text:p>
          </table:table-cell>
          <table:table-cell table:number-columns-repeated="5"/>
        </table:table-row>
        <table:table-row table:style-name="ro1">
          <table:table-cell office:value-type="float" office:value="1935">
            <text:p>1935</text:p>
          </table:table-cell>
          <table:table-cell office:value-type="string">
            <text:p>January</text:p>
          </table:table-cell>
          <table:table-cell office:value-type="float" office:value="349">
            <text:p>349</text:p>
          </table:table-cell>
          <table:table-cell table:number-columns-repeated="5"/>
        </table:table-row>
        <table:table-row table:style-name="ro1">
          <table:table-cell/>
          <table:table-cell office:value-type="string">
            <text:p>February</text:p>
          </table:table-cell>
          <table:table-cell office:value-type="float" office:value="350">
            <text:p>350</text:p>
          </table:table-cell>
          <table:table-cell table:number-columns-repeated="5"/>
        </table:table-row>
        <table:table-row table:style-name="ro1">
          <table:table-cell/>
          <table:table-cell office:value-type="string">
            <text:p>March</text:p>
          </table:table-cell>
          <table:table-cell office:value-type="float" office:value="351">
            <text:p>351</text:p>
          </table:table-cell>
          <table:table-cell table:number-columns-repeated="5"/>
        </table:table-row>
        <table:table-row table:style-name="ro1">
          <table:table-cell/>
          <table:table-cell office:value-type="string">
            <text:p>April</text:p>
          </table:table-cell>
          <table:table-cell office:value-type="float" office:value="352">
            <text:p>352</text:p>
          </table:table-cell>
          <table:table-cell table:number-columns-repeated="5"/>
        </table:table-row>
        <table:table-row table:style-name="ro1">
          <table:table-cell/>
          <table:table-cell office:value-type="string">
            <text:p>May</text:p>
          </table:table-cell>
          <table:table-cell office:value-type="float" office:value="353">
            <text:p>353</text:p>
          </table:table-cell>
          <table:table-cell table:number-columns-repeated="5"/>
        </table:table-row>
        <table:table-row table:style-name="ro1">
          <table:table-cell/>
          <table:table-cell office:value-type="string">
            <text:p>June</text:p>
          </table:table-cell>
          <table:table-cell office:value-type="float" office:value="354">
            <text:p>354</text:p>
          </table:table-cell>
          <table:table-cell table:number-columns-repeated="5"/>
        </table:table-row>
        <table:table-row table:style-name="ro1">
          <table:table-cell/>
          <table:table-cell office:value-type="string">
            <text:p>July</text:p>
          </table:table-cell>
          <table:table-cell office:value-type="float" office:value="355">
            <text:p>355</text:p>
          </table:table-cell>
          <table:table-cell table:number-columns-repeated="5"/>
        </table:table-row>
        <table:table-row table:style-name="ro1">
          <table:table-cell/>
          <table:table-cell office:value-type="string">
            <text:p>August</text:p>
          </table:table-cell>
          <table:table-cell office:value-type="float" office:value="356">
            <text:p>356</text:p>
          </table:table-cell>
          <table:table-cell table:number-columns-repeated="5"/>
        </table:table-row>
        <table:table-row table:style-name="ro1">
          <table:table-cell/>
          <table:table-cell office:value-type="string">
            <text:p>September</text:p>
          </table:table-cell>
          <table:table-cell office:value-type="float" office:value="357">
            <text:p>357</text:p>
          </table:table-cell>
          <table:table-cell table:number-columns-repeated="5"/>
        </table:table-row>
        <table:table-row table:style-name="ro1">
          <table:table-cell/>
          <table:table-cell office:value-type="string">
            <text:p>October</text:p>
          </table:table-cell>
          <table:table-cell office:value-type="float" office:value="358">
            <text:p>358</text:p>
          </table:table-cell>
          <table:table-cell table:number-columns-repeated="5"/>
        </table:table-row>
        <table:table-row table:style-name="ro1">
          <table:table-cell/>
          <table:table-cell office:value-type="string">
            <text:p>November</text:p>
          </table:table-cell>
          <table:table-cell office:value-type="float" office:value="359">
            <text:p>359</text:p>
          </table:table-cell>
          <table:table-cell table:number-columns-repeated="5"/>
        </table:table-row>
        <table:table-row table:style-name="ro1">
          <table:table-cell/>
          <table:table-cell office:value-type="string">
            <text:p>December</text:p>
          </table:table-cell>
          <table:table-cell office:value-type="float" office:value="360">
            <text:p>360</text:p>
          </table:table-cell>
          <table:table-cell table:number-columns-repeated="5"/>
        </table:table-row>
        <table:table-row table:style-name="ro1">
          <table:table-cell office:value-type="float" office:value="1936">
            <text:p>1936</text:p>
          </table:table-cell>
          <table:table-cell office:value-type="string">
            <text:p>January</text:p>
          </table:table-cell>
          <table:table-cell office:value-type="float" office:value="361">
            <text:p>361</text:p>
          </table:table-cell>
          <table:table-cell table:number-columns-repeated="5"/>
        </table:table-row>
        <table:table-row table:style-name="ro1">
          <table:table-cell/>
          <table:table-cell office:value-type="string">
            <text:p>February</text:p>
          </table:table-cell>
          <table:table-cell office:value-type="float" office:value="362">
            <text:p>362</text:p>
          </table:table-cell>
          <table:table-cell table:number-columns-repeated="5"/>
        </table:table-row>
        <table:table-row table:style-name="ro1">
          <table:table-cell/>
          <table:table-cell office:value-type="string">
            <text:p>March</text:p>
          </table:table-cell>
          <table:table-cell office:value-type="float" office:value="363">
            <text:p>363</text:p>
          </table:table-cell>
          <table:table-cell table:number-columns-repeated="5"/>
        </table:table-row>
        <table:table-row table:style-name="ro1">
          <table:table-cell/>
          <table:table-cell office:value-type="string">
            <text:p>April</text:p>
          </table:table-cell>
          <table:table-cell office:value-type="float" office:value="364">
            <text:p>364</text:p>
          </table:table-cell>
          <table:table-cell table:number-columns-repeated="5"/>
        </table:table-row>
        <table:table-row table:style-name="ro1">
          <table:table-cell/>
          <table:table-cell office:value-type="string">
            <text:p>May</text:p>
          </table:table-cell>
          <table:table-cell office:value-type="float" office:value="365">
            <text:p>365</text:p>
          </table:table-cell>
          <table:table-cell table:number-columns-repeated="5"/>
        </table:table-row>
        <table:table-row table:style-name="ro1">
          <table:table-cell/>
          <table:table-cell office:value-type="string">
            <text:p>June</text:p>
          </table:table-cell>
          <table:table-cell office:value-type="float" office:value="366">
            <text:p>366</text:p>
          </table:table-cell>
          <table:table-cell table:number-columns-repeated="5"/>
        </table:table-row>
        <table:table-row table:style-name="ro1">
          <table:table-cell/>
          <table:table-cell office:value-type="string">
            <text:p>July</text:p>
          </table:table-cell>
          <table:table-cell office:value-type="float" office:value="367">
            <text:p>367</text:p>
          </table:table-cell>
          <table:table-cell table:number-columns-repeated="5"/>
        </table:table-row>
        <table:table-row table:style-name="ro1">
          <table:table-cell/>
          <table:table-cell office:value-type="string">
            <text:p>August</text:p>
          </table:table-cell>
          <table:table-cell office:value-type="float" office:value="368">
            <text:p>368</text:p>
          </table:table-cell>
          <table:table-cell table:number-columns-repeated="5"/>
        </table:table-row>
        <table:table-row table:style-name="ro1">
          <table:table-cell/>
          <table:table-cell office:value-type="string">
            <text:p>September</text:p>
          </table:table-cell>
          <table:table-cell office:value-type="float" office:value="369">
            <text:p>369</text:p>
          </table:table-cell>
          <table:table-cell table:number-columns-repeated="5"/>
        </table:table-row>
        <table:table-row table:style-name="ro1">
          <table:table-cell/>
          <table:table-cell office:value-type="string">
            <text:p>October</text:p>
          </table:table-cell>
          <table:table-cell office:value-type="float" office:value="370">
            <text:p>370</text:p>
          </table:table-cell>
          <table:table-cell table:number-columns-repeated="5"/>
        </table:table-row>
        <table:table-row table:style-name="ro1">
          <table:table-cell/>
          <table:table-cell office:value-type="string">
            <text:p>November</text:p>
          </table:table-cell>
          <table:table-cell office:value-type="float" office:value="371">
            <text:p>371</text:p>
          </table:table-cell>
          <table:table-cell table:number-columns-repeated="5"/>
        </table:table-row>
        <table:table-row table:style-name="ro1">
          <table:table-cell/>
          <table:table-cell office:value-type="string">
            <text:p>December</text:p>
          </table:table-cell>
          <table:table-cell office:value-type="float" office:value="372">
            <text:p>372</text:p>
          </table:table-cell>
          <table:table-cell table:number-columns-repeated="5"/>
        </table:table-row>
        <table:table-row table:style-name="ro1">
          <table:table-cell office:value-type="float" office:value="1937">
            <text:p>1937</text:p>
          </table:table-cell>
          <table:table-cell office:value-type="string">
            <text:p>January</text:p>
          </table:table-cell>
          <table:table-cell office:value-type="float" office:value="373">
            <text:p>373</text:p>
          </table:table-cell>
          <table:table-cell table:number-columns-repeated="5"/>
        </table:table-row>
        <table:table-row table:style-name="ro1">
          <table:table-cell/>
          <table:table-cell office:value-type="string">
            <text:p>February</text:p>
          </table:table-cell>
          <table:table-cell office:value-type="float" office:value="374">
            <text:p>374</text:p>
          </table:table-cell>
          <table:table-cell table:number-columns-repeated="5"/>
        </table:table-row>
        <table:table-row table:style-name="ro1">
          <table:table-cell/>
          <table:table-cell office:value-type="string">
            <text:p>March</text:p>
          </table:table-cell>
          <table:table-cell office:value-type="float" office:value="375">
            <text:p>375</text:p>
          </table:table-cell>
          <table:table-cell table:number-columns-repeated="5"/>
        </table:table-row>
        <table:table-row table:style-name="ro1">
          <table:table-cell/>
          <table:table-cell office:value-type="string">
            <text:p>April</text:p>
          </table:table-cell>
          <table:table-cell office:value-type="float" office:value="376">
            <text:p>376</text:p>
          </table:table-cell>
          <table:table-cell table:number-columns-repeated="5"/>
        </table:table-row>
        <table:table-row table:style-name="ro1">
          <table:table-cell/>
          <table:table-cell office:value-type="string">
            <text:p>May</text:p>
          </table:table-cell>
          <table:table-cell office:value-type="float" office:value="377">
            <text:p>377</text:p>
          </table:table-cell>
          <table:table-cell table:number-columns-repeated="5"/>
        </table:table-row>
        <table:table-row table:style-name="ro1">
          <table:table-cell/>
          <table:table-cell office:value-type="string">
            <text:p>June</text:p>
          </table:table-cell>
          <table:table-cell office:value-type="float" office:value="378">
            <text:p>378</text:p>
          </table:table-cell>
          <table:table-cell table:number-columns-repeated="5"/>
        </table:table-row>
        <table:table-row table:style-name="ro1">
          <table:table-cell/>
          <table:table-cell office:value-type="string">
            <text:p>July</text:p>
          </table:table-cell>
          <table:table-cell office:value-type="float" office:value="379">
            <text:p>379</text:p>
          </table:table-cell>
          <table:table-cell table:number-columns-repeated="5"/>
        </table:table-row>
        <table:table-row table:style-name="ro1">
          <table:table-cell/>
          <table:table-cell office:value-type="string">
            <text:p>August</text:p>
          </table:table-cell>
          <table:table-cell office:value-type="float" office:value="380">
            <text:p>380</text:p>
          </table:table-cell>
          <table:table-cell table:number-columns-repeated="5"/>
        </table:table-row>
        <table:table-row table:style-name="ro1">
          <table:table-cell/>
          <table:table-cell office:value-type="string">
            <text:p>September</text:p>
          </table:table-cell>
          <table:table-cell office:value-type="float" office:value="381">
            <text:p>381</text:p>
          </table:table-cell>
          <table:table-cell table:number-columns-repeated="5"/>
        </table:table-row>
        <table:table-row table:style-name="ro1">
          <table:table-cell/>
          <table:table-cell office:value-type="string">
            <text:p>October</text:p>
          </table:table-cell>
          <table:table-cell office:value-type="float" office:value="382">
            <text:p>382</text:p>
          </table:table-cell>
          <table:table-cell table:number-columns-repeated="5"/>
        </table:table-row>
        <table:table-row table:style-name="ro1">
          <table:table-cell/>
          <table:table-cell office:value-type="string">
            <text:p>November</text:p>
          </table:table-cell>
          <table:table-cell office:value-type="float" office:value="383">
            <text:p>383</text:p>
          </table:table-cell>
          <table:table-cell table:number-columns-repeated="5"/>
        </table:table-row>
        <table:table-row table:style-name="ro1">
          <table:table-cell/>
          <table:table-cell office:value-type="string">
            <text:p>December</text:p>
          </table:table-cell>
          <table:table-cell office:value-type="float" office:value="384">
            <text:p>384</text:p>
          </table:table-cell>
          <table:table-cell table:number-columns-repeated="5"/>
        </table:table-row>
        <table:table-row table:style-name="ro1">
          <table:table-cell office:value-type="float" office:value="1938">
            <text:p>1938</text:p>
          </table:table-cell>
          <table:table-cell office:value-type="string">
            <text:p>January</text:p>
          </table:table-cell>
          <table:table-cell office:value-type="float" office:value="385">
            <text:p>385</text:p>
          </table:table-cell>
          <table:table-cell table:number-columns-repeated="5"/>
        </table:table-row>
        <table:table-row table:style-name="ro1">
          <table:table-cell/>
          <table:table-cell office:value-type="string">
            <text:p>February</text:p>
          </table:table-cell>
          <table:table-cell office:value-type="float" office:value="386">
            <text:p>386</text:p>
          </table:table-cell>
          <table:table-cell table:number-columns-repeated="5"/>
        </table:table-row>
        <table:table-row table:style-name="ro1">
          <table:table-cell/>
          <table:table-cell office:value-type="string">
            <text:p>March</text:p>
          </table:table-cell>
          <table:table-cell office:value-type="float" office:value="387">
            <text:p>387</text:p>
          </table:table-cell>
          <table:table-cell table:number-columns-repeated="5"/>
        </table:table-row>
        <table:table-row table:style-name="ro1">
          <table:table-cell/>
          <table:table-cell office:value-type="string">
            <text:p>April</text:p>
          </table:table-cell>
          <table:table-cell office:value-type="float" office:value="388">
            <text:p>388</text:p>
          </table:table-cell>
          <table:table-cell table:number-columns-repeated="5"/>
        </table:table-row>
        <table:table-row table:style-name="ro1">
          <table:table-cell/>
          <table:table-cell office:value-type="string">
            <text:p>May</text:p>
          </table:table-cell>
          <table:table-cell office:value-type="float" office:value="389">
            <text:p>389</text:p>
          </table:table-cell>
          <table:table-cell table:number-columns-repeated="5"/>
        </table:table-row>
        <table:table-row table:style-name="ro1">
          <table:table-cell/>
          <table:table-cell office:value-type="string">
            <text:p>June</text:p>
          </table:table-cell>
          <table:table-cell office:value-type="float" office:value="390">
            <text:p>390</text:p>
          </table:table-cell>
          <table:table-cell table:number-columns-repeated="5"/>
        </table:table-row>
        <table:table-row table:style-name="ro1">
          <table:table-cell/>
          <table:table-cell office:value-type="string">
            <text:p>July</text:p>
          </table:table-cell>
          <table:table-cell office:value-type="float" office:value="391">
            <text:p>391</text:p>
          </table:table-cell>
          <table:table-cell table:number-columns-repeated="5"/>
        </table:table-row>
        <table:table-row table:style-name="ro1">
          <table:table-cell/>
          <table:table-cell office:value-type="string">
            <text:p>August</text:p>
          </table:table-cell>
          <table:table-cell office:value-type="float" office:value="392">
            <text:p>392</text:p>
          </table:table-cell>
          <table:table-cell table:number-columns-repeated="5"/>
        </table:table-row>
        <table:table-row table:style-name="ro1">
          <table:table-cell/>
          <table:table-cell office:value-type="string">
            <text:p>September</text:p>
          </table:table-cell>
          <table:table-cell office:value-type="float" office:value="393">
            <text:p>393</text:p>
          </table:table-cell>
          <table:table-cell table:number-columns-repeated="5"/>
        </table:table-row>
        <table:table-row table:style-name="ro1">
          <table:table-cell/>
          <table:table-cell office:value-type="string">
            <text:p>October</text:p>
          </table:table-cell>
          <table:table-cell office:value-type="float" office:value="394">
            <text:p>394</text:p>
          </table:table-cell>
          <table:table-cell table:number-columns-repeated="5"/>
        </table:table-row>
        <table:table-row table:style-name="ro1">
          <table:table-cell/>
          <table:table-cell office:value-type="string">
            <text:p>November</text:p>
          </table:table-cell>
          <table:table-cell office:value-type="float" office:value="395">
            <text:p>395</text:p>
          </table:table-cell>
          <table:table-cell table:number-columns-repeated="5"/>
        </table:table-row>
        <table:table-row table:style-name="ro1">
          <table:table-cell/>
          <table:table-cell office:value-type="string">
            <text:p>December</text:p>
          </table:table-cell>
          <table:table-cell office:value-type="float" office:value="396">
            <text:p>396</text:p>
          </table:table-cell>
          <table:table-cell table:number-columns-repeated="5"/>
        </table:table-row>
        <table:table-row table:style-name="ro1">
          <table:table-cell office:value-type="float" office:value="1939">
            <text:p>1939</text:p>
          </table:table-cell>
          <table:table-cell office:value-type="string">
            <text:p>January</text:p>
          </table:table-cell>
          <table:table-cell office:value-type="float" office:value="397">
            <text:p>397</text:p>
          </table:table-cell>
          <table:table-cell table:number-columns-repeated="5"/>
        </table:table-row>
        <table:table-row table:style-name="ro1">
          <table:table-cell/>
          <table:table-cell office:value-type="string">
            <text:p>February</text:p>
          </table:table-cell>
          <table:table-cell office:value-type="float" office:value="398">
            <text:p>398</text:p>
          </table:table-cell>
          <table:table-cell table:number-columns-repeated="5"/>
        </table:table-row>
        <table:table-row table:style-name="ro1">
          <table:table-cell/>
          <table:table-cell office:value-type="string">
            <text:p>March</text:p>
          </table:table-cell>
          <table:table-cell office:value-type="float" office:value="399">
            <text:p>399</text:p>
          </table:table-cell>
          <table:table-cell table:number-columns-repeated="5"/>
        </table:table-row>
        <table:table-row table:style-name="ro1">
          <table:table-cell/>
          <table:table-cell office:value-type="string">
            <text:p>April</text:p>
          </table:table-cell>
          <table:table-cell office:value-type="float" office:value="400">
            <text:p>400</text:p>
          </table:table-cell>
          <table:table-cell table:number-columns-repeated="5"/>
        </table:table-row>
        <table:table-row table:style-name="ro1">
          <table:table-cell/>
          <table:table-cell office:value-type="string">
            <text:p>May</text:p>
          </table:table-cell>
          <table:table-cell office:value-type="float" office:value="401">
            <text:p>401</text:p>
          </table:table-cell>
          <table:table-cell table:number-columns-repeated="5"/>
        </table:table-row>
        <table:table-row table:style-name="ro1">
          <table:table-cell/>
          <table:table-cell office:value-type="string">
            <text:p>June</text:p>
          </table:table-cell>
          <table:table-cell office:value-type="float" office:value="402">
            <text:p>402</text:p>
          </table:table-cell>
          <table:table-cell table:number-columns-repeated="5"/>
        </table:table-row>
        <table:table-row table:style-name="ro1">
          <table:table-cell/>
          <table:table-cell office:value-type="string">
            <text:p>July</text:p>
          </table:table-cell>
          <table:table-cell office:value-type="float" office:value="403">
            <text:p>403</text:p>
          </table:table-cell>
          <table:table-cell table:number-columns-repeated="5"/>
        </table:table-row>
        <table:table-row table:style-name="ro1">
          <table:table-cell/>
          <table:table-cell office:value-type="string">
            <text:p>August</text:p>
          </table:table-cell>
          <table:table-cell office:value-type="float" office:value="404">
            <text:p>404</text:p>
          </table:table-cell>
          <table:table-cell table:number-columns-repeated="5"/>
        </table:table-row>
        <table:table-row table:style-name="ro1">
          <table:table-cell/>
          <table:table-cell office:value-type="string">
            <text:p>September</text:p>
          </table:table-cell>
          <table:table-cell office:value-type="float" office:value="405">
            <text:p>405</text:p>
          </table:table-cell>
          <table:table-cell table:number-columns-repeated="5"/>
        </table:table-row>
        <table:table-row table:style-name="ro1">
          <table:table-cell/>
          <table:table-cell office:value-type="string">
            <text:p>October</text:p>
          </table:table-cell>
          <table:table-cell office:value-type="float" office:value="406">
            <text:p>406</text:p>
          </table:table-cell>
          <table:table-cell table:number-columns-repeated="5"/>
        </table:table-row>
        <table:table-row table:style-name="ro1">
          <table:table-cell/>
          <table:table-cell office:value-type="string">
            <text:p>November</text:p>
          </table:table-cell>
          <table:table-cell office:value-type="float" office:value="407">
            <text:p>407</text:p>
          </table:table-cell>
          <table:table-cell table:number-columns-repeated="5"/>
        </table:table-row>
        <table:table-row table:style-name="ro1">
          <table:table-cell/>
          <table:table-cell office:value-type="string">
            <text:p>December</text:p>
          </table:table-cell>
          <table:table-cell office:value-type="float" office:value="408">
            <text:p>408</text:p>
          </table:table-cell>
          <table:table-cell table:number-columns-repeated="5"/>
        </table:table-row>
        <table:table-row table:style-name="ro1">
          <table:table-cell office:value-type="float" office:value="1940">
            <text:p>1940</text:p>
          </table:table-cell>
          <table:table-cell office:value-type="string">
            <text:p>January</text:p>
          </table:table-cell>
          <table:table-cell office:value-type="float" office:value="409">
            <text:p>409</text:p>
          </table:table-cell>
          <table:table-cell table:number-columns-repeated="5"/>
        </table:table-row>
        <table:table-row table:style-name="ro1">
          <table:table-cell/>
          <table:table-cell office:value-type="string">
            <text:p>February</text:p>
          </table:table-cell>
          <table:table-cell office:value-type="float" office:value="410">
            <text:p>410</text:p>
          </table:table-cell>
          <table:table-cell table:number-columns-repeated="5"/>
        </table:table-row>
        <table:table-row table:style-name="ro1">
          <table:table-cell/>
          <table:table-cell office:value-type="string">
            <text:p>March</text:p>
          </table:table-cell>
          <table:table-cell office:value-type="float" office:value="411">
            <text:p>411</text:p>
          </table:table-cell>
          <table:table-cell table:number-columns-repeated="5"/>
        </table:table-row>
        <table:table-row table:style-name="ro1">
          <table:table-cell/>
          <table:table-cell office:value-type="string">
            <text:p>April</text:p>
          </table:table-cell>
          <table:table-cell office:value-type="float" office:value="412">
            <text:p>412</text:p>
          </table:table-cell>
          <table:table-cell table:number-columns-repeated="5"/>
        </table:table-row>
        <table:table-row table:style-name="ro1">
          <table:table-cell/>
          <table:table-cell office:value-type="string">
            <text:p>May</text:p>
          </table:table-cell>
          <table:table-cell office:value-type="float" office:value="413">
            <text:p>413</text:p>
          </table:table-cell>
          <table:table-cell table:number-columns-repeated="5"/>
        </table:table-row>
        <table:table-row table:style-name="ro1">
          <table:table-cell/>
          <table:table-cell office:value-type="string">
            <text:p>June</text:p>
          </table:table-cell>
          <table:table-cell office:value-type="float" office:value="414">
            <text:p>414</text:p>
          </table:table-cell>
          <table:table-cell table:number-columns-repeated="5"/>
        </table:table-row>
        <table:table-row table:style-name="ro1">
          <table:table-cell/>
          <table:table-cell office:value-type="string">
            <text:p>July</text:p>
          </table:table-cell>
          <table:table-cell office:value-type="float" office:value="415">
            <text:p>415</text:p>
          </table:table-cell>
          <table:table-cell table:number-columns-repeated="5"/>
        </table:table-row>
        <table:table-row table:style-name="ro1">
          <table:table-cell/>
          <table:table-cell office:value-type="string">
            <text:p>August</text:p>
          </table:table-cell>
          <table:table-cell office:value-type="float" office:value="416">
            <text:p>416</text:p>
          </table:table-cell>
          <table:table-cell table:number-columns-repeated="5"/>
        </table:table-row>
        <table:table-row table:style-name="ro1">
          <table:table-cell/>
          <table:table-cell office:value-type="string">
            <text:p>September</text:p>
          </table:table-cell>
          <table:table-cell office:value-type="float" office:value="417">
            <text:p>417</text:p>
          </table:table-cell>
          <table:table-cell table:number-columns-repeated="5"/>
        </table:table-row>
        <table:table-row table:style-name="ro1">
          <table:table-cell/>
          <table:table-cell office:value-type="string">
            <text:p>October</text:p>
          </table:table-cell>
          <table:table-cell office:value-type="float" office:value="418">
            <text:p>418</text:p>
          </table:table-cell>
          <table:table-cell table:number-columns-repeated="5"/>
        </table:table-row>
        <table:table-row table:style-name="ro1">
          <table:table-cell/>
          <table:table-cell office:value-type="string">
            <text:p>November</text:p>
          </table:table-cell>
          <table:table-cell office:value-type="float" office:value="419">
            <text:p>419</text:p>
          </table:table-cell>
          <table:table-cell table:number-columns-repeated="5"/>
        </table:table-row>
        <table:table-row table:style-name="ro1">
          <table:table-cell/>
          <table:table-cell office:value-type="string">
            <text:p>December</text:p>
          </table:table-cell>
          <table:table-cell office:value-type="float" office:value="420">
            <text:p>420</text:p>
          </table:table-cell>
          <table:table-cell table:number-columns-repeated="5"/>
        </table:table-row>
        <table:table-row table:style-name="ro1">
          <table:table-cell office:value-type="float" office:value="1941">
            <text:p>1941</text:p>
          </table:table-cell>
          <table:table-cell office:value-type="string">
            <text:p>January</text:p>
          </table:table-cell>
          <table:table-cell office:value-type="float" office:value="421">
            <text:p>421</text:p>
          </table:table-cell>
          <table:table-cell table:number-columns-repeated="5"/>
        </table:table-row>
        <table:table-row table:style-name="ro1">
          <table:table-cell/>
          <table:table-cell office:value-type="string">
            <text:p>February</text:p>
          </table:table-cell>
          <table:table-cell office:value-type="float" office:value="422">
            <text:p>422</text:p>
          </table:table-cell>
          <table:table-cell table:number-columns-repeated="5"/>
        </table:table-row>
        <table:table-row table:style-name="ro1">
          <table:table-cell/>
          <table:table-cell office:value-type="string">
            <text:p>March</text:p>
          </table:table-cell>
          <table:table-cell office:value-type="float" office:value="423">
            <text:p>423</text:p>
          </table:table-cell>
          <table:table-cell table:number-columns-repeated="5"/>
        </table:table-row>
        <table:table-row table:style-name="ro1">
          <table:table-cell/>
          <table:table-cell office:value-type="string">
            <text:p>April</text:p>
          </table:table-cell>
          <table:table-cell office:value-type="float" office:value="424">
            <text:p>424</text:p>
          </table:table-cell>
          <table:table-cell table:number-columns-repeated="5"/>
        </table:table-row>
        <table:table-row table:style-name="ro1">
          <table:table-cell/>
          <table:table-cell office:value-type="string">
            <text:p>May</text:p>
          </table:table-cell>
          <table:table-cell office:value-type="float" office:value="425">
            <text:p>425</text:p>
          </table:table-cell>
          <table:table-cell table:number-columns-repeated="5"/>
        </table:table-row>
        <table:table-row table:style-name="ro1">
          <table:table-cell/>
          <table:table-cell office:value-type="string">
            <text:p>June</text:p>
          </table:table-cell>
          <table:table-cell office:value-type="float" office:value="426">
            <text:p>426</text:p>
          </table:table-cell>
          <table:table-cell table:number-columns-repeated="5"/>
        </table:table-row>
        <table:table-row table:style-name="ro1">
          <table:table-cell/>
          <table:table-cell office:value-type="string">
            <text:p>July</text:p>
          </table:table-cell>
          <table:table-cell office:value-type="float" office:value="427">
            <text:p>427</text:p>
          </table:table-cell>
          <table:table-cell table:number-columns-repeated="5"/>
        </table:table-row>
        <table:table-row table:style-name="ro1">
          <table:table-cell/>
          <table:table-cell office:value-type="string">
            <text:p>August</text:p>
          </table:table-cell>
          <table:table-cell office:value-type="float" office:value="428">
            <text:p>428</text:p>
          </table:table-cell>
          <table:table-cell table:number-columns-repeated="5"/>
        </table:table-row>
        <table:table-row table:style-name="ro1">
          <table:table-cell/>
          <table:table-cell office:value-type="string">
            <text:p>September</text:p>
          </table:table-cell>
          <table:table-cell office:value-type="float" office:value="429">
            <text:p>429</text:p>
          </table:table-cell>
          <table:table-cell table:number-columns-repeated="5"/>
        </table:table-row>
        <table:table-row table:style-name="ro1">
          <table:table-cell/>
          <table:table-cell office:value-type="string">
            <text:p>October</text:p>
          </table:table-cell>
          <table:table-cell office:value-type="float" office:value="430">
            <text:p>430</text:p>
          </table:table-cell>
          <table:table-cell table:number-columns-repeated="5"/>
        </table:table-row>
        <table:table-row table:style-name="ro1">
          <table:table-cell/>
          <table:table-cell office:value-type="string">
            <text:p>November</text:p>
          </table:table-cell>
          <table:table-cell office:value-type="float" office:value="431">
            <text:p>431</text:p>
          </table:table-cell>
          <table:table-cell table:number-columns-repeated="5"/>
        </table:table-row>
        <table:table-row table:style-name="ro1">
          <table:table-cell/>
          <table:table-cell office:value-type="string">
            <text:p>December</text:p>
          </table:table-cell>
          <table:table-cell office:value-type="float" office:value="432">
            <text:p>432</text:p>
          </table:table-cell>
          <table:table-cell table:number-columns-repeated="5"/>
        </table:table-row>
        <table:table-row table:style-name="ro1" table:number-rows-repeated="1048142">
          <table:table-cell table:number-columns-repeated="8"/>
        </table:table-row>
        <table:table-row table:style-name="ro1">
          <table:table-cell table:number-columns-repeated="8"/>
        </table:table-row>
      </table:table>
      <table:named-expressions>
        <table:named-range table:name="Old_stuff,_will_be_removed_soon" table:base-cell-address="$'Month Events'.$F$159" table:cell-range-address="$'Month Events'.$F$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7">00/00/0000</text:date>, <text:time style:data-style-name="N2" text:time-value="0000-00-00T00:16: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7T13:56:35</meta:creation-date>
    <dc:date>2013-11-27T04:56:51</dc:date>
    <meta:editing-duration>P19DT12H31M34S</meta:editing-duration>
    <meta:editing-cycles>180</meta:editing-cycles>
    <meta:generator>LibreOffice/3.6$Linux_X86_64 LibreOffice_project/360m1$Build-304</meta:generator>
    <dc:creator>Ryan </dc:creator>
    <meta:document-statistic meta:table-count="25" meta:cell-count="3426" meta:object-count="0"/>
  </office:meta>
</office:document-meta>
</file>